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35pt"/>
    </style:style>
    <style:style style:name="co2" style:family="table-column">
      <style:table-column-properties fo:break-before="auto" style:column-width="65.91pt"/>
    </style:style>
    <style:style style:name="co3" style:family="table-column">
      <style:table-column-properties fo:break-before="auto" style:column-width="69.19pt"/>
    </style:style>
    <style:style style:name="co4" style:family="table-column">
      <style:table-column-properties fo:break-before="auto" style:column-width="58.2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99ff33" fo:border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os" table:style-name="ta1">
        <table:shapes>
          <draw:frame draw:z-index="0" draw:style-name="gr1" draw:text-style-name="P1" svg:width="453.51pt" svg:height="255.03pt" svg:x="319.44pt" svg:y="63.35pt">
            <loext:p draw:notify-on-update-of-ranges="Datos.B2:Datos.B102 Datos.C1:Datos.C1 Datos.C2:Datos.C10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3pt" svg:x="330.52pt" svg:y="334.71pt">
            <loext:p draw:notify-on-update-of-ranges="Datos.B2:Datos.B102 Datos.D1:Datos.D1 Datos.D2:Datos.D10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x(t)</text:p>
          </table:table-cell>
          <table:table-cell table:style-name="ce1" office:value-type="string" calcext:value-type="string">
            <text:p>y(t)</text:p>
          </table:table-cell>
          <table:table-cell table:style-name="ce1" office:value-type="string" calcext:value-type="string">
            <text:p>t_requerido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00141312" calcext:value-type="float">
            <text:p>5.00141312</text:p>
          </table:table-cell>
          <table:table-cell office:value-type="float" office:value="-0.049935191" calcext:value-type="float">
            <text:p>-0.04993519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036537131" calcext:value-type="float">
            <text:p>2.036537131</text:p>
          </table:table-cell>
          <table:table-cell office:value-type="float" office:value="4.850088222" calcext:value-type="float">
            <text:p>4.850088222</text:p>
          </table:table-cell>
          <table:table-cell office:value-type="float" office:value="1.82265176" calcext:value-type="float">
            <text:p>1.8226517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47487982" calcext:value-type="float">
            <text:p>4.147487982</text:p>
          </table:table-cell>
          <table:table-cell office:value-type="float" office:value="4.289758799" calcext:value-type="float">
            <text:p>4.289758799</text:p>
          </table:table-cell>
          <table:table-cell office:value-type="float" office:value="1.752838598" calcext:value-type="float">
            <text:p>1.752838598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54062373" calcext:value-type="float">
            <text:p>6.254062373</text:p>
          </table:table-cell>
          <table:table-cell office:value-type="float" office:value="3.535900323" calcext:value-type="float">
            <text:p>3.535900323</text:p>
          </table:table-cell>
          <table:table-cell office:value-type="float" office:value="-0.163375388" calcext:value-type="float">
            <text:p>-0.163375388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392913993" calcext:value-type="float">
            <text:p>8.392913993</text:p>
          </table:table-cell>
          <table:table-cell office:value-type="float" office:value="2.499122743" calcext:value-type="float">
            <text:p>2.499122743</text:p>
          </table:table-cell>
          <table:table-cell office:value-type="float" office:value="-1.794272938" calcext:value-type="float">
            <text:p>-1.7942729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.45997816" calcext:value-type="float">
            <text:p>10.45997816</text:p>
          </table:table-cell>
          <table:table-cell office:value-type="float" office:value="1.236222936" calcext:value-type="float">
            <text:p>1.236222936</text:p>
          </table:table-cell>
          <table:table-cell office:value-type="float" office:value="-1.784753173" calcext:value-type="float">
            <text:p>-1.784753173</text:p>
          </table:table-cell>
          <table:table-cell office:value-type="float" office:value="10.39291399" calcext:value-type="float">
            <text:p>10.3929139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1477733" calcext:value-type="float">
            <text:p>12.51477733</text:p>
          </table:table-cell>
          <table:table-cell office:value-type="float" office:value="0.104772536" calcext:value-type="float">
            <text:p>0.104772536</text:p>
          </table:table-cell>
          <table:table-cell office:value-type="float" office:value="-0.059668273" calcext:value-type="float">
            <text:p>-0.059668273</text:p>
          </table:table-cell>
          <table:table-cell office:value-type="float" office:value="12.45997816" calcext:value-type="float">
            <text:p>12.459978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58805582" calcext:value-type="float">
            <text:p>14.58805582</text:p>
          </table:table-cell>
          <table:table-cell office:value-type="float" office:value="-1.315514016" calcext:value-type="float">
            <text:p>-1.315514016</text:p>
          </table:table-cell>
          <table:table-cell office:value-type="float" office:value="1.638714892" calcext:value-type="float">
            <text:p>1.638714892</text:p>
          </table:table-cell>
          <table:table-cell office:value-type="float" office:value="14.51477733" calcext:value-type="float">
            <text:p>14.514777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.61252657" calcext:value-type="float">
            <text:p>16.61252657</text:p>
          </table:table-cell>
          <table:table-cell office:value-type="float" office:value="-2.471332037" calcext:value-type="float">
            <text:p>-2.471332037</text:p>
          </table:table-cell>
          <table:table-cell office:value-type="float" office:value="1.736540298" calcext:value-type="float">
            <text:p>1.736540298</text:p>
          </table:table-cell>
          <table:table-cell office:value-type="float" office:value="16.58805582" calcext:value-type="float">
            <text:p>16.5880558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74568266" calcext:value-type="float">
            <text:p>18.74568266</text:p>
          </table:table-cell>
          <table:table-cell office:value-type="float" office:value="-3.555815259" calcext:value-type="float">
            <text:p>-3.555815259</text:p>
          </table:table-cell>
          <table:table-cell office:value-type="float" office:value="0.025952596" calcext:value-type="float">
            <text:p>0.025952596</text:p>
          </table:table-cell>
          <table:table-cell office:value-type="float" office:value="18.61252657" calcext:value-type="float">
            <text:p>18.6125265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77401138" calcext:value-type="float">
            <text:p>20.77401138</text:p>
          </table:table-cell>
          <table:table-cell office:value-type="float" office:value="-4.426665805" calcext:value-type="float">
            <text:p>-4.426665805</text:p>
          </table:table-cell>
          <table:table-cell office:value-type="float" office:value="-1.673251086" calcext:value-type="float">
            <text:p>-1.673251086</text:p>
          </table:table-cell>
          <table:table-cell office:value-type="float" office:value="20.74568266" calcext:value-type="float">
            <text:p>20.7456826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78177541" calcext:value-type="float">
            <text:p>22.78177541</text:p>
          </table:table-cell>
          <table:table-cell office:value-type="float" office:value="-4.785480548" calcext:value-type="float">
            <text:p>-4.785480548</text:p>
          </table:table-cell>
          <table:table-cell office:value-type="float" office:value="-1.708363963" calcext:value-type="float">
            <text:p>-1.708363963</text:p>
          </table:table-cell>
          <table:table-cell office:value-type="float" office:value="22.77401138" calcext:value-type="float">
            <text:p>22.774011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.95363251" calcext:value-type="float">
            <text:p>24.95363251</text:p>
          </table:table-cell>
          <table:table-cell office:value-type="float" office:value="-4.992881806" calcext:value-type="float">
            <text:p>-4.992881806</text:p>
          </table:table-cell>
          <table:table-cell office:value-type="float" office:value="-0.058441417" calcext:value-type="float">
            <text:p>-0.058441417</text:p>
          </table:table-cell>
          <table:table-cell office:value-type="float" office:value="24.78177541" calcext:value-type="float">
            <text:p>24.7817754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7.00247713" calcext:value-type="float">
            <text:p>27.00247713</text:p>
          </table:table-cell>
          <table:table-cell office:value-type="float" office:value="-4.971707125" calcext:value-type="float">
            <text:p>-4.971707125</text:p>
          </table:table-cell>
          <table:table-cell office:value-type="float" office:value="1.832234863" calcext:value-type="float">
            <text:p>1.832234863</text:p>
          </table:table-cell>
          <table:table-cell office:value-type="float" office:value="26.95363251" calcext:value-type="float">
            <text:p>26.9536325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09384939" calcext:value-type="float">
            <text:p>29.09384939</text:p>
          </table:table-cell>
          <table:table-cell office:value-type="float" office:value="-4.3381802" calcext:value-type="float">
            <text:p>-4.3381802</text:p>
          </table:table-cell>
          <table:table-cell office:value-type="float" office:value="1.82632188" calcext:value-type="float">
            <text:p>1.82632188</text:p>
          </table:table-cell>
          <table:table-cell office:value-type="float" office:value="29.00247713" calcext:value-type="float">
            <text:p>29.0024771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.23776411" calcext:value-type="float">
            <text:p>31.23776411</text:p>
          </table:table-cell>
          <table:table-cell office:value-type="float" office:value="-3.610719212" calcext:value-type="float">
            <text:p>-3.610719212</text:p>
          </table:table-cell>
          <table:table-cell office:value-type="float" office:value="-0.047237002" calcext:value-type="float">
            <text:p>-0.047237002</text:p>
          </table:table-cell>
          <table:table-cell office:value-type="float" office:value="31.09384939" calcext:value-type="float">
            <text:p>31.0938493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.33245492" calcext:value-type="float">
            <text:p>33.33245492</text:p>
          </table:table-cell>
          <table:table-cell office:value-type="float" office:value="-2.562860794" calcext:value-type="float">
            <text:p>-2.562860794</text:p>
          </table:table-cell>
          <table:table-cell office:value-type="float" office:value="-1.649956252" calcext:value-type="float">
            <text:p>-1.649956252</text:p>
          </table:table-cell>
          <table:table-cell office:value-type="float" office:value="33.23776411" calcext:value-type="float">
            <text:p>33.2377641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.48584406" calcext:value-type="float">
            <text:p>35.48584406</text:p>
          </table:table-cell>
          <table:table-cell office:value-type="float" office:value="-1.36106129" calcext:value-type="float">
            <text:p>-1.36106129</text:p>
          </table:table-cell>
          <table:table-cell office:value-type="float" office:value="-1.596587847" calcext:value-type="float">
            <text:p>-1.596587847</text:p>
          </table:table-cell>
          <table:table-cell office:value-type="float" office:value="35.33245492" calcext:value-type="float">
            <text:p>35.332454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7.53755438" calcext:value-type="float">
            <text:p>37.53755438</text:p>
          </table:table-cell>
          <table:table-cell office:value-type="float" office:value="0.001617837" calcext:value-type="float">
            <text:p>0.001617837</text:p>
          </table:table-cell>
          <table:table-cell office:value-type="float" office:value="0.07637275" calcext:value-type="float">
            <text:p>0.07637275</text:p>
          </table:table-cell>
          <table:table-cell office:value-type="float" office:value="37.48584406" calcext:value-type="float">
            <text:p>37.4858440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704302" calcext:value-type="float">
            <text:p>39.704302</text:p>
          </table:table-cell>
          <table:table-cell office:value-type="float" office:value="1.228374594" calcext:value-type="float">
            <text:p>1.228374594</text:p>
          </table:table-cell>
          <table:table-cell office:value-type="float" office:value="1.83301526" calcext:value-type="float">
            <text:p>1.83301526</text:p>
          </table:table-cell>
          <table:table-cell office:value-type="float" office:value="39.53755438" calcext:value-type="float">
            <text:p>39.53755438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1.80023946" calcext:value-type="float">
            <text:p>41.80023946</text:p>
          </table:table-cell>
          <table:table-cell office:value-type="float" office:value="2.542785771" calcext:value-type="float">
            <text:p>2.542785771</text:p>
          </table:table-cell>
          <table:table-cell office:value-type="float" office:value="1.695653543" calcext:value-type="float">
            <text:p>1.695653543</text:p>
          </table:table-cell>
          <table:table-cell office:value-type="float" office:value="41.704302" calcext:value-type="float">
            <text:p>41.704302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89589085" calcext:value-type="float">
            <text:p>43.89589085</text:p>
          </table:table-cell>
          <table:table-cell office:value-type="float" office:value="3.602473793" calcext:value-type="float">
            <text:p>3.602473793</text:p>
          </table:table-cell>
          <table:table-cell office:value-type="float" office:value="-0.116931983" calcext:value-type="float">
            <text:p>-0.116931983</text:p>
          </table:table-cell>
          <table:table-cell office:value-type="float" office:value="43.80023946" calcext:value-type="float">
            <text:p>43.8002394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5.9798052" calcext:value-type="float">
            <text:p>45.9798052</text:p>
          </table:table-cell>
          <table:table-cell office:value-type="float" office:value="4.451201825" calcext:value-type="float">
            <text:p>4.451201825</text:p>
          </table:table-cell>
          <table:table-cell office:value-type="float" office:value="-1.904339551" calcext:value-type="float">
            <text:p>-1.904339551</text:p>
          </table:table-cell>
          <table:table-cell office:value-type="float" office:value="45.89589085" calcext:value-type="float">
            <text:p>45.8958908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.10140678" calcext:value-type="float">
            <text:p>48.10140678</text:p>
          </table:table-cell>
          <table:table-cell office:value-type="float" office:value="4.802335411" calcext:value-type="float">
            <text:p>4.802335411</text:p>
          </table:table-cell>
          <table:table-cell office:value-type="float" office:value="-1.572975122" calcext:value-type="float">
            <text:p>-1.572975122</text:p>
          </table:table-cell>
          <table:table-cell office:value-type="float" office:value="47.9798052" calcext:value-type="float">
            <text:p>47.9798052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.2581191" calcext:value-type="float">
            <text:p>50.2581191</text:p>
          </table:table-cell>
          <table:table-cell office:value-type="float" office:value="4.973724902" calcext:value-type="float">
            <text:p>4.973724902</text:p>
          </table:table-cell>
          <table:table-cell office:value-type="float" office:value="0.306757339" calcext:value-type="float">
            <text:p>0.306757339</text:p>
          </table:table-cell>
          <table:table-cell office:value-type="float" office:value="50.10140678" calcext:value-type="float">
            <text:p>50.10140678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.38670146" calcext:value-type="float">
            <text:p>52.38670146</text:p>
          </table:table-cell>
          <table:table-cell office:value-type="float" office:value="4.727550046" calcext:value-type="float">
            <text:p>4.727550046</text:p>
          </table:table-cell>
          <table:table-cell office:value-type="float" office:value="1.912813293" calcext:value-type="float">
            <text:p>1.912813293</text:p>
          </table:table-cell>
          <table:table-cell office:value-type="float" office:value="52.2581191" calcext:value-type="float">
            <text:p>52.258119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46843384" calcext:value-type="float">
            <text:p>54.46843384</text:p>
          </table:table-cell>
          <table:table-cell office:value-type="float" office:value="4.245380626" calcext:value-type="float">
            <text:p>4.245380626</text:p>
          </table:table-cell>
          <table:table-cell office:value-type="float" office:value="1.662726002" calcext:value-type="float">
            <text:p>1.662726002</text:p>
          </table:table-cell>
          <table:table-cell office:value-type="float" office:value="54.38670146" calcext:value-type="float">
            <text:p>54.3867014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6.65682444" calcext:value-type="float">
            <text:p>56.65682444</text:p>
          </table:table-cell>
          <table:table-cell office:value-type="float" office:value="3.445439743" calcext:value-type="float">
            <text:p>3.445439743</text:p>
          </table:table-cell>
          <table:table-cell office:value-type="float" office:value="-0.328975843" calcext:value-type="float">
            <text:p>-0.328975843</text:p>
          </table:table-cell>
          <table:table-cell office:value-type="float" office:value="56.46843384" calcext:value-type="float">
            <text:p>56.4684338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.71278032" calcext:value-type="float">
            <text:p>58.71278032</text:p>
          </table:table-cell>
          <table:table-cell office:value-type="float" office:value="2.21566778" calcext:value-type="float">
            <text:p>2.21566778</text:p>
          </table:table-cell>
          <table:table-cell office:value-type="float" office:value="-1.721961163" calcext:value-type="float">
            <text:p>-1.721961163</text:p>
          </table:table-cell>
          <table:table-cell office:value-type="float" office:value="58.65682444" calcext:value-type="float">
            <text:p>58.65682444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0.82123525" calcext:value-type="float">
            <text:p>60.82123525</text:p>
          </table:table-cell>
          <table:table-cell office:value-type="float" office:value="1.088080434" calcext:value-type="float">
            <text:p>1.088080434</text:p>
          </table:table-cell>
          <table:table-cell office:value-type="float" office:value="-1.466174226" calcext:value-type="float">
            <text:p>-1.466174226</text:p>
          </table:table-cell>
          <table:table-cell office:value-type="float" office:value="60.71278032" calcext:value-type="float">
            <text:p>60.7127803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2.91306434" calcext:value-type="float">
            <text:p>62.91306434</text:p>
          </table:table-cell>
          <table:table-cell office:value-type="float" office:value="-0.204782594" calcext:value-type="float">
            <text:p>-0.204782594</text:p>
          </table:table-cell>
          <table:table-cell office:value-type="float" office:value="0.443815792" calcext:value-type="float">
            <text:p>0.443815792</text:p>
          </table:table-cell>
          <table:table-cell office:value-type="float" office:value="62.82123525" calcext:value-type="float">
            <text:p>62.82123525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5.10418135" calcext:value-type="float">
            <text:p>65.10418135</text:p>
          </table:table-cell>
          <table:table-cell office:value-type="float" office:value="-1.528291562" calcext:value-type="float">
            <text:p>-1.528291562</text:p>
          </table:table-cell>
          <table:table-cell office:value-type="float" office:value="1.827092249" calcext:value-type="float">
            <text:p>1.827092249</text:p>
          </table:table-cell>
          <table:table-cell office:value-type="float" office:value="64.91306434" calcext:value-type="float">
            <text:p>64.9130643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7.23293502" calcext:value-type="float">
            <text:p>67.23293502</text:p>
          </table:table-cell>
          <table:table-cell office:value-type="float" office:value="-2.686161323" calcext:value-type="float">
            <text:p>-2.686161323</text:p>
          </table:table-cell>
          <table:table-cell office:value-type="float" office:value="1.360001541" calcext:value-type="float">
            <text:p>1.360001541</text:p>
          </table:table-cell>
          <table:table-cell office:value-type="float" office:value="67.10418135" calcext:value-type="float">
            <text:p>67.10418135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9.3244853" calcext:value-type="float">
            <text:p>69.3244853</text:p>
          </table:table-cell>
          <table:table-cell office:value-type="float" office:value="-3.698199143" calcext:value-type="float">
            <text:p>-3.698199143</text:p>
          </table:table-cell>
          <table:table-cell office:value-type="float" office:value="-0.760343685" calcext:value-type="float">
            <text:p>-0.760343685</text:p>
          </table:table-cell>
          <table:table-cell office:value-type="float" office:value="69.23293502" calcext:value-type="float">
            <text:p>69.23293502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1.33214191" calcext:value-type="float">
            <text:p>71.33214191</text:p>
          </table:table-cell>
          <table:table-cell office:value-type="float" office:value="-4.496595926" calcext:value-type="float">
            <text:p>-4.496595926</text:p>
          </table:table-cell>
          <table:table-cell office:value-type="float" office:value="-2.052183635" calcext:value-type="float">
            <text:p>-2.052183635</text:p>
          </table:table-cell>
          <table:table-cell office:value-type="float" office:value="71.3244853" calcext:value-type="float">
            <text:p>71.324485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3.37848695" calcext:value-type="float">
            <text:p>73.37848695</text:p>
          </table:table-cell>
          <table:table-cell office:value-type="float" office:value="-4.925176576" calcext:value-type="float">
            <text:p>-4.925176576</text:p>
          </table:table-cell>
          <table:table-cell office:value-type="float" office:value="-1.385158055" calcext:value-type="float">
            <text:p>-1.385158055</text:p>
          </table:table-cell>
          <table:table-cell office:value-type="float" office:value="73.33214191" calcext:value-type="float">
            <text:p>73.3321419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5.44181144" calcext:value-type="float">
            <text:p>75.44181144</text:p>
          </table:table-cell>
          <table:table-cell office:value-type="float" office:value="-4.819599485" calcext:value-type="float">
            <text:p>-4.819599485</text:p>
          </table:table-cell>
          <table:table-cell office:value-type="float" office:value="0.411376384" calcext:value-type="float">
            <text:p>0.411376384</text:p>
          </table:table-cell>
          <table:table-cell office:value-type="float" office:value="75.37848695" calcext:value-type="float">
            <text:p>75.3784869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7.54990578" calcext:value-type="float">
            <text:p>77.54990578</text:p>
          </table:table-cell>
          <table:table-cell office:value-type="float" office:value="-4.714087919" calcext:value-type="float">
            <text:p>-4.714087919</text:p>
          </table:table-cell>
          <table:table-cell office:value-type="float" office:value="2.05391877" calcext:value-type="float">
            <text:p>2.05391877</text:p>
          </table:table-cell>
          <table:table-cell office:value-type="float" office:value="77.44181144" calcext:value-type="float">
            <text:p>77.4418114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9.63654304" calcext:value-type="float">
            <text:p>79.63654304</text:p>
          </table:table-cell>
          <table:table-cell office:value-type="float" office:value="-4.271225273" calcext:value-type="float">
            <text:p>-4.271225273</text:p>
          </table:table-cell>
          <table:table-cell office:value-type="float" office:value="1.450530813" calcext:value-type="float">
            <text:p>1.450530813</text:p>
          </table:table-cell>
          <table:table-cell office:value-type="float" office:value="79.54990578" calcext:value-type="float">
            <text:p>79.5499057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1.75322878" calcext:value-type="float">
            <text:p>81.75322878</text:p>
          </table:table-cell>
          <table:table-cell office:value-type="float" office:value="-3.372812406" calcext:value-type="float">
            <text:p>-3.372812406</text:p>
          </table:table-cell>
          <table:table-cell office:value-type="float" office:value="-0.553213647" calcext:value-type="float">
            <text:p>-0.553213647</text:p>
          </table:table-cell>
          <table:table-cell office:value-type="float" office:value="81.63654304" calcext:value-type="float">
            <text:p>81.63654304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3.85309534" calcext:value-type="float">
            <text:p>83.85309534</text:p>
          </table:table-cell>
          <table:table-cell office:value-type="float" office:value="-2.241959332" calcext:value-type="float">
            <text:p>-2.241959332</text:p>
          </table:table-cell>
          <table:table-cell office:value-type="float" office:value="-2.012334774" calcext:value-type="float">
            <text:p>-2.012334774</text:p>
          </table:table-cell>
          <table:table-cell office:value-type="float" office:value="83.75322878" calcext:value-type="float">
            <text:p>83.7532287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6.0038032" calcext:value-type="float">
            <text:p>86.0038032</text:p>
          </table:table-cell>
          <table:table-cell office:value-type="float" office:value="-1.050490305" calcext:value-type="float">
            <text:p>-1.050490305</text:p>
          </table:table-cell>
          <table:table-cell office:value-type="float" office:value="-1.356357039" calcext:value-type="float">
            <text:p>-1.356357039</text:p>
          </table:table-cell>
          <table:table-cell office:value-type="float" office:value="85.85309534" calcext:value-type="float">
            <text:p>85.8530953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8.04101581" calcext:value-type="float">
            <text:p>88.04101581</text:p>
          </table:table-cell>
          <table:table-cell office:value-type="float" office:value="0.324756505" calcext:value-type="float">
            <text:p>0.324756505</text:p>
          </table:table-cell>
          <table:table-cell office:value-type="float" office:value="0.769191702" calcext:value-type="float">
            <text:p>0.769191702</text:p>
          </table:table-cell>
          <table:table-cell office:value-type="float" office:value="88.0038032" calcext:value-type="float">
            <text:p>88.0038032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0.10350465" calcext:value-type="float">
            <text:p>90.10350465</text:p>
          </table:table-cell>
          <table:table-cell office:value-type="float" office:value="1.634773221" calcext:value-type="float">
            <text:p>1.634773221</text:p>
          </table:table-cell>
          <table:table-cell office:value-type="float" office:value="1.958939753" calcext:value-type="float">
            <text:p>1.958939753</text:p>
          </table:table-cell>
          <table:table-cell office:value-type="float" office:value="90.04101581" calcext:value-type="float">
            <text:p>90.04101581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.2084545" calcext:value-type="float">
            <text:p>92.2084545</text:p>
          </table:table-cell>
          <table:table-cell office:value-type="float" office:value="2.763247414" calcext:value-type="float">
            <text:p>2.763247414</text:p>
          </table:table-cell>
          <table:table-cell office:value-type="float" office:value="1.394310014" calcext:value-type="float">
            <text:p>1.394310014</text:p>
          </table:table-cell>
          <table:table-cell office:value-type="float" office:value="92.10350465" calcext:value-type="float">
            <text:p>92.1035046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4.3011875" calcext:value-type="float">
            <text:p>94.3011875</text:p>
          </table:table-cell>
          <table:table-cell office:value-type="float" office:value="3.735164129" calcext:value-type="float">
            <text:p>3.735164129</text:p>
          </table:table-cell>
          <table:table-cell office:value-type="float" office:value="-0.557142608" calcext:value-type="float">
            <text:p>-0.557142608</text:p>
          </table:table-cell>
          <table:table-cell office:value-type="float" office:value="94.2084545" calcext:value-type="float">
            <text:p>94.208454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.30845364" calcext:value-type="float">
            <text:p>96.30845364</text:p>
          </table:table-cell>
          <table:table-cell office:value-type="float" office:value="4.439000187" calcext:value-type="float">
            <text:p>4.439000187</text:p>
          </table:table-cell>
          <table:table-cell office:value-type="float" office:value="-1.854379516" calcext:value-type="float">
            <text:p>-1.854379516</text:p>
          </table:table-cell>
          <table:table-cell office:value-type="float" office:value="96.3011875" calcext:value-type="float">
            <text:p>96.3011875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8.46018938" calcext:value-type="float">
            <text:p>98.46018938</text:p>
          </table:table-cell>
          <table:table-cell office:value-type="float" office:value="4.993907378" calcext:value-type="float">
            <text:p>4.993907378</text:p>
          </table:table-cell>
          <table:table-cell office:value-type="float" office:value="-1.470433557" calcext:value-type="float">
            <text:p>-1.470433557</text:p>
          </table:table-cell>
          <table:table-cell office:value-type="float" office:value="98.30845364" calcext:value-type="float">
            <text:p>98.30845364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.5927805" calcext:value-type="float">
            <text:p>100.5927805</text:p>
          </table:table-cell>
          <table:table-cell office:value-type="float" office:value="4.98056139" calcext:value-type="float">
            <text:p>4.98056139</text:p>
          </table:table-cell>
          <table:table-cell office:value-type="float" office:value="0.733028168" calcext:value-type="float">
            <text:p>0.733028168</text:p>
          </table:table-cell>
          <table:table-cell office:value-type="float" office:value="100.4601894" calcext:value-type="float">
            <text:p>100.4601894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2.7241918" calcext:value-type="float">
            <text:p>102.7241918</text:p>
          </table:table-cell>
          <table:table-cell office:value-type="float" office:value="4.681320537" calcext:value-type="float">
            <text:p>4.681320537</text:p>
          </table:table-cell>
          <table:table-cell office:value-type="float" office:value="2.091185775" calcext:value-type="float">
            <text:p>2.091185775</text:p>
          </table:table-cell>
          <table:table-cell office:value-type="float" office:value="102.5927805" calcext:value-type="float">
            <text:p>102.592780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.8631714" calcext:value-type="float">
            <text:p>104.8631714</text:p>
          </table:table-cell>
          <table:table-cell office:value-type="float" office:value="4.210426368" calcext:value-type="float">
            <text:p>4.210426368</text:p>
          </table:table-cell>
          <table:table-cell office:value-type="float" office:value="1.216182294" calcext:value-type="float">
            <text:p>1.216182294</text:p>
          </table:table-cell>
          <table:table-cell office:value-type="float" office:value="104.7241918" calcext:value-type="float">
            <text:p>104.7241918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7.0208414" calcext:value-type="float">
            <text:p>107.0208414</text:p>
          </table:table-cell>
          <table:table-cell office:value-type="float" office:value="3.12869961" calcext:value-type="float">
            <text:p>3.12869961</text:p>
          </table:table-cell>
          <table:table-cell office:value-type="float" office:value="-0.757051456" calcext:value-type="float">
            <text:p>-0.757051456</text:p>
          </table:table-cell>
          <table:table-cell office:value-type="float" office:value="106.8631714" calcext:value-type="float">
            <text:p>106.8631714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9.1070723" calcext:value-type="float">
            <text:p>109.1070723</text:p>
          </table:table-cell>
          <table:table-cell office:value-type="float" office:value="2.067546879" calcext:value-type="float">
            <text:p>2.067546879</text:p>
          </table:table-cell>
          <table:table-cell office:value-type="float" office:value="-1.984320213" calcext:value-type="float">
            <text:p>-1.984320213</text:p>
          </table:table-cell>
          <table:table-cell office:value-type="float" office:value="109.0208414" calcext:value-type="float">
            <text:p>109.020841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1.2091626" calcext:value-type="float">
            <text:p>111.2091626</text:p>
          </table:table-cell>
          <table:table-cell office:value-type="float" office:value="0.845056021" calcext:value-type="float">
            <text:p>0.845056021</text:p>
          </table:table-cell>
          <table:table-cell office:value-type="float" office:value="-1.209818424" calcext:value-type="float">
            <text:p>-1.209818424</text:p>
          </table:table-cell>
          <table:table-cell office:value-type="float" office:value="111.1070723" calcext:value-type="float">
            <text:p>111.107072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3.285777" calcext:value-type="float">
            <text:p>113.285777</text:p>
          </table:table-cell>
          <table:table-cell office:value-type="float" office:value="-0.433094086" calcext:value-type="float">
            <text:p>-0.433094086</text:p>
          </table:table-cell>
          <table:table-cell office:value-type="float" office:value="0.683506356" calcext:value-type="float">
            <text:p>0.683506356</text:p>
          </table:table-cell>
          <table:table-cell office:value-type="float" office:value="113.2091626" calcext:value-type="float">
            <text:p>113.209162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15.3882846" calcext:value-type="float">
            <text:p>115.3882846</text:p>
          </table:table-cell>
          <table:table-cell office:value-type="float" office:value="-1.873930882" calcext:value-type="float">
            <text:p>-1.873930882</text:p>
          </table:table-cell>
          <table:table-cell office:value-type="float" office:value="1.827526706" calcext:value-type="float">
            <text:p>1.827526706</text:p>
          </table:table-cell>
          <table:table-cell office:value-type="float" office:value="115.285777" calcext:value-type="float">
            <text:p>115.285777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7.405592" calcext:value-type="float">
            <text:p>117.405592</text:p>
          </table:table-cell>
          <table:table-cell office:value-type="float" office:value="-2.81836162" calcext:value-type="float">
            <text:p>-2.81836162</text:p>
          </table:table-cell>
          <table:table-cell office:value-type="float" office:value="1.391399861" calcext:value-type="float">
            <text:p>1.391399861</text:p>
          </table:table-cell>
          <table:table-cell office:value-type="float" office:value="117.3882846" calcext:value-type="float">
            <text:p>117.3882846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19.4847659" calcext:value-type="float">
            <text:p>119.4847659</text:p>
          </table:table-cell>
          <table:table-cell office:value-type="float" office:value="-3.802190047" calcext:value-type="float">
            <text:p>-3.802190047</text:p>
          </table:table-cell>
          <table:table-cell office:value-type="float" office:value="-0.996977799" calcext:value-type="float">
            <text:p>-0.996977799</text:p>
          </table:table-cell>
          <table:table-cell office:value-type="float" office:value="119.405592" calcext:value-type="float">
            <text:p>119.405592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21.5997975" calcext:value-type="float">
            <text:p>121.5997975</text:p>
          </table:table-cell>
          <table:table-cell office:value-type="float" office:value="-4.551638379" calcext:value-type="float">
            <text:p>-4.551638379</text:p>
          </table:table-cell>
          <table:table-cell office:value-type="float" office:value="-1.971042086" calcext:value-type="float">
            <text:p>-1.971042086</text:p>
          </table:table-cell>
          <table:table-cell office:value-type="float" office:value="121.4847659" calcext:value-type="float">
            <text:p>121.4847659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23.671576" calcext:value-type="float">
            <text:p>123.671576</text:p>
          </table:table-cell>
          <table:table-cell office:value-type="float" office:value="-5.060258706" calcext:value-type="float">
            <text:p>-5.060258706</text:p>
          </table:table-cell>
          <table:table-cell office:value-type="float" office:value="-1.253748263" calcext:value-type="float">
            <text:p>-1.253748263</text:p>
          </table:table-cell>
          <table:table-cell office:value-type="float" office:value="123.5997975" calcext:value-type="float">
            <text:p>123.599797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25.8155557" calcext:value-type="float">
            <text:p>125.8155557</text:p>
          </table:table-cell>
          <table:table-cell office:value-type="float" office:value="-4.929293484" calcext:value-type="float">
            <text:p>-4.929293484</text:p>
          </table:table-cell>
          <table:table-cell office:value-type="float" office:value="0.860678018" calcext:value-type="float">
            <text:p>0.860678018</text:p>
          </table:table-cell>
          <table:table-cell office:value-type="float" office:value="125.671576" calcext:value-type="float">
            <text:p>125.67157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27.9000013" calcext:value-type="float">
            <text:p>127.9000013</text:p>
          </table:table-cell>
          <table:table-cell office:value-type="float" office:value="-4.701029372" calcext:value-type="float">
            <text:p>-4.701029372</text:p>
          </table:table-cell>
          <table:table-cell office:value-type="float" office:value="1.998132812" calcext:value-type="float">
            <text:p>1.998132812</text:p>
          </table:table-cell>
          <table:table-cell office:value-type="float" office:value="127.8155557" calcext:value-type="float">
            <text:p>127.815555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29.9465208" calcext:value-type="float">
            <text:p>129.9465208</text:p>
          </table:table-cell>
          <table:table-cell office:value-type="float" office:value="-4.174728311" calcext:value-type="float">
            <text:p>-4.174728311</text:p>
          </table:table-cell>
          <table:table-cell office:value-type="float" office:value="1.293201685" calcext:value-type="float">
            <text:p>1.293201685</text:p>
          </table:table-cell>
          <table:table-cell office:value-type="float" office:value="129.9000013" calcext:value-type="float">
            <text:p>129.9000013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2.0216861" calcext:value-type="float">
            <text:p>132.0216861</text:p>
          </table:table-cell>
          <table:table-cell office:value-type="float" office:value="-3.136148976" calcext:value-type="float">
            <text:p>-3.136148976</text:p>
          </table:table-cell>
          <table:table-cell office:value-type="float" office:value="-0.666608906" calcext:value-type="float">
            <text:p>-0.666608906</text:p>
          </table:table-cell>
          <table:table-cell office:value-type="float" office:value="131.9465208" calcext:value-type="float">
            <text:p>131.9465208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4.1157453" calcext:value-type="float">
            <text:p>134.1157453</text:p>
          </table:table-cell>
          <table:table-cell office:value-type="float" office:value="-2.089799501" calcext:value-type="float">
            <text:p>-2.089799501</text:p>
          </table:table-cell>
          <table:table-cell office:value-type="float" office:value="-1.928103713" calcext:value-type="float">
            <text:p>-1.928103713</text:p>
          </table:table-cell>
          <table:table-cell office:value-type="float" office:value="134.0216861" calcext:value-type="float">
            <text:p>134.0216861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36.2999135" calcext:value-type="float">
            <text:p>136.2999135</text:p>
          </table:table-cell>
          <table:table-cell office:value-type="float" office:value="-0.745384262" calcext:value-type="float">
            <text:p>-0.745384262</text:p>
          </table:table-cell>
          <table:table-cell office:value-type="float" office:value="-1.083853912" calcext:value-type="float">
            <text:p>-1.083853912</text:p>
          </table:table-cell>
          <table:table-cell office:value-type="float" office:value="136.1157453" calcext:value-type="float">
            <text:p>136.1157453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8.4473614" calcext:value-type="float">
            <text:p>138.4473614</text:p>
          </table:table-cell>
          <table:table-cell office:value-type="float" office:value="0.616600766" calcext:value-type="float">
            <text:p>0.616600766</text:p>
          </table:table-cell>
          <table:table-cell office:value-type="float" office:value="1.049883265" calcext:value-type="float">
            <text:p>1.049883265</text:p>
          </table:table-cell>
          <table:table-cell office:value-type="float" office:value="138.2999135" calcext:value-type="float">
            <text:p>138.2999135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0.5888589" calcext:value-type="float">
            <text:p>140.5888589</text:p>
          </table:table-cell>
          <table:table-cell office:value-type="float" office:value="1.842194701" calcext:value-type="float">
            <text:p>1.842194701</text:p>
          </table:table-cell>
          <table:table-cell office:value-type="float" office:value="1.857921542" calcext:value-type="float">
            <text:p>1.857921542</text:p>
          </table:table-cell>
          <table:table-cell office:value-type="float" office:value="140.4473614" calcext:value-type="float">
            <text:p>140.447361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2.7014234" calcext:value-type="float">
            <text:p>142.7014234</text:p>
          </table:table-cell>
          <table:table-cell office:value-type="float" office:value="2.996002312" calcext:value-type="float">
            <text:p>2.996002312</text:p>
          </table:table-cell>
          <table:table-cell office:value-type="float" office:value="1.027411991" calcext:value-type="float">
            <text:p>1.027411991</text:p>
          </table:table-cell>
          <table:table-cell office:value-type="float" office:value="142.5888589" calcext:value-type="float">
            <text:p>142.588858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.8294532" calcext:value-type="float">
            <text:p>144.8294532</text:p>
          </table:table-cell>
          <table:table-cell office:value-type="float" office:value="3.938993769" calcext:value-type="float">
            <text:p>3.938993769</text:p>
          </table:table-cell>
          <table:table-cell office:value-type="float" office:value="-1.033643446" calcext:value-type="float">
            <text:p>-1.033643446</text:p>
          </table:table-cell>
          <table:table-cell office:value-type="float" office:value="144.7014234" calcext:value-type="float">
            <text:p>144.7014234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6.8333714" calcext:value-type="float">
            <text:p>146.8333714</text:p>
          </table:table-cell>
          <table:table-cell office:value-type="float" office:value="4.48482863" calcext:value-type="float">
            <text:p>4.48482863</text:p>
          </table:table-cell>
          <table:table-cell office:value-type="float" office:value="-2.035146338" calcext:value-type="float">
            <text:p>-2.035146338</text:p>
          </table:table-cell>
          <table:table-cell office:value-type="float" office:value="146.8294532" calcext:value-type="float">
            <text:p>146.829453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8.8670855" calcext:value-type="float">
            <text:p>148.8670855</text:p>
          </table:table-cell>
          <table:table-cell office:value-type="float" office:value="4.979499854" calcext:value-type="float">
            <text:p>4.979499854</text:p>
          </table:table-cell>
          <table:table-cell office:value-type="float" office:value="-0.992216957" calcext:value-type="float">
            <text:p>-0.992216957</text:p>
          </table:table-cell>
          <table:table-cell office:value-type="float" office:value="148.8333714" calcext:value-type="float">
            <text:p>148.8333714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0.9541023" calcext:value-type="float">
            <text:p>150.9541023</text:p>
          </table:table-cell>
          <table:table-cell office:value-type="float" office:value="4.931082522" calcext:value-type="float">
            <text:p>4.931082522</text:p>
          </table:table-cell>
          <table:table-cell office:value-type="float" office:value="0.925173317" calcext:value-type="float">
            <text:p>0.925173317</text:p>
          </table:table-cell>
          <table:table-cell office:value-type="float" office:value="150.8670855" calcext:value-type="float">
            <text:p>150.8670855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3.1066489" calcext:value-type="float">
            <text:p>153.1066489</text:p>
          </table:table-cell>
          <table:table-cell office:value-type="float" office:value="4.591465866" calcext:value-type="float">
            <text:p>4.591465866</text:p>
          </table:table-cell>
          <table:table-cell office:value-type="float" office:value="2.006946534" calcext:value-type="float">
            <text:p>2.006946534</text:p>
          </table:table-cell>
          <table:table-cell office:value-type="float" office:value="152.9541023" calcext:value-type="float">
            <text:p>152.9541023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5.1408738" calcext:value-type="float">
            <text:p>155.1408738</text:p>
          </table:table-cell>
          <table:table-cell office:value-type="float" office:value="3.963540356" calcext:value-type="float">
            <text:p>3.963540356</text:p>
          </table:table-cell>
          <table:table-cell office:value-type="float" office:value="1.025283597" calcext:value-type="float">
            <text:p>1.025283597</text:p>
          </table:table-cell>
          <table:table-cell office:value-type="float" office:value="155.1066489" calcext:value-type="float">
            <text:p>155.1066489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7.2671946" calcext:value-type="float">
            <text:p>157.2671946</text:p>
          </table:table-cell>
          <table:table-cell office:value-type="float" office:value="2.924275546" calcext:value-type="float">
            <text:p>2.924275546</text:p>
          </table:table-cell>
          <table:table-cell office:value-type="float" office:value="-1.194450283" calcext:value-type="float">
            <text:p>-1.194450283</text:p>
          </table:table-cell>
          <table:table-cell office:value-type="float" office:value="157.1408738" calcext:value-type="float">
            <text:p>157.1408738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9.3510364" calcext:value-type="float">
            <text:p>159.3510364</text:p>
          </table:table-cell>
          <table:table-cell office:value-type="float" office:value="1.986028381" calcext:value-type="float">
            <text:p>1.986028381</text:p>
          </table:table-cell>
          <table:table-cell office:value-type="float" office:value="-2.179060224" calcext:value-type="float">
            <text:p>-2.179060224</text:p>
          </table:table-cell>
          <table:table-cell office:value-type="float" office:value="159.2671946" calcext:value-type="float">
            <text:p>159.2671946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61.4826103" calcext:value-type="float">
            <text:p>161.4826103</text:p>
          </table:table-cell>
          <table:table-cell office:value-type="float" office:value="0.549918783" calcext:value-type="float">
            <text:p>0.549918783</text:p>
          </table:table-cell>
          <table:table-cell office:value-type="float" office:value="-1.006242434" calcext:value-type="float">
            <text:p>-1.006242434</text:p>
          </table:table-cell>
          <table:table-cell office:value-type="float" office:value="161.3510364" calcext:value-type="float">
            <text:p>161.351036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63.5935564" calcext:value-type="float">
            <text:p>163.5935564</text:p>
          </table:table-cell>
          <table:table-cell office:value-type="float" office:value="-0.629455643" calcext:value-type="float">
            <text:p>-0.629455643</text:p>
          </table:table-cell>
          <table:table-cell office:value-type="float" office:value="1.072635685" calcext:value-type="float">
            <text:p>1.072635685</text:p>
          </table:table-cell>
          <table:table-cell office:value-type="float" office:value="163.4826103" calcext:value-type="float">
            <text:p>163.4826103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5.742519" calcext:value-type="float">
            <text:p>165.742519</text:p>
          </table:table-cell>
          <table:table-cell office:value-type="float" office:value="-1.96771576" calcext:value-type="float">
            <text:p>-1.96771576</text:p>
          </table:table-cell>
          <table:table-cell office:value-type="float" office:value="2.006281907" calcext:value-type="float">
            <text:p>2.006281907</text:p>
          </table:table-cell>
          <table:table-cell office:value-type="float" office:value="165.5935564" calcext:value-type="float">
            <text:p>165.5935564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7.7907993" calcext:value-type="float">
            <text:p>167.7907993</text:p>
          </table:table-cell>
          <table:table-cell office:value-type="float" office:value="-3.055205751" calcext:value-type="float">
            <text:p>-3.055205751</text:p>
          </table:table-cell>
          <table:table-cell office:value-type="float" office:value="1.053212702" calcext:value-type="float">
            <text:p>1.053212702</text:p>
          </table:table-cell>
          <table:table-cell office:value-type="float" office:value="167.742519" calcext:value-type="float">
            <text:p>167.74251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9.9165897" calcext:value-type="float">
            <text:p>169.9165897</text:p>
          </table:table-cell>
          <table:table-cell office:value-type="float" office:value="-4.109150509" calcext:value-type="float">
            <text:p>-4.109150509</text:p>
          </table:table-cell>
          <table:table-cell office:value-type="float" office:value="-1.350789173" calcext:value-type="float">
            <text:p>-1.350789173</text:p>
          </table:table-cell>
          <table:table-cell office:value-type="float" office:value="169.7907993" calcext:value-type="float">
            <text:p>169.7907993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72.0586461" calcext:value-type="float">
            <text:p>172.0586461</text:p>
          </table:table-cell>
          <table:table-cell office:value-type="float" office:value="-4.683365536" calcext:value-type="float">
            <text:p>-4.683365536</text:p>
          </table:table-cell>
          <table:table-cell office:value-type="float" office:value="-1.965400105" calcext:value-type="float">
            <text:p>-1.965400105</text:p>
          </table:table-cell>
          <table:table-cell office:value-type="float" office:value="171.9165897" calcext:value-type="float">
            <text:p>171.9165897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74.1158879" calcext:value-type="float">
            <text:p>174.1158879</text:p>
          </table:table-cell>
          <table:table-cell office:value-type="float" office:value="-4.957730364" calcext:value-type="float">
            <text:p>-4.957730364</text:p>
          </table:table-cell>
          <table:table-cell office:value-type="float" office:value="-0.949918447" calcext:value-type="float">
            <text:p>-0.949918447</text:p>
          </table:table-cell>
          <table:table-cell office:value-type="float" office:value="174.0586461" calcext:value-type="float">
            <text:p>174.0586461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76.2120405" calcext:value-type="float">
            <text:p>176.2120405</text:p>
          </table:table-cell>
          <table:table-cell office:value-type="float" office:value="-4.834354593" calcext:value-type="float">
            <text:p>-4.834354593</text:p>
          </table:table-cell>
          <table:table-cell office:value-type="float" office:value="1.147062713" calcext:value-type="float">
            <text:p>1.147062713</text:p>
          </table:table-cell>
          <table:table-cell office:value-type="float" office:value="176.1158879" calcext:value-type="float">
            <text:p>176.1158879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78.3868146" calcext:value-type="float">
            <text:p>178.3868146</text:p>
          </table:table-cell>
          <table:table-cell office:value-type="float" office:value="-4.646954876" calcext:value-type="float">
            <text:p>-4.646954876</text:p>
          </table:table-cell>
          <table:table-cell office:value-type="float" office:value="1.91374938" calcext:value-type="float">
            <text:p>1.91374938</text:p>
          </table:table-cell>
          <table:table-cell office:value-type="float" office:value="178.2120405" calcext:value-type="float">
            <text:p>178.2120405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80.5538623" calcext:value-type="float">
            <text:p>180.5538623</text:p>
          </table:table-cell>
          <table:table-cell office:value-type="float" office:value="-3.908969148" calcext:value-type="float">
            <text:p>-3.908969148</text:p>
          </table:table-cell>
          <table:table-cell office:value-type="float" office:value="0.667125565" calcext:value-type="float">
            <text:p>0.667125565</text:p>
          </table:table-cell>
          <table:table-cell office:value-type="float" office:value="180.3868146" calcext:value-type="float">
            <text:p>180.3868146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82.6850201" calcext:value-type="float">
            <text:p>182.6850201</text:p>
          </table:table-cell>
          <table:table-cell office:value-type="float" office:value="-2.950541244" calcext:value-type="float">
            <text:p>-2.950541244</text:p>
          </table:table-cell>
          <table:table-cell office:value-type="float" office:value="-1.384464176" calcext:value-type="float">
            <text:p>-1.384464176</text:p>
          </table:table-cell>
          <table:table-cell office:value-type="float" office:value="182.5538623" calcext:value-type="float">
            <text:p>182.5538623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84.7725094" calcext:value-type="float">
            <text:p>184.7725094</text:p>
          </table:table-cell>
          <table:table-cell office:value-type="float" office:value="-1.801380189" calcext:value-type="float">
            <text:p>-1.801380189</text:p>
          </table:table-cell>
          <table:table-cell office:value-type="float" office:value="-2.02539581" calcext:value-type="float">
            <text:p>-2.02539581</text:p>
          </table:table-cell>
          <table:table-cell office:value-type="float" office:value="184.6850201" calcext:value-type="float">
            <text:p>184.6850201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86.8969103" calcext:value-type="float">
            <text:p>186.8969103</text:p>
          </table:table-cell>
          <table:table-cell office:value-type="float" office:value="-0.377342753" calcext:value-type="float">
            <text:p>-0.377342753</text:p>
          </table:table-cell>
          <table:table-cell office:value-type="float" office:value="-0.616876141" calcext:value-type="float">
            <text:p>-0.616876141</text:p>
          </table:table-cell>
          <table:table-cell office:value-type="float" office:value="186.7725094" calcext:value-type="float">
            <text:p>186.7725094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88.8684015" calcext:value-type="float">
            <text:p>188.8684015</text:p>
          </table:table-cell>
          <table:table-cell office:value-type="float" office:value="0.845057194" calcext:value-type="float">
            <text:p>0.845057194</text:p>
          </table:table-cell>
          <table:table-cell office:value-type="float" office:value="1.437359645" calcext:value-type="float">
            <text:p>1.437359645</text:p>
          </table:table-cell>
          <table:table-cell office:value-type="float" office:value="188.8969103" calcext:value-type="float">
            <text:p>188.8969103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90.9311724" calcext:value-type="float">
            <text:p>190.9311724</text:p>
          </table:table-cell>
          <table:table-cell office:value-type="float" office:value="2.001592846" calcext:value-type="float">
            <text:p>2.001592846</text:p>
          </table:table-cell>
          <table:table-cell office:value-type="float" office:value="2.105393031" calcext:value-type="float">
            <text:p>2.105393031</text:p>
          </table:table-cell>
          <table:table-cell office:value-type="float" office:value="190.8684015" calcext:value-type="float">
            <text:p>190.8684015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93.0359145" calcext:value-type="float">
            <text:p>193.0359145</text:p>
          </table:table-cell>
          <table:table-cell office:value-type="float" office:value="3.210940183" calcext:value-type="float">
            <text:p>3.210940183</text:p>
          </table:table-cell>
          <table:table-cell office:value-type="float" office:value="0.705031144" calcext:value-type="float">
            <text:p>0.705031144</text:p>
          </table:table-cell>
          <table:table-cell office:value-type="float" office:value="192.9311724" calcext:value-type="float">
            <text:p>192.9311724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95.1801884" calcext:value-type="float">
            <text:p>195.1801884</text:p>
          </table:table-cell>
          <table:table-cell office:value-type="float" office:value="4.289274853" calcext:value-type="float">
            <text:p>4.289274853</text:p>
          </table:table-cell>
          <table:table-cell office:value-type="float" office:value="-1.363435121" calcext:value-type="float">
            <text:p>-1.363435121</text:p>
          </table:table-cell>
          <table:table-cell office:value-type="float" office:value="195.0359145" calcext:value-type="float">
            <text:p>195.035914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97.2418802" calcext:value-type="float">
            <text:p>197.2418802</text:p>
          </table:table-cell>
          <table:table-cell office:value-type="float" office:value="4.688669834" calcext:value-type="float">
            <text:p>4.688669834</text:p>
          </table:table-cell>
          <table:table-cell office:value-type="float" office:value="-2.173749536" calcext:value-type="float">
            <text:p>-2.173749536</text:p>
          </table:table-cell>
          <table:table-cell office:value-type="float" office:value="197.1801884" calcext:value-type="float">
            <text:p>197.1801884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99.3484462" calcext:value-type="float">
            <text:p>199.3484462</text:p>
          </table:table-cell>
          <table:table-cell office:value-type="float" office:value="5.0674413" calcext:value-type="float">
            <text:p>5.0674413</text:p>
          </table:table-cell>
          <table:table-cell office:value-type="float" office:value="-0.618071517" calcext:value-type="float">
            <text:p>-0.618071517</text:p>
          </table:table-cell>
          <table:table-cell office:value-type="float" office:value="199.2418802" calcext:value-type="float">
            <text:p>199.2418802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01.394675" calcext:value-type="float">
            <text:p>201.394675</text:p>
          </table:table-cell>
          <table:table-cell office:value-type="float" office:value="4.999359277" calcext:value-type="float">
            <text:p>4.999359277</text:p>
          </table:table-cell>
          <table:table-cell office:value-type="float" office:value="1.245580652" calcext:value-type="float">
            <text:p>1.245580652</text:p>
          </table:table-cell>
          <table:table-cell office:value-type="float" office:value="201.3484462" calcext:value-type="float">
            <text:p>201.3484462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03.4558917" calcext:value-type="float">
            <text:p>203.4558917</text:p>
          </table:table-cell>
          <table:table-cell office:value-type="float" office:value="4.367326526" calcext:value-type="float">
            <text:p>4.367326526</text:p>
          </table:table-cell>
          <table:table-cell office:value-type="float" office:value="1.874332552" calcext:value-type="float">
            <text:p>1.874332552</text:p>
          </table:table-cell>
          <table:table-cell office:value-type="float" office:value="203.394675" calcext:value-type="float">
            <text:p>203.394675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05.5932466" calcext:value-type="float">
            <text:p>205.5932466</text:p>
          </table:table-cell>
          <table:table-cell office:value-type="float" office:value="3.873503598" calcext:value-type="float">
            <text:p>3.873503598</text:p>
          </table:table-cell>
          <table:table-cell office:value-type="float" office:value="0.724627639" calcext:value-type="float">
            <text:p>0.724627639</text:p>
          </table:table-cell>
          <table:table-cell office:value-type="float" office:value="205.4558917" calcext:value-type="float">
            <text:p>205.4558917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207.6609407" calcext:value-type="float">
            <text:p>207.6609407</text:p>
          </table:table-cell>
          <table:table-cell office:value-type="float" office:value="2.779186896" calcext:value-type="float">
            <text:p>2.779186896</text:p>
          </table:table-cell>
          <table:table-cell office:value-type="float" office:value="-1.430589219" calcext:value-type="float">
            <text:p>-1.430589219</text:p>
          </table:table-cell>
          <table:table-cell office:value-type="float" office:value="207.5932466" calcext:value-type="float">
            <text:p>207.5932466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9.7533052" calcext:value-type="float">
            <text:p>209.7533052</text:p>
          </table:table-cell>
          <table:table-cell office:value-type="float" office:value="1.707538998" calcext:value-type="float">
            <text:p>1.707538998</text:p>
          </table:table-cell>
          <table:table-cell office:value-type="float" office:value="-1.932824118" calcext:value-type="float">
            <text:p>-1.932824118</text:p>
          </table:table-cell>
          <table:table-cell office:value-type="float" office:value="209.6609407" calcext:value-type="float">
            <text:p>209.6609407</text:p>
          </table:table-cell>
          <table:table-cell table:number-columns-repeated="2"/>
        </table:table-row>
        <table:table-row table:style-name="ro1" table:number-rows-repeated="104847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t-x" table:style-name="ta1">
        <table:shapes>
          <draw:frame draw:z-index="0" draw:style-name="gr1" draw:text-style-name="P1" svg:width="453.46pt" svg:height="255.03pt" svg:x="800.87pt" svg:y="5.75pt">
            <loext:p draw:notify-on-update-of-ranges="'t-x'.K7:'t-x'.K102 't-x'.L1:'t-x'.L6 't-x'.L7:'t-x'.L10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4" table:number-columns-repeated="2" table:default-cell-style-name="ce2"/>
        <table:table-column table:style-name="co6" table:default-cell-style-name="ce2"/>
        <table:table-column table:style-name="co6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x(t)</text:p>
          </table:table-cell>
          <table:table-cell table:style-name="ce3" office:value-type="string" calcext:value-type="string">
            <text:p>f(t1)</text:p>
          </table:table-cell>
          <table:table-cell table:style-name="ce3" office:value-type="string" calcext:value-type="string">
            <text:p>f(t1,t2)</text:p>
          </table:table-cell>
          <table:table-cell table:style-name="ce3" office:value-type="string" calcext:value-type="string">
            <text:p>f(t1,t2,t3)</text:p>
          </table:table-cell>
          <table:table-cell/>
          <table:table-cell table:style-name="ce1" office:value-type="string" calcext:value-type="string">
            <text:p>(t-t1)</text:p>
          </table:table-cell>
          <table:table-cell table:style-name="ce1" office:value-type="string" calcext:value-type="string">
            <text:p>(t-t1)(t-t2)</text:p>
          </table:table-cell>
          <table:table-cell table:style-name="ce1" office:value-type="string" calcext:value-type="string">
            <text:p>(t-t1)(t-t2)(t-t3)</text:p>
          </table:table-cell>
          <table:table-cell/>
          <table:table-cell table:style-name="ce1" office:value-type="string" calcext:value-type="string">
            <text:p>t_requerido</text:p>
          </table:table-cell>
          <table:table-cell table:style-name="ce1" office:value-type="string" calcext:value-type="string">
            <text:p>x(t_req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.00141312" calcext:value-type="float">
            <text:p>5.00141312</text:p>
          </table:table-cell>
          <table:table-cell table:style-name="ce2" table:formula="of:=([.B3]-[.B2])/([.A3]-[.A2])" office:value-type="float" office:value="-0.0743050031823846" calcext:value-type="float">
            <text:p>-0.0743050032</text:p>
          </table:table-cell>
          <table:table-cell table:style-name="ce2" table:formula="of:=([.C3]-[.C2])/([.B4]-[.B2])" office:value-type="float" office:value="0.268577512648355" calcext:value-type="float">
            <text:p>0.2685775126</text:p>
          </table:table-cell>
          <table:table-cell table:style-name="ce2" table:formula="of:=([.D3]-[.D2])/([.C5]-[.C2])" office:value-type="float" office:value="0.707771175691199" calcext:value-type="float">
            <text:p>0.7077711757</text:p>
          </table:table-cell>
          <table:table-cell table:number-columns-repeated="7"/>
        </table:table-row>
        <table:table-row table:style-name="ro1">
          <table:table-cell table:style-name="ce4" office:value-type="float" office:value="2.036537131" calcext:value-type="float">
            <text:p>2.036537131</text:p>
          </table:table-cell>
          <table:table-cell table:style-name="ce4" office:value-type="float" office:value="4.850088222" calcext:value-type="float">
            <text:p>4.850088222</text:p>
          </table:table-cell>
          <table:table-cell table:style-name="ce4" table:formula="of:=([.B4]-[.B3])/([.A4]-[.A3])" office:value-type="float" office:value="-0.265439350582019" calcext:value-type="float">
            <text:p>-0.2654393506</text:p>
          </table:table-cell>
          <table:table-cell table:style-name="ce4" table:formula="of:=([.$C4]-[.$C3])/([.A5]-[.A3])" office:value-type="float" office:value="-0.0219134521531052" calcext:value-type="float">
            <text:p>-0.0219134522</text:p>
          </table:table-cell>
          <table:table-cell table:style-name="ce4" table:formula="of:=([.$D4]-[.$D3])/([.A6]-[.A3])" office:value-type="float" office:value="-0.00125414625851933" calcext:value-type="float">
            <text:p>-0.0012541463</text:p>
          </table:table-cell>
          <table:table-cell table:number-columns-repeated="7"/>
        </table:table-row>
        <table:table-row table:style-name="ro1">
          <table:table-cell table:style-name="ce4" office:value-type="float" office:value="4.147487982" calcext:value-type="float">
            <text:p>4.147487982</text:p>
          </table:table-cell>
          <table:table-cell table:style-name="ce4" office:value-type="float" office:value="4.289758799" calcext:value-type="float">
            <text:p>4.289758799</text:p>
          </table:table-cell>
          <table:table-cell table:style-name="ce4" table:formula="of:=([.B5]-[.B4])/([.A5]-[.A4])" office:value-type="float" office:value="-0.357859888177099" calcext:value-type="float">
            <text:p>-0.3578598882</text:p>
          </table:table-cell>
          <table:table-cell table:style-name="ce4" table:formula="of:=([.$C5]-[.$C4])/([.A6]-[.A4])" office:value-type="float" office:value="-0.0298852784123213" calcext:value-type="float">
            <text:p>-0.0298852784</text:p>
          </table:table-cell>
          <table:table-cell table:style-name="ce5" table:formula="of:=([.$D5]-[.$D4])/([.A7]-[.A4])" office:value-type="float" office:value="-0.0000200547282043034" calcext:value-type="float">
            <text:p>-2.00547282043034E-05</text:p>
          </table:table-cell>
          <table:table-cell table:number-columns-repeated="7"/>
        </table:table-row>
        <table:table-row table:style-name="ro1">
          <table:table-cell table:style-name="ce4" office:value-type="float" office:value="6.254062373" calcext:value-type="float">
            <text:p>6.254062373</text:p>
          </table:table-cell>
          <table:table-cell table:style-name="ce4" office:value-type="float" office:value="3.535900323" calcext:value-type="float">
            <text:p>3.535900323</text:p>
          </table:table-cell>
          <table:table-cell table:style-name="ce4" table:formula="of:=([.B6]-[.B5])/([.A6]-[.A5])" office:value-type="float" office:value="-0.484735626494745" calcext:value-type="float">
            <text:p>-0.4847356265</text:p>
          </table:table-cell>
          <table:table-cell table:style-name="ce5" table:formula="of:=([.$C6]-[.$C5])/([.A7]-[.A5])" office:value-type="float" office:value="-0.0300118736871334" calcext:value-type="float">
            <text:p>-0.0300118737</text:p>
          </table:table-cell>
          <table:table-cell table:style-name="ce5" table:formula="of:=([.$D6]-[.$D5])/([.A8]-[.A5])" office:value-type="float" office:value="0.00713133680502007" calcext:value-type="float">
            <text:p>0.0071313368</text:p>
          </table:table-cell>
          <table:table-cell table:number-columns-repeated="7"/>
        </table:table-row>
        <table:table-row table:style-name="ro1">
          <table:table-cell table:style-name="ce4" office:value-type="float" office:value="8.392913993" calcext:value-type="float">
            <text:p>8.392913993</text:p>
          </table:table-cell>
          <table:table-cell table:style-name="ce4" office:value-type="float" office:value="2.499122743" calcext:value-type="float">
            <text:p>2.499122743</text:p>
          </table:table-cell>
          <table:table-cell table:style-name="ce5" table:formula="of:=([.B7]-[.B6])/([.A7]-[.A6])" office:value-type="float" office:value="-0.610963039832909" calcext:value-type="float">
            <text:p>-0.6109630398</text:p>
          </table:table-cell>
          <table:table-cell table:style-name="ce5" table:formula="of:=([.$C7]-[.$C6])/([.A8]-[.A6])" office:value-type="float" office:value="0.0146353933114603" calcext:value-type="float">
            <text:p>0.0146353933</text:p>
          </table:table-cell>
          <table:table-cell table:style-name="ce5" table:formula="of:=([.$D7]-[.$D6])/([.A9]-[.A6])" office:value-type="float" office:value="-0.00761795877775156" calcext:value-type="float">
            <text:p>-0.0076179588</text:p>
          </table:table-cell>
          <table:table-cell table:number-columns-repeated="7"/>
        </table:table-row>
        <table:table-row table:style-name="ro1">
          <table:table-cell table:style-name="ce5" office:value-type="float" office:value="10.45997816" calcext:value-type="float">
            <text:p>10.45997816</text:p>
          </table:table-cell>
          <table:table-cell table:style-name="ce5" office:value-type="float" office:value="1.236222936" calcext:value-type="float">
            <text:p>1.236222936</text:p>
          </table:table-cell>
          <table:table-cell table:style-name="ce5" table:formula="of:=([.B8]-[.B7])/([.A8]-[.A7])" office:value-type="float" office:value="-0.550637948719826" calcext:value-type="float">
            <text:p>-0.5506379487</text:p>
          </table:table-cell>
          <table:table-cell table:style-name="ce5" table:formula="of:=([.$C8]-[.$C7])/([.A9]-[.A7])" office:value-type="float" office:value="-0.0325589417489502" calcext:value-type="float">
            <text:p>-0.0325589417</text:p>
          </table:table-cell>
          <table:table-cell table:style-name="ce5" table:formula="of:=([.$D8]-[.$D7])/([.A10]-[.A7])" office:value-type="float" office:value="0.00981844131977715" calcext:value-type="float">
            <text:p>0.0098184413</text:p>
          </table:table-cell>
          <table:table-cell/>
          <table:table-cell table:formula="of:=([.K7]-[.A3])" office:value-type="float" office:value="8.356376859" calcext:value-type="float">
            <text:p>8.356376859</text:p>
          </table:table-cell>
          <table:table-cell table:formula="of:=[.G7]*([.K7]-[.A4])" office:value-type="float" office:value="52.189133367848" calcext:value-type="float">
            <text:p>52.1891333678</text:p>
          </table:table-cell>
          <table:table-cell table:formula="of:=([.K7]-[.A5])*[.H7]" office:value-type="float" office:value="216.003079029346" calcext:value-type="float">
            <text:p>216.0030790293</text:p>
          </table:table-cell>
          <table:table-cell/>
          <table:table-cell office:value-type="float" office:value="10.39291399" calcext:value-type="float">
            <text:p>10.39291399</text:p>
          </table:table-cell>
          <table:table-cell table:formula="of:=[.B3]+[.G7]*[.C3]+[.H7]*[.D3]+[.I7]*[.E3]" office:value-type="float" office:value="1.21743344496676" calcext:value-type="float">
            <text:p>1.217433445</text:p>
          </table:table-cell>
        </table:table-row>
        <table:table-row table:style-name="ro1">
          <table:table-cell table:style-name="ce5" office:value-type="float" office:value="12.51477733" calcext:value-type="float">
            <text:p>12.51477733</text:p>
          </table:table-cell>
          <table:table-cell table:style-name="ce5" office:value-type="float" office:value="0.104772536" calcext:value-type="float">
            <text:p>0.104772536</text:p>
          </table:table-cell>
          <table:table-cell table:style-name="ce5" table:formula="of:=([.B9]-[.B8])/([.A9]-[.A8])" office:value-type="float" office:value="-0.685043788786908" calcext:value-type="float">
            <text:p>-0.6850437888</text:p>
          </table:table-cell>
          <table:table-cell table:style-name="ce5" table:formula="of:=([.$C9]-[.$C8])/([.A10]-[.A8])" office:value-type="float" office:value="0.027849493781723" calcext:value-type="float">
            <text:p>0.0278494938</text:p>
          </table:table-cell>
          <table:table-cell table:style-name="ce5" table:formula="of:=([.$D9]-[.$D8])/([.A11]-[.A8])" office:value-type="float" office:value="-0.00205583490176434" calcext:value-type="float">
            <text:p>-0.0020558349</text:p>
          </table:table-cell>
          <table:table-cell/>
          <table:table-cell table:formula="of:=([.K8]-[.A4])" office:value-type="float" office:value="8.312490178" calcext:value-type="float">
            <text:p>8.312490178</text:p>
          </table:table-cell>
          <table:table-cell table:formula="of:=[.G8]*([.K8]-[.A5])" office:value-type="float" office:value="51.5866140249327" calcext:value-type="float">
            <text:p>51.5866140249</text:p>
          </table:table-cell>
          <table:table-cell table:formula="of:=([.K8]-[.A6])*[.H8]" office:value-type="float" office:value="209.806069397663" calcext:value-type="float">
            <text:p>209.8060693977</text:p>
          </table:table-cell>
          <table:table-cell/>
          <table:table-cell office:value-type="float" office:value="12.45997816" calcext:value-type="float">
            <text:p>12.45997816</text:p>
          </table:table-cell>
          <table:table-cell table:formula="of:=[.B4]+[.G8]*[.C4]+[.H8]*[.D4]+[.I8]*[.E4]" office:value-type="float" office:value="-0.230835932753768" calcext:value-type="float">
            <text:p>-0.2308359328</text:p>
          </table:table-cell>
        </table:table-row>
        <table:table-row table:style-name="ro1">
          <table:table-cell table:style-name="ce5" office:value-type="float" office:value="14.58805582" calcext:value-type="float">
            <text:p>14.58805582</text:p>
          </table:table-cell>
          <table:table-cell table:style-name="ce5" office:value-type="float" office:value="-1.315514016" calcext:value-type="float">
            <text:p>-1.315514016</text:p>
          </table:table-cell>
          <table:table-cell table:style-name="ce5" table:formula="of:=([.B10]-[.B9])/([.A10]-[.A9])" office:value-type="float" office:value="-0.570923546808468" calcext:value-type="float">
            <text:p>-0.5709235468</text:p>
          </table:table-cell>
          <table:table-cell table:style-name="ce5" table:formula="of:=([.$C10]-[.$C9])/([.A11]-[.A9])" office:value-type="float" office:value="0.0150397811347196" calcext:value-type="float">
            <text:p>0.0150397811</text:p>
          </table:table-cell>
          <table:table-cell table:style-name="ce5" table:formula="of:=([.$D10]-[.$D9])/([.A12]-[.A9])" office:value-type="float" office:value="0.00063948219764044" calcext:value-type="float">
            <text:p>0.0006394822</text:p>
          </table:table-cell>
          <table:table-cell/>
          <table:table-cell table:formula="of:=([.K9]-[.A5])" office:value-type="float" office:value="8.260714957" calcext:value-type="float">
            <text:p>8.260714957</text:p>
          </table:table-cell>
          <table:table-cell table:formula="of:=[.G9]*([.K9]-[.A6])" office:value-type="float" office:value="50.5709680326658" calcext:value-type="float">
            <text:p>50.5709680327</text:p>
          </table:table-cell>
          <table:table-cell table:formula="of:=([.K9]-[.A7])*[.H9]" office:value-type="float" office:value="205.05511920495" calcext:value-type="float">
            <text:p>205.055119205</text:p>
          </table:table-cell>
          <table:table-cell/>
          <table:table-cell office:value-type="float" office:value="14.51477733" calcext:value-type="float">
            <text:p>14.51477733</text:p>
          </table:table-cell>
          <table:table-cell table:formula="of:=[.B5]+[.G9]*[.C5]+[.H9]*[.D5]+[.I9]*[.E5]" office:value-type="float" office:value="-0.523774903164296" calcext:value-type="float">
            <text:p>-0.5237749032</text:p>
          </table:table-cell>
        </table:table-row>
        <table:table-row table:style-name="ro1">
          <table:table-cell table:style-name="ce2" office:value-type="float" office:value="16.61252657" calcext:value-type="float">
            <text:p>16.61252657</text:p>
          </table:table-cell>
          <table:table-cell table:style-name="ce2" office:value-type="float" office:value="-2.471332037" calcext:value-type="float">
            <text:p>-2.471332037</text:p>
          </table:table-cell>
          <table:table-cell table:style-name="ce5" table:formula="of:=([.B11]-[.B10])/([.A11]-[.A10])" office:value-type="float" office:value="-0.508393749095032" calcext:value-type="float">
            <text:p>-0.5083937491</text:p>
          </table:table-cell>
          <table:table-cell table:style-name="ce5" table:formula="of:=([.$C11]-[.$C10])/([.A12]-[.A10])" office:value-type="float" office:value="0.0189955895907345" calcext:value-type="float">
            <text:p>0.0189955896</text:p>
          </table:table-cell>
          <table:table-cell table:style-name="ce5" table:formula="of:=([.$D11]-[.$D10])/([.A13]-[.A10])" office:value-type="float" office:value="0.00698653410960508" calcext:value-type="float">
            <text:p>0.0069865341</text:p>
          </table:table-cell>
          <table:table-cell/>
          <table:table-cell table:formula="of:=([.K10]-[.A6])" office:value-type="float" office:value="8.195141827" calcext:value-type="float">
            <text:p>8.195141827</text:p>
          </table:table-cell>
          <table:table-cell table:formula="of:=[.G10]*([.K10]-[.A7])" office:value-type="float" office:value="50.2204655505703" calcext:value-type="float">
            <text:p>50.2204655506</text:p>
          </table:table-cell>
          <table:table-cell table:formula="of:=([.$K$10]-[.$A$8])*[.$H$10]" office:value-type="float" office:value="204.561942084924" calcext:value-type="float">
            <text:p>204.5619420849</text:p>
          </table:table-cell>
          <table:table-cell/>
          <table:table-cell office:value-type="float" office:value="16.58805582" calcext:value-type="float">
            <text:p>16.58805582</text:p>
          </table:table-cell>
          <table:table-cell table:formula="of:=[.B6]+[.G10]*[.C6]+[.H10]*[.D6]+[.I10]*[.E6]" office:value-type="float" office:value="-3.33115419616825" calcext:value-type="float">
            <text:p>-3.3311541962</text:p>
          </table:table-cell>
        </table:table-row>
        <table:table-row table:style-name="ro1">
          <table:table-cell table:style-name="ce2" office:value-type="float" office:value="18.74568266" calcext:value-type="float">
            <text:p>18.74568266</text:p>
          </table:table-cell>
          <table:table-cell table:style-name="ce2" office:value-type="float" office:value="-3.555815259" calcext:value-type="float">
            <text:p>-3.555815259</text:p>
          </table:table-cell>
          <table:table-cell table:style-name="ce5" table:formula="of:=([.B12]-[.B11])/([.A12]-[.A11])" office:value-type="float" office:value="-0.429343891556197" calcext:value-type="float">
            <text:p>-0.4293438916</text:p>
          </table:table-cell>
          <table:table-cell table:style-name="ce5" table:formula="of:=([.$C12]-[.$C11])/([.A13]-[.A11])" office:value-type="float" office:value="0.062097257042036" calcext:value-type="float">
            <text:p>0.062097257</text:p>
          </table:table-cell>
          <table:table-cell table:style-name="ce5" table:formula="of:=([.$D12]-[.$D11])/([.A14]-[.A11])" office:value-type="float" office:value="-0.00679558804667746" calcext:value-type="float">
            <text:p>-0.006795588</text:p>
          </table:table-cell>
          <table:table-cell/>
          <table:table-cell table:formula="of:=([.K11]-[.A7])" office:value-type="float" office:value="8.15254841" calcext:value-type="float">
            <text:p>8.15254841</text:p>
          </table:table-cell>
          <table:table-cell table:formula="of:=[.G11]*([.K11]-[.A8])" office:value-type="float" office:value="49.7121958711407" calcext:value-type="float">
            <text:p>49.7121958711</text:p>
          </table:table-cell>
          <table:table-cell table:formula="of:=([.K11]-[.A9])*[.H11]" office:value-type="float" office:value="200.065278201677" calcext:value-type="float">
            <text:p>200.0652782017</text:p>
          </table:table-cell>
          <table:table-cell/>
          <table:table-cell office:value-type="float" office:value="18.61252657" calcext:value-type="float">
            <text:p>18.61252657</text:p>
          </table:table-cell>
          <table:table-cell table:formula="of:=[.B6]+[.G11]*[.C6]+[.H11]*[.D6]+[.I11]*[.E6]" office:value-type="float" office:value="-3.27831451920782" calcext:value-type="float">
            <text:p>-3.2783145192</text:p>
          </table:table-cell>
        </table:table-row>
        <table:table-row table:style-name="ro1">
          <table:table-cell table:style-name="ce2" office:value-type="float" office:value="20.77401138" calcext:value-type="float">
            <text:p>20.77401138</text:p>
          </table:table-cell>
          <table:table-cell table:style-name="ce2" office:value-type="float" office:value="-4.426665805" calcext:value-type="float">
            <text:p>-4.426665805</text:p>
          </table:table-cell>
          <table:table-cell table:style-name="ce5" table:formula="of:=([.B13]-[.B12])/([.A13]-[.A12])" office:value-type="float" office:value="-0.178713602613949" calcext:value-type="float">
            <text:p>-0.1787136026</text:p>
          </table:table-cell>
          <table:table-cell table:style-name="ce5" table:formula="of:=([.$C13]-[.$C12])/([.A14]-[.A12])" office:value-type="float" office:value="0.0199105872470029" calcext:value-type="float">
            <text:p>0.0199105872</text:p>
          </table:table-cell>
          <table:table-cell table:style-name="ce5" table:formula="of:=([.$D13]-[.$D12])/([.A15]-[.A12])" office:value-type="float" office:value="0.000829000600624029" calcext:value-type="float">
            <text:p>0.0008290006</text:p>
          </table:table-cell>
          <table:table-cell/>
          <table:table-cell table:formula="of:=([.K12]-[.A8])" office:value-type="float" office:value="8.23090533" calcext:value-type="float">
            <text:p>8.23090533</text:p>
          </table:table-cell>
          <table:table-cell table:formula="of:=[.G12]*([.K12]-[.A9])" office:value-type="float" office:value="50.6828435775071" calcext:value-type="float">
            <text:p>50.6828435775</text:p>
          </table:table-cell>
          <table:table-cell table:formula="of:=([.K12]-[.A10])*[.H12]" office:value-type="float" office:value="209.480103590891" calcext:value-type="float">
            <text:p>209.4801035909</text:p>
          </table:table-cell>
          <table:table-cell/>
          <table:table-cell office:value-type="float" office:value="20.74568266" calcext:value-type="float">
            <text:p>20.74568266</text:p>
          </table:table-cell>
          <table:table-cell table:formula="of:=[.B7]+[.G12]*[.C7]+[.H12]*[.D7]+[.I12]*[.E7]" office:value-type="float" office:value="-2.88943753796149" calcext:value-type="float">
            <text:p>-2.889437538</text:p>
          </table:table-cell>
        </table:table-row>
        <table:table-row table:style-name="ro1">
          <table:table-cell table:style-name="ce2" office:value-type="float" office:value="22.78177541" calcext:value-type="float">
            <text:p>22.78177541</text:p>
          </table:table-cell>
          <table:table-cell table:style-name="ce2" office:value-type="float" office:value="-4.785480548" calcext:value-type="float">
            <text:p>-4.785480548</text:p>
          </table:table-cell>
          <table:table-cell table:style-name="ce5" table:formula="of:=([.B14]-[.B13])/([.A14]-[.A13])" office:value-type="float" office:value="-0.0954948914456666" calcext:value-type="float">
            <text:p>-0.0954948914</text:p>
          </table:table-cell>
          <table:table-cell table:style-name="ce5" table:formula="of:=([.$C14]-[.$C13])/([.A15]-[.A13])" office:value-type="float" office:value="0.0250739890947191" calcext:value-type="float">
            <text:p>0.0250739891</text:p>
          </table:table-cell>
          <table:table-cell table:style-name="ce5" table:formula="of:=([.$D14]-[.$D13])/([.A16]-[.A13])" office:value-type="float" office:value="0.00722361685070063" calcext:value-type="float">
            <text:p>0.0072236169</text:p>
          </table:table-cell>
          <table:table-cell/>
          <table:table-cell table:formula="of:=([.K13]-[.A9])" office:value-type="float" office:value="8.18595556" calcext:value-type="float">
            <text:p>8.18595556</text:p>
          </table:table-cell>
          <table:table-cell table:formula="of:=[.G13]*([.K13]-[.A10])" office:value-type="float" office:value="50.4376408382751" calcext:value-type="float">
            <text:p>50.4376408383</text:p>
          </table:table-cell>
          <table:table-cell table:formula="of:=([.K13]-[.A11])*[.H13]" office:value-type="float" office:value="203.179397157868" calcext:value-type="float">
            <text:p>203.1793971579</text:p>
          </table:table-cell>
          <table:table-cell/>
          <table:table-cell office:value-type="float" office:value="22.77401138" calcext:value-type="float">
            <text:p>22.77401138</text:p>
          </table:table-cell>
          <table:table-cell table:formula="of:=[.B8]+[.G13]*[.C8]+[.H13]*[.D8]+[.I13]*[.E8]" office:value-type="float" office:value="-4.51600600676992" calcext:value-type="float">
            <text:p>-4.5160060068</text:p>
          </table:table-cell>
        </table:table-row>
        <table:table-row table:style-name="ro1">
          <table:table-cell table:style-name="ce2" office:value-type="float" office:value="24.95363251" calcext:value-type="float">
            <text:p>24.95363251</text:p>
          </table:table-cell>
          <table:table-cell table:style-name="ce2" office:value-type="float" office:value="-4.992881806" calcext:value-type="float">
            <text:p>-4.992881806</text:p>
          </table:table-cell>
          <table:table-cell table:style-name="ce5" table:formula="of:=([.B15]-[.B14])/([.A15]-[.A14])" office:value-type="float" office:value="0.0103349374536756" calcext:value-type="float">
            <text:p>0.0103349375</text:p>
          </table:table-cell>
          <table:table-cell table:style-name="ce5" table:formula="of:=([.$C15]-[.$C14])/([.A16]-[.A14])" office:value-type="float" office:value="0.0706699930595161" calcext:value-type="float">
            <text:p>0.0706699931</text:p>
          </table:table-cell>
          <table:table-cell table:style-name="ce5" table:formula="of:=([.$D15]-[.$D14])/([.A17]-[.A14])" office:value-type="float" office:value="-0.0098785050282379" calcext:value-type="float">
            <text:p>-0.009878505</text:p>
          </table:table-cell>
          <table:table-cell/>
          <table:table-cell table:formula="of:=([.K14]-[.A10])" office:value-type="float" office:value="8.16924884" calcext:value-type="float">
            <text:p>8.16924884</text:p>
          </table:table-cell>
          <table:table-cell table:formula="of:=[.G14]*([.K14]-[.A11])" office:value-type="float" office:value="49.3103436960699" calcext:value-type="float">
            <text:p>49.3103436961</text:p>
          </table:table-cell>
          <table:table-cell table:formula="of:=([.K14]-[.A12])*[.H14]" office:value-type="float" office:value="197.624221772046" calcext:value-type="float">
            <text:p>197.624221772</text:p>
          </table:table-cell>
          <table:table-cell/>
          <table:table-cell office:value-type="float" office:value="24.78177541" calcext:value-type="float">
            <text:p>24.78177541</text:p>
          </table:table-cell>
          <table:table-cell table:formula="of:=[.B9]+[.G14]*[.C9]+[.H14]*[.D9]+[.I14]*[.E9]" office:value-type="float" office:value="-5.1115365899813" calcext:value-type="float">
            <text:p>-5.11153659</text:p>
          </table:table-cell>
        </table:table-row>
        <table:table-row table:style-name="ro1">
          <table:table-cell table:style-name="ce2" office:value-type="float" office:value="27.00247713" calcext:value-type="float">
            <text:p>27.00247713</text:p>
          </table:table-cell>
          <table:table-cell table:style-name="ce2" office:value-type="float" office:value="-4.971707125" calcext:value-type="float">
            <text:p>-4.971707125</text:p>
          </table:table-cell>
          <table:table-cell table:style-name="ce5" table:formula="of:=([.B16]-[.B15])/([.A16]-[.A15])" office:value-type="float" office:value="0.302924035628167" calcext:value-type="float">
            <text:p>0.3029240356</text:p>
          </table:table-cell>
          <table:table-cell table:style-name="ce5" table:formula="of:=([.$C16]-[.$C15])/([.A17]-[.A15])" office:value-type="float" office:value="0.00859216745080736" calcext:value-type="float">
            <text:p>0.0085921675</text:p>
          </table:table-cell>
          <table:table-cell table:style-name="ce5" table:formula="of:=([.$D16]-[.$D15])/([.A18]-[.A15])" office:value-type="float" office:value="0.00464071852087523" calcext:value-type="float">
            <text:p>0.0046407185</text:p>
          </table:table-cell>
          <table:table-cell/>
          <table:table-cell table:formula="of:=([.K15]-[.A11])" office:value-type="float" office:value="8.20794985" calcext:value-type="float">
            <text:p>8.20794985</text:p>
          </table:table-cell>
          <table:table-cell table:formula="of:=[.G15]*([.K15]-[.A12])" office:value-type="float" office:value="50.7220203270403" calcext:value-type="float">
            <text:p>50.722020327</text:p>
          </table:table-cell>
          <table:table-cell table:formula="of:=([.K15]-[.A13])*[.H15]" office:value-type="float" office:value="211.605020627707" calcext:value-type="float">
            <text:p>211.6050206277</text:p>
          </table:table-cell>
          <table:table-cell/>
          <table:table-cell office:value-type="float" office:value="26.95363251" calcext:value-type="float">
            <text:p>26.95363251</text:p>
          </table:table-cell>
          <table:table-cell table:formula="of:=[.B10]+[.G15]*[.C10]+[.H15]*[.D10]+[.I15]*[.E10]" office:value-type="float" office:value="-4.20232205790099" calcext:value-type="float">
            <text:p>-4.2023220579</text:p>
          </table:table-cell>
        </table:table-row>
        <table:table-row table:style-name="ro1">
          <table:table-cell table:style-name="ce2" office:value-type="float" office:value="29.09384939" calcext:value-type="float">
            <text:p>29.09384939</text:p>
          </table:table-cell>
          <table:table-cell table:style-name="ce2" office:value-type="float" office:value="-4.3381802" calcext:value-type="float">
            <text:p>-4.3381802</text:p>
          </table:table-cell>
          <table:table-cell table:style-name="ce5" table:formula="of:=([.B17]-[.B16])/([.A17]-[.A16])" office:value-type="float" office:value="0.339314330562551" calcext:value-type="float">
            <text:p>0.3393143306</text:p>
          </table:table-cell>
          <table:table-cell table:style-name="ce5" table:formula="of:=([.$C17]-[.$C16])/([.A18]-[.A16])" office:value-type="float" office:value="0.0379678126175892" calcext:value-type="float">
            <text:p>0.0379678126</text:p>
          </table:table-cell>
          <table:table-cell table:style-name="ce5" table:formula="of:=([.$D17]-[.$D16])/([.A19]-[.A16])" office:value-type="float" office:value="-0.00380936804020906" calcext:value-type="float">
            <text:p>-0.003809368</text:p>
          </table:table-cell>
          <table:table-cell/>
          <table:table-cell table:formula="of:=([.K16]-[.A12])" office:value-type="float" office:value="8.22846575" calcext:value-type="float">
            <text:p>8.22846575</text:p>
          </table:table-cell>
          <table:table-cell table:formula="of:=[.G16]*([.K16]-[.A13])" office:value-type="float" office:value="51.1868310439861" calcext:value-type="float">
            <text:p>51.186831044</text:p>
          </table:table-cell>
          <table:table-cell table:formula="of:=([.K16]-[.A14])*[.H16]" office:value-type="float" office:value="207.247525487292" calcext:value-type="float">
            <text:p>207.2475254873</text:p>
          </table:table-cell>
          <table:table-cell/>
          <table:table-cell office:value-type="float" office:value="29.00247713" calcext:value-type="float">
            <text:p>29.00247713</text:p>
          </table:table-cell>
          <table:table-cell table:formula="of:=[.B11]+[.G16]*[.C11]+[.H16]*[.D11]+[.I16]*[.E11]" office:value-type="float" office:value="-5.31846376804113" calcext:value-type="float">
            <text:p>-5.318463768</text:p>
          </table:table-cell>
        </table:table-row>
        <table:table-row table:style-name="ro1">
          <table:table-cell table:style-name="ce2" office:value-type="float" office:value="31.23776411" calcext:value-type="float">
            <text:p>31.23776411</text:p>
          </table:table-cell>
          <table:table-cell table:style-name="ce2" office:value-type="float" office:value="-3.610719212" calcext:value-type="float">
            <text:p>-3.610719212</text:p>
          </table:table-cell>
          <table:table-cell table:style-name="ce5" table:formula="of:=([.B18]-[.B17])/([.A18]-[.A17])" office:value-type="float" office:value="0.500244911085469" calcext:value-type="float">
            <text:p>0.5002449111</text:p>
          </table:table-cell>
          <table:table-cell table:style-name="ce5" table:formula="of:=([.$C18]-[.$C17])/([.A19]-[.A17])" office:value-type="float" office:value="0.0136183524085045" calcext:value-type="float">
            <text:p>0.0136183524</text:p>
          </table:table-cell>
          <table:table-cell table:style-name="ce5" table:formula="of:=([.$D18]-[.$D17])/([.A20]-[.A17])" office:value-type="float" office:value="0.00184227363550969" calcext:value-type="float">
            <text:p>0.0018422736</text:p>
          </table:table-cell>
          <table:table-cell/>
          <table:table-cell table:formula="of:=([.K17]-[.A13])" office:value-type="float" office:value="8.31207398" calcext:value-type="float">
            <text:p>8.31207398</text:p>
          </table:table-cell>
          <table:table-cell table:formula="of:=[.G17]*([.K17]-[.A14])" office:value-type="float" office:value="51.0379369598048" calcext:value-type="float">
            <text:p>51.0379369598</text:p>
          </table:table-cell>
          <table:table-cell table:formula="of:=([.K17]-[.A15])*[.H17]" office:value-type="float" office:value="208.815199484974" calcext:value-type="float">
            <text:p>208.815199485</text:p>
          </table:table-cell>
          <table:table-cell/>
          <table:table-cell office:value-type="float" office:value="31.09384939" calcext:value-type="float">
            <text:p>31.09384939</text:p>
          </table:table-cell>
          <table:table-cell table:formula="of:=[.B12]+[.G17]*[.C12]+[.H17]*[.D12]+[.I17]*[.E12]" office:value-type="float" office:value="-4.72284326862177" calcext:value-type="float">
            <text:p>-4.7228432686</text:p>
          </table:table-cell>
        </table:table-row>
        <table:table-row table:style-name="ro1">
          <table:table-cell table:style-name="ce2" office:value-type="float" office:value="33.33245492" calcext:value-type="float">
            <text:p>33.33245492</text:p>
          </table:table-cell>
          <table:table-cell table:style-name="ce2" office:value-type="float" office:value="-2.562860794" calcext:value-type="float">
            <text:p>-2.562860794</text:p>
          </table:table-cell>
          <table:table-cell table:style-name="ce5" table:formula="of:=([.B19]-[.B18])/([.A19]-[.A18])" office:value-type="float" office:value="0.558096760904071" calcext:value-type="float">
            <text:p>0.5580967609</text:p>
          </table:table-cell>
          <table:table-cell table:style-name="ce5" table:formula="of:=([.$C19]-[.$C18])/([.A20]-[.A18])" office:value-type="float" office:value="0.025224289932166" calcext:value-type="float">
            <text:p>0.0252242899</text:p>
          </table:table-cell>
          <table:table-cell table:style-name="ce5" table:formula="of:=([.$D19]-[.$D18])/([.A21]-[.A18])" office:value-type="float" office:value="-0.00760437283455635" calcext:value-type="float">
            <text:p>-0.0076043728</text:p>
          </table:table-cell>
          <table:table-cell/>
          <table:table-cell table:formula="of:=([.K18]-[.A14])" office:value-type="float" office:value="8.2841316" calcext:value-type="float">
            <text:p>8.2841316</text:p>
          </table:table-cell>
          <table:table-cell table:formula="of:=[.G18]*([.K18]-[.A15])" office:value-type="float" office:value="51.6539379060866" calcext:value-type="float">
            <text:p>51.6539379061</text:p>
          </table:table-cell>
          <table:table-cell table:formula="of:=([.K18]-[.A16])*[.H18]" office:value-type="float" office:value="214.049513634998" calcext:value-type="float">
            <text:p>214.049513635</text:p>
          </table:table-cell>
          <table:table-cell/>
          <table:table-cell office:value-type="float" office:value="33.23776411" calcext:value-type="float">
            <text:p>33.23776411</text:p>
          </table:table-cell>
          <table:table-cell table:formula="of:=[.B13]+[.G18]*[.C13]+[.H18]*[.D13]+[.I18]*[.E13]" office:value-type="float" office:value="-2.73519084652906" calcext:value-type="float">
            <text:p>-2.7351908465</text:p>
          </table:table-cell>
        </table:table-row>
        <table:table-row table:style-name="ro1">
          <table:table-cell table:style-name="ce2" office:value-type="float" office:value="35.48584406" calcext:value-type="float">
            <text:p>35.48584406</text:p>
          </table:table-cell>
          <table:table-cell table:style-name="ce2" office:value-type="float" office:value="-1.36106129" calcext:value-type="float">
            <text:p>-1.36106129</text:p>
          </table:table-cell>
          <table:table-cell table:style-name="ce5" table:formula="of:=([.B20]-[.B19])/([.A20]-[.A19])" office:value-type="float" office:value="0.664167408876706" calcext:value-type="float">
            <text:p>0.6641674089</text:p>
          </table:table-cell>
          <table:table-cell table:style-name="ce5" table:formula="of:=([.$C20]-[.$C19])/([.A21]-[.A19])" office:value-type="float" office:value="-0.0232296109089332" calcext:value-type="float">
            <text:p>-0.0232296109</text:p>
          </table:table-cell>
          <table:table-cell table:style-name="ce5" table:formula="of:=([.$D20]-[.$D19])/([.A22]-[.A19])" office:value-type="float" office:value="0.00594322581993474" calcext:value-type="float">
            <text:p>0.0059432258</text:p>
          </table:table-cell>
          <table:table-cell/>
          <table:table-cell table:formula="of:=([.K19]-[.A15])" office:value-type="float" office:value="8.32997779" calcext:value-type="float">
            <text:p>8.32997779</text:p>
          </table:table-cell>
          <table:table-cell table:formula="of:=[.G19]*([.K19]-[.A16])" office:value-type="float" office:value="51.9674455054713" calcext:value-type="float">
            <text:p>51.9674455055</text:p>
          </table:table-cell>
          <table:table-cell table:formula="of:=([.K19]-[.A17])*[.H19]" office:value-type="float" office:value="212.790621530429" calcext:value-type="float">
            <text:p>212.7906215304</text:p>
          </table:table-cell>
          <table:table-cell/>
          <table:table-cell office:value-type="float" office:value="35.33245492" calcext:value-type="float">
            <text:p>35.33245492</text:p>
          </table:table-cell>
          <table:table-cell table:formula="of:=[.B14]+[.G19]*[.C14]+[.H19]*[.D14]+[.I19]*[.E14]" office:value-type="float" office:value="-3.33630621810762" calcext:value-type="float">
            <text:p>-3.3363062181</text:p>
          </table:table-cell>
        </table:table-row>
        <table:table-row table:style-name="ro1">
          <table:table-cell table:style-name="ce2" office:value-type="float" office:value="37.53755438" calcext:value-type="float">
            <text:p>37.53755438</text:p>
          </table:table-cell>
          <table:table-cell table:style-name="ce2" office:value-type="float" office:value="0.001617837" calcext:value-type="float">
            <text:p>0.001617837</text:p>
          </table:table-cell>
          <table:table-cell table:style-name="ce5" table:formula="of:=([.B21]-[.B20])/([.A21]-[.A20])" office:value-type="float" office:value="0.566174272294806" calcext:value-type="float">
            <text:p>0.5661742723</text:p>
          </table:table-cell>
          <table:table-cell table:style-name="ce5" table:formula="of:=([.$C21]-[.$C20])/([.A22]-[.A20])" office:value-type="float" office:value="0.014298266869624" calcext:value-type="float">
            <text:p>0.0142982669</text:p>
          </table:table-cell>
          <table:table-cell table:style-name="ce5" table:formula="of:=([.$D21]-[.$D20])/([.A23]-[.A20])" office:value-type="float" office:value="-0.00680618610619338" calcext:value-type="float">
            <text:p>-0.0068061861</text:p>
          </table:table-cell>
          <table:table-cell/>
          <table:table-cell table:formula="of:=([.K20]-[.A16])" office:value-type="float" office:value="8.39199467" calcext:value-type="float">
            <text:p>8.39199467</text:p>
          </table:table-cell>
          <table:table-cell table:formula="of:=[.G20]*([.K20]-[.A17])" office:value-type="float" office:value="52.4338536381338" calcext:value-type="float">
            <text:p>52.4338536381</text:p>
          </table:table-cell>
          <table:table-cell table:formula="of:=([.K20]-[.A18])*[.H20]" office:value-type="float" office:value="217.778198268974" calcext:value-type="float">
            <text:p>217.778198269</text:p>
          </table:table-cell>
          <table:table-cell/>
          <table:table-cell office:value-type="float" office:value="37.48584406" calcext:value-type="float">
            <text:p>37.48584406</text:p>
          </table:table-cell>
          <table:table-cell table:formula="of:=[.B15]+[.G20]*[.C15]+[.H20]*[.D15]+[.I20]*[.E15]" office:value-type="float" office:value="-0.968402463893895" calcext:value-type="float">
            <text:p>-0.9684024639</text:p>
          </table:table-cell>
        </table:table-row>
        <table:table-row table:style-name="ro1">
          <table:table-cell table:style-name="ce2" office:value-type="float" office:value="39.704302" calcext:value-type="float">
            <text:p>39.704302</text:p>
          </table:table-cell>
          <table:table-cell table:style-name="ce2" office:value-type="float" office:value="1.228374594" calcext:value-type="float">
            <text:p>1.228374594</text:p>
          </table:table-cell>
          <table:table-cell table:style-name="ce5" table:formula="of:=([.B22]-[.B21])/([.A22]-[.A21])" office:value-type="float" office:value="0.62712328114981" calcext:value-type="float">
            <text:p>0.6271232811</text:p>
          </table:table-cell>
          <table:table-cell table:style-name="ce5" table:formula="of:=([.$C22]-[.$C21])/([.A23]-[.A21])" office:value-type="float" office:value="-0.0289777544709927" calcext:value-type="float">
            <text:p>-0.0289777545</text:p>
          </table:table-cell>
          <table:table-cell table:style-name="ce5" table:formula="of:=([.$D22]-[.$D21])/([.A24]-[.A21])" office:value-type="float" office:value="0.000866596430557038" calcext:value-type="float">
            <text:p>0.0008665964</text:p>
          </table:table-cell>
          <table:table-cell/>
          <table:table-cell table:formula="of:=([.K21]-[.A17])" office:value-type="float" office:value="8.29979027" calcext:value-type="float">
            <text:p>8.29979027</text:p>
          </table:table-cell>
          <table:table-cell table:formula="of:=[.G21]*([.K21]-[.A18])" office:value-type="float" office:value="51.5010241224903" calcext:value-type="float">
            <text:p>51.5010241225</text:p>
          </table:table-cell>
          <table:table-cell table:formula="of:=([.K21]-[.A19])*[.H21]" office:value-type="float" office:value="208.667230927663" calcext:value-type="float">
            <text:p>208.6672309277</text:p>
          </table:table-cell>
          <table:table-cell/>
          <table:table-cell office:value-type="float" office:value="39.53755438" calcext:value-type="float">
            <text:p>39.53755438</text:p>
          </table:table-cell>
          <table:table-cell table:formula="of:=[.B16]+[.G21]*[.C16]+[.H21]*[.D16]+[.I21]*[.E16]" office:value-type="float" office:value="-0.361451467763486" calcext:value-type="float">
            <text:p>-0.3614514678</text:p>
          </table:table-cell>
        </table:table-row>
        <table:table-row table:style-name="ro1">
          <table:table-cell table:style-name="ce2" office:value-type="float" office:value="41.80023946" calcext:value-type="float">
            <text:p>41.80023946</text:p>
          </table:table-cell>
          <table:table-cell table:style-name="ce2" office:value-type="float" office:value="2.542785771" calcext:value-type="float">
            <text:p>2.542785771</text:p>
          </table:table-cell>
          <table:table-cell table:style-name="ce5" table:formula="of:=([.B23]-[.B22])/([.A23]-[.A22])" office:value-type="float" office:value="0.505660448611159" calcext:value-type="float">
            <text:p>0.5056604486</text:p>
          </table:table-cell>
          <table:table-cell table:style-name="ce5" table:formula="of:=([.$C23]-[.$C22])/([.A24]-[.A22])" office:value-type="float" office:value="-0.0235394257979234" calcext:value-type="float">
            <text:p>-0.0235394258</text:p>
          </table:table-cell>
          <table:table-cell table:style-name="ce5" table:formula="of:=([.$D23]-[.$D22])/([.A25]-[.A22])" office:value-type="float" office:value="-0.00538785876268673" calcext:value-type="float">
            <text:p>-0.0053878588</text:p>
          </table:table-cell>
          <table:table-cell/>
          <table:table-cell table:formula="of:=([.K22]-[.A18])" office:value-type="float" office:value="8.37184708" calcext:value-type="float">
            <text:p>8.37184708</text:p>
          </table:table-cell>
          <table:table-cell table:formula="of:=[.G22]*([.K22]-[.A19])" office:value-type="float" office:value="52.0599789470918" calcext:value-type="float">
            <text:p>52.0599789471</text:p>
          </table:table-cell>
          <table:table-cell table:formula="of:=([.K22]-[.A20])*[.H22]" office:value-type="float" office:value="216.920793375045" calcext:value-type="float">
            <text:p>216.920793375</text:p>
          </table:table-cell>
          <table:table-cell/>
          <table:table-cell office:value-type="float" office:value="41.704302" calcext:value-type="float">
            <text:p>41.704302</text:p>
          </table:table-cell>
          <table:table-cell table:formula="of:=[.B17]+[.G22]*[.C17]+[.H22]*[.D17]+[.I22]*[.E17]" office:value-type="float" office:value="1.68585328446525" calcext:value-type="float">
            <text:p>1.6858532845</text:p>
          </table:table-cell>
        </table:table-row>
        <table:table-row table:style-name="ro1">
          <table:table-cell table:style-name="ce2" office:value-type="float" office:value="43.89589085" calcext:value-type="float">
            <text:p>43.89589085</text:p>
          </table:table-cell>
          <table:table-cell table:style-name="ce2" office:value-type="float" office:value="3.602473793" calcext:value-type="float">
            <text:p>3.602473793</text:p>
          </table:table-cell>
          <table:table-cell table:style-name="ce5" table:formula="of:=([.B24]-[.B23])/([.A24]-[.A23])" office:value-type="float" office:value="0.407275871006886" calcext:value-type="float">
            <text:p>0.407275871</text:p>
          </table:table-cell>
          <table:table-cell table:style-name="ce5" table:formula="of:=([.$C24]-[.$C23])/([.A25]-[.A23])" office:value-type="float" office:value="-0.0574892253581407" calcext:value-type="float">
            <text:p>-0.0574892254</text:p>
          </table:table-cell>
          <table:table-cell table:style-name="ce5" table:formula="of:=([.$D24]-[.$D23])/([.A26]-[.A23])" office:value-type="float" office:value="0.00587520832452983" calcext:value-type="float">
            <text:p>0.0058752083</text:p>
          </table:table-cell>
          <table:table-cell/>
          <table:table-cell table:formula="of:=([.K23]-[.A19])" office:value-type="float" office:value="8.3143954" calcext:value-type="float">
            <text:p>8.3143954</text:p>
          </table:table-cell>
          <table:table-cell table:formula="of:=[.G23]*([.K23]-[.A20])" office:value-type="float" office:value="52.0704400208006" calcext:value-type="float">
            <text:p>52.0704400208</text:p>
          </table:table-cell>
          <table:table-cell table:formula="of:=([.K23]-[.A21])*[.H23]" office:value-type="float" office:value="213.277265839881" calcext:value-type="float">
            <text:p>213.2772658399</text:p>
          </table:table-cell>
          <table:table-cell/>
          <table:table-cell office:value-type="float" office:value="43.80023946" calcext:value-type="float">
            <text:p>43.80023946</text:p>
          </table:table-cell>
          <table:table-cell table:formula="of:=[.B18]+[.G23]*[.C18]+[.H23]*[.D18]+[.I23]*[.E18]" office:value-type="float" office:value="1.7689763770146" calcext:value-type="float">
            <text:p>1.768976377</text:p>
          </table:table-cell>
        </table:table-row>
        <table:table-row table:style-name="ro1">
          <table:table-cell table:style-name="ce2" office:value-type="float" office:value="45.9798052" calcext:value-type="float">
            <text:p>45.9798052</text:p>
          </table:table-cell>
          <table:table-cell table:style-name="ce2" office:value-type="float" office:value="4.451201825" calcext:value-type="float">
            <text:p>4.451201825</text:p>
          </table:table-cell>
          <table:table-cell table:style-name="ce5" table:formula="of:=([.B25]-[.B24])/([.A25]-[.A24])" office:value-type="float" office:value="0.165504017959866" calcext:value-type="float">
            <text:p>0.165504018</text:p>
          </table:table-cell>
          <table:table-cell table:style-name="ce5" table:formula="of:=([.$C25]-[.$C24])/([.A26]-[.A24])" office:value-type="float" office:value="-0.0201098089811818" calcext:value-type="float">
            <text:p>-0.020109809</text:p>
          </table:table-cell>
          <table:table-cell table:style-name="ce5" table:formula="of:=([.$D25]-[.$D24])/([.A27]-[.A24])" office:value-type="float" office:value="-0.00396801196111293" calcext:value-type="float">
            <text:p>-0.003968012</text:p>
          </table:table-cell>
          <table:table-cell/>
          <table:table-cell table:formula="of:=([.K24]-[.A20])" office:value-type="float" office:value="8.35833647" calcext:value-type="float">
            <text:p>8.35833647</text:p>
          </table:table-cell>
          <table:table-cell table:formula="of:=[.G24]*([.K24]-[.A21])" office:value-type="float" office:value="51.7513828922004" calcext:value-type="float">
            <text:p>51.7513828922</text:p>
          </table:table-cell>
          <table:table-cell table:formula="of:=([.K24]-[.A22])*[.H24]" office:value-type="float" office:value="211.955623276863" calcext:value-type="float">
            <text:p>211.9556232769</text:p>
          </table:table-cell>
          <table:table-cell/>
          <table:table-cell office:value-type="float" office:value="45.89589085" calcext:value-type="float">
            <text:p>45.89589085</text:p>
          </table:table-cell>
          <table:table-cell table:formula="of:=[.B19]+[.G24]*[.C19]+[.H24]*[.D19]+[.I24]*[.E19]" office:value-type="float" office:value="4.24780903015395" calcext:value-type="float">
            <text:p>4.2478090302</text:p>
          </table:table-cell>
        </table:table-row>
        <table:table-row table:style-name="ro1">
          <table:table-cell table:style-name="ce2" office:value-type="float" office:value="48.10140678" calcext:value-type="float">
            <text:p>48.10140678</text:p>
          </table:table-cell>
          <table:table-cell table:style-name="ce2" office:value-type="float" office:value="4.802335411" calcext:value-type="float">
            <text:p>4.802335411</text:p>
          </table:table-cell>
          <table:table-cell table:style-name="ce5" table:formula="of:=([.B26]-[.B25])/([.A26]-[.A25])" office:value-type="float" office:value="0.079467942669331" calcext:value-type="float">
            <text:p>0.0794679427</text:p>
          </table:table-cell>
          <table:table-cell table:style-name="ce5" table:formula="of:=([.$C26]-[.$C25])/([.A27]-[.A25])" office:value-type="float" office:value="-0.0455324499744715" calcext:value-type="float">
            <text:p>-0.04553245</text:p>
          </table:table-cell>
          <table:table-cell table:style-name="ce5" table:formula="of:=([.$D26]-[.$D25])/([.A28]-[.A25])" office:value-type="float" office:value="0.00282531153086713" calcext:value-type="float">
            <text:p>0.0028253115</text:p>
          </table:table-cell>
          <table:table-cell/>
          <table:table-cell table:formula="of:=([.K25]-[.A21])" office:value-type="float" office:value="8.2755032" calcext:value-type="float">
            <text:p>8.2755032</text:p>
          </table:table-cell>
          <table:table-cell table:formula="of:=[.G25]*([.K25]-[.A22])" office:value-type="float" office:value="51.1390160559804" calcext:value-type="float">
            <text:p>51.139016056</text:p>
          </table:table-cell>
          <table:table-cell table:formula="of:=([.K25]-[.A23])*[.H25]" office:value-type="float" office:value="208.847361515899" calcext:value-type="float">
            <text:p>208.8473615159</text:p>
          </table:table-cell>
          <table:table-cell/>
          <table:table-cell office:value-type="float" office:value="47.9798052" calcext:value-type="float">
            <text:p>47.9798052</text:p>
          </table:table-cell>
          <table:table-cell table:formula="of:=[.B20]+[.G25]*[.C20]+[.H25]*[.D20]+[.I25]*[.E20]" office:value-type="float" office:value="3.99674012788708" calcext:value-type="float">
            <text:p>3.9967401279</text:p>
          </table:table-cell>
        </table:table-row>
        <table:table-row table:style-name="ro1">
          <table:table-cell table:style-name="ce2" office:value-type="float" office:value="50.2581191" calcext:value-type="float">
            <text:p>50.2581191</text:p>
          </table:table-cell>
          <table:table-cell table:style-name="ce2" office:value-type="float" office:value="4.973724902" calcext:value-type="float">
            <text:p>4.973724902</text:p>
          </table:table-cell>
          <table:table-cell table:style-name="ce5" table:formula="of:=([.B27]-[.B26])/([.A27]-[.A26])" office:value-type="float" office:value="-0.115652022973638" calcext:value-type="float">
            <text:p>-0.115652023</text:p>
          </table:table-cell>
          <table:table-cell table:style-name="ce5" table:formula="of:=([.$C27]-[.$C26])/([.A28]-[.A26])" office:value-type="float" office:value="-0.0275436150045104" calcext:value-type="float">
            <text:p>-0.027543615</text:p>
          </table:table-cell>
          <table:table-cell table:style-name="ce5" table:formula="of:=([.$D27]-[.$D26])/([.A29]-[.A26])" office:value-type="float" office:value="-0.000596726187771376" calcext:value-type="float">
            <text:p>-0.0005967262</text:p>
          </table:table-cell>
          <table:table-cell/>
          <table:table-cell table:formula="of:=([.K26]-[.A22])" office:value-type="float" office:value="8.30116732" calcext:value-type="float">
            <text:p>8.30116732</text:p>
          </table:table-cell>
          <table:table-cell table:formula="of:=[.G26]*([.K26]-[.A23])" office:value-type="float" office:value="51.5130260418554" calcext:value-type="float">
            <text:p>51.5130260419</text:p>
          </table:table-cell>
          <table:table-cell table:formula="of:=([.K26]-[.A24])*[.H26]" office:value-type="float" office:value="212.316169524692" calcext:value-type="float">
            <text:p>212.3161695247</text:p>
          </table:table-cell>
          <table:table-cell/>
          <table:table-cell office:value-type="float" office:value="50.10140678" calcext:value-type="float">
            <text:p>50.10140678</text:p>
          </table:table-cell>
          <table:table-cell table:formula="of:=[.B21]+[.G26]*[.C21]+[.H26]*[.D21]+[.I26]*[.E21]" office:value-type="float" office:value="5.12549049505288" calcext:value-type="float">
            <text:p>5.1254904951</text:p>
          </table:table-cell>
        </table:table-row>
        <table:table-row table:style-name="ro1">
          <table:table-cell table:style-name="ce2" office:value-type="float" office:value="52.38670146" calcext:value-type="float">
            <text:p>52.38670146</text:p>
          </table:table-cell>
          <table:table-cell table:style-name="ce2" office:value-type="float" office:value="4.727550046" calcext:value-type="float">
            <text:p>4.727550046</text:p>
          </table:table-cell>
          <table:table-cell table:style-name="ce5" table:formula="of:=([.B28]-[.B27])/([.A28]-[.A27])" office:value-type="float" office:value="-0.231619311220013" calcext:value-type="float">
            <text:p>-0.2316193112</text:p>
          </table:table-cell>
          <table:table-cell table:style-name="ce5" table:formula="of:=([.$C28]-[.$C27])/([.A29]-[.A27])" office:value-type="float" office:value="-0.031361890048721" calcext:value-type="float">
            <text:p>-0.03136189</text:p>
          </table:table-cell>
          <table:table-cell table:style-name="ce5" table:formula="of:=([.$D28]-[.$D27])/([.A30]-[.A27])" office:value-type="float" office:value="-0.00370582951374059" calcext:value-type="float">
            <text:p>-0.0037058295</text:p>
          </table:table-cell>
          <table:table-cell/>
          <table:table-cell table:formula="of:=([.K27]-[.A23])" office:value-type="float" office:value="8.36222825" calcext:value-type="float">
            <text:p>8.36222825</text:p>
          </table:table-cell>
          <table:table-cell table:formula="of:=[.G27]*([.K27]-[.A24])" office:value-type="float" office:value="52.5006938569477" calcext:value-type="float">
            <text:p>52.5006938569</text:p>
          </table:table-cell>
          <table:table-cell table:formula="of:=([.K27]-[.A25])*[.H27]" office:value-type="float" office:value="218.230280963723" calcext:value-type="float">
            <text:p>218.2302809637</text:p>
          </table:table-cell>
          <table:table-cell/>
          <table:table-cell office:value-type="float" office:value="52.2581191" calcext:value-type="float">
            <text:p>52.2581191</text:p>
          </table:table-cell>
          <table:table-cell table:formula="of:=[.B22]+[.G27]*[.C22]+[.H27]*[.D22]+[.I27]*[.E22]" office:value-type="float" office:value="4.35960374032481" calcext:value-type="float">
            <text:p>4.3596037403</text:p>
          </table:table-cell>
        </table:table-row>
        <table:table-row table:style-name="ro1">
          <table:table-cell table:style-name="ce2" office:value-type="float" office:value="54.46843384" calcext:value-type="float">
            <text:p>54.46843384</text:p>
          </table:table-cell>
          <table:table-cell table:style-name="ce2" office:value-type="float" office:value="4.245380626" calcext:value-type="float">
            <text:p>4.245380626</text:p>
          </table:table-cell>
          <table:table-cell table:style-name="ce5" table:formula="of:=([.B29]-[.B28])/([.A29]-[.A28])" office:value-type="float" office:value="-0.36553843861329" calcext:value-type="float">
            <text:p>-0.3655384386</text:p>
          </table:table-cell>
          <table:table-cell table:style-name="ce5" table:formula="of:=([.$C29]-[.$C28])/([.A30]-[.A28])" office:value-type="float" office:value="-0.0548052597943594" calcext:value-type="float">
            <text:p>-0.0548052598</text:p>
          </table:table-cell>
          <table:table-cell table:style-name="ce5" table:formula="of:=([.$D29]-[.$D28])/([.A31]-[.A28])" office:value-type="float" office:value="0.0110218081421095" calcext:value-type="float">
            <text:p>0.0110218081</text:p>
          </table:table-cell>
          <table:table-cell/>
          <table:table-cell table:formula="of:=([.K28]-[.A24])" office:value-type="float" office:value="8.40689626" calcext:value-type="float">
            <text:p>8.40689626</text:p>
          </table:table-cell>
          <table:table-cell table:formula="of:=[.G28]*([.K28]-[.A25])" office:value-type="float" office:value="52.8398203382899" calcext:value-type="float">
            <text:p>52.8398203383</text:p>
          </table:table-cell>
          <table:table-cell table:formula="of:=([.K28]-[.A26])*[.H28]" office:value-type="float" office:value="218.153550154233" calcext:value-type="float">
            <text:p>218.1535501542</text:p>
          </table:table-cell>
          <table:table-cell/>
          <table:table-cell office:value-type="float" office:value="54.38670146" calcext:value-type="float">
            <text:p>54.38670146</text:p>
          </table:table-cell>
          <table:table-cell table:formula="of:=[.B23]+[.G28]*[.C23]+[.H28]*[.D23]+[.I28]*[.E23]" office:value-type="float" office:value="5.2703770043363" calcext:value-type="float">
            <text:p>5.2703770043</text:p>
          </table:table-cell>
        </table:table-row>
        <table:table-row table:style-name="ro1">
          <table:table-cell table:style-name="ce2" office:value-type="float" office:value="56.65682444" calcext:value-type="float">
            <text:p>56.65682444</text:p>
          </table:table-cell>
          <table:table-cell table:style-name="ce2" office:value-type="float" office:value="3.445439743" calcext:value-type="float">
            <text:p>3.445439743</text:p>
          </table:table-cell>
          <table:table-cell table:style-name="ce5" table:formula="of:=([.B30]-[.B29])/([.A30]-[.A29])" office:value-type="float" office:value="-0.598150950106965" calcext:value-type="float">
            <text:p>-0.5981509501</text:p>
          </table:table-cell>
          <table:table-cell table:style-name="ce5" table:formula="of:=([.$C30]-[.$C29])/([.A31]-[.A29])" office:value-type="float" office:value="0.0152140985115834" calcext:value-type="float">
            <text:p>0.0152140985</text:p>
          </table:table-cell>
          <table:table-cell table:style-name="ce5" table:formula="of:=([.$D30]-[.$D29])/([.A32]-[.A29])" office:value-type="float" office:value="-0.0056002846701179" calcext:value-type="float">
            <text:p>-0.0056002847</text:p>
          </table:table-cell>
          <table:table-cell/>
          <table:table-cell table:formula="of:=([.K29]-[.A25])" office:value-type="float" office:value="8.36702706000001" calcext:value-type="float">
            <text:p>8.36702706</text:p>
          </table:table-cell>
          <table:table-cell table:formula="of:=[.G29]*([.K29]-[.A26])" office:value-type="float" office:value="51.9618714806969" calcext:value-type="float">
            <text:p>51.9618714807</text:p>
          </table:table-cell>
          <table:table-cell table:formula="of:=([.K29]-[.A27])*[.H29]" office:value-type="float" office:value="212.094453348159" calcext:value-type="float">
            <text:p>212.0944533482</text:p>
          </table:table-cell>
          <table:table-cell/>
          <table:table-cell office:value-type="float" office:value="56.46843384" calcext:value-type="float">
            <text:p>56.46843384</text:p>
          </table:table-cell>
          <table:table-cell table:formula="of:=[.B24]+[.G29]*[.C24]+[.H29]*[.D24]+[.I29]*[.E24]" office:value-type="float" office:value="3.94944178425619" calcext:value-type="float">
            <text:p>3.9494417843</text:p>
          </table:table-cell>
        </table:table-row>
        <table:table-row table:style-name="ro1">
          <table:table-cell table:style-name="ce2" office:value-type="float" office:value="58.71278032" calcext:value-type="float">
            <text:p>58.71278032</text:p>
          </table:table-cell>
          <table:table-cell table:style-name="ce2" office:value-type="float" office:value="2.21566778" calcext:value-type="float">
            <text:p>2.21566778</text:p>
          </table:table-cell>
          <table:table-cell table:style-name="ce5" table:formula="of:=([.B31]-[.B30])/([.A31]-[.A30])" office:value-type="float" office:value="-0.534793193800922" calcext:value-type="float">
            <text:p>-0.5347931938</text:p>
          </table:table-cell>
          <table:table-cell table:style-name="ce5" table:formula="of:=([.$C31]-[.$C30])/([.A32]-[.A30])" office:value-type="float" office:value="-0.0198226258929665" calcext:value-type="float">
            <text:p>-0.0198226259</text:p>
          </table:table-cell>
          <table:table-cell table:style-name="ce5" table:formula="of:=([.$D31]-[.$D30])/([.A33]-[.A30])" office:value-type="float" office:value="0.00361361472841896" calcext:value-type="float">
            <text:p>0.0036136147</text:p>
          </table:table-cell>
          <table:table-cell/>
          <table:table-cell table:formula="of:=([.K30]-[.A26])" office:value-type="float" office:value="8.39870534" calcext:value-type="float">
            <text:p>8.39870534</text:p>
          </table:table-cell>
          <table:table-cell table:formula="of:=[.G30]*([.K30]-[.A27])" office:value-type="float" office:value="52.6609153545827" calcext:value-type="float">
            <text:p>52.6609153546</text:p>
          </table:table-cell>
          <table:table-cell table:formula="of:=([.K30]-[.A28])*[.H30]" office:value-type="float" office:value="220.56448285853" calcext:value-type="float">
            <text:p>220.5644828585</text:p>
          </table:table-cell>
          <table:table-cell/>
          <table:table-cell office:value-type="float" office:value="58.65682444" calcext:value-type="float">
            <text:p>58.65682444</text:p>
          </table:table-cell>
          <table:table-cell table:formula="of:=[.B25]+[.G30]*[.C25]+[.H30]*[.D25]+[.I30]*[.E25]" office:value-type="float" office:value="3.69514612818326" calcext:value-type="float">
            <text:p>3.6951461282</text:p>
          </table:table-cell>
        </table:table-row>
        <table:table-row table:style-name="ro1">
          <table:table-cell table:style-name="ce2" office:value-type="float" office:value="60.82123525" calcext:value-type="float">
            <text:p>60.82123525</text:p>
          </table:table-cell>
          <table:table-cell table:style-name="ce2" office:value-type="float" office:value="1.088080434" calcext:value-type="float">
            <text:p>1.088080434</text:p>
          </table:table-cell>
          <table:table-cell table:style-name="ce5" table:formula="of:=([.B32]-[.B31])/([.A32]-[.A31])" office:value-type="float" office:value="-0.618053852573588" calcext:value-type="float">
            <text:p>-0.6180538526</text:p>
          </table:table-cell>
          <table:table-cell table:style-name="ce5" table:formula="of:=([.$C32]-[.$C31])/([.A33]-[.A31])" office:value-type="float" office:value="0.00327343500427359" calcext:value-type="float">
            <text:p>0.003273435</text:p>
          </table:table-cell>
          <table:table-cell table:style-name="ce5" table:formula="of:=([.$D32]-[.$D31])/([.A34]-[.A31])" office:value-type="float" office:value="0.00165984818520979" calcext:value-type="float">
            <text:p>0.0016598482</text:p>
          </table:table-cell>
          <table:table-cell/>
          <table:table-cell table:formula="of:=([.K31]-[.A27])" office:value-type="float" office:value="8.32607886" calcext:value-type="float">
            <text:p>8.32607886</text:p>
          </table:table-cell>
          <table:table-cell table:formula="of:=[.G31]*([.K31]-[.A28])" office:value-type="float" office:value="51.9909212216434" calcext:value-type="float">
            <text:p>51.9909212216</text:p>
          </table:table-cell>
          <table:table-cell table:formula="of:=([.K31]-[.A29])*[.H31]" office:value-type="float" office:value="210.872882635541" calcext:value-type="float">
            <text:p>210.8728826355</text:p>
          </table:table-cell>
          <table:table-cell/>
          <table:table-cell office:value-type="float" office:value="60.71278032" calcext:value-type="float">
            <text:p>60.71278032</text:p>
          </table:table-cell>
          <table:table-cell table:formula="of:=[.B26]+[.G31]*[.C26]+[.H31]*[.D26]+[.I31]*[.E26]" office:value-type="float" office:value="2.45294574918471" calcext:value-type="float">
            <text:p>2.4529457492</text:p>
          </table:table-cell>
        </table:table-row>
        <table:table-row table:style-name="ro1">
          <table:table-cell table:style-name="ce2" office:value-type="float" office:value="62.91306434" calcext:value-type="float">
            <text:p>62.91306434</text:p>
          </table:table-cell>
          <table:table-cell table:style-name="ce2" office:value-type="float" office:value="-0.204782594" calcext:value-type="float">
            <text:p>-0.204782594</text:p>
          </table:table-cell>
          <table:table-cell table:style-name="ce5" table:formula="of:=([.B33]-[.B32])/([.A33]-[.A32])" office:value-type="float" office:value="-0.604033906888431" calcext:value-type="float">
            <text:p>-0.6040339069</text:p>
          </table:table-cell>
          <table:table-cell table:style-name="ce5" table:formula="of:=([.$C33]-[.$C32])/([.A34]-[.A32])" office:value-type="float" office:value="0.0139158832316181" calcext:value-type="float">
            <text:p>0.0139158832</text:p>
          </table:table-cell>
          <table:table-cell table:style-name="ce5" table:formula="of:=([.$D33]-[.$D32])/([.A35]-[.A32])" office:value-type="float" office:value="0.0000487885442313282" calcext:value-type="float">
            <text:p>4.87885442313282E-05</text:p>
          </table:table-cell>
          <table:table-cell/>
          <table:table-cell table:formula="of:=([.K32]-[.A28])" office:value-type="float" office:value="8.35280141" calcext:value-type="float">
            <text:p>8.35280141</text:p>
          </table:table-cell>
          <table:table-cell table:formula="of:=[.G32]*([.K32]-[.A29])" office:value-type="float" office:value="51.4900993055872" calcext:value-type="float">
            <text:p>51.4900993056</text:p>
          </table:table-cell>
          <table:table-cell table:formula="of:=([.K32]-[.A30])*[.H32]" office:value-type="float" office:value="211.544752338229" calcext:value-type="float">
            <text:p>211.5447523382</text:p>
          </table:table-cell>
          <table:table-cell/>
          <table:table-cell office:value-type="float" office:value="62.82123525" calcext:value-type="float">
            <text:p>62.82123525</text:p>
          </table:table-cell>
          <table:table-cell table:formula="of:=[.B27]+[.G32]*[.C27]+[.H32]*[.D27]+[.I32]*[.E27]" office:value-type="float" office:value="0.39410431694674" calcext:value-type="float">
            <text:p>0.3941043169</text:p>
          </table:table-cell>
        </table:table-row>
        <table:table-row table:style-name="ro1">
          <table:table-cell table:style-name="ce2" office:value-type="float" office:value="65.10418135" calcext:value-type="float">
            <text:p>65.10418135</text:p>
          </table:table-cell>
          <table:table-cell table:style-name="ce2" office:value-type="float" office:value="-1.528291562" calcext:value-type="float">
            <text:p>-1.528291562</text:p>
          </table:table-cell>
          <table:table-cell table:style-name="ce5" table:formula="of:=([.B34]-[.B33])/([.A34]-[.A33])" office:value-type="float" office:value="-0.54391909092986" calcext:value-type="float">
            <text:p>-0.5439190909</text:p>
          </table:table-cell>
          <table:table-cell table:style-name="ce5" table:formula="of:=([.$C34]-[.$C33])/([.A35]-[.A33])" office:value-type="float" office:value="0.0142286871267108" calcext:value-type="float">
            <text:p>0.0142286871</text:p>
          </table:table-cell>
          <table:table-cell table:style-name="ce5" table:formula="of:=([.$D34]-[.$D33])/([.A36]-[.A33])" office:value-type="float" office:value="0.00109156820486539" calcext:value-type="float">
            <text:p>0.0010915682</text:p>
          </table:table-cell>
          <table:table-cell/>
          <table:table-cell table:formula="of:=([.K33]-[.A29])" office:value-type="float" office:value="8.2562399" calcext:value-type="float">
            <text:p>8.2562399</text:p>
          </table:table-cell>
          <table:table-cell table:formula="of:=[.G33]*([.K33]-[.A30])" office:value-type="float" office:value="51.1910323172565" calcext:value-type="float">
            <text:p>51.1910323173</text:p>
          </table:table-cell>
          <table:table-cell table:formula="of:=([.K33]-[.A31])*[.H33]" office:value-type="float" office:value="209.46495518288" calcext:value-type="float">
            <text:p>209.4649551829</text:p>
          </table:table-cell>
          <table:table-cell/>
          <table:table-cell office:value-type="float" office:value="64.91306434" calcext:value-type="float">
            <text:p>64.91306434</text:p>
          </table:table-cell>
          <table:table-cell table:formula="of:=[.B28]+[.G33]*[.C28]+[.H33]*[.D28]+[.I33]*[.E28]" office:value-type="float" office:value="0.730552307369837" calcext:value-type="float">
            <text:p>0.7305523074</text:p>
          </table:table-cell>
        </table:table-row>
        <table:table-row table:style-name="ro1">
          <table:table-cell table:style-name="ce2" office:value-type="float" office:value="67.23293502" calcext:value-type="float">
            <text:p>67.23293502</text:p>
          </table:table-cell>
          <table:table-cell table:style-name="ce2" office:value-type="float" office:value="-2.686161323" calcext:value-type="float">
            <text:p>-2.686161323</text:p>
          </table:table-cell>
          <table:table-cell table:style-name="ce5" table:formula="of:=([.B35]-[.B34])/([.A35]-[.A34])" office:value-type="float" office:value="-0.483869706445688" calcext:value-type="float">
            <text:p>-0.4838697064</text:p>
          </table:table-cell>
          <table:table-cell table:style-name="ce5" table:formula="of:=([.$C35]-[.$C34])/([.A36]-[.A34])" office:value-type="float" office:value="0.0210269308551624" calcext:value-type="float">
            <text:p>0.0210269309</text:p>
          </table:table-cell>
          <table:table-cell table:style-name="ce5" table:formula="of:=([.$D35]-[.$D34])/([.A37]-[.A34])" office:value-type="float" office:value="0.00413403285084248" calcext:value-type="float">
            <text:p>0.0041340329</text:p>
          </table:table-cell>
          <table:table-cell/>
          <table:table-cell table:formula="of:=([.K34]-[.A30])" office:value-type="float" office:value="8.39140103" calcext:value-type="float">
            <text:p>8.39140103</text:p>
          </table:table-cell>
          <table:table-cell table:formula="of:=[.G34]*([.K34]-[.A31])" office:value-type="float" office:value="52.7227203749745" calcext:value-type="float">
            <text:p>52.722720375</text:p>
          </table:table-cell>
          <table:table-cell table:formula="of:=([.K34]-[.A32])*[.H34]" office:value-type="float" office:value="220.96709017703" calcext:value-type="float">
            <text:p>220.967090177</text:p>
          </table:table-cell>
          <table:table-cell/>
          <table:table-cell office:value-type="float" office:value="67.10418135" calcext:value-type="float">
            <text:p>67.10418135</text:p>
          </table:table-cell>
          <table:table-cell table:formula="of:=[.B29]+[.G34]*[.C29]+[.H34]*[.D29]+[.I34]*[.E29]" office:value-type="float" office:value="-2.00923470195852" calcext:value-type="float">
            <text:p>-2.009234702</text:p>
          </table:table-cell>
        </table:table-row>
        <table:table-row table:style-name="ro1">
          <table:table-cell table:style-name="ce2" office:value-type="float" office:value="69.3244853" calcext:value-type="float">
            <text:p>69.3244853</text:p>
          </table:table-cell>
          <table:table-cell table:style-name="ce2" office:value-type="float" office:value="-3.698199143" calcext:value-type="float">
            <text:p>-3.698199143</text:p>
          </table:table-cell>
          <table:table-cell table:style-name="ce5" table:formula="of:=([.B36]-[.B35])/([.A36]-[.A35])" office:value-type="float" office:value="-0.397675966608653" calcext:value-type="float">
            <text:p>-0.3976759666</text:p>
          </table:table-cell>
          <table:table-cell table:style-name="ce5" table:formula="of:=([.$C36]-[.$C35])/([.A37]-[.A35])" office:value-type="float" office:value="0.0464328444203407" calcext:value-type="float">
            <text:p>0.0464328444</text:p>
          </table:table-cell>
          <table:table-cell table:style-name="ce5" table:formula="of:=([.$D36]-[.$D35])/([.A38]-[.A35])" office:value-type="float" office:value="0.00277571227205862" calcext:value-type="float">
            <text:p>0.0027757123</text:p>
          </table:table-cell>
          <table:table-cell/>
          <table:table-cell table:formula="of:=([.K35]-[.A31])" office:value-type="float" office:value="8.41169977" calcext:value-type="float">
            <text:p>8.41169977</text:p>
          </table:table-cell>
          <table:table-cell table:formula="of:=[.G35]*([.K35]-[.A32])" office:value-type="float" office:value="53.1608547453857" calcext:value-type="float">
            <text:p>53.1608547454</text:p>
          </table:table-cell>
          <table:table-cell table:formula="of:=([.K35]-[.A33])*[.H35]" office:value-type="float" office:value="219.488074130348" calcext:value-type="float">
            <text:p>219.4880741303</text:p>
          </table:table-cell>
          <table:table-cell/>
          <table:table-cell office:value-type="float" office:value="69.23293502" calcext:value-type="float">
            <text:p>69.23293502</text:p>
          </table:table-cell>
          <table:table-cell table:formula="of:=[.B30]+[.G35]*[.C30]+[.H35]*[.D30]+[.I35]*[.E30]" office:value-type="float" office:value="-2.54349440367116" calcext:value-type="float">
            <text:p>-2.5434944037</text:p>
          </table:table-cell>
        </table:table-row>
        <table:table-row table:style-name="ro1">
          <table:table-cell table:style-name="ce2" office:value-type="float" office:value="71.33214191" calcext:value-type="float">
            <text:p>71.33214191</text:p>
          </table:table-cell>
          <table:table-cell table:style-name="ce2" office:value-type="float" office:value="-4.496595926" calcext:value-type="float">
            <text:p>-4.496595926</text:p>
          </table:table-cell>
          <table:table-cell table:style-name="ce5" table:formula="of:=([.B37]-[.B36])/([.A37]-[.A36])" office:value-type="float" office:value="-0.209437138714399" calcext:value-type="float">
            <text:p>-0.2094371387</text:p>
          </table:table-cell>
          <table:table-cell table:style-name="ce5" table:formula="of:=([.$C37]-[.$C36])/([.A38]-[.A36])" office:value-type="float" office:value="0.0634127816593237" calcext:value-type="float">
            <text:p>0.0634127817</text:p>
          </table:table-cell>
          <table:table-cell table:style-name="ce5" table:formula="of:=([.$D37]-[.$D36])/([.A39]-[.A36])" office:value-type="float" office:value="-0.0102417425376319" calcext:value-type="float">
            <text:p>-0.0102417425</text:p>
          </table:table-cell>
          <table:table-cell/>
          <table:table-cell table:formula="of:=([.K36]-[.A32])" office:value-type="float" office:value="8.41142096000001" calcext:value-type="float">
            <text:p>8.41142096</text:p>
          </table:table-cell>
          <table:table-cell table:formula="of:=[.G36]*([.K36]-[.A33])" office:value-type="float" office:value="52.3215950226009" calcext:value-type="float">
            <text:p>52.3215950226</text:p>
          </table:table-cell>
          <table:table-cell table:formula="of:=([.K36]-[.A34])*[.H36]" office:value-type="float" office:value="214.076436764769" calcext:value-type="float">
            <text:p>214.0764367648</text:p>
          </table:table-cell>
          <table:table-cell/>
          <table:table-cell office:value-type="float" office:value="71.3244853" calcext:value-type="float">
            <text:p>71.3244853</text:p>
          </table:table-cell>
          <table:table-cell table:formula="of:=[.B31]+[.G36]*[.C31]+[.H36]*[.D31]+[.I36]*[.E31]" office:value-type="float" office:value="-3.58402497025964" calcext:value-type="float">
            <text:p>-3.5840249703</text:p>
          </table:table-cell>
        </table:table-row>
        <table:table-row table:style-name="ro1">
          <table:table-cell table:style-name="ce2" office:value-type="float" office:value="73.37848695" calcext:value-type="float">
            <text:p>73.37848695</text:p>
          </table:table-cell>
          <table:table-cell table:style-name="ce2" office:value-type="float" office:value="-4.925176576" calcext:value-type="float">
            <text:p>-4.925176576</text:p>
          </table:table-cell>
          <table:table-cell table:style-name="ce5" table:formula="of:=([.B38]-[.B37])/([.A38]-[.A37])" office:value-type="float" office:value="0.0511684378834663" calcext:value-type="float">
            <text:p>0.0511684379</text:p>
          </table:table-cell>
          <table:table-cell table:style-name="ce5" table:formula="of:=([.$C38]-[.$C37])/([.A39]-[.A37])" office:value-type="float" office:value="-0.000267955057006152" calcext:value-type="float">
            <text:p>-0.0002679551</text:p>
          </table:table-cell>
          <table:table-cell table:style-name="ce5" table:formula="of:=([.$D38]-[.$D37])/([.A40]-[.A37])" office:value-type="float" office:value="0.00622115866874515" calcext:value-type="float">
            <text:p>0.0062211587</text:p>
          </table:table-cell>
          <table:table-cell/>
          <table:table-cell table:formula="of:=([.K37]-[.A33])" office:value-type="float" office:value="8.22796056" calcext:value-type="float">
            <text:p>8.22796056</text:p>
          </table:table-cell>
          <table:table-cell table:formula="of:=[.G37]*([.K37]-[.A34])" office:value-type="float" office:value="50.1840337382003" calcext:value-type="float">
            <text:p>50.1840337382</text:p>
          </table:table-cell>
          <table:table-cell table:formula="of:=([.K37]-[.A35])*[.H37]" office:value-type="float" office:value="201.120374527361" calcext:value-type="float">
            <text:p>201.1203745274</text:p>
          </table:table-cell>
          <table:table-cell/>
          <table:table-cell office:value-type="float" office:value="73.33214191" calcext:value-type="float">
            <text:p>73.33214191</text:p>
          </table:table-cell>
          <table:table-cell table:formula="of:=[.B32]+[.G37]*[.C32]+[.H37]*[.D32]+[.I37]*[.E32]" office:value-type="float" office:value="-4.4665822328999" calcext:value-type="float">
            <text:p>-4.4665822329</text:p>
          </table:table-cell>
        </table:table-row>
        <table:table-row table:style-name="ro1">
          <table:table-cell table:style-name="ce2" office:value-type="float" office:value="75.44181144" calcext:value-type="float">
            <text:p>75.44181144</text:p>
          </table:table-cell>
          <table:table-cell table:style-name="ce2" office:value-type="float" office:value="-4.819599485" calcext:value-type="float">
            <text:p>-4.819599485</text:p>
          </table:table-cell>
          <table:table-cell table:style-name="ce5" table:formula="of:=([.B39]-[.B38])/([.A39]-[.A38])" office:value-type="float" office:value="0.0500506851130771" calcext:value-type="float">
            <text:p>0.0500506851</text:p>
          </table:table-cell>
          <table:table-cell table:style-name="ce5" table:formula="of:=([.$C39]-[.$C38])/([.A40]-[.A38])" office:value-type="float" office:value="0.0386644048367908" calcext:value-type="float">
            <text:p>0.0386644048</text:p>
          </table:table-cell>
          <table:table-cell table:style-name="ce5" table:formula="of:=([.$D39]-[.$D38])/([.A41]-[.A38])" office:value-type="float" office:value="0.00187292662073962" calcext:value-type="float">
            <text:p>0.0018729266</text:p>
          </table:table-cell>
          <table:table-cell/>
          <table:table-cell table:formula="of:=([.K38]-[.A34])" office:value-type="float" office:value="8.14555193" calcext:value-type="float">
            <text:p>8.14555193</text:p>
          </table:table-cell>
          <table:table-cell table:formula="of:=[.G38]*([.K38]-[.A35])" office:value-type="float" office:value="49.3131848243806" calcext:value-type="float">
            <text:p>49.3131848244</text:p>
          </table:table-cell>
          <table:table-cell table:formula="of:=([.K38]-[.A36])*[.H38]" office:value-type="float" office:value="199.538160820735" calcext:value-type="float">
            <text:p>199.5381608207</text:p>
          </table:table-cell>
          <table:table-cell/>
          <table:table-cell office:value-type="float" office:value="75.37848695" calcext:value-type="float">
            <text:p>75.37848695</text:p>
          </table:table-cell>
          <table:table-cell table:formula="of:=[.B33]+[.G38]*[.C33]+[.H38]*[.D33]+[.I38]*[.E33]" office:value-type="float" office:value="-5.03934137279056" calcext:value-type="float">
            <text:p>-5.0393413728</text:p>
          </table:table-cell>
        </table:table-row>
        <table:table-row table:style-name="ro1">
          <table:table-cell table:style-name="ce2" office:value-type="float" office:value="77.54990578" calcext:value-type="float">
            <text:p>77.54990578</text:p>
          </table:table-cell>
          <table:table-cell table:style-name="ce2" office:value-type="float" office:value="-4.714087919" calcext:value-type="float">
            <text:p>-4.714087919</text:p>
          </table:table-cell>
          <table:table-cell table:style-name="ce5" table:formula="of:=([.B40]-[.B39])/([.A40]-[.A39])" office:value-type="float" office:value="0.212237485877157" calcext:value-type="float">
            <text:p>0.2122374859</text:p>
          </table:table-cell>
          <table:table-cell table:style-name="ce5" table:formula="of:=([.$C40]-[.$C39])/([.A41]-[.A39])" office:value-type="float" office:value="0.0504852263874745" calcext:value-type="float">
            <text:p>0.0504852264</text:p>
          </table:table-cell>
          <table:table-cell table:style-name="ce5" table:formula="of:=([.$D40]-[.$D39])/([.A42]-[.A39])" office:value-type="float" office:value="-0.00371668755974449" calcext:value-type="float">
            <text:p>-0.0037166876</text:p>
          </table:table-cell>
          <table:table-cell/>
          <table:table-cell table:formula="of:=([.K39]-[.A35])" office:value-type="float" office:value="8.11732613999999" calcext:value-type="float">
            <text:p>8.11732614</text:p>
          </table:table-cell>
          <table:table-cell table:formula="of:=[.G39]*([.K39]-[.A36])" office:value-type="float" office:value="49.5941801826304" calcext:value-type="float">
            <text:p>49.5941801826</text:p>
          </table:table-cell>
          <table:table-cell table:formula="of:=([.K39]-[.A37])*[.H39]" office:value-type="float" office:value="201.517246897555" calcext:value-type="float">
            <text:p>201.5172468976</text:p>
          </table:table-cell>
          <table:table-cell/>
          <table:table-cell office:value-type="float" office:value="77.44181144" calcext:value-type="float">
            <text:p>77.44181144</text:p>
          </table:table-cell>
          <table:table-cell table:formula="of:=[.B34]+[.G39]*[.C34]+[.H39]*[.D34]+[.I39]*[.E34]" office:value-type="float" office:value="-4.73799722328125" calcext:value-type="float">
            <text:p>-4.7379972233</text:p>
          </table:table-cell>
        </table:table-row>
        <table:table-row table:style-name="ro1">
          <table:table-cell table:style-name="ce2" office:value-type="float" office:value="79.63654304" calcext:value-type="float">
            <text:p>79.63654304</text:p>
          </table:table-cell>
          <table:table-cell table:style-name="ce2" office:value-type="float" office:value="-4.271225273" calcext:value-type="float">
            <text:p>-4.271225273</text:p>
          </table:table-cell>
          <table:table-cell table:style-name="ce5" table:formula="of:=([.B41]-[.B40])/([.A41]-[.A40])" office:value-type="float" office:value="0.424443199111835" calcext:value-type="float">
            <text:p>0.4244431991</text:p>
          </table:table-cell>
          <table:table-cell table:style-name="ce5" table:formula="of:=([.$C41]-[.$C40])/([.A42]-[.A40])" office:value-type="float" office:value="0.0270582401631112" calcext:value-type="float">
            <text:p>0.0270582402</text:p>
          </table:table-cell>
          <table:table-cell table:style-name="ce5" table:formula="of:=([.$D41]-[.$D40])/([.A43]-[.A40])" office:value-type="float" office:value="-0.00367859936024391" calcext:value-type="float">
            <text:p>-0.0036785994</text:p>
          </table:table-cell>
          <table:table-cell/>
          <table:table-cell table:formula="of:=([.K40]-[.A36])" office:value-type="float" office:value="8.21776387" calcext:value-type="float">
            <text:p>8.21776387</text:p>
          </table:table-cell>
          <table:table-cell table:formula="of:=[.G40]*([.K40]-[.A37])" office:value-type="float" office:value="50.7152626878117" calcext:value-type="float">
            <text:p>50.7152626878</text:p>
          </table:table-cell>
          <table:table-cell table:formula="of:=([.K40]-[.A38])*[.H40]" office:value-type="float" office:value="208.343083599413" calcext:value-type="float">
            <text:p>208.3430835994</text:p>
          </table:table-cell>
          <table:table-cell/>
          <table:table-cell office:value-type="float" office:value="79.54990578" calcext:value-type="float">
            <text:p>79.54990578</text:p>
          </table:table-cell>
          <table:table-cell table:formula="of:=[.B35]+[.G40]*[.C35]+[.H40]*[.D35]+[.I40]*[.E35]" office:value-type="float" office:value="-4.03305197729862" calcext:value-type="float">
            <text:p>-4.0330519773</text:p>
          </table:table-cell>
        </table:table-row>
        <table:table-row table:style-name="ro1">
          <table:table-cell table:style-name="ce2" office:value-type="float" office:value="81.75322878" calcext:value-type="float">
            <text:p>81.75322878</text:p>
          </table:table-cell>
          <table:table-cell table:style-name="ce2" office:value-type="float" office:value="-3.372812406" calcext:value-type="float">
            <text:p>-3.372812406</text:p>
          </table:table-cell>
          <table:table-cell table:style-name="ce5" table:formula="of:=([.B42]-[.B41])/([.A42]-[.A41])" office:value-type="float" office:value="0.538535683905554" calcext:value-type="float">
            <text:p>0.5385356839</text:p>
          </table:table-cell>
          <table:table-cell table:style-name="ce5" table:formula="of:=([.$C42]-[.$C41])/([.A43]-[.A41])" office:value-type="float" office:value="0.00363564101202867" calcext:value-type="float">
            <text:p>0.003635641</text:p>
          </table:table-cell>
          <table:table-cell table:style-name="ce5" table:formula="of:=([.$D42]-[.$D41])/([.A44]-[.A41])" office:value-type="float" office:value="0.00401963134296682" calcext:value-type="float">
            <text:p>0.0040196313</text:p>
          </table:table-cell>
          <table:table-cell/>
          <table:table-cell table:formula="of:=([.K41]-[.A37])" office:value-type="float" office:value="8.25805609000001" calcext:value-type="float">
            <text:p>8.25805609</text:p>
          </table:table-cell>
          <table:table-cell table:formula="of:=[.G41]*([.K41]-[.A38])" office:value-type="float" office:value="51.1564410152956" calcext:value-type="float">
            <text:p>51.1564410153</text:p>
          </table:table-cell>
          <table:table-cell table:formula="of:=([.K41]-[.A39])*[.H41]" office:value-type="float" office:value="209.057817942099" calcext:value-type="float">
            <text:p>209.0578179421</text:p>
          </table:table-cell>
          <table:table-cell/>
          <table:table-cell office:value-type="float" office:value="81.63654304" calcext:value-type="float">
            <text:p>81.63654304</text:p>
          </table:table-cell>
          <table:table-cell table:formula="of:=[.B36]+[.G41]*[.C36]+[.H41]*[.D36]+[.I41]*[.E36]" office:value-type="float" office:value="-5.12328368710371" calcext:value-type="float">
            <text:p>-5.1232836871</text:p>
          </table:table-cell>
        </table:table-row>
        <table:table-row table:style-name="ro1">
          <table:table-cell table:style-name="ce2" office:value-type="float" office:value="83.85309534" calcext:value-type="float">
            <text:p>83.85309534</text:p>
          </table:table-cell>
          <table:table-cell table:style-name="ce2" office:value-type="float" office:value="-2.241959332" calcext:value-type="float">
            <text:p>-2.241959332</text:p>
          </table:table-cell>
          <table:table-cell table:style-name="ce5" table:formula="of:=([.B43]-[.B42])/([.A43]-[.A42])" office:value-type="float" office:value="0.553989246591586" calcext:value-type="float">
            <text:p>0.5539892466</text:p>
          </table:table-cell>
          <table:table-cell table:style-name="ce5" table:formula="of:=([.$C43]-[.$C42])/([.A44]-[.A42])" office:value-type="float" office:value="0.028910226835717" calcext:value-type="float">
            <text:p>0.0289102268</text:p>
          </table:table-cell>
          <table:table-cell table:style-name="ce5" table:formula="of:=([.$D43]-[.$D42])/([.A45]-[.A42])" office:value-type="float" office:value="-0.00618241487395086" calcext:value-type="float">
            <text:p>-0.0061824149</text:p>
          </table:table-cell>
          <table:table-cell/>
          <table:table-cell table:formula="of:=([.K42]-[.A38])" office:value-type="float" office:value="8.31141734000001" calcext:value-type="float">
            <text:p>8.31141734</text:p>
          </table:table-cell>
          <table:table-cell table:formula="of:=[.G42]*([.K42]-[.A39])" office:value-type="float" office:value="51.5584063478208" calcext:value-type="float">
            <text:p>51.5584063478</text:p>
          </table:table-cell>
          <table:table-cell table:formula="of:=([.K42]-[.A40])*[.H42]" office:value-type="float" office:value="212.249756189199" calcext:value-type="float">
            <text:p>212.2497561892</text:p>
          </table:table-cell>
          <table:table-cell/>
          <table:table-cell office:value-type="float" office:value="83.75322878" calcext:value-type="float">
            <text:p>83.75322878</text:p>
          </table:table-cell>
          <table:table-cell table:formula="of:=[.B37]+[.G42]*[.C37]+[.H42]*[.D37]+[.I42]*[.E37]" office:value-type="float" office:value="-3.19327025917124" calcext:value-type="float">
            <text:p>-3.1932702592</text:p>
          </table:table-cell>
        </table:table-row>
        <table:table-row table:style-name="ro1">
          <table:table-cell table:style-name="ce2" office:value-type="float" office:value="86.0038032" calcext:value-type="float">
            <text:p>86.0038032</text:p>
          </table:table-cell>
          <table:table-cell table:style-name="ce2" office:value-type="float" office:value="-1.050490305" calcext:value-type="float">
            <text:p>-1.050490305</text:p>
          </table:table-cell>
          <table:table-cell table:style-name="ce5" table:formula="of:=([.B44]-[.B43])/([.A44]-[.A43])" office:value-type="float" office:value="0.675062977349228" calcext:value-type="float">
            <text:p>0.6750629773</text:p>
          </table:table-cell>
          <table:table-cell table:style-name="ce5" table:formula="of:=([.$C44]-[.$C43])/([.A45]-[.A43])" office:value-type="float" office:value="-0.00973239665070801" calcext:value-type="float">
            <text:p>-0.0097323967</text:p>
          </table:table-cell>
          <table:table-cell table:style-name="ce5" table:formula="of:=([.$D44]-[.$D43])/([.A46]-[.A43])" office:value-type="float" office:value="-0.00226235545022418" calcext:value-type="float">
            <text:p>-0.0022623555</text:p>
          </table:table-cell>
          <table:table-cell/>
          <table:table-cell table:formula="of:=([.K43]-[.A39])" office:value-type="float" office:value="8.30318955999999" calcext:value-type="float">
            <text:p>8.30318956</text:p>
          </table:table-cell>
          <table:table-cell table:formula="of:=[.G43]*([.K43]-[.A40])" office:value-type="float" office:value="51.6172121565539" calcext:value-type="float">
            <text:p>51.6172121566</text:p>
          </table:table-cell>
          <table:table-cell table:formula="of:=([.K43]-[.A41])*[.H43]" office:value-type="float" office:value="211.62368204108" calcext:value-type="float">
            <text:p>211.6236820411</text:p>
          </table:table-cell>
          <table:table-cell/>
          <table:table-cell office:value-type="float" office:value="85.85309534" calcext:value-type="float">
            <text:p>85.85309534</text:p>
          </table:table-cell>
          <table:table-cell table:formula="of:=[.B38]+[.G43]*[.C38]+[.H43]*[.D38]+[.I43]*[.E38]" office:value-type="float" office:value="-2.01191474385706" calcext:value-type="float">
            <text:p>-2.0119147439</text:p>
          </table:table-cell>
        </table:table-row>
        <table:table-row table:style-name="ro1">
          <table:table-cell table:style-name="ce2" office:value-type="float" office:value="88.04101581" calcext:value-type="float">
            <text:p>88.04101581</text:p>
          </table:table-cell>
          <table:table-cell table:style-name="ce2" office:value-type="float" office:value="0.324756505" calcext:value-type="float">
            <text:p>0.324756505</text:p>
          </table:table-cell>
          <table:table-cell table:style-name="ce5" table:formula="of:=([.B45]-[.B44])/([.A45]-[.A44])" office:value-type="float" office:value="0.635163056688345" calcext:value-type="float">
            <text:p>0.6351630567</text:p>
          </table:table-cell>
          <table:table-cell table:style-name="ce5" table:formula="of:=([.$C45]-[.$C44])/([.A46]-[.A44])" office:value-type="float" office:value="-0.0237695233360036" calcext:value-type="float">
            <text:p>-0.0237695233</text:p>
          </table:table-cell>
          <table:table-cell table:style-name="ce5" table:formula="of:=([.$D45]-[.$D44])/([.A47]-[.A44])" office:value-type="float" office:value="0.00106919394074371" calcext:value-type="float">
            <text:p>0.0010691939</text:p>
          </table:table-cell>
          <table:table-cell/>
          <table:table-cell table:formula="of:=([.K44]-[.A40])" office:value-type="float" office:value="8.36726015999999" calcext:value-type="float">
            <text:p>8.36726016</text:p>
          </table:table-cell>
          <table:table-cell table:formula="of:=[.G44]*([.K44]-[.A41])" office:value-type="float" office:value="52.300182321581" calcext:value-type="float">
            <text:p>52.3001823216</text:p>
          </table:table-cell>
          <table:table-cell table:formula="of:=([.K44]-[.A42])*[.H44]" office:value-type="float" office:value="217.082777841619" calcext:value-type="float">
            <text:p>217.0827778416</text:p>
          </table:table-cell>
          <table:table-cell/>
          <table:table-cell office:value-type="float" office:value="88.0038032" calcext:value-type="float">
            <text:p>88.0038032</text:p>
          </table:table-cell>
          <table:table-cell table:formula="of:=[.B39]+[.G44]*[.C39]+[.H44]*[.D39]+[.I44]*[.E39]" office:value-type="float" office:value="-1.10468397418902" calcext:value-type="float">
            <text:p>-1.1046839742</text:p>
          </table:table-cell>
        </table:table-row>
        <table:table-row table:style-name="ro1">
          <table:table-cell table:style-name="ce2" office:value-type="float" office:value="90.10350465" calcext:value-type="float">
            <text:p>90.10350465</text:p>
          </table:table-cell>
          <table:table-cell table:style-name="ce2" office:value-type="float" office:value="1.634773221" calcext:value-type="float">
            <text:p>1.634773221</text:p>
          </table:table-cell>
          <table:table-cell table:style-name="ce5" table:formula="of:=([.B46]-[.B45])/([.A46]-[.A45])" office:value-type="float" office:value="0.536105025495026" calcext:value-type="float">
            <text:p>0.5361050255</text:p>
          </table:table-cell>
          <table:table-cell table:style-name="ce5" table:formula="of:=([.$C46]-[.$C45])/([.A47]-[.A45])" office:value-type="float" office:value="-0.0170761856970403" calcext:value-type="float">
            <text:p>-0.0170761857</text:p>
          </table:table-cell>
          <table:table-cell table:style-name="ce5" table:formula="of:=([.$D46]-[.$D45])/([.A48]-[.A45])" office:value-type="float" office:value="-0.0017204269406618" calcext:value-type="float">
            <text:p>-0.0017204269</text:p>
          </table:table-cell>
          <table:table-cell/>
          <table:table-cell table:formula="of:=([.K45]-[.A41])" office:value-type="float" office:value="8.28778703" calcext:value-type="float">
            <text:p>8.28778703</text:p>
          </table:table-cell>
          <table:table-cell table:formula="of:=[.G45]*([.K45]-[.A42])" office:value-type="float" office:value="51.2841670139376" calcext:value-type="float">
            <text:p>51.2841670139</text:p>
          </table:table-cell>
          <table:table-cell table:formula="of:=([.K45]-[.A43])*[.H45]" office:value-type="float" office:value="207.045085762016" calcext:value-type="float">
            <text:p>207.045085762</text:p>
          </table:table-cell>
          <table:table-cell/>
          <table:table-cell office:value-type="float" office:value="90.04101581" calcext:value-type="float">
            <text:p>90.04101581</text:p>
          </table:table-cell>
          <table:table-cell table:formula="of:=[.B40]+[.G45]*[.C40]+[.H45]*[.D40]+[.I45]*[.E40]" office:value-type="float" office:value="-0.127507044826791" calcext:value-type="float">
            <text:p>-0.1275070448</text:p>
          </table:table-cell>
        </table:table-row>
        <table:table-row table:style-name="ro1">
          <table:table-cell table:style-name="ce2" office:value-type="float" office:value="92.2084545" calcext:value-type="float">
            <text:p>92.2084545</text:p>
          </table:table-cell>
          <table:table-cell table:style-name="ce2" office:value-type="float" office:value="2.763247414" calcext:value-type="float">
            <text:p>2.763247414</text:p>
          </table:table-cell>
          <table:table-cell table:style-name="ce5" table:formula="of:=([.B47]-[.B46])/([.A47]-[.A46])" office:value-type="float" office:value="0.464424613651145" calcext:value-type="float">
            <text:p>0.4644246137</text:p>
          </table:table-cell>
          <table:table-cell table:style-name="ce5" table:formula="of:=([.$C47]-[.$C46])/([.A48]-[.A46])" office:value-type="float" office:value="-0.0277513471048685" calcext:value-type="float">
            <text:p>-0.0277513471</text:p>
          </table:table-cell>
          <table:table-cell table:style-name="ce5" table:formula="of:=([.$D47]-[.$D46])/([.A49]-[.A46])" office:value-type="float" office:value="0.000871581082535052" calcext:value-type="float">
            <text:p>0.0008715811</text:p>
          </table:table-cell>
          <table:table-cell/>
          <table:table-cell table:formula="of:=([.K46]-[.A42])" office:value-type="float" office:value="8.25040931000001" calcext:value-type="float">
            <text:p>8.25040931</text:p>
          </table:table-cell>
          <table:table-cell table:formula="of:=[.G46]*([.K46]-[.A43])" office:value-type="float" office:value="50.3250336313007" calcext:value-type="float">
            <text:p>50.3250336313</text:p>
          </table:table-cell>
          <table:table-cell table:formula="of:=([.K46]-[.A44])*[.H46]" office:value-type="float" office:value="204.444887499784" calcext:value-type="float">
            <text:p>204.4448874998</text:p>
          </table:table-cell>
          <table:table-cell/>
          <table:table-cell office:value-type="float" office:value="92.10350465" calcext:value-type="float">
            <text:p>92.10350465</text:p>
          </table:table-cell>
          <table:table-cell table:formula="of:=[.B41]+[.G46]*[.C41]+[.H46]*[.D41]+[.I46]*[.E41]" office:value-type="float" office:value="2.07508424816674" calcext:value-type="float">
            <text:p>2.0750842482</text:p>
          </table:table-cell>
        </table:table-row>
        <table:table-row table:style-name="ro1">
          <table:table-cell table:style-name="ce2" office:value-type="float" office:value="94.3011875" calcext:value-type="float">
            <text:p>94.3011875</text:p>
          </table:table-cell>
          <table:table-cell table:style-name="ce2" office:value-type="float" office:value="3.735164129" calcext:value-type="float">
            <text:p>3.735164129</text:p>
          </table:table-cell>
          <table:table-cell table:style-name="ce5" table:formula="of:=([.B48]-[.B47])/([.A48]-[.A47])" office:value-type="float" office:value="0.350644114387343" calcext:value-type="float">
            <text:p>0.3506441144</text:p>
          </table:table-cell>
          <table:table-cell table:style-name="ce5" table:formula="of:=([.$C48]-[.$C47])/([.A49]-[.A47])" office:value-type="float" office:value="-0.0223024532504359" calcext:value-type="float">
            <text:p>-0.0223024533</text:p>
          </table:table-cell>
          <table:table-cell table:style-name="ce5" table:formula="of:=([.$D48]-[.$D47])/([.A50]-[.A47])" office:value-type="float" office:value="-0.00625463818974302" calcext:value-type="float">
            <text:p>-0.0062546382</text:p>
          </table:table-cell>
          <table:table-cell/>
          <table:table-cell table:formula="of:=([.K47]-[.A43])" office:value-type="float" office:value="8.20465130000001" calcext:value-type="float">
            <text:p>8.2046513</text:p>
          </table:table-cell>
          <table:table-cell table:formula="of:=[.G47]*([.K47]-[.A44])" office:value-type="float" office:value="50.6016838655788" calcext:value-type="float">
            <text:p>50.6016838656</text:p>
          </table:table-cell>
          <table:table-cell table:formula="of:=([.K47]-[.A45])*[.H47]" office:value-type="float" office:value="207.717374593755" calcext:value-type="float">
            <text:p>207.7173745938</text:p>
          </table:table-cell>
          <table:table-cell/>
          <table:table-cell office:value-type="float" office:value="94.2084545" calcext:value-type="float">
            <text:p>94.2084545</text:p>
          </table:table-cell>
          <table:table-cell table:formula="of:=[.B42]+[.G47]*[.C42]+[.H47]*[.D42]+[.I47]*[.E42]" office:value-type="float" office:value="2.48204043279035" calcext:value-type="float">
            <text:p>2.4820404328</text:p>
          </table:table-cell>
        </table:table-row>
        <table:table-row table:style-name="ro1">
          <table:table-cell table:style-name="ce2" office:value-type="float" office:value="96.30845364" calcext:value-type="float">
            <text:p>96.30845364</text:p>
          </table:table-cell>
          <table:table-cell table:style-name="ce2" office:value-type="float" office:value="4.439000187" calcext:value-type="float">
            <text:p>4.439000187</text:p>
          </table:table-cell>
          <table:table-cell table:style-name="ce5" table:formula="of:=([.B49]-[.B48])/([.A49]-[.A48])" office:value-type="float" office:value="0.257888169390168" calcext:value-type="float">
            <text:p>0.2578881694</text:p>
          </table:table-cell>
          <table:table-cell table:style-name="ce5" table:formula="of:=([.$C49]-[.$C48])/([.A50]-[.A48])" office:value-type="float" office:value="-0.0616540911025558" calcext:value-type="float">
            <text:p>-0.0616540911</text:p>
          </table:table-cell>
          <table:table-cell table:style-name="ce5" table:formula="of:=([.$D49]-[.$D48])/([.A51]-[.A48])" office:value-type="float" office:value="0.00470654554968792" calcext:value-type="float">
            <text:p>0.0047065455</text:p>
          </table:table-cell>
          <table:table-cell/>
          <table:table-cell table:formula="of:=([.K48]-[.A44])" office:value-type="float" office:value="8.26017168999999" calcext:value-type="float">
            <text:p>8.26017169</text:p>
          </table:table-cell>
          <table:table-cell table:formula="of:=[.G48]*([.K48]-[.A45])" office:value-type="float" office:value="51.1939244211684" calcext:value-type="float">
            <text:p>51.1939244212</text:p>
          </table:table-cell>
          <table:table-cell table:formula="of:=([.K48]-[.A46])*[.H48]" office:value-type="float" office:value="209.523063878022" calcext:value-type="float">
            <text:p>209.523063878</text:p>
          </table:table-cell>
          <table:table-cell/>
          <table:table-cell office:value-type="float" office:value="96.3011875" calcext:value-type="float">
            <text:p>96.3011875</text:p>
          </table:table-cell>
          <table:table-cell table:formula="of:=[.B43]+[.G48]*[.C43]+[.H48]*[.D43]+[.I48]*[.E43]" office:value-type="float" office:value="3.55339056538191" calcext:value-type="float">
            <text:p>3.5533905654</text:p>
          </table:table-cell>
        </table:table-row>
        <table:table-row table:style-name="ro1">
          <table:table-cell table:style-name="ce2" office:value-type="float" office:value="98.46018938" calcext:value-type="float">
            <text:p>98.46018938</text:p>
          </table:table-cell>
          <table:table-cell table:style-name="ce2" office:value-type="float" office:value="4.993907378" calcext:value-type="float">
            <text:p>4.993907378</text:p>
          </table:table-cell>
          <table:table-cell table:style-name="ce5" table:formula="of:=([.B50]-[.B49])/([.A50]-[.A49])" office:value-type="float" office:value="-0.00625810914939953" calcext:value-type="float">
            <text:p>-0.0062581091</text:p>
          </table:table-cell>
          <table:table-cell table:style-name="ce5" table:formula="of:=([.$C50]-[.$C49])/([.A51]-[.A49])" office:value-type="float" office:value="-0.0314581272176448" calcext:value-type="float">
            <text:p>-0.0314581272</text:p>
          </table:table-cell>
          <table:table-cell table:style-name="ce5" table:formula="of:=([.$D50]-[.$D49])/([.A52]-[.A49])" office:value-type="float" office:value="0.00199629493226132" calcext:value-type="float">
            <text:p>0.0019962949</text:p>
          </table:table-cell>
          <table:table-cell/>
          <table:table-cell table:formula="of:=([.K49]-[.A45])" office:value-type="float" office:value="8.20494898999999" calcext:value-type="float">
            <text:p>8.20494899</text:p>
          </table:table-cell>
          <table:table-cell table:formula="of:=[.G49]*([.K49]-[.A46])" office:value-type="float" office:value="50.0501817827438" calcext:value-type="float">
            <text:p>50.0501817827</text:p>
          </table:table-cell>
          <table:table-cell table:formula="of:=([.K49]-[.A47])*[.H49]" office:value-type="float" office:value="200.564398758834" calcext:value-type="float">
            <text:p>200.5643987588</text:p>
          </table:table-cell>
          <table:table-cell/>
          <table:table-cell office:value-type="float" office:value="98.30845364" calcext:value-type="float">
            <text:p>98.30845364</text:p>
          </table:table-cell>
          <table:table-cell table:formula="of:=[.B44]+[.G49]*[.C44]+[.H49]*[.D44]+[.I49]*[.E44]" office:value-type="float" office:value="4.56101026148604" calcext:value-type="float">
            <text:p>4.5610102615</text:p>
          </table:table-cell>
        </table:table-row>
        <table:table-row table:style-name="ro1">
          <table:table-cell table:style-name="ce2" office:value-type="float" office:value="100.5927805" calcext:value-type="float">
            <text:p>100.5927805</text:p>
          </table:table-cell>
          <table:table-cell table:style-name="ce2" office:value-type="float" office:value="4.98056139" calcext:value-type="float">
            <text:p>4.98056139</text:p>
          </table:table-cell>
          <table:table-cell table:style-name="ce5" table:formula="of:=([.B51]-[.B50])/([.A51]-[.A50])" office:value-type="float" office:value="-0.140395639734105" calcext:value-type="float">
            <text:p>-0.1403956397</text:p>
          </table:table-cell>
          <table:table-cell table:style-name="ce5" table:formula="of:=([.$C51]-[.$C50])/([.A52]-[.A50])" office:value-type="float" office:value="-0.0186758866597585" calcext:value-type="float">
            <text:p>-0.0186758867</text:p>
          </table:table-cell>
          <table:table-cell table:style-name="ce5" table:formula="of:=([.$D51]-[.$D50])/([.A53]-[.A50])" office:value-type="float" office:value="-0.00727566507949262" calcext:value-type="float">
            <text:p>-0.0072756651</text:p>
          </table:table-cell>
          <table:table-cell/>
          <table:table-cell table:formula="of:=([.K50]-[.A46])" office:value-type="float" office:value="8.2517349" calcext:value-type="float">
            <text:p>8.2517349</text:p>
          </table:table-cell>
          <table:table-cell table:formula="of:=[.G50]*([.K50]-[.A47])" office:value-type="float" office:value="50.8224509273964" calcext:value-type="float">
            <text:p>50.8224509274</text:p>
          </table:table-cell>
          <table:table-cell table:formula="of:=([.K50]-[.A48])*[.H50]" office:value-type="float" office:value="211.001386926117" calcext:value-type="float">
            <text:p>211.0013869261</text:p>
          </table:table-cell>
          <table:table-cell/>
          <table:table-cell office:value-type="float" office:value="100.4601894" calcext:value-type="float">
            <text:p>100.4601894</text:p>
          </table:table-cell>
          <table:table-cell table:formula="of:=[.B45]+[.G50]*[.C45]+[.H50]*[.D45]+[.I50]*[.E45]" office:value-type="float" office:value="4.82770368974306" calcext:value-type="float">
            <text:p>4.8277036897</text:p>
          </table:table-cell>
        </table:table-row>
        <table:table-row table:style-name="ro1">
          <table:table-cell table:style-name="ce2" office:value-type="float" office:value="102.7241918" calcext:value-type="float">
            <text:p>102.7241918</text:p>
          </table:table-cell>
          <table:table-cell table:style-name="ce2" office:value-type="float" office:value="4.681320537" calcext:value-type="float">
            <text:p>4.681320537</text:p>
          </table:table-cell>
          <table:table-cell table:style-name="ce5" table:formula="of:=([.B52]-[.B51])/([.A52]-[.A51])" office:value-type="float" office:value="-0.220148976175369" calcext:value-type="float">
            <text:p>-0.2201489762</text:p>
          </table:table-cell>
          <table:table-cell table:style-name="ce5" table:formula="of:=([.$C52]-[.$C51])/([.A53]-[.A51])" office:value-type="float" office:value="-0.0654443048787404" calcext:value-type="float">
            <text:p>-0.0654443049</text:p>
          </table:table-cell>
          <table:table-cell table:style-name="ce5" table:formula="of:=([.$D52]-[.$D51])/([.A54]-[.A51])" office:value-type="float" office:value="0.00998340147668641" calcext:value-type="float">
            <text:p>0.0099834015</text:p>
          </table:table-cell>
          <table:table-cell/>
          <table:table-cell table:formula="of:=([.K51]-[.A47])" office:value-type="float" office:value="8.29159300000001" calcext:value-type="float">
            <text:p>8.291593</text:p>
          </table:table-cell>
          <table:table-cell table:formula="of:=[.G51]*([.K51]-[.A48])" office:value-type="float" office:value="52.1070806020881" calcext:value-type="float">
            <text:p>52.1070806021</text:p>
          </table:table-cell>
          <table:table-cell table:formula="of:=([.K51]-[.A49])*[.H51]" office:value-type="float" office:value="215.337258585313" calcext:value-type="float">
            <text:p>215.3372585853</text:p>
          </table:table-cell>
          <table:table-cell/>
          <table:table-cell office:value-type="float" office:value="102.5927805" calcext:value-type="float">
            <text:p>102.5927805</text:p>
          </table:table-cell>
          <table:table-cell table:formula="of:=[.B46]+[.G51]*[.C46]+[.H51]*[.D46]+[.I51]*[.E46]" office:value-type="float" office:value="5.35570949011555" calcext:value-type="float">
            <text:p>5.3557094901</text:p>
          </table:table-cell>
        </table:table-row>
        <table:table-row table:style-name="ro1">
          <table:table-cell table:style-name="ce2" office:value-type="float" office:value="104.8631714" calcext:value-type="float">
            <text:p>104.8631714</text:p>
          </table:table-cell>
          <table:table-cell table:style-name="ce2" office:value-type="float" office:value="4.210426368" calcext:value-type="float">
            <text:p>4.210426368</text:p>
          </table:table-cell>
          <table:table-cell table:style-name="ce5" table:formula="of:=([.B53]-[.B52])/([.A53]-[.A52])" office:value-type="float" office:value="-0.501340222554887" calcext:value-type="float">
            <text:p>-0.5013402226</text:p>
          </table:table-cell>
          <table:table-cell table:style-name="ce5" table:formula="of:=([.$C53]-[.$C52])/([.A54]-[.A52])" office:value-type="float" office:value="-0.00172144626952751" calcext:value-type="float">
            <text:p>-0.0017214463</text:p>
          </table:table-cell>
          <table:table-cell table:style-name="ce5" table:formula="of:=([.$D53]-[.$D52])/([.A55]-[.A52])" office:value-type="float" office:value="-0.00247201430782579" calcext:value-type="float">
            <text:p>-0.0024720143</text:p>
          </table:table-cell>
          <table:table-cell/>
          <table:table-cell table:formula="of:=([.K52]-[.A48])" office:value-type="float" office:value="8.41573816" calcext:value-type="float">
            <text:p>8.41573816</text:p>
          </table:table-cell>
          <table:table-cell table:formula="of:=[.G52]*([.K52]-[.A49])" office:value-type="float" office:value="52.7162042003264" calcext:value-type="float">
            <text:p>52.7162042003</text:p>
          </table:table-cell>
          <table:table-cell table:formula="of:=([.K52]-[.A50])*[.H52]" office:value-type="float" office:value="217.792321726336" calcext:value-type="float">
            <text:p>217.7923217263</text:p>
          </table:table-cell>
          <table:table-cell/>
          <table:table-cell office:value-type="float" office:value="104.7241918" calcext:value-type="float">
            <text:p>104.7241918</text:p>
          </table:table-cell>
          <table:table-cell table:formula="of:=[.B47]+[.G52]*[.C47]+[.H52]*[.D47]+[.I52]*[.E47]" office:value-type="float" office:value="4.14818033040842" calcext:value-type="float">
            <text:p>4.1481803304</text:p>
          </table:table-cell>
        </table:table-row>
        <table:table-row table:style-name="ro1">
          <table:table-cell table:style-name="ce2" office:value-type="float" office:value="107.0208414" calcext:value-type="float">
            <text:p>107.0208414</text:p>
          </table:table-cell>
          <table:table-cell table:style-name="ce2" office:value-type="float" office:value="3.12869961" calcext:value-type="float">
            <text:p>3.12869961</text:p>
          </table:table-cell>
          <table:table-cell table:style-name="ce5" table:formula="of:=([.B54]-[.B53])/([.A54]-[.A53])" office:value-type="float" office:value="-0.508645869927436" calcext:value-type="float">
            <text:p>-0.5086458699</text:p>
          </table:table-cell>
          <table:table-cell table:style-name="ce5" table:formula="of:=([.$C54]-[.$C53])/([.A55]-[.A53])" office:value-type="float" office:value="-0.0174088273132641" calcext:value-type="float">
            <text:p>-0.0174088273</text:p>
          </table:table-cell>
          <table:table-cell table:style-name="ce5" table:formula="of:=([.$D54]-[.$D53])/([.A56]-[.A53])" office:value-type="float" office:value="0.0014824258803969" calcext:value-type="float">
            <text:p>0.0014824259</text:p>
          </table:table-cell>
          <table:table-cell/>
          <table:table-cell table:formula="of:=([.K53]-[.A49])" office:value-type="float" office:value="8.40298202" calcext:value-type="float">
            <text:p>8.40298202</text:p>
          </table:table-cell>
          <table:table-cell table:formula="of:=[.G53]*([.K53]-[.A50])" office:value-type="float" office:value="52.6899819910716" calcext:value-type="float">
            <text:p>52.6899819911</text:p>
          </table:table-cell>
          <table:table-cell table:formula="of:=([.K53]-[.A51])*[.H53]" office:value-type="float" office:value="218.082760585412" calcext:value-type="float">
            <text:p>218.0827605854</text:p>
          </table:table-cell>
          <table:table-cell/>
          <table:table-cell office:value-type="float" office:value="106.8631714" calcext:value-type="float">
            <text:p>106.8631714</text:p>
          </table:table-cell>
          <table:table-cell table:formula="of:=[.B48]+[.G53]*[.C48]+[.H53]*[.D48]+[.I53]*[.E48]" office:value-type="float" office:value="4.38389333398368" calcext:value-type="float">
            <text:p>4.383893334</text:p>
          </table:table-cell>
        </table:table-row>
        <table:table-row table:style-name="ro1">
          <table:table-cell table:style-name="ce2" office:value-type="float" office:value="109.1070723" calcext:value-type="float">
            <text:p>109.1070723</text:p>
          </table:table-cell>
          <table:table-cell table:style-name="ce2" office:value-type="float" office:value="2.067546879" calcext:value-type="float">
            <text:p>2.067546879</text:p>
          </table:table-cell>
          <table:table-cell table:style-name="ce5" table:formula="of:=([.B55]-[.B54])/([.A55]-[.A54])" office:value-type="float" office:value="-0.581559630430719" calcext:value-type="float">
            <text:p>-0.5815596304</text:p>
          </table:table-cell>
          <table:table-cell table:style-name="ce5" table:formula="of:=([.$C55]-[.$C54])/([.A56]-[.A54])" office:value-type="float" office:value="-0.00812152464080424" calcext:value-type="float">
            <text:p>-0.0081215246</text:p>
          </table:table-cell>
          <table:table-cell table:style-name="ce5" table:formula="of:=([.$D55]-[.$D54])/([.A57]-[.A54])" office:value-type="float" office:value="-0.00136596541366443" calcext:value-type="float">
            <text:p>-0.0013659654</text:p>
          </table:table-cell>
          <table:table-cell/>
          <table:table-cell table:formula="of:=([.K54]-[.A50])" office:value-type="float" office:value="8.42806089999999" calcext:value-type="float">
            <text:p>8.4280609</text:p>
          </table:table-cell>
          <table:table-cell table:formula="of:=[.G54]*([.K54]-[.A51])" office:value-type="float" office:value="53.0685462947606" calcext:value-type="float">
            <text:p>53.0685462948</text:p>
          </table:table-cell>
          <table:table-cell table:formula="of:=([.K54]-[.A52])*[.H54]" office:value-type="float" office:value="220.641502873337" calcext:value-type="float">
            <text:p>220.6415028733</text:p>
          </table:table-cell>
          <table:table-cell/>
          <table:table-cell office:value-type="float" office:value="109.0208414" calcext:value-type="float">
            <text:p>109.0208414</text:p>
          </table:table-cell>
          <table:table-cell table:formula="of:=[.B49]+[.G54]*[.C49]+[.H54]*[.D49]+[.I54]*[.E49]" office:value-type="float" office:value="3.71219208640653" calcext:value-type="float">
            <text:p>3.7121920864</text:p>
          </table:table-cell>
        </table:table-row>
        <table:table-row table:style-name="ro1">
          <table:table-cell table:style-name="ce2" office:value-type="float" office:value="111.2091626" calcext:value-type="float">
            <text:p>111.2091626</text:p>
          </table:table-cell>
          <table:table-cell table:style-name="ce2" office:value-type="float" office:value="0.845056021" calcext:value-type="float">
            <text:p>0.845056021</text:p>
          </table:table-cell>
          <table:table-cell table:style-name="ce5" table:formula="of:=([.B56]-[.B55])/([.A56]-[.A55])" office:value-type="float" office:value="-0.615497083618414" calcext:value-type="float">
            <text:p>-0.6154970836</text:p>
          </table:table-cell>
          <table:table-cell table:style-name="ce5" table:formula="of:=([.$C56]-[.$C55])/([.A57]-[.A55])" office:value-type="float" office:value="-0.0167014433984879" calcext:value-type="float">
            <text:p>-0.0167014434</text:p>
          </table:table-cell>
          <table:table-cell table:style-name="ce5" table:formula="of:=([.$D56]-[.$D55])/([.A58]-[.A55])" office:value-type="float" office:value="0.0112008654339924" calcext:value-type="float">
            <text:p>0.0112008654</text:p>
          </table:table-cell>
          <table:table-cell/>
          <table:table-cell table:formula="of:=([.K55]-[.A51])" office:value-type="float" office:value="8.3828805" calcext:value-type="float">
            <text:p>8.3828805</text:p>
          </table:table-cell>
          <table:table-cell table:formula="of:=[.G55]*([.K55]-[.A52])" office:value-type="float" office:value="52.3418750985424" calcext:value-type="float">
            <text:p>52.3418750985</text:p>
          </table:table-cell>
          <table:table-cell table:formula="of:=([.K55]-[.A53])*[.H55]" office:value-type="float" office:value="213.880987391605" calcext:value-type="float">
            <text:p>213.8809873916</text:p>
          </table:table-cell>
          <table:table-cell/>
          <table:table-cell office:value-type="float" office:value="111.1070723" calcext:value-type="float">
            <text:p>111.1070723</text:p>
          </table:table-cell>
          <table:table-cell table:formula="of:=[.B50]+[.G55]*[.C50]+[.H55]*[.D50]+[.I55]*[.E50]" office:value-type="float" office:value="1.26998416135583" calcext:value-type="float">
            <text:p>1.2699841614</text:p>
          </table:table-cell>
        </table:table-row>
        <table:table-row table:style-name="ro1">
          <table:table-cell table:style-name="ce2" office:value-type="float" office:value="113.285777" calcext:value-type="float">
            <text:p>113.285777</text:p>
          </table:table-cell>
          <table:table-cell table:style-name="ce2" office:value-type="float" office:value="-0.433094086" calcext:value-type="float">
            <text:p>-0.433094086</text:p>
          </table:table-cell>
          <table:table-cell table:style-name="ce5" table:formula="of:=([.B57]-[.B56])/([.A57]-[.A56])" office:value-type="float" office:value="-0.685294453156789" calcext:value-type="float">
            <text:p>-0.6852944532</text:p>
          </table:table-cell>
          <table:table-cell table:style-name="ce5" table:formula="of:=([.$C57]-[.$C56])/([.A58]-[.A56])" office:value-type="float" office:value="0.0527039284821467" calcext:value-type="float">
            <text:p>0.0527039285</text:p>
          </table:table-cell>
          <table:table-cell table:style-name="ce5" table:formula="of:=([.$D57]-[.$D56])/([.A59]-[.A56])" office:value-type="float" office:value="-0.00869963928127378" calcext:value-type="float">
            <text:p>-0.0086996393</text:p>
          </table:table-cell>
          <table:table-cell/>
          <table:table-cell table:formula="of:=([.K56]-[.A52])" office:value-type="float" office:value="8.3459912" calcext:value-type="float">
            <text:p>8.3459912</text:p>
          </table:table-cell>
          <table:table-cell table:formula="of:=[.G56]*([.K56]-[.A53])" office:value-type="float" office:value="51.6476742779735" calcext:value-type="float">
            <text:p>51.647674278</text:p>
          </table:table-cell>
          <table:table-cell table:formula="of:=([.K56]-[.A54])*[.H56]" office:value-type="float" office:value="211.863423673235" calcext:value-type="float">
            <text:p>211.8634236732</text:p>
          </table:table-cell>
          <table:table-cell/>
          <table:table-cell office:value-type="float" office:value="113.2091626" calcext:value-type="float">
            <text:p>113.2091626</text:p>
          </table:table-cell>
          <table:table-cell table:formula="of:=[.B51]+[.G56]*[.C51]+[.H56]*[.D51]+[.I56]*[.E51]" office:value-type="float" office:value="1.57903059418099" calcext:value-type="float">
            <text:p>1.5790305942</text:p>
          </table:table-cell>
        </table:table-row>
        <table:table-row table:style-name="ro1">
          <table:table-cell table:style-name="ce2" office:value-type="float" office:value="115.3882846" calcext:value-type="float">
            <text:p>115.3882846</text:p>
          </table:table-cell>
          <table:table-cell table:style-name="ce2" office:value-type="float" office:value="-1.873930882" calcext:value-type="float">
            <text:p>-1.873930882</text:p>
          </table:table-cell>
          <table:table-cell table:style-name="ce5" table:formula="of:=([.B58]-[.B57])/([.A58]-[.A57])" office:value-type="float" office:value="-0.468164018037114" calcext:value-type="float">
            <text:p>-0.468164018</text:p>
          </table:table-cell>
          <table:table-cell table:style-name="ce5" table:formula="of:=([.$C58]-[.$C57])/([.A59]-[.A57])" office:value-type="float" office:value="-0.00122503885647351" calcext:value-type="float">
            <text:p>-0.0012250389</text:p>
          </table:table-cell>
          <table:table-cell table:style-name="ce5" table:formula="of:=([.$D58]-[.$D57])/([.A60]-[.A57])" office:value-type="float" office:value="0.00475874834833908" calcext:value-type="float">
            <text:p>0.0047587483</text:p>
          </table:table-cell>
          <table:table-cell/>
          <table:table-cell table:formula="of:=([.K57]-[.A53])" office:value-type="float" office:value="8.2649356" calcext:value-type="float">
            <text:p>8.2649356</text:p>
          </table:table-cell>
          <table:table-cell table:formula="of:=[.G57]*([.K57]-[.A54])" office:value-type="float" office:value="51.0665964369173" calcext:value-type="float">
            <text:p>51.0665964369</text:p>
          </table:table-cell>
          <table:table-cell table:formula="of:=([.K57]-[.A55])*[.H57]" office:value-type="float" office:value="208.178822393726" calcext:value-type="float">
            <text:p>208.1788223937</text:p>
          </table:table-cell>
          <table:table-cell/>
          <table:table-cell office:value-type="float" office:value="115.285777" calcext:value-type="float">
            <text:p>115.285777</text:p>
          </table:table-cell>
          <table:table-cell table:formula="of:=[.B52]+[.G57]*[.C52]+[.H57]*[.D52]+[.I57]*[.E52]" office:value-type="float" office:value="-0.535647714583221" calcext:value-type="float">
            <text:p>-0.5356477146</text:p>
          </table:table-cell>
        </table:table-row>
        <table:table-row table:style-name="ro1">
          <table:table-cell table:style-name="ce2" office:value-type="float" office:value="117.405592" calcext:value-type="float">
            <text:p>117.405592</text:p>
          </table:table-cell>
          <table:table-cell table:style-name="ce2" office:value-type="float" office:value="-2.81836162" calcext:value-type="float">
            <text:p>-2.81836162</text:p>
          </table:table-cell>
          <table:table-cell table:style-name="ce5" table:formula="of:=([.B59]-[.B58])/([.A59]-[.A58])" office:value-type="float" office:value="-0.473182366804431" calcext:value-type="float">
            <text:p>-0.4731823668</text:p>
          </table:table-cell>
          <table:table-cell table:style-name="ce5" table:formula="of:=([.$C59]-[.$C58])/([.A60]-[.A58])" office:value-type="float" office:value="0.0283339878970883" calcext:value-type="float">
            <text:p>0.0283339879</text:p>
          </table:table-cell>
          <table:table-cell table:style-name="ce5" table:formula="of:=([.$D59]-[.$D58])/([.A61]-[.A58])" office:value-type="float" office:value="-0.000372967214287194" calcext:value-type="float">
            <text:p>-0.0003729672</text:p>
          </table:table-cell>
          <table:table-cell/>
          <table:table-cell table:formula="of:=([.K58]-[.A54])" office:value-type="float" office:value="8.28121230000001" calcext:value-type="float">
            <text:p>8.2812123</text:p>
          </table:table-cell>
          <table:table-cell table:formula="of:=[.G58]*([.K58]-[.A55])" office:value-type="float" office:value="51.1706211096007" calcext:value-type="float">
            <text:p>51.1706211096</text:p>
          </table:table-cell>
          <table:table-cell table:formula="of:=([.K58]-[.A56])*[.H58]" office:value-type="float" office:value="209.927861998858" calcext:value-type="float">
            <text:p>209.9278619989</text:p>
          </table:table-cell>
          <table:table-cell/>
          <table:table-cell office:value-type="float" office:value="117.3882846" calcext:value-type="float">
            <text:p>117.3882846</text:p>
          </table:table-cell>
          <table:table-cell table:formula="of:=[.B53]+[.G58]*[.C53]+[.H58]*[.D53]+[.I58]*[.E53]" office:value-type="float" office:value="-1.6631228351533" calcext:value-type="float">
            <text:p>-1.6631228352</text:p>
          </table:table-cell>
        </table:table-row>
        <table:table-row table:style-name="ro1">
          <table:table-cell table:style-name="ce2" office:value-type="float" office:value="119.4847659" calcext:value-type="float">
            <text:p>119.4847659</text:p>
          </table:table-cell>
          <table:table-cell table:style-name="ce2" office:value-type="float" office:value="-3.802190047" calcext:value-type="float">
            <text:p>-3.802190047</text:p>
          </table:table-cell>
          <table:table-cell table:style-name="ce5" table:formula="of:=([.B60]-[.B59])/([.A60]-[.A59])" office:value-type="float" office:value="-0.35434379892953" calcext:value-type="float">
            <text:p>-0.3543437989</text:p>
          </table:table-cell>
          <table:table-cell table:style-name="ce5" table:formula="of:=([.$C60]-[.$C59])/([.A61]-[.A59])" office:value-type="float" office:value="0.0259969812998402" calcext:value-type="float">
            <text:p>0.0259969813</text:p>
          </table:table-cell>
          <table:table-cell table:style-name="ce5" table:formula="of:=([.$D60]-[.$D59])/([.A62]-[.A59])" office:value-type="float" office:value="0.00738082761994749" calcext:value-type="float">
            <text:p>0.0073808276</text:p>
          </table:table-cell>
          <table:table-cell/>
          <table:table-cell table:formula="of:=([.K59]-[.A55])" office:value-type="float" office:value="8.1964294" calcext:value-type="float">
            <text:p>8.1964294</text:p>
          </table:table-cell>
          <table:table-cell table:formula="of:=[.G59]*([.K59]-[.A56])" office:value-type="float" office:value="50.160631588561" calcext:value-type="float">
            <text:p>50.1606315886</text:p>
          </table:table-cell>
          <table:table-cell table:formula="of:=([.K59]-[.A57])*[.H59]" office:value-type="float" office:value="201.5106764694" calcext:value-type="float">
            <text:p>201.5106764694</text:p>
          </table:table-cell>
          <table:table-cell/>
          <table:table-cell office:value-type="float" office:value="119.405592" calcext:value-type="float">
            <text:p>119.405592</text:p>
          </table:table-cell>
          <table:table-cell table:formula="of:=[.B54]+[.G59]*[.C54]+[.H59]*[.D54]+[.I59]*[.E54]" office:value-type="float" office:value="-3.3818029937016" calcext:value-type="float">
            <text:p>-3.3818029937</text:p>
          </table:table-cell>
        </table:table-row>
        <table:table-row table:style-name="ro1">
          <table:table-cell table:style-name="ce2" office:value-type="float" office:value="121.5997975" calcext:value-type="float">
            <text:p>121.5997975</text:p>
          </table:table-cell>
          <table:table-cell table:style-name="ce2" office:value-type="float" office:value="-4.551638379" calcext:value-type="float">
            <text:p>-4.551638379</text:p>
          </table:table-cell>
          <table:table-cell table:style-name="ce5" table:formula="of:=([.B61]-[.B60])/([.A61]-[.A60])" office:value-type="float" office:value="-0.245499375053848" calcext:value-type="float">
            <text:p>-0.2454993751</text:p>
          </table:table-cell>
          <table:table-cell table:style-name="ce5" table:formula="of:=([.$C61]-[.$C60])/([.A62]-[.A60])" office:value-type="float" office:value="0.0727234495117621" calcext:value-type="float">
            <text:p>0.0727234495</text:p>
          </table:table-cell>
          <table:table-cell table:style-name="ce5" table:formula="of:=([.$D61]-[.$D60])/([.A63]-[.A60])" office:value-type="float" office:value="-0.00972533938407927" calcext:value-type="float">
            <text:p>-0.0097253394</text:p>
          </table:table-cell>
          <table:table-cell/>
          <table:table-cell table:formula="of:=([.K60]-[.A56])" office:value-type="float" office:value="8.1989889" calcext:value-type="float">
            <text:p>8.1989889</text:p>
          </table:table-cell>
          <table:table-cell table:formula="of:=[.G60]*([.K60]-[.A57])" office:value-type="float" office:value="49.9849825077575" calcext:value-type="float">
            <text:p>49.9849825078</text:p>
          </table:table-cell>
          <table:table-cell table:formula="of:=([.K60]-[.A58])*[.H60]" office:value-type="float" office:value="203.897436037601" calcext:value-type="float">
            <text:p>203.8974360376</text:p>
          </table:table-cell>
          <table:table-cell/>
          <table:table-cell office:value-type="float" office:value="121.4847659" calcext:value-type="float">
            <text:p>121.4847659</text:p>
          </table:table-cell>
          <table:table-cell table:formula="of:=[.B55]+[.G60]*[.C55]+[.H60]*[.D55]+[.I60]*[.E55]" office:value-type="float" office:value="-2.75239134830423" calcext:value-type="float">
            <text:p>-2.7523913483</text:p>
          </table:table-cell>
        </table:table-row>
        <table:table-row table:style-name="ro1">
          <table:table-cell table:style-name="ce2" office:value-type="float" office:value="123.671576" calcext:value-type="float">
            <text:p>123.671576</text:p>
          </table:table-cell>
          <table:table-cell table:style-name="ce2" office:value-type="float" office:value="-5.060258706" calcext:value-type="float">
            <text:p>-5.060258706</text:p>
          </table:table-cell>
          <table:table-cell table:style-name="ce5" table:formula="of:=([.B62]-[.B61])/([.A62]-[.A61])" office:value-type="float" office:value="0.06108510355765" calcext:value-type="float">
            <text:p>0.0610851036</text:p>
          </table:table-cell>
          <table:table-cell table:style-name="ce5" table:formula="of:=([.$C62]-[.$C61])/([.A63]-[.A61])" office:value-type="float" office:value="0.0114518293678962" calcext:value-type="float">
            <text:p>0.0114518294</text:p>
          </table:table-cell>
          <table:table-cell table:style-name="ce5" table:formula="of:=([.$D62]-[.$D61])/([.A64]-[.A61])" office:value-type="float" office:value="0.00387142447374237" calcext:value-type="float">
            <text:p>0.0038714245</text:p>
          </table:table-cell>
          <table:table-cell/>
          <table:table-cell table:formula="of:=([.K61]-[.A57])" office:value-type="float" office:value="8.21151289999999" calcext:value-type="float">
            <text:p>8.2115129</text:p>
          </table:table-cell>
          <table:table-cell table:formula="of:=[.G61]*([.K61]-[.A58])" office:value-type="float" office:value="50.8637983685008" calcext:value-type="float">
            <text:p>50.8637983685</text:p>
          </table:table-cell>
          <table:table-cell table:formula="of:=([.K61]-[.A59])*[.H61]" office:value-type="float" office:value="209.306137582409" calcext:value-type="float">
            <text:p>209.3061375824</text:p>
          </table:table-cell>
          <table:table-cell/>
          <table:table-cell office:value-type="float" office:value="123.5997975" calcext:value-type="float">
            <text:p>123.5997975</text:p>
          </table:table-cell>
          <table:table-cell table:formula="of:=[.B56]+[.G61]*[.C56]+[.H61]*[.D56]+[.I61]*[.E56]" office:value-type="float" office:value="-5.20056423317523" calcext:value-type="float">
            <text:p>-5.2005642332</text:p>
          </table:table-cell>
        </table:table-row>
        <table:table-row table:style-name="ro1">
          <table:table-cell table:style-name="ce2" office:value-type="float" office:value="125.8155557" calcext:value-type="float">
            <text:p>125.8155557</text:p>
          </table:table-cell>
          <table:table-cell table:style-name="ce2" office:value-type="float" office:value="-4.929293484" calcext:value-type="float">
            <text:p>-4.929293484</text:p>
          </table:table-cell>
          <table:table-cell table:style-name="ce5" table:formula="of:=([.B63]-[.B62])/([.A63]-[.A62])" office:value-type="float" office:value="0.109508308588145" calcext:value-type="float">
            <text:p>0.1095083086</text:p>
          </table:table-cell>
          <table:table-cell table:style-name="ce5" table:formula="of:=([.$C63]-[.$C62])/([.A64]-[.A62])" office:value-type="float" office:value="0.0357448042379986" calcext:value-type="float">
            <text:p>0.0357448042</text:p>
          </table:table-cell>
          <table:table-cell table:style-name="ce5" table:formula="of:=([.$D63]-[.$D62])/([.A65]-[.A62])" office:value-type="float" office:value="0.00375229490995984" calcext:value-type="float">
            <text:p>0.0037522949</text:p>
          </table:table-cell>
          <table:table-cell/>
          <table:table-cell table:formula="of:=([.K62]-[.A58])" office:value-type="float" office:value="8.265984" calcext:value-type="float">
            <text:p>8.265984</text:p>
          </table:table-cell>
          <table:table-cell table:formula="of:=[.G62]*([.K62]-[.A59])" office:value-type="float" office:value="51.1400732976384" calcext:value-type="float">
            <text:p>51.1400732976</text:p>
          </table:table-cell>
          <table:table-cell table:formula="of:=([.K62]-[.A60])*[.H62]" office:value-type="float" office:value="208.231050941749" calcext:value-type="float">
            <text:p>208.2310509417</text:p>
          </table:table-cell>
          <table:table-cell/>
          <table:table-cell office:value-type="float" office:value="125.671576" calcext:value-type="float">
            <text:p>125.671576</text:p>
          </table:table-cell>
          <table:table-cell table:formula="of:=[.B57]+[.G62]*[.C57]+[.H62]*[.D57]+[.I62]*[.E57]" office:value-type="float" office:value="-4.81549657164105" calcext:value-type="float">
            <text:p>-4.8154965716</text:p>
          </table:table-cell>
        </table:table-row>
        <table:table-row table:style-name="ro1">
          <table:table-cell table:style-name="ce2" office:value-type="float" office:value="127.9000013" calcext:value-type="float">
            <text:p>127.9000013</text:p>
          </table:table-cell>
          <table:table-cell table:style-name="ce2" office:value-type="float" office:value="-4.701029372" calcext:value-type="float">
            <text:p>-4.701029372</text:p>
          </table:table-cell>
          <table:table-cell table:style-name="ce5" table:formula="of:=([.B64]-[.B63])/([.A64]-[.A63])" office:value-type="float" office:value="0.257168847401649" calcext:value-type="float">
            <text:p>0.2571688474</text:p>
          </table:table-cell>
          <table:table-cell table:style-name="ce5" table:formula="of:=([.$C64]-[.$C63])/([.A65]-[.A63])" office:value-type="float" office:value="0.0590320357484656" calcext:value-type="float">
            <text:p>0.0590320357</text:p>
          </table:table-cell>
          <table:table-cell table:style-name="ce5" table:formula="of:=([.$D64]-[.$D63])/([.A66]-[.A63])" office:value-type="float" office:value="-0.00952824574817612" calcext:value-type="float">
            <text:p>-0.0095282457</text:p>
          </table:table-cell>
          <table:table-cell/>
          <table:table-cell table:formula="of:=([.K63]-[.A59])" office:value-type="float" office:value="8.33078980000001" calcext:value-type="float">
            <text:p>8.3307898</text:p>
          </table:table-cell>
          <table:table-cell table:formula="of:=[.G63]*([.K63]-[.A60])" office:value-type="float" office:value="51.7821750118265" calcext:value-type="float">
            <text:p>51.7821750118</text:p>
          </table:table-cell>
          <table:table-cell table:formula="of:=([.K63]-[.A61])*[.H63]" office:value-type="float" office:value="214.584282070856" calcext:value-type="float">
            <text:p>214.5842820709</text:p>
          </table:table-cell>
          <table:table-cell/>
          <table:table-cell office:value-type="float" office:value="127.8155557" calcext:value-type="float">
            <text:p>127.8155557</text:p>
          </table:table-cell>
          <table:table-cell table:formula="of:=[.B58]+[.G63]*[.C58]+[.H63]*[.D58]+[.I63]*[.E58]" office:value-type="float" office:value="-5.373181836758" calcext:value-type="float">
            <text:p>-5.3731818368</text:p>
          </table:table-cell>
        </table:table-row>
        <table:table-row table:style-name="ro1">
          <table:table-cell table:style-name="ce2" office:value-type="float" office:value="129.9465208" calcext:value-type="float">
            <text:p>129.9465208</text:p>
          </table:table-cell>
          <table:table-cell table:style-name="ce2" office:value-type="float" office:value="-4.174728311" calcext:value-type="float">
            <text:p>-4.174728311</text:p>
          </table:table-cell>
          <table:table-cell table:style-name="ce5" table:formula="of:=([.B65]-[.B64])/([.A65]-[.A64])" office:value-type="float" office:value="0.500480291859157" calcext:value-type="float">
            <text:p>0.5004802919</text:p>
          </table:table-cell>
          <table:table-cell table:style-name="ce5" table:formula="of:=([.$C65]-[.$C64])/([.A66]-[.A64])" office:value-type="float" office:value="-0.000193100591285439" calcext:value-type="float">
            <text:p>-0.0001931006</text:p>
          </table:table-cell>
          <table:table-cell table:style-name="ce5" table:formula="of:=([.$D65]-[.$D64])/([.A67]-[.A64])" office:value-type="float" office:value="0.00429259938826449" calcext:value-type="float">
            <text:p>0.0042925994</text:p>
          </table:table-cell>
          <table:table-cell/>
          <table:table-cell table:formula="of:=([.K64]-[.A60])" office:value-type="float" office:value="8.30020380000002" calcext:value-type="float">
            <text:p>8.3002038</text:p>
          </table:table-cell>
          <table:table-cell table:formula="of:=[.G64]*([.K64]-[.A61])" office:value-type="float" office:value="51.6971993430764" calcext:value-type="float">
            <text:p>51.6971993431</text:p>
          </table:table-cell>
          <table:table-cell table:formula="of:=([.K64]-[.A62])*[.H64]" office:value-type="float" office:value="211.154398389152" calcext:value-type="float">
            <text:p>211.1543983892</text:p>
          </table:table-cell>
          <table:table-cell/>
          <table:table-cell office:value-type="float" office:value="129.9000013" calcext:value-type="float">
            <text:p>129.9000013</text:p>
          </table:table-cell>
          <table:table-cell table:formula="of:=[.B59]+[.G64]*[.C59]+[.H64]*[.D59]+[.I64]*[.E59]" office:value-type="float" office:value="-3.84085045310121" calcext:value-type="float">
            <text:p>-3.8408504531</text:p>
          </table:table-cell>
        </table:table-row>
        <table:table-row table:style-name="ro1">
          <table:table-cell table:style-name="ce2" office:value-type="float" office:value="132.0216861" calcext:value-type="float">
            <text:p>132.0216861</text:p>
          </table:table-cell>
          <table:table-cell table:style-name="ce2" office:value-type="float" office:value="-3.136148976" calcext:value-type="float">
            <text:p>-3.136148976</text:p>
          </table:table-cell>
          <table:table-cell table:style-name="ce5" table:formula="of:=([.B66]-[.B65])/([.A66]-[.A65])" office:value-type="float" office:value="0.499675212143005" calcext:value-type="float">
            <text:p>0.4996752121</text:p>
          </table:table-cell>
          <table:table-cell table:style-name="ce5" table:formula="of:=([.$C66]-[.$C65])/([.A67]-[.A65])" office:value-type="float" office:value="0.0270794690261386" calcext:value-type="float">
            <text:p>0.027079469</text:p>
          </table:table-cell>
          <table:table-cell table:style-name="ce5" table:formula="of:=([.$D66]-[.$D65])/([.A68]-[.A65])" office:value-type="float" office:value="-0.00354216091486464" calcext:value-type="float">
            <text:p>-0.0035421609</text:p>
          </table:table-cell>
          <table:table-cell/>
          <table:table-cell table:formula="of:=([.K65]-[.A61])" office:value-type="float" office:value="8.2749448" calcext:value-type="float">
            <text:p>8.2749448</text:p>
          </table:table-cell>
          <table:table-cell table:formula="of:=[.G65]*([.K65]-[.A62])" office:value-type="float" office:value="50.7333977732265" calcext:value-type="float">
            <text:p>50.7333977732</text:p>
          </table:table-cell>
          <table:table-cell table:formula="of:=([.K65]-[.A63])*[.H65]" office:value-type="float" office:value="205.293683390618" calcext:value-type="float">
            <text:p>205.2936833906</text:p>
          </table:table-cell>
          <table:table-cell/>
          <table:table-cell office:value-type="float" office:value="131.9465208" calcext:value-type="float">
            <text:p>131.9465208</text:p>
          </table:table-cell>
          <table:table-cell table:formula="of:=[.B60]+[.G65]*[.C60]+[.H65]*[.D60]+[.I65]*[.E60]" office:value-type="float" office:value="-4.89017520886518" calcext:value-type="float">
            <text:p>-4.8901752089</text:p>
          </table:table-cell>
        </table:table-row>
        <table:table-row table:style-name="ro1">
          <table:table-cell table:style-name="ce2" office:value-type="float" office:value="134.1157453" calcext:value-type="float">
            <text:p>134.1157453</text:p>
          </table:table-cell>
          <table:table-cell table:style-name="ce2" office:value-type="float" office:value="-2.089799501" calcext:value-type="float">
            <text:p>-2.089799501</text:p>
          </table:table-cell>
          <table:table-cell table:style-name="ce5" table:formula="of:=([.B67]-[.B66])/([.A67]-[.A66])" office:value-type="float" office:value="0.615527338508083" calcext:value-type="float">
            <text:p>0.6155273385</text:p>
          </table:table-cell>
          <table:table-cell table:style-name="ce5" table:formula="of:=([.$C67]-[.$C66])/([.A68]-[.A66])" office:value-type="float" office:value="0.0043186931268675" calcext:value-type="float">
            <text:p>0.0043186931</text:p>
          </table:table-cell>
          <table:table-cell table:style-name="ce5" table:formula="of:=([.$D67]-[.$D66])/([.A69]-[.A66])" office:value-type="float" office:value="-0.00289775684941395" calcext:value-type="float">
            <text:p>-0.0028977568</text:p>
          </table:table-cell>
          <table:table-cell/>
          <table:table-cell table:formula="of:=([.K66]-[.A62])" office:value-type="float" office:value="8.20613040000001" calcext:value-type="float">
            <text:p>8.2061304</text:p>
          </table:table-cell>
          <table:table-cell table:formula="of:=[.G66]*([.K66]-[.A63])" office:value-type="float" office:value="50.2353437364981" calcext:value-type="float">
            <text:p>50.2353437365</text:p>
          </table:table-cell>
          <table:table-cell table:formula="of:=([.K66]-[.A64])*[.H66]" office:value-type="float" office:value="204.71732962855" calcext:value-type="float">
            <text:p>204.7173296286</text:p>
          </table:table-cell>
          <table:table-cell/>
          <table:table-cell office:value-type="float" office:value="134.0216861" calcext:value-type="float">
            <text:p>134.0216861</text:p>
          </table:table-cell>
          <table:table-cell table:formula="of:=[.B61]+[.G66]*[.C61]+[.H66]*[.D61]+[.I66]*[.E61]" office:value-type="float" office:value="-3.19115211587728" calcext:value-type="float">
            <text:p>-3.1911521159</text:p>
          </table:table-cell>
        </table:table-row>
        <table:table-row table:style-name="ro1">
          <table:table-cell table:style-name="ce2" office:value-type="float" office:value="136.2999135" calcext:value-type="float">
            <text:p>136.2999135</text:p>
          </table:table-cell>
          <table:table-cell table:style-name="ce2" office:value-type="float" office:value="-0.745384262" calcext:value-type="float">
            <text:p>-0.745384262</text:p>
          </table:table-cell>
          <table:table-cell table:style-name="ce5" table:formula="of:=([.B68]-[.B67])/([.A68]-[.A67])" office:value-type="float" office:value="0.634234259187382" calcext:value-type="float">
            <text:p>0.6342342592</text:p>
          </table:table-cell>
          <table:table-cell table:style-name="ce5" table:formula="of:=([.$C68]-[.$C67])/([.A69]-[.A67])" office:value-type="float" office:value="-0.0144388161445671" calcext:value-type="float">
            <text:p>-0.0144388161</text:p>
          </table:table-cell>
          <table:table-cell table:style-name="ce5" table:formula="of:=([.$D68]-[.$D67])/([.A70]-[.A67])" office:value-type="float" office:value="0.00129555492370218" calcext:value-type="float">
            <text:p>0.0012955549</text:p>
          </table:table-cell>
          <table:table-cell/>
          <table:table-cell table:formula="of:=([.K67]-[.A63])" office:value-type="float" office:value="8.21574399999999" calcext:value-type="float">
            <text:p>8.215744</text:p>
          </table:table-cell>
          <table:table-cell table:formula="of:=[.G67]*([.K67]-[.A64])" office:value-type="float" office:value="50.6847691705278" calcext:value-type="float">
            <text:p>50.6847691705</text:p>
          </table:table-cell>
          <table:table-cell table:formula="of:=([.K67]-[.A65])*[.H67]" office:value-type="float" office:value="207.506445522474" calcext:value-type="float">
            <text:p>207.5064455225</text:p>
          </table:table-cell>
          <table:table-cell/>
          <table:table-cell office:value-type="float" office:value="136.1157453" calcext:value-type="float">
            <text:p>136.1157453</text:p>
          </table:table-cell>
          <table:table-cell table:formula="of:=[.B62]+[.G67]*[.C62]+[.H67]*[.D62]+[.I67]*[.E62]" office:value-type="float" office:value="-1.4392587236003" calcext:value-type="float">
            <text:p>-1.4392587236</text:p>
          </table:table-cell>
        </table:table-row>
        <table:table-row table:style-name="ro1">
          <table:table-cell table:style-name="ce2" office:value-type="float" office:value="138.4473614" calcext:value-type="float">
            <text:p>138.4473614</text:p>
          </table:table-cell>
          <table:table-cell table:style-name="ce2" office:value-type="float" office:value="0.616600766" calcext:value-type="float">
            <text:p>0.616600766</text:p>
          </table:table-cell>
          <table:table-cell table:style-name="ce5" table:formula="of:=([.B69]-[.B68])/([.A69]-[.A68])" office:value-type="float" office:value="0.572306965102695" calcext:value-type="float">
            <text:p>0.5723069651</text:p>
          </table:table-cell>
          <table:table-cell table:style-name="ce5" table:formula="of:=([.$C69]-[.$C68])/([.A70]-[.A68])" office:value-type="float" office:value="-0.00614530847449385" calcext:value-type="float">
            <text:p>-0.0061453085</text:p>
          </table:table-cell>
          <table:table-cell table:style-name="ce5" table:formula="of:=([.$D69]-[.$D68])/([.A71]-[.A68])" office:value-type="float" office:value="-0.00284422835652264" calcext:value-type="float">
            <text:p>-0.0028442284</text:p>
          </table:table-cell>
          <table:table-cell/>
          <table:table-cell table:formula="of:=([.K68]-[.A64])" office:value-type="float" office:value="8.3533927" calcext:value-type="float">
            <text:p>8.3533927</text:p>
          </table:table-cell>
          <table:table-cell table:formula="of:=[.G68]*([.K68]-[.A65])" office:value-type="float" office:value="52.4444989320999" calcext:value-type="float">
            <text:p>52.4444989321</text:p>
          </table:table-cell>
          <table:table-cell table:formula="of:=([.K68]-[.A66])*[.H68]" office:value-type="float" office:value="219.436604696627" calcext:value-type="float">
            <text:p>219.4366046966</text:p>
          </table:table-cell>
          <table:table-cell/>
          <table:table-cell office:value-type="float" office:value="138.2999135" calcext:value-type="float">
            <text:p>138.2999135</text:p>
          </table:table-cell>
          <table:table-cell table:formula="of:=[.B63]+[.G68]*[.C63]+[.H68]*[.D63]+[.I68]*[.E63]" office:value-type="float" office:value="-1.54773735937241" calcext:value-type="float">
            <text:p>-1.5477373594</text:p>
          </table:table-cell>
        </table:table-row>
        <table:table-row table:style-name="ro1">
          <table:table-cell table:style-name="ce2" office:value-type="float" office:value="140.5888589" calcext:value-type="float">
            <text:p>140.5888589</text:p>
          </table:table-cell>
          <table:table-cell table:style-name="ce2" office:value-type="float" office:value="1.842194701" calcext:value-type="float">
            <text:p>1.842194701</text:p>
          </table:table-cell>
          <table:table-cell table:style-name="ce5" table:formula="of:=([.B70]-[.B69])/([.A70]-[.A69])" office:value-type="float" office:value="0.546164441843073" calcext:value-type="float">
            <text:p>0.5461644418</text:p>
          </table:table-cell>
          <table:table-cell table:style-name="ce5" table:formula="of:=([.$C70]-[.$C69])/([.A71]-[.A69])" office:value-type="float" office:value="-0.0242974349459844" calcext:value-type="float">
            <text:p>-0.0242974349</text:p>
          </table:table-cell>
          <table:table-cell table:style-name="ce5" table:formula="of:=([.$D70]-[.$D69])/([.A72]-[.A69])" office:value-type="float" office:value="-0.00272650701632845" calcext:value-type="float">
            <text:p>-0.002726507</text:p>
          </table:table-cell>
          <table:table-cell/>
          <table:table-cell table:formula="of:=([.K69]-[.A65])" office:value-type="float" office:value="8.42567529999999" calcext:value-type="float">
            <text:p>8.4256753</text:p>
          </table:table-cell>
          <table:table-cell table:formula="of:=[.G69]*([.K69]-[.A66])" office:value-type="float" office:value="53.3481413828525" calcext:value-type="float">
            <text:p>53.3481413829</text:p>
          </table:table-cell>
          <table:table-cell table:formula="of:=([.K69]-[.A67])*[.H69]" office:value-type="float" office:value="221.258636947215" calcext:value-type="float">
            <text:p>221.2586369472</text:p>
          </table:table-cell>
          <table:table-cell/>
          <table:table-cell office:value-type="float" office:value="140.4473614" calcext:value-type="float">
            <text:p>140.4473614</text:p>
          </table:table-cell>
          <table:table-cell table:formula="of:=[.B64]+[.G69]*[.C64]+[.H69]*[.D64]+[.I69]*[.E64]" office:value-type="float" office:value="0.981629254217329" calcext:value-type="float">
            <text:p>0.9816292542</text:p>
          </table:table-cell>
        </table:table-row>
        <table:table-row table:style-name="ro1">
          <table:table-cell table:style-name="ce2" office:value-type="float" office:value="142.7014234" calcext:value-type="float">
            <text:p>142.7014234</text:p>
          </table:table-cell>
          <table:table-cell table:style-name="ce2" office:value-type="float" office:value="2.996002312" calcext:value-type="float">
            <text:p>2.996002312</text:p>
          </table:table-cell>
          <table:table-cell table:style-name="ce5" table:formula="of:=([.B71]-[.B70])/([.A71]-[.A70])" office:value-type="float" office:value="0.44312887770651" calcext:value-type="float">
            <text:p>0.4431288777</text:p>
          </table:table-cell>
          <table:table-cell table:style-name="ce5" table:formula="of:=([.$C71]-[.$C70])/([.A72]-[.A70])" office:value-type="float" office:value="-0.0413231420907851" calcext:value-type="float">
            <text:p>-0.0413231421</text:p>
          </table:table-cell>
          <table:table-cell table:style-name="ce5" table:formula="of:=([.$D71]-[.$D70])/([.A73]-[.A70])" office:value-type="float" office:value="0.00553127216464859" calcext:value-type="float">
            <text:p>0.0055312722</text:p>
          </table:table-cell>
          <table:table-cell/>
          <table:table-cell table:formula="of:=([.K70]-[.A66])" office:value-type="float" office:value="8.47311360000001" calcext:value-type="float">
            <text:p>8.4731136</text:p>
          </table:table-cell>
          <table:table-cell table:formula="of:=[.G70]*([.K70]-[.A67])" office:value-type="float" office:value="53.2869487983974" calcext:value-type="float">
            <text:p>53.2869487984</text:p>
          </table:table-cell>
          <table:table-cell table:formula="of:=([.K70]-[.A68])*[.H70]" office:value-type="float" office:value="220.68776523119" calcext:value-type="float">
            <text:p>220.6877652312</text:p>
          </table:table-cell>
          <table:table-cell/>
          <table:table-cell office:value-type="float" office:value="142.5888589" calcext:value-type="float">
            <text:p>142.5888589</text:p>
          </table:table-cell>
          <table:table-cell table:formula="of:=[.B65]+[.G70]*[.C65]+[.H70]*[.D65]+[.I70]*[.E65]" office:value-type="float" office:value="1.75892656268467" calcext:value-type="float">
            <text:p>1.7589265627</text:p>
          </table:table-cell>
        </table:table-row>
        <table:table-row table:style-name="ro1">
          <table:table-cell table:style-name="ce2" office:value-type="float" office:value="144.8294532" calcext:value-type="float">
            <text:p>144.8294532</text:p>
          </table:table-cell>
          <table:table-cell table:style-name="ce2" office:value-type="float" office:value="3.938993769" calcext:value-type="float">
            <text:p>3.938993769</text:p>
          </table:table-cell>
          <table:table-cell table:style-name="ce5" table:formula="of:=([.B72]-[.B71])/([.A72]-[.A71])" office:value-type="float" office:value="0.272383803390775" calcext:value-type="float">
            <text:p>0.2723838034</text:p>
          </table:table-cell>
          <table:table-cell table:style-name="ce5" table:formula="of:=([.$C72]-[.$C71])/([.A73]-[.A71])" office:value-type="float" office:value="-0.00721918694042644" calcext:value-type="float">
            <text:p>-0.0072191869</text:p>
          </table:table-cell>
          <table:table-cell table:style-name="ce5" table:formula="of:=([.$D72]-[.$D71])/([.A74]-[.A71])" office:value-type="float" office:value="-0.0093781625724443" calcext:value-type="float">
            <text:p>-0.0093781626</text:p>
          </table:table-cell>
          <table:table-cell/>
          <table:table-cell table:formula="of:=([.K71]-[.A67])" office:value-type="float" office:value="8.40150990000001" calcext:value-type="float">
            <text:p>8.4015099</text:p>
          </table:table-cell>
          <table:table-cell table:formula="of:=[.G71]*([.K71]-[.A68])" office:value-type="float" office:value="52.5435638082139" calcext:value-type="float">
            <text:p>52.5435638082</text:p>
          </table:table-cell>
          <table:table-cell table:formula="of:=([.K71]-[.A69])*[.H71]" office:value-type="float" office:value="216.088795221146" calcext:value-type="float">
            <text:p>216.0887952211</text:p>
          </table:table-cell>
          <table:table-cell/>
          <table:table-cell office:value-type="float" office:value="144.7014234" calcext:value-type="float">
            <text:p>144.7014234</text:p>
          </table:table-cell>
          <table:table-cell table:formula="of:=[.B66]+[.G71]*[.C66]+[.H71]*[.D66]+[.I71]*[.E66]" office:value-type="float" office:value="2.68230626864229" calcext:value-type="float">
            <text:p>2.6823062686</text:p>
          </table:table-cell>
        </table:table-row>
        <table:table-row table:style-name="ro1">
          <table:table-cell table:style-name="ce2" office:value-type="float" office:value="146.8333714" calcext:value-type="float">
            <text:p>146.8333714</text:p>
          </table:table-cell>
          <table:table-cell table:style-name="ce2" office:value-type="float" office:value="4.48482863" calcext:value-type="float">
            <text:p>4.48482863</text:p>
          </table:table-cell>
          <table:table-cell table:style-name="ce5" table:formula="of:=([.B73]-[.B72])/([.A73]-[.A72])" office:value-type="float" office:value="0.243235381020371" calcext:value-type="float">
            <text:p>0.243235381</text:p>
          </table:table-cell>
          <table:table-cell table:style-name="ce5" table:formula="of:=([.$C73]-[.$C72])/([.A74]-[.A72])" office:value-type="float" office:value="-0.0646571418994011" calcext:value-type="float">
            <text:p>-0.0646571419</text:p>
          </table:table-cell>
          <table:table-cell table:style-name="ce5" table:formula="of:=([.$D73]-[.$D72])/([.A75]-[.A72])" office:value-type="float" office:value="0.00524677465541637" calcext:value-type="float">
            <text:p>0.0052467747</text:p>
          </table:table-cell>
          <table:table-cell/>
          <table:table-cell table:formula="of:=([.K72]-[.A68])" office:value-type="float" office:value="8.38209179999998" calcext:value-type="float">
            <text:p>8.3820918</text:p>
          </table:table-cell>
          <table:table-cell table:formula="of:=[.G72]*([.K72]-[.A69])" office:value-type="float" office:value="52.3092343091566" calcext:value-type="float">
            <text:p>52.3092343092</text:p>
          </table:table-cell>
          <table:table-cell table:formula="of:=([.K72]-[.A70])*[.H72]" office:value-type="float" office:value="215.93407804338" calcext:value-type="float">
            <text:p>215.9340780434</text:p>
          </table:table-cell>
          <table:table-cell/>
          <table:table-cell office:value-type="float" office:value="146.8294532" calcext:value-type="float">
            <text:p>146.8294532</text:p>
          </table:table-cell>
          <table:table-cell table:formula="of:=[.B67]+[.G72]*[.C67]+[.H72]*[.D67]+[.I72]*[.E67]" office:value-type="float" office:value="4.09529656236482" calcext:value-type="float">
            <text:p>4.0952965624</text:p>
          </table:table-cell>
        </table:table-row>
        <table:table-row table:style-name="ro1">
          <table:table-cell table:style-name="ce2" office:value-type="float" office:value="148.8670855" calcext:value-type="float">
            <text:p>148.8670855</text:p>
          </table:table-cell>
          <table:table-cell table:style-name="ce2" office:value-type="float" office:value="4.979499854" calcext:value-type="float">
            <text:p>4.979499854</text:p>
          </table:table-cell>
          <table:table-cell table:style-name="ce5" table:formula="of:=([.B74]-[.B73])/([.A74]-[.A73])" office:value-type="float" office:value="-0.0231993015101747" calcext:value-type="float">
            <text:p>-0.0231993015</text:p>
          </table:table-cell>
          <table:table-cell table:style-name="ce5" table:formula="of:=([.$C74]-[.$C73])/([.A75]-[.A73])" office:value-type="float" office:value="-0.0317426685060073" calcext:value-type="float">
            <text:p>-0.0317426685</text:p>
          </table:table-cell>
          <table:table-cell table:style-name="ce5" table:formula="of:=([.$D74]-[.$D73])/([.A76]-[.A73])" office:value-type="float" office:value="-0.000685532227087723" calcext:value-type="float">
            <text:p>-0.0006855322</text:p>
          </table:table-cell>
          <table:table-cell/>
          <table:table-cell table:formula="of:=([.K73]-[.A69])" office:value-type="float" office:value="8.24451250000001" calcext:value-type="float">
            <text:p>8.2445125</text:p>
          </table:table-cell>
          <table:table-cell table:formula="of:=[.G73]*([.K73]-[.A70])" office:value-type="float" office:value="50.55492193535" calcext:value-type="float">
            <text:p>50.5549219354</text:p>
          </table:table-cell>
          <table:table-cell table:formula="of:=([.K73]-[.A71])*[.H73]" office:value-type="float" office:value="202.417772036528" calcext:value-type="float">
            <text:p>202.4177720365</text:p>
          </table:table-cell>
          <table:table-cell/>
          <table:table-cell office:value-type="float" office:value="148.8333714" calcext:value-type="float">
            <text:p>148.8333714</text:p>
          </table:table-cell>
          <table:table-cell table:formula="of:=[.B68]+[.G73]*[.C68]+[.H73]*[.D68]+[.I73]*[.E68]" office:value-type="float" office:value="4.44859473633913" calcext:value-type="float">
            <text:p>4.4485947363</text:p>
          </table:table-cell>
        </table:table-row>
        <table:table-row table:style-name="ro1">
          <table:table-cell table:style-name="ce2" office:value-type="float" office:value="150.9541023" calcext:value-type="float">
            <text:p>150.9541023</text:p>
          </table:table-cell>
          <table:table-cell table:style-name="ce2" office:value-type="float" office:value="4.931082522" calcext:value-type="float">
            <text:p>4.931082522</text:p>
          </table:table-cell>
          <table:table-cell table:style-name="ce5" table:formula="of:=([.B75]-[.B74])/([.A75]-[.A74])" office:value-type="float" office:value="-0.157774357126576" calcext:value-type="float">
            <text:p>-0.1577743571</text:p>
          </table:table-cell>
          <table:table-cell table:style-name="ce5" table:formula="of:=([.$C75]-[.$C74])/([.A76]-[.A74])" office:value-type="float" office:value="-0.0360435525715832" calcext:value-type="float">
            <text:p>-0.0360435526</text:p>
          </table:table-cell>
          <table:table-cell table:style-name="ce5" table:formula="of:=([.$D75]-[.$D74])/([.A77]-[.A74])" office:value-type="float" office:value="-0.00114675939825258" calcext:value-type="float">
            <text:p>-0.0011467594</text:p>
          </table:table-cell>
          <table:table-cell/>
          <table:table-cell table:formula="of:=([.K74]-[.A70])" office:value-type="float" office:value="8.16566209999999" calcext:value-type="float">
            <text:p>8.1656621</text:p>
          </table:table-cell>
          <table:table-cell table:formula="of:=[.G74]*([.K74]-[.A71])" office:value-type="float" office:value="49.3012652458459" calcext:value-type="float">
            <text:p>49.3012652458</text:p>
          </table:table-cell>
          <table:table-cell table:formula="of:=([.K74]-[.A72])*[.H74]" office:value-type="float" office:value="198.867208770008" calcext:value-type="float">
            <text:p>198.86720877</text:p>
          </table:table-cell>
          <table:table-cell/>
          <table:table-cell office:value-type="float" office:value="150.8670855" calcext:value-type="float">
            <text:p>150.8670855</text:p>
          </table:table-cell>
          <table:table-cell table:formula="of:=[.B69]+[.G74]*[.C69]+[.H74]*[.D69]+[.I74]*[.E69]" office:value-type="float" office:value="4.56188185903089" calcext:value-type="float">
            <text:p>4.561881859</text:p>
          </table:table-cell>
        </table:table-row>
        <table:table-row table:style-name="ro1">
          <table:table-cell table:style-name="ce2" office:value-type="float" office:value="153.1066489" calcext:value-type="float">
            <text:p>153.1066489</text:p>
          </table:table-cell>
          <table:table-cell table:style-name="ce2" office:value-type="float" office:value="4.591465866" calcext:value-type="float">
            <text:p>4.591465866</text:p>
          </table:table-cell>
          <table:table-cell table:style-name="ce5" table:formula="of:=([.B76]-[.B75])/([.A76]-[.A75])" office:value-type="float" office:value="-0.308680475792033" calcext:value-type="float">
            <text:p>-0.3086804758</text:p>
          </table:table-cell>
          <table:table-cell table:style-name="ce5" table:formula="of:=([.$C76]-[.$C75])/([.A77]-[.A75])" office:value-type="float" office:value="-0.0432831504986442" calcext:value-type="float">
            <text:p>-0.0432831505</text:p>
          </table:table-cell>
          <table:table-cell table:style-name="ce5" table:formula="of:=([.$D76]-[.$D75])/([.A78]-[.A75])" office:value-type="float" office:value="0.00839647411366919" calcext:value-type="float">
            <text:p>0.0083964741</text:p>
          </table:table-cell>
          <table:table-cell/>
          <table:table-cell table:formula="of:=([.K75]-[.A71])" office:value-type="float" office:value="8.1246491" calcext:value-type="float">
            <text:p>8.1246491</text:p>
          </table:table-cell>
          <table:table-cell table:formula="of:=[.G75]*([.K75]-[.A72])" office:value-type="float" office:value="49.7287907980271" calcext:value-type="float">
            <text:p>49.728790798</text:p>
          </table:table-cell>
          <table:table-cell table:formula="of:=([.K75]-[.A73])*[.H75]" office:value-type="float" office:value="203.242403435221" calcext:value-type="float">
            <text:p>203.2424034352</text:p>
          </table:table-cell>
          <table:table-cell/>
          <table:table-cell office:value-type="float" office:value="152.9541023" calcext:value-type="float">
            <text:p>152.9541023</text:p>
          </table:table-cell>
          <table:table-cell table:formula="of:=[.B70]+[.G75]*[.C70]+[.H75]*[.D70]+[.I75]*[.E70]" office:value-type="float" office:value="5.66550811008993" calcext:value-type="float">
            <text:p>5.6655081101</text:p>
          </table:table-cell>
        </table:table-row>
        <table:table-row table:style-name="ro1">
          <table:table-cell table:style-name="ce2" office:value-type="float" office:value="155.1408738" calcext:value-type="float">
            <text:p>155.1408738</text:p>
          </table:table-cell>
          <table:table-cell table:style-name="ce2" office:value-type="float" office:value="3.963540356" calcext:value-type="float">
            <text:p>3.963540356</text:p>
          </table:table-cell>
          <table:table-cell table:style-name="ce5" table:formula="of:=([.B77]-[.B76])/([.A77]-[.A76])" office:value-type="float" office:value="-0.48876200148162" calcext:value-type="float">
            <text:p>-0.4887620015</text:p>
          </table:table-cell>
          <table:table-cell table:style-name="ce5" table:formula="of:=([.$C77]-[.$C76])/([.A78]-[.A76])" office:value-type="float" office:value="0.00914768750082513" calcext:value-type="float">
            <text:p>0.0091476875</text:p>
          </table:table-cell>
          <table:table-cell table:style-name="ce5" table:formula="of:=([.$D77]-[.$D76])/([.A79]-[.A76])" office:value-type="float" office:value="-0.00980226816161587" calcext:value-type="float">
            <text:p>-0.0098022682</text:p>
          </table:table-cell>
          <table:table-cell/>
          <table:table-cell table:formula="of:=([.K76]-[.A72])" office:value-type="float" office:value="8.27327750000001" calcext:value-type="float">
            <text:p>8.2732775</text:p>
          </table:table-cell>
          <table:table-cell table:formula="of:=[.G76]*([.K76]-[.A73])" office:value-type="float" office:value="51.6216394870436" calcext:value-type="float">
            <text:p>51.621639487</text:p>
          </table:table-cell>
          <table:table-cell table:formula="of:=([.K76]-[.A74])*[.H76]" office:value-type="float" office:value="214.36126353835" calcext:value-type="float">
            <text:p>214.3612635384</text:p>
          </table:table-cell>
          <table:table-cell/>
          <table:table-cell office:value-type="float" office:value="155.1066489" calcext:value-type="float">
            <text:p>155.1066489</text:p>
          </table:table-cell>
          <table:table-cell table:formula="of:=[.B71]+[.G76]*[.C71]+[.H76]*[.D71]+[.I76]*[.E71]" office:value-type="float" office:value="3.80951951663184" calcext:value-type="float">
            <text:p>3.8095195166</text:p>
          </table:table-cell>
        </table:table-row>
        <table:table-row table:style-name="ro1">
          <table:table-cell table:style-name="ce2" office:value-type="float" office:value="157.2671946" calcext:value-type="float">
            <text:p>157.2671946</text:p>
          </table:table-cell>
          <table:table-cell table:style-name="ce2" office:value-type="float" office:value="2.924275546" calcext:value-type="float">
            <text:p>2.924275546</text:p>
          </table:table-cell>
          <table:table-cell table:style-name="ce5" table:formula="of:=([.B78]-[.B77])/([.A78]-[.A77])" office:value-type="float" office:value="-0.450248749689159" calcext:value-type="float">
            <text:p>-0.4502487497</text:p>
          </table:table-cell>
          <table:table-cell table:style-name="ce5" table:formula="of:=([.$C78]-[.$C77])/([.A79]-[.A77])" office:value-type="float" office:value="-0.0530157142824821" calcext:value-type="float">
            <text:p>-0.0530157143</text:p>
          </table:table-cell>
          <table:table-cell table:style-name="ce5" table:formula="of:=([.$D78]-[.$D77])/([.A80]-[.A77])" office:value-type="float" office:value="0.0126662120071749" calcext:value-type="float">
            <text:p>0.012666212</text:p>
          </table:table-cell>
          <table:table-cell/>
          <table:table-cell table:formula="of:=([.K77]-[.A73])" office:value-type="float" office:value="8.27378830000001" calcext:value-type="float">
            <text:p>8.2737883</text:p>
          </table:table-cell>
          <table:table-cell table:formula="of:=[.G77]*([.K77]-[.A74])" office:value-type="float" office:value="51.1880376514737" calcext:value-type="float">
            <text:p>51.1880376515</text:p>
          </table:table-cell>
          <table:table-cell table:formula="of:=([.K77]-[.A75])*[.H77]" office:value-type="float" office:value="206.504056075712" calcext:value-type="float">
            <text:p>206.5040560757</text:p>
          </table:table-cell>
          <table:table-cell/>
          <table:table-cell office:value-type="float" office:value="157.1408738" calcext:value-type="float">
            <text:p>157.1408738</text:p>
          </table:table-cell>
          <table:table-cell table:formula="of:=[.B72]+[.G77]*[.C72]+[.H77]*[.D72]+[.I77]*[.E72]" office:value-type="float" office:value="4.2711147133079" calcext:value-type="float">
            <text:p>4.2711147133</text:p>
          </table:table-cell>
        </table:table-row>
        <table:table-row table:style-name="ro1">
          <table:table-cell table:style-name="ce2" office:value-type="float" office:value="159.3510364" calcext:value-type="float">
            <text:p>159.3510364</text:p>
          </table:table-cell>
          <table:table-cell table:style-name="ce2" office:value-type="float" office:value="1.986028381" calcext:value-type="float">
            <text:p>1.986028381</text:p>
          </table:table-cell>
          <table:table-cell table:style-name="ce5" table:formula="of:=([.B79]-[.B78])/([.A79]-[.A78])" office:value-type="float" office:value="-0.673732024022247" calcext:value-type="float">
            <text:p>-0.673732024</text:p>
          </table:table-cell>
          <table:table-cell table:style-name="ce5" table:formula="of:=([.$C79]-[.$C78])/([.A80]-[.A78])" office:value-type="float" office:value="0.0271153255104104" calcext:value-type="float">
            <text:p>0.0271153255</text:p>
          </table:table-cell>
          <table:table-cell table:style-name="ce5" table:formula="of:=([.$D79]-[.$D78])/([.A81]-[.A78])" office:value-type="float" office:value="-0.00659493421289337" calcext:value-type="float">
            <text:p>-0.0065949342</text:p>
          </table:table-cell>
          <table:table-cell/>
          <table:table-cell table:formula="of:=([.K78]-[.A74])" office:value-type="float" office:value="8.31309230000002" calcext:value-type="float">
            <text:p>8.3130923</text:p>
          </table:table-cell>
          <table:table-cell table:formula="of:=[.G78]*([.K78]-[.A75])" office:value-type="float" office:value="51.2131850224682" calcext:value-type="float">
            <text:p>51.2131850225</text:p>
          </table:table-cell>
          <table:table-cell table:formula="of:=([.K78]-[.A76])*[.H78]" office:value-type="float" office:value="211.322030592459" calcext:value-type="float">
            <text:p>211.3220305925</text:p>
          </table:table-cell>
          <table:table-cell/>
          <table:table-cell office:value-type="float" office:value="159.2671946" calcext:value-type="float">
            <text:p>159.2671946</text:p>
          </table:table-cell>
          <table:table-cell table:formula="of:=[.B73]+[.G78]*[.C73]+[.H78]*[.D73]+[.I78]*[.E73]" office:value-type="float" office:value="3.01613070168061" calcext:value-type="float">
            <text:p>3.0161307017</text:p>
          </table:table-cell>
        </table:table-row>
        <table:table-row table:style-name="ro1">
          <table:table-cell table:style-name="ce2" office:value-type="float" office:value="161.4826103" calcext:value-type="float">
            <text:p>161.4826103</text:p>
          </table:table-cell>
          <table:table-cell table:style-name="ce2" office:value-type="float" office:value="0.549918783" calcext:value-type="float">
            <text:p>0.549918783</text:p>
          </table:table-cell>
          <table:table-cell table:style-name="ce5" table:formula="of:=([.B80]-[.B79])/([.A80]-[.A79])" office:value-type="float" office:value="-0.558694713237821" calcext:value-type="float">
            <text:p>-0.5586947132</text:p>
          </table:table-cell>
          <table:table-cell table:style-name="ce5" table:formula="of:=([.$C80]-[.$C79])/([.A81]-[.A79])" office:value-type="float" office:value="-0.0150360817594422" calcext:value-type="float">
            <text:p>-0.0150360818</text:p>
          </table:table-cell>
          <table:table-cell table:style-name="ce5" table:formula="of:=([.$D80]-[.$D79])/([.A82]-[.A79])" office:value-type="float" office:value="0.00585144921537825" calcext:value-type="float">
            <text:p>0.0058514492</text:p>
          </table:table-cell>
          <table:table-cell/>
          <table:table-cell table:formula="of:=([.K79]-[.A75])" office:value-type="float" office:value="8.24438749999999" calcext:value-type="float">
            <text:p>8.2443875</text:p>
          </table:table-cell>
          <table:table-cell table:formula="of:=[.G79]*([.K79]-[.A76])" office:value-type="float" office:value="51.1989869124073" calcext:value-type="float">
            <text:p>51.1989869124</text:p>
          </table:table-cell>
          <table:table-cell table:formula="of:=([.K79]-[.A77])*[.H79]" office:value-type="float" office:value="209.088562870541" calcext:value-type="float">
            <text:p>209.0885628705</text:p>
          </table:table-cell>
          <table:table-cell/>
          <table:table-cell office:value-type="float" office:value="161.3510364" calcext:value-type="float">
            <text:p>161.3510364</text:p>
          </table:table-cell>
          <table:table-cell table:formula="of:=[.B74]+[.G79]*[.C74]+[.H79]*[.D74]+[.I79]*[.E74]" office:value-type="float" office:value="1.54516193335705" calcext:value-type="float">
            <text:p>1.5451619334</text:p>
          </table:table-cell>
        </table:table-row>
        <table:table-row table:style-name="ro1">
          <table:table-cell table:style-name="ce2" office:value-type="float" office:value="163.5935564" calcext:value-type="float">
            <text:p>163.5935564</text:p>
          </table:table-cell>
          <table:table-cell table:style-name="ce2" office:value-type="float" office:value="-0.629455643" calcext:value-type="float">
            <text:p>-0.629455643</text:p>
          </table:table-cell>
          <table:table-cell table:style-name="ce5" table:formula="of:=([.B81]-[.B80])/([.A81]-[.A80])" office:value-type="float" office:value="-0.62274704873878" calcext:value-type="float">
            <text:p>-0.6227470487</text:p>
          </table:table-cell>
          <table:table-cell table:style-name="ce5" table:formula="of:=([.$C81]-[.$C80])/([.A82]-[.A80])" office:value-type="float" office:value="0.0218759658150655" calcext:value-type="float">
            <text:p>0.0218759658</text:p>
          </table:table-cell>
          <table:table-cell table:style-name="ce5" table:formula="of:=([.$D81]-[.$D80])/([.A83]-[.A80])" office:value-type="float" office:value="-0.00212835092297796" calcext:value-type="float">
            <text:p>-0.0021283509</text:p>
          </table:table-cell>
          <table:table-cell/>
          <table:table-cell table:formula="of:=([.K80]-[.A76])" office:value-type="float" office:value="8.3417365" calcext:value-type="float">
            <text:p>8.3417365</text:p>
          </table:table-cell>
          <table:table-cell table:formula="of:=[.G80]*([.K80]-[.A77])" office:value-type="float" office:value="51.847360007363" calcext:value-type="float">
            <text:p>51.8473600074</text:p>
          </table:table-cell>
          <table:table-cell table:formula="of:=([.K80]-[.A78])*[.H80]" office:value-type="float" office:value="214.211199390325" calcext:value-type="float">
            <text:p>214.2111993903</text:p>
          </table:table-cell>
          <table:table-cell/>
          <table:table-cell office:value-type="float" office:value="163.4826103" calcext:value-type="float">
            <text:p>163.4826103</text:p>
          </table:table-cell>
          <table:table-cell table:formula="of:=[.B75]+[.G80]*[.C75]+[.H80]*[.D75]+[.I80]*[.E75]" office:value-type="float" office:value="1.57103637863105" calcext:value-type="float">
            <text:p>1.5710363786</text:p>
          </table:table-cell>
        </table:table-row>
        <table:table-row table:style-name="ro1">
          <table:table-cell table:style-name="ce2" office:value-type="float" office:value="165.742519" calcext:value-type="float">
            <text:p>165.742519</text:p>
          </table:table-cell>
          <table:table-cell table:style-name="ce2" office:value-type="float" office:value="-1.96771576" calcext:value-type="float">
            <text:p>-1.96771576</text:p>
          </table:table-cell>
          <table:table-cell table:style-name="ce5" table:formula="of:=([.B82]-[.B81])/([.A82]-[.A81])" office:value-type="float" office:value="-0.530928306540854" calcext:value-type="float">
            <text:p>-0.5309283065</text:p>
          </table:table-cell>
          <table:table-cell table:style-name="ce5" table:formula="of:=([.$C82]-[.$C81])/([.A83]-[.A81])" office:value-type="float" office:value="0.00841833205499012" calcext:value-type="float">
            <text:p>0.0084183321</text:p>
          </table:table-cell>
          <table:table-cell table:style-name="ce5" table:formula="of:=([.$D82]-[.$D81])/([.A84]-[.A81])" office:value-type="float" office:value="0.00711501661391767" calcext:value-type="float">
            <text:p>0.0071150166</text:p>
          </table:table-cell>
          <table:table-cell/>
          <table:table-cell table:formula="of:=([.K81]-[.A77])" office:value-type="float" office:value="8.3263618" calcext:value-type="float">
            <text:p>8.3263618</text:p>
          </table:table-cell>
          <table:table-cell table:formula="of:=[.G81]*([.K81]-[.A78])" office:value-type="float" office:value="51.9774800637361" calcext:value-type="float">
            <text:p>51.9774800637</text:p>
          </table:table-cell>
          <table:table-cell table:formula="of:=([.K81]-[.A79])*[.H81]" office:value-type="float" office:value="213.676618955844" calcext:value-type="float">
            <text:p>213.6766189558</text:p>
          </table:table-cell>
          <table:table-cell/>
          <table:table-cell office:value-type="float" office:value="165.5935564" calcext:value-type="float">
            <text:p>165.5935564</text:p>
          </table:table-cell>
          <table:table-cell table:formula="of:=[.B76]+[.G81]*[.C76]+[.H81]*[.D76]+[.I81]*[.E76]" office:value-type="float" office:value="-1.72511067659727" calcext:value-type="float">
            <text:p>-1.7251106766</text:p>
          </table:table-cell>
        </table:table-row>
        <table:table-row table:style-name="ro1">
          <table:table-cell table:style-name="ce2" office:value-type="float" office:value="167.7907993" calcext:value-type="float">
            <text:p>167.7907993</text:p>
          </table:table-cell>
          <table:table-cell table:style-name="ce2" office:value-type="float" office:value="-3.055205751" calcext:value-type="float">
            <text:p>-3.055205751</text:p>
          </table:table-cell>
          <table:table-cell table:style-name="ce5" table:formula="of:=([.B83]-[.B82])/([.A83]-[.A82])" office:value-type="float" office:value="-0.495789593367248" calcext:value-type="float">
            <text:p>-0.4957895934</text:p>
          </table:table-cell>
          <table:table-cell table:style-name="ce5" table:formula="of:=([.$C83]-[.$C82])/([.A84]-[.A82])" office:value-type="float" office:value="0.0533576813071059" calcext:value-type="float">
            <text:p>0.0533576813</text:p>
          </table:table-cell>
          <table:table-cell table:style-name="ce5" table:formula="of:=([.$D83]-[.$D82])/([.A85]-[.A82])" office:value-type="float" office:value="-0.00336445287622543" calcext:value-type="float">
            <text:p>-0.0033644529</text:p>
          </table:table-cell>
          <table:table-cell/>
          <table:table-cell table:formula="of:=([.K82]-[.A78])" office:value-type="float" office:value="8.39148259999999" calcext:value-type="float">
            <text:p>8.3914826</text:p>
          </table:table-cell>
          <table:table-cell table:formula="of:=[.G82]*([.K82]-[.A79])" office:value-type="float" office:value="52.5299149336384" calcext:value-type="float">
            <text:p>52.5299149336</text:p>
          </table:table-cell>
          <table:table-cell table:formula="of:=([.K82]-[.A80])*[.H82]" office:value-type="float" office:value="217.944652440846" calcext:value-type="float">
            <text:p>217.9446524408</text:p>
          </table:table-cell>
          <table:table-cell/>
          <table:table-cell office:value-type="float" office:value="167.742519" calcext:value-type="float">
            <text:p>167.742519</text:p>
          </table:table-cell>
          <table:table-cell table:formula="of:=[.B77]+[.G82]*[.C77]+[.H82]*[.D77]+[.I82]*[.E77]" office:value-type="float" office:value="-0.878356790447388" calcext:value-type="float">
            <text:p>-0.8783567904</text:p>
          </table:table-cell>
        </table:table-row>
        <table:table-row table:style-name="ro1">
          <table:table-cell table:style-name="ce2" office:value-type="float" office:value="169.9165897" calcext:value-type="float">
            <text:p>169.9165897</text:p>
          </table:table-cell>
          <table:table-cell table:style-name="ce2" office:value-type="float" office:value="-4.109150509" calcext:value-type="float">
            <text:p>-4.109150509</text:p>
          </table:table-cell>
          <table:table-cell table:style-name="ce5" table:formula="of:=([.B84]-[.B83])/([.A84]-[.A83])" office:value-type="float" office:value="-0.268067183945297" calcext:value-type="float">
            <text:p>-0.2680671839</text:p>
          </table:table-cell>
          <table:table-cell table:style-name="ce5" table:formula="of:=([.$C84]-[.$C83])/([.A85]-[.A83])" office:value-type="float" office:value="0.0320772187744553" calcext:value-type="float">
            <text:p>0.0320772188</text:p>
          </table:table-cell>
          <table:table-cell table:style-name="ce5" table:formula="of:=([.$D84]-[.$D83])/([.A86]-[.A83])" office:value-type="float" office:value="0.00225621032115721" calcext:value-type="float">
            <text:p>0.0022562103</text:p>
          </table:table-cell>
          <table:table-cell/>
          <table:table-cell table:formula="of:=([.K83]-[.A79])" office:value-type="float" office:value="8.308189" calcext:value-type="float">
            <text:p>8.308189</text:p>
          </table:table-cell>
          <table:table-cell table:formula="of:=[.G83]*([.K83]-[.A80])" office:value-type="float" office:value="51.487865292108" calcext:value-type="float">
            <text:p>51.4878652921</text:p>
          </table:table-cell>
          <table:table-cell table:formula="of:=([.K83]-[.A81])*[.H83]" office:value-type="float" office:value="208.437310751095" calcext:value-type="float">
            <text:p>208.4373107511</text:p>
          </table:table-cell>
          <table:table-cell/>
          <table:table-cell office:value-type="float" office:value="169.7907993" calcext:value-type="float">
            <text:p>169.7907993</text:p>
          </table:table-cell>
          <table:table-cell table:formula="of:=[.B78]+[.G83]*[.C78]+[.H83]*[.D78]+[.I83]*[.E78]" office:value-type="float" office:value="-3.58998473461358" calcext:value-type="float">
            <text:p>-3.5899847346</text:p>
          </table:table-cell>
        </table:table-row>
        <table:table-row table:style-name="ro1">
          <table:table-cell table:style-name="ce2" office:value-type="float" office:value="172.0586461" calcext:value-type="float">
            <text:p>172.0586461</text:p>
          </table:table-cell>
          <table:table-cell table:style-name="ce2" office:value-type="float" office:value="-4.683365536" calcext:value-type="float">
            <text:p>-4.683365536</text:p>
          </table:table-cell>
          <table:table-cell table:style-name="ce5" table:formula="of:=([.B85]-[.B84])/([.A85]-[.A84])" office:value-type="float" office:value="-0.133365376884721" calcext:value-type="float">
            <text:p>-0.1333653769</text:p>
          </table:table-cell>
          <table:table-cell table:style-name="ce5" table:formula="of:=([.$C85]-[.$C84])/([.A86]-[.A84])" office:value-type="float" office:value="0.0462810798457527" calcext:value-type="float">
            <text:p>0.0462810798</text:p>
          </table:table-cell>
          <table:table-cell table:style-name="ce5" table:formula="of:=([.$D85]-[.$D84])/([.A87]-[.A84])" office:value-type="float" office:value="-0.00630298053702632" calcext:value-type="float">
            <text:p>-0.0063029805</text:p>
          </table:table-cell>
          <table:table-cell/>
          <table:table-cell table:formula="of:=([.K84]-[.A80])" office:value-type="float" office:value="8.32303329999999" calcext:value-type="float">
            <text:p>8.3230333</text:p>
          </table:table-cell>
          <table:table-cell table:formula="of:=[.G84]*([.K84]-[.A81])" office:value-type="float" office:value="51.3869960326544" calcext:value-type="float">
            <text:p>51.3869960327</text:p>
          </table:table-cell>
          <table:table-cell table:formula="of:=([.K84]-[.A82])*[.H84]" office:value-type="float" office:value="212.011974916364" calcext:value-type="float">
            <text:p>212.0119749164</text:p>
          </table:table-cell>
          <table:table-cell/>
          <table:table-cell office:value-type="float" office:value="171.9165897" calcext:value-type="float">
            <text:p>171.9165897</text:p>
          </table:table-cell>
          <table:table-cell table:formula="of:=[.B79]+[.G84]*[.C79]+[.H84]*[.D79]+[.I84]*[.E79]" office:value-type="float" office:value="-3.63219768925631" calcext:value-type="float">
            <text:p>-3.6321976893</text:p>
          </table:table-cell>
        </table:table-row>
        <table:table-row table:style-name="ro1">
          <table:table-cell table:style-name="ce2" office:value-type="float" office:value="174.1158879" calcext:value-type="float">
            <text:p>174.1158879</text:p>
          </table:table-cell>
          <table:table-cell table:style-name="ce2" office:value-type="float" office:value="-4.957730364" calcext:value-type="float">
            <text:p>-4.957730364</text:p>
          </table:table-cell>
          <table:table-cell table:style-name="ce5" table:formula="of:=([.B86]-[.B85])/([.A86]-[.A85])" office:value-type="float" office:value="0.0588582009725812" calcext:value-type="float">
            <text:p>0.058858201</text:p>
          </table:table-cell>
          <table:table-cell table:style-name="ce5" table:formula="of:=([.$C86]-[.$C85])/([.A87]-[.A85])" office:value-type="float" office:value="0.00639475695522962" calcext:value-type="float">
            <text:p>0.006394757</text:p>
          </table:table-cell>
          <table:table-cell table:style-name="ce5" table:formula="of:=([.$D86]-[.$D85])/([.A88]-[.A85])" office:value-type="float" office:value="0.00810710916475476" calcext:value-type="float">
            <text:p>0.0081071092</text:p>
          </table:table-cell>
          <table:table-cell/>
          <table:table-cell table:formula="of:=([.K85]-[.A81])" office:value-type="float" office:value="8.31612710000002" calcext:value-type="float">
            <text:p>8.3161271</text:p>
          </table:table-cell>
          <table:table-cell table:formula="of:=[.G85]*([.K85]-[.A82])" office:value-type="float" office:value="52.1242106321284" calcext:value-type="float">
            <text:p>52.1242106321</text:p>
          </table:table-cell>
          <table:table-cell table:formula="of:=([.K85]-[.A83])*[.H85]" office:value-type="float" office:value="215.901420243756" calcext:value-type="float">
            <text:p>215.9014202438</text:p>
          </table:table-cell>
          <table:table-cell/>
          <table:table-cell office:value-type="float" office:value="174.0586461" calcext:value-type="float">
            <text:p>174.0586461</text:p>
          </table:table-cell>
          <table:table-cell table:formula="of:=[.B80]+[.G85]*[.C80]+[.H85]*[.D80]+[.I85]*[.E80]" office:value-type="float" office:value="-5.12754578858393" calcext:value-type="float">
            <text:p>-5.1275457886</text:p>
          </table:table-cell>
        </table:table-row>
        <table:table-row table:style-name="ro1">
          <table:table-cell table:style-name="ce2" office:value-type="float" office:value="176.2120405" calcext:value-type="float">
            <text:p>176.2120405</text:p>
          </table:table-cell>
          <table:table-cell table:style-name="ce2" office:value-type="float" office:value="-4.834354593" calcext:value-type="float">
            <text:p>-4.834354593</text:p>
          </table:table-cell>
          <table:table-cell table:style-name="ce5" table:formula="of:=([.B87]-[.B86])/([.A87]-[.A86])" office:value-type="float" office:value="0.0861697391926822" calcext:value-type="float">
            <text:p>0.0861697392</text:p>
          </table:table-cell>
          <table:table-cell table:style-name="ce5" table:formula="of:=([.$C87]-[.$C86])/([.A88]-[.A86])" office:value-type="float" office:value="0.0585881182159262" calcext:value-type="float">
            <text:p>0.0585881182</text:p>
          </table:table-cell>
          <table:table-cell table:style-name="ce5" table:formula="of:=([.$D87]-[.$D86])/([.A89]-[.A86])" office:value-type="float" office:value="-0.00512723652807143" calcext:value-type="float">
            <text:p>-0.0051272365</text:p>
          </table:table-cell>
          <table:table-cell/>
          <table:table-cell table:formula="of:=([.K86]-[.A82])" office:value-type="float" office:value="8.32508859999999" calcext:value-type="float">
            <text:p>8.3250886</text:p>
          </table:table-cell>
          <table:table-cell table:formula="of:=[.G86]*([.K86]-[.A83])" office:value-type="float" office:value="51.6097067728203" calcext:value-type="float">
            <text:p>51.6097067728</text:p>
          </table:table-cell>
          <table:table-cell table:formula="of:=([.K86]-[.A84])*[.H86]" office:value-type="float" office:value="209.393059604429" calcext:value-type="float">
            <text:p>209.3930596044</text:p>
          </table:table-cell>
          <table:table-cell/>
          <table:table-cell office:value-type="float" office:value="176.1158879" calcext:value-type="float">
            <text:p>176.1158879</text:p>
          </table:table-cell>
          <table:table-cell table:formula="of:=[.B81]+[.G86]*[.C81]+[.H86]*[.D81]+[.I86]*[.E81]" office:value-type="float" office:value="-4.46343820540172" calcext:value-type="float">
            <text:p>-4.4634382054</text:p>
          </table:table-cell>
        </table:table-row>
        <table:table-row table:style-name="ro1">
          <table:table-cell table:style-name="ce2" office:value-type="float" office:value="178.3868146" calcext:value-type="float">
            <text:p>178.3868146</text:p>
          </table:table-cell>
          <table:table-cell table:style-name="ce2" office:value-type="float" office:value="-4.646954876" calcext:value-type="float">
            <text:p>-4.646954876</text:p>
          </table:table-cell>
          <table:table-cell table:style-name="ce5" table:formula="of:=([.B88]-[.B87])/([.A88]-[.A87])" office:value-type="float" office:value="0.340548908083567" calcext:value-type="float">
            <text:p>0.3405489081</text:p>
          </table:table-cell>
          <table:table-cell table:style-name="ce5" table:formula="of:=([.$C88]-[.$C87])/([.A89]-[.A87])" office:value-type="float" office:value="0.0253996207653449" calcext:value-type="float">
            <text:p>0.0253996208</text:p>
          </table:table-cell>
          <table:table-cell table:style-name="ce5" table:formula="of:=([.$D88]-[.$D87])/([.A90]-[.A87])" office:value-type="float" office:value="-0.000236630923098806" calcext:value-type="float">
            <text:p>-0.0002366309</text:p>
          </table:table-cell>
          <table:table-cell/>
          <table:table-cell table:formula="of:=([.K87]-[.A83])" office:value-type="float" office:value="8.2954508" calcext:value-type="float">
            <text:p>8.2954508</text:p>
          </table:table-cell>
          <table:table-cell table:formula="of:=[.G87]*([.K87]-[.A84])" office:value-type="float" office:value="51.0451804981955" calcext:value-type="float">
            <text:p>51.0451804982</text:p>
          </table:table-cell>
          <table:table-cell table:formula="of:=([.K87]-[.A85])*[.H87]" office:value-type="float" office:value="209.088848815153" calcext:value-type="float">
            <text:p>209.0888488152</text:p>
          </table:table-cell>
          <table:table-cell/>
          <table:table-cell office:value-type="float" office:value="178.2120405" calcext:value-type="float">
            <text:p>178.2120405</text:p>
          </table:table-cell>
          <table:table-cell table:formula="of:=[.B82]+[.G87]*[.C82]+[.H87]*[.D82]+[.I87]*[.E82]" office:value-type="float" office:value="-5.14782103542641" calcext:value-type="float">
            <text:p>-5.1478210354</text:p>
          </table:table-cell>
        </table:table-row>
        <table:table-row table:style-name="ro1">
          <table:table-cell table:style-name="ce2" office:value-type="float" office:value="180.5538623" calcext:value-type="float">
            <text:p>180.5538623</text:p>
          </table:table-cell>
          <table:table-cell table:style-name="ce2" office:value-type="float" office:value="-3.908969148" calcext:value-type="float">
            <text:p>-3.908969148</text:p>
          </table:table-cell>
          <table:table-cell table:style-name="ce5" table:formula="of:=([.B89]-[.B88])/([.A89]-[.A88])" office:value-type="float" office:value="0.449721697755087" calcext:value-type="float">
            <text:p>0.4497216978</text:p>
          </table:table-cell>
          <table:table-cell table:style-name="ce5" table:formula="of:=([.$C89]-[.$C88])/([.A90]-[.A88])" office:value-type="float" office:value="0.0238885679101937" calcext:value-type="float">
            <text:p>0.0238885679</text:p>
          </table:table-cell>
          <table:table-cell table:style-name="ce5" table:formula="of:=([.$D89]-[.$D88])/([.A91]-[.A88])" office:value-type="float" office:value="0.00071900464685451" calcext:value-type="float">
            <text:p>0.0007190046</text:p>
          </table:table-cell>
          <table:table-cell/>
          <table:table-cell table:formula="of:=([.K88]-[.A84])" office:value-type="float" office:value="8.3281685" calcext:value-type="float">
            <text:p>8.3281685</text:p>
          </table:table-cell>
          <table:table-cell table:formula="of:=[.G88]*([.K88]-[.A85])" office:value-type="float" office:value="52.2253342087491" calcext:value-type="float">
            <text:p>52.2253342087</text:p>
          </table:table-cell>
          <table:table-cell table:formula="of:=([.K88]-[.A86])*[.H88]" office:value-type="float" office:value="218.02897261853" calcext:value-type="float">
            <text:p>218.0289726185</text:p>
          </table:table-cell>
          <table:table-cell/>
          <table:table-cell office:value-type="float" office:value="180.3868146" calcext:value-type="float">
            <text:p>180.3868146</text:p>
          </table:table-cell>
          <table:table-cell table:formula="of:=[.B83]+[.G88]*[.C83]+[.H88]*[.D83]+[.I88]*[.E83]" office:value-type="float" office:value="-4.17449649690061" calcext:value-type="float">
            <text:p>-4.1744964969</text:p>
          </table:table-cell>
        </table:table-row>
        <table:table-row table:style-name="ro1">
          <table:table-cell table:style-name="ce2" office:value-type="float" office:value="182.6850201" calcext:value-type="float">
            <text:p>182.6850201</text:p>
          </table:table-cell>
          <table:table-cell table:style-name="ce2" office:value-type="float" office:value="-2.950541244" calcext:value-type="float">
            <text:p>-2.950541244</text:p>
          </table:table-cell>
          <table:table-cell table:style-name="ce5" table:formula="of:=([.B90]-[.B89])/([.A90]-[.A89])" office:value-type="float" office:value="0.550499135492578" calcext:value-type="float">
            <text:p>0.5504991355</text:p>
          </table:table-cell>
          <table:table-cell table:style-name="ce5" table:formula="of:=([.$C90]-[.$C89])/([.A91]-[.A89])" office:value-type="float" office:value="0.0284492488974149" calcext:value-type="float">
            <text:p>0.0284492489</text:p>
          </table:table-cell>
          <table:table-cell table:style-name="ce5" table:formula="of:=([.$D90]-[.$D89])/([.A92]-[.A89])" office:value-type="float" office:value="-0.00658643313382745" calcext:value-type="float">
            <text:p>-0.0065864331</text:p>
          </table:table-cell>
          <table:table-cell/>
          <table:table-cell table:formula="of:=([.K89]-[.A85])" office:value-type="float" office:value="8.4379744" calcext:value-type="float">
            <text:p>8.4379744</text:p>
          </table:table-cell>
          <table:table-cell table:formula="of:=[.G89]*([.K89]-[.A86])" office:value-type="float" office:value="53.5121299977619" calcext:value-type="float">
            <text:p>53.5121299978</text:p>
          </table:table-cell>
          <table:table-cell table:formula="of:=([.K89]-[.A87])*[.H89]" office:value-type="float" office:value="222.987598229274" calcext:value-type="float">
            <text:p>222.9875982293</text:p>
          </table:table-cell>
          <table:table-cell/>
          <table:table-cell office:value-type="float" office:value="182.5538623" calcext:value-type="float">
            <text:p>182.5538623</text:p>
          </table:table-cell>
          <table:table-cell table:formula="of:=[.B84]+[.G89]*[.C84]+[.H89]*[.D84]+[.I89]*[.E84]" office:value-type="float" office:value="-4.73758650249427" calcext:value-type="float">
            <text:p>-4.7375865025</text:p>
          </table:table-cell>
        </table:table-row>
        <table:table-row table:style-name="ro1">
          <table:table-cell table:style-name="ce2" office:value-type="float" office:value="184.7725094" calcext:value-type="float">
            <text:p>184.7725094</text:p>
          </table:table-cell>
          <table:table-cell table:style-name="ce2" office:value-type="float" office:value="-1.801380189" calcext:value-type="float">
            <text:p>-1.801380189</text:p>
          </table:table-cell>
          <table:table-cell table:style-name="ce5" table:formula="of:=([.B91]-[.B90])/([.A91]-[.A90])" office:value-type="float" office:value="0.670324248120961" calcext:value-type="float">
            <text:p>0.6703242481</text:p>
          </table:table-cell>
          <table:table-cell table:style-name="ce5" table:formula="of:=([.$C91]-[.$C90])/([.A92]-[.A90])" office:value-type="float" office:value="-0.0122771792346375" calcext:value-type="float">
            <text:p>-0.0122771792</text:p>
          </table:table-cell>
          <table:table-cell table:style-name="ce5" table:formula="of:=([.$D91]-[.$D90])/([.A93]-[.A90])" office:value-type="float" office:value="-0.00039596334109112" calcext:value-type="float">
            <text:p>-0.0003959633</text:p>
          </table:table-cell>
          <table:table-cell/>
          <table:table-cell table:formula="of:=([.K90]-[.A86])" office:value-type="float" office:value="8.4729796" calcext:value-type="float">
            <text:p>8.4729796</text:p>
          </table:table-cell>
          <table:table-cell table:formula="of:=[.G90]*([.K90]-[.A87])" office:value-type="float" office:value="53.3645667181078" calcext:value-type="float">
            <text:p>53.3645667181</text:p>
          </table:table-cell>
          <table:table-cell table:formula="of:=([.K90]-[.A88])*[.H90]" office:value-type="float" office:value="220.457446041132" calcext:value-type="float">
            <text:p>220.4574460411</text:p>
          </table:table-cell>
          <table:table-cell/>
          <table:table-cell office:value-type="float" office:value="184.6850201" calcext:value-type="float">
            <text:p>184.6850201</text:p>
          </table:table-cell>
          <table:table-cell table:formula="of:=[.B85]+[.G90]*[.C85]+[.H90]*[.D85]+[.I90]*[.E85]" office:value-type="float" office:value="-2.3305000124447" calcext:value-type="float">
            <text:p>-2.3305000124</text:p>
          </table:table-cell>
        </table:table-row>
        <table:table-row table:style-name="ro1">
          <table:table-cell table:style-name="ce2" office:value-type="float" office:value="186.8969103" calcext:value-type="float">
            <text:p>186.8969103</text:p>
          </table:table-cell>
          <table:table-cell table:style-name="ce2" office:value-type="float" office:value="-0.377342753" calcext:value-type="float">
            <text:p>-0.377342753</text:p>
          </table:table-cell>
          <table:table-cell table:style-name="ce5" table:formula="of:=([.B92]-[.B91])/([.A92]-[.A91])" office:value-type="float" office:value="0.620038246683525" calcext:value-type="float">
            <text:p>0.6200382467</text:p>
          </table:table-cell>
          <table:table-cell table:style-name="ce5" table:formula="of:=([.$C92]-[.$C91])/([.A93]-[.A91])" office:value-type="float" office:value="-0.0147157840127718" calcext:value-type="float">
            <text:p>-0.014715784</text:p>
          </table:table-cell>
          <table:table-cell table:style-name="ce5" table:formula="of:=([.$D92]-[.$D91])/([.A94]-[.A91])" office:value-type="float" office:value="0.00294083735354954" calcext:value-type="float">
            <text:p>0.0029408374</text:p>
          </table:table-cell>
          <table:table-cell/>
          <table:table-cell table:formula="of:=([.K91]-[.A87])" office:value-type="float" office:value="8.38569479999998" calcext:value-type="float">
            <text:p>8.3856948</text:p>
          </table:table-cell>
          <table:table-cell table:formula="of:=[.G91]*([.K91]-[.A88])" office:value-type="float" office:value="52.147676649505" calcext:value-type="float">
            <text:p>52.1476766495</text:p>
          </table:table-cell>
          <table:table-cell table:formula="of:=([.K91]-[.A89])*[.H91]" office:value-type="float" office:value="213.153070324711" calcext:value-type="float">
            <text:p>213.1530703247</text:p>
          </table:table-cell>
          <table:table-cell/>
          <table:table-cell office:value-type="float" office:value="186.7725094" calcext:value-type="float">
            <text:p>186.7725094</text:p>
          </table:table-cell>
          <table:table-cell table:formula="of:=[.B86]+[.G91]*[.C86]+[.H91]*[.D86]+[.I91]*[.E86]" office:value-type="float" office:value="-2.14941342314692" calcext:value-type="float">
            <text:p>-2.1494134231</text:p>
          </table:table-cell>
        </table:table-row>
        <table:table-row table:style-name="ro1">
          <table:table-cell table:style-name="ce2" office:value-type="float" office:value="188.8684015" calcext:value-type="float">
            <text:p>188.8684015</text:p>
          </table:table-cell>
          <table:table-cell table:style-name="ce2" office:value-type="float" office:value="0.845057194" calcext:value-type="float">
            <text:p>0.845057194</text:p>
          </table:table-cell>
          <table:table-cell table:style-name="ce5" table:formula="of:=([.B93]-[.B92])/([.A93]-[.A92])" office:value-type="float" office:value="0.560670916969014" calcext:value-type="float">
            <text:p>0.560670917</text:p>
          </table:table-cell>
          <table:table-cell table:style-name="ce5" table:formula="of:=([.$C93]-[.$C92])/([.A94]-[.A92])" office:value-type="float" office:value="0.00333802885218573" calcext:value-type="float">
            <text:p>0.0033380289</text:p>
          </table:table-cell>
          <table:table-cell table:style-name="ce5" table:formula="of:=([.$D93]-[.$D92])/([.A95]-[.A92])" office:value-type="float" office:value="-0.00320204139585235" calcext:value-type="float">
            <text:p>-0.0032020414</text:p>
          </table:table-cell>
          <table:table-cell/>
          <table:table-cell table:formula="of:=([.K92]-[.A88])" office:value-type="float" office:value="8.34304800000001" calcext:value-type="float">
            <text:p>8.343048</text:p>
          </table:table-cell>
          <table:table-cell table:formula="of:=[.G92]*([.K92]-[.A89])" office:value-type="float" office:value="51.8260981093297" calcext:value-type="float">
            <text:p>51.8260981093</text:p>
          </table:table-cell>
          <table:table-cell table:formula="of:=([.K92]-[.A90])*[.H92]" office:value-type="float" office:value="213.751605685608" calcext:value-type="float">
            <text:p>213.7516056856</text:p>
          </table:table-cell>
          <table:table-cell/>
          <table:table-cell office:value-type="float" office:value="188.8969103" calcext:value-type="float">
            <text:p>188.8969103</text:p>
          </table:table-cell>
          <table:table-cell table:formula="of:=[.B87]+[.G92]*[.C87]+[.H92]*[.D87]+[.I92]*[.E87]" office:value-type="float" office:value="-0.539955991553914" calcext:value-type="float">
            <text:p>-0.5399559916</text:p>
          </table:table-cell>
        </table:table-row>
        <table:table-row table:style-name="ro1">
          <table:table-cell table:style-name="ce2" office:value-type="float" office:value="190.9311724" calcext:value-type="float">
            <text:p>190.9311724</text:p>
          </table:table-cell>
          <table:table-cell table:style-name="ce2" office:value-type="float" office:value="2.001592846" calcext:value-type="float">
            <text:p>2.001592846</text:p>
          </table:table-cell>
          <table:table-cell table:style-name="ce5" table:formula="of:=([.B94]-[.B93])/([.A94]-[.A93])" office:value-type="float" office:value="0.574582195604873" calcext:value-type="float">
            <text:p>0.5745821956</text:p>
          </table:table-cell>
          <table:table-cell table:style-name="ce5" table:formula="of:=([.$C94]-[.$C93])/([.A95]-[.A93])" office:value-type="float" office:value="-0.0168725740834128" calcext:value-type="float">
            <text:p>-0.0168725741</text:p>
          </table:table-cell>
          <table:table-cell table:style-name="ce5" table:formula="of:=([.$D94]-[.$D93])/([.A96]-[.A93])" office:value-type="float" office:value="-0.00897435608620106" calcext:value-type="float">
            <text:p>-0.0089743561</text:p>
          </table:table-cell>
          <table:table-cell/>
          <table:table-cell table:formula="of:=([.K93]-[.A89])" office:value-type="float" office:value="8.1833814" calcext:value-type="float">
            <text:p>8.1833814</text:p>
          </table:table-cell>
          <table:table-cell table:formula="of:=[.G93]*([.K93]-[.A90])" office:value-type="float" office:value="49.8850100275471" calcext:value-type="float">
            <text:p>49.8850100275</text:p>
          </table:table-cell>
          <table:table-cell table:formula="of:=([.K93]-[.A91])*[.H93]" office:value-type="float" office:value="198.117878336315" calcext:value-type="float">
            <text:p>198.1178783363</text:p>
          </table:table-cell>
          <table:table-cell/>
          <table:table-cell office:value-type="float" office:value="190.8684015" calcext:value-type="float">
            <text:p>190.8684015</text:p>
          </table:table-cell>
          <table:table-cell table:formula="of:=[.B88]+[.G93]*[.C88]+[.H93]*[.D88]+[.I93]*[.E88]" office:value-type="float" office:value="1.10540415347792" calcext:value-type="float">
            <text:p>1.1054041535</text:p>
          </table:table-cell>
        </table:table-row>
        <table:table-row table:style-name="ro1">
          <table:table-cell table:style-name="ce2" office:value-type="float" office:value="193.0359145" calcext:value-type="float">
            <text:p>193.0359145</text:p>
          </table:table-cell>
          <table:table-cell table:style-name="ce2" office:value-type="float" office:value="3.210940183" calcext:value-type="float">
            <text:p>3.210940183</text:p>
          </table:table-cell>
          <table:table-cell table:style-name="ce5" table:formula="of:=([.B95]-[.B94])/([.A95]-[.A94])" office:value-type="float" office:value="0.502890358363267" calcext:value-type="float">
            <text:p>0.5028903584</text:p>
          </table:table-cell>
          <table:table-cell table:style-name="ce5" table:formula="of:=([.$C95]-[.$C94])/([.A96]-[.A94])" office:value-type="float" office:value="-0.0735071130365792" calcext:value-type="float">
            <text:p>-0.073507113</text:p>
          </table:table-cell>
          <table:table-cell table:style-name="ce5" table:formula="of:=([.$D95]-[.$D94])/([.A97]-[.A94])" office:value-type="float" office:value="0.01111572379424" calcext:value-type="float">
            <text:p>0.0111157238</text:p>
          </table:table-cell>
          <table:table-cell/>
          <table:table-cell table:formula="of:=([.K94]-[.A90])" office:value-type="float" office:value="8.15866300000002" calcext:value-type="float">
            <text:p>8.158663</text:p>
          </table:table-cell>
          <table:table-cell table:formula="of:=[.G94]*([.K94]-[.A91])" office:value-type="float" office:value="49.2315109275725" calcext:value-type="float">
            <text:p>49.2315109276</text:p>
          </table:table-cell>
          <table:table-cell table:formula="of:=([.K94]-[.A92])*[.H94]" office:value-type="float" office:value="200.016349959574" calcext:value-type="float">
            <text:p>200.0163499596</text:p>
          </table:table-cell>
          <table:table-cell/>
          <table:table-cell office:value-type="float" office:value="192.9311724" calcext:value-type="float">
            <text:p>192.9311724</text:p>
          </table:table-cell>
          <table:table-cell table:formula="of:=[.B89]+[.G94]*[.C89]+[.H94]*[.D89]+[.I94]*[.E89]" office:value-type="float" office:value="1.62400087756864" calcext:value-type="float">
            <text:p>1.6240008776</text:p>
          </table:table-cell>
        </table:table-row>
        <table:table-row table:style-name="ro1">
          <table:table-cell table:style-name="ce2" office:value-type="float" office:value="195.1801884" calcext:value-type="float">
            <text:p>195.1801884</text:p>
          </table:table-cell>
          <table:table-cell table:style-name="ce2" office:value-type="float" office:value="4.289274853" calcext:value-type="float">
            <text:p>4.289274853</text:p>
          </table:table-cell>
          <table:table-cell table:style-name="ce5" table:formula="of:=([.B96]-[.B95])/([.A96]-[.A95])" office:value-type="float" office:value="0.193721962225391" calcext:value-type="float">
            <text:p>0.1937219622</text:p>
          </table:table-cell>
          <table:table-cell table:style-name="ce5" table:formula="of:=([.$C96]-[.$C95])/([.A97]-[.A95])" office:value-type="float" office:value="-0.00333875421699481" calcext:value-type="float">
            <text:p>-0.0033387542</text:p>
          </table:table-cell>
          <table:table-cell table:style-name="ce5" table:formula="of:=([.$D96]-[.$D95])/([.A98]-[.A95])" office:value-type="float" office:value="-0.00771915367739257" calcext:value-type="float">
            <text:p>-0.0077191537</text:p>
          </table:table-cell>
          <table:table-cell/>
          <table:table-cell table:formula="of:=([.K95]-[.A91])" office:value-type="float" office:value="8.13900419999999" calcext:value-type="float">
            <text:p>8.1390042</text:p>
          </table:table-cell>
          <table:table-cell table:formula="of:=[.G95]*([.K95]-[.A92])" office:value-type="float" office:value="50.1974142105544" calcext:value-type="float">
            <text:p>50.1974142106</text:p>
          </table:table-cell>
          <table:table-cell table:formula="of:=([.K95]-[.A93])*[.H95]" office:value-type="float" office:value="206.0474394212" calcext:value-type="float">
            <text:p>206.0474394212</text:p>
          </table:table-cell>
          <table:table-cell/>
          <table:table-cell office:value-type="float" office:value="195.0359145" calcext:value-type="float">
            <text:p>195.0359145</text:p>
          </table:table-cell>
          <table:table-cell table:formula="of:=[.B90]+[.G95]*[.C90]+[.H95]*[.D90]+[.I95]*[.E90]" office:value-type="float" office:value="2.95652179790353" calcext:value-type="float">
            <text:p>2.9565217979</text:p>
          </table:table-cell>
        </table:table-row>
        <table:table-row table:style-name="ro1">
          <table:table-cell table:style-name="ce2" office:value-type="float" office:value="197.2418802" calcext:value-type="float">
            <text:p>197.2418802</text:p>
          </table:table-cell>
          <table:table-cell table:style-name="ce2" office:value-type="float" office:value="4.688669834" calcext:value-type="float">
            <text:p>4.688669834</text:p>
          </table:table-cell>
          <table:table-cell table:style-name="ce5" table:formula="of:=([.B97]-[.B96])/([.A97]-[.A96])" office:value-type="float" office:value="0.179805173918119" calcext:value-type="float">
            <text:p>0.1798051739</text:p>
          </table:table-cell>
          <table:table-cell table:style-name="ce5" table:formula="of:=([.$C97]-[.$C96])/([.A98]-[.A96])" office:value-type="float" office:value="-0.0513093313084918" calcext:value-type="float">
            <text:p>-0.0513093313</text:p>
          </table:table-cell>
          <table:table-cell table:style-name="ce5" table:formula="of:=([.$D97]-[.$D96])/([.A99]-[.A96])" office:value-type="float" office:value="-0.00245296111816307" calcext:value-type="float">
            <text:p>-0.0024529611</text:p>
          </table:table-cell>
          <table:table-cell/>
          <table:table-cell table:formula="of:=([.K96]-[.A92])" office:value-type="float" office:value="8.31178689999999" calcext:value-type="float">
            <text:p>8.3117869</text:p>
          </table:table-cell>
          <table:table-cell table:formula="of:=[.G96]*([.K96]-[.A93])" office:value-type="float" office:value="51.9404893266902" calcext:value-type="float">
            <text:p>51.9404893267</text:p>
          </table:table-cell>
          <table:table-cell table:formula="of:=([.K96]-[.A94])*[.H96]" office:value-type="float" office:value="215.255614269831" calcext:value-type="float">
            <text:p>215.2556142698</text:p>
          </table:table-cell>
          <table:table-cell/>
          <table:table-cell office:value-type="float" office:value="197.1801884" calcext:value-type="float">
            <text:p>197.1801884</text:p>
          </table:table-cell>
          <table:table-cell table:formula="of:=[.B91]+[.G96]*[.C91]+[.H96]*[.D91]+[.I96]*[.E91]" office:value-type="float" office:value="4.6449697518398" calcext:value-type="float">
            <text:p>4.6449697518</text:p>
          </table:table-cell>
        </table:table-row>
        <table:table-row table:style-name="ro1">
          <table:table-cell table:style-name="ce2" office:value-type="float" office:value="199.3484462" calcext:value-type="float">
            <text:p>199.3484462</text:p>
          </table:table-cell>
          <table:table-cell table:style-name="ce2" office:value-type="float" office:value="5.0674413" calcext:value-type="float">
            <text:p>5.0674413</text:p>
          </table:table-cell>
          <table:table-cell table:style-name="ce5" table:formula="of:=([.B98]-[.B97])/([.A98]-[.A97])" office:value-type="float" office:value="-0.033271950331263" calcext:value-type="float">
            <text:p>-0.0332719503</text:p>
          </table:table-cell>
          <table:table-cell table:style-name="ce5" table:formula="of:=([.$C98]-[.$C97])/([.A99]-[.A97])" office:value-type="float" office:value="-0.0665520599058099" calcext:value-type="float">
            <text:p>-0.0665520599</text:p>
          </table:table-cell>
          <table:table-cell table:style-name="ce5" table:formula="of:=([.$D98]-[.$D97])/([.A100]-[.A97])" office:value-type="float" office:value="0.0135400767456723" calcext:value-type="float">
            <text:p>0.0135400767</text:p>
          </table:table-cell>
          <table:table-cell/>
          <table:table-cell table:formula="of:=([.K97]-[.A93])" office:value-type="float" office:value="8.31070779999999" calcext:value-type="float">
            <text:p>8.3107078</text:p>
          </table:table-cell>
          <table:table-cell table:formula="of:=[.G97]*([.K97]-[.A94])" office:value-type="float" office:value="51.5759675495225" calcext:value-type="float">
            <text:p>51.5759675495</text:p>
          </table:table-cell>
          <table:table-cell table:formula="of:=([.K97]-[.A95])*[.H97]" office:value-type="float" office:value="209.485684472962" calcext:value-type="float">
            <text:p>209.485684473</text:p>
          </table:table-cell>
          <table:table-cell/>
          <table:table-cell office:value-type="float" office:value="199.2418802" calcext:value-type="float">
            <text:p>199.2418802</text:p>
          </table:table-cell>
          <table:table-cell table:formula="of:=[.B92]+[.G97]*[.C92]+[.H97]*[.D92]+[.I97]*[.E92]" office:value-type="float" office:value="5.00600959112634" calcext:value-type="float">
            <text:p>5.0060095911</text:p>
          </table:table-cell>
        </table:table-row>
        <table:table-row table:style-name="ro1">
          <table:table-cell table:style-name="ce2" office:value-type="float" office:value="201.394675" calcext:value-type="float">
            <text:p>201.394675</text:p>
          </table:table-cell>
          <table:table-cell table:style-name="ce2" office:value-type="float" office:value="4.999359277" calcext:value-type="float">
            <text:p>4.999359277</text:p>
          </table:table-cell>
          <table:table-cell table:style-name="ce5" table:formula="of:=([.B99]-[.B98])/([.A99]-[.A98])" office:value-type="float" office:value="-0.306630909307111" calcext:value-type="float">
            <text:p>-0.3066309093</text:p>
          </table:table-cell>
          <table:table-cell table:style-name="ce5" table:formula="of:=([.$C99]-[.$C98])/([.A100]-[.A98])" office:value-type="float" office:value="0.0180030167715947" calcext:value-type="float">
            <text:p>0.0180030168</text:p>
          </table:table-cell>
          <table:table-cell table:style-name="ce5" table:formula="of:=([.$D99]-[.$D98])/([.A101]-[.A98])" office:value-type="float" office:value="-0.0141899518631612" calcext:value-type="float">
            <text:p>-0.0141899519</text:p>
          </table:table-cell>
          <table:table-cell/>
          <table:table-cell table:formula="of:=([.K98]-[.A94])" office:value-type="float" office:value="8.31253170000002" calcext:value-type="float">
            <text:p>8.3125317</text:p>
          </table:table-cell>
          <table:table-cell table:formula="of:=[.G98]*([.K98]-[.A95])" office:value-type="float" office:value="51.2738384962726" calcext:value-type="float">
            <text:p>51.2738384963</text:p>
          </table:table-cell>
          <table:table-cell table:formula="of:=([.K98]-[.A96])*[.H98]" office:value-type="float" office:value="210.559401858285" calcext:value-type="float">
            <text:p>210.5594018583</text:p>
          </table:table-cell>
          <table:table-cell/>
          <table:table-cell office:value-type="float" office:value="201.3484462" calcext:value-type="float">
            <text:p>201.3484462</text:p>
          </table:table-cell>
          <table:table-cell table:formula="of:=[.B93]+[.G98]*[.C93]+[.H98]*[.D93]+[.I98]*[.E93]" office:value-type="float" office:value="4.02306887307806" calcext:value-type="float">
            <text:p>4.0230688731</text:p>
          </table:table-cell>
        </table:table-row>
        <table:table-row table:style-name="ro1">
          <table:table-cell table:style-name="ce2" office:value-type="float" office:value="203.4558917" calcext:value-type="float">
            <text:p>203.4558917</text:p>
          </table:table-cell>
          <table:table-cell table:style-name="ce2" office:value-type="float" office:value="4.367326526" calcext:value-type="float">
            <text:p>4.367326526</text:p>
          </table:table-cell>
          <table:table-cell table:style-name="ce5" table:formula="of:=([.B100]-[.B99])/([.A100]-[.A99])" office:value-type="float" office:value="-0.231043954375571" calcext:value-type="float">
            <text:p>-0.2310439544</text:p>
          </table:table-cell>
          <table:table-cell table:style-name="ce5" table:formula="of:=([.$C100]-[.$C99])/([.A101]-[.A99])" office:value-type="float" office:value="-0.0709149918731835" calcext:value-type="float">
            <text:p>-0.0709149919</text:p>
          </table:table-cell>
          <table:table-cell table:style-name="ce5" table:formula="of:=([.$D100]-[.$D99])/([.A102]-[.A99])" office:value-type="float" office:value="0.01191271838141" calcext:value-type="float">
            <text:p>0.0119127184</text:p>
          </table:table-cell>
          <table:table-cell/>
          <table:table-cell table:formula="of:=([.K99]-[.A95])" office:value-type="float" office:value="8.21448660000002" calcext:value-type="float">
            <text:p>8.2144866</text:p>
          </table:table-cell>
          <table:table-cell table:formula="of:=[.G99]*([.K99]-[.A96])" office:value-type="float" office:value="50.5420504371499" calcext:value-type="float">
            <text:p>50.5420504371</text:p>
          </table:table-cell>
          <table:table-cell table:formula="of:=([.K99]-[.A97])*[.H99]" office:value-type="float" office:value="204.504700089848" calcext:value-type="float">
            <text:p>204.5047000898</text:p>
          </table:table-cell>
          <table:table-cell/>
          <table:table-cell office:value-type="float" office:value="203.394675" calcext:value-type="float">
            <text:p>203.394675</text:p>
          </table:table-cell>
          <table:table-cell table:formula="of:=[.B94]+[.G99]*[.C94]+[.H99]*[.D94]+[.I99]*[.E94]" office:value-type="float" office:value="5.89994383928284" calcext:value-type="float">
            <text:p>5.8999438393</text:p>
          </table:table-cell>
        </table:table-row>
        <table:table-row table:style-name="ro1">
          <table:table-cell table:style-name="ce2" office:value-type="float" office:value="205.5932466" calcext:value-type="float">
            <text:p>205.5932466</text:p>
          </table:table-cell>
          <table:table-cell table:style-name="ce2" office:value-type="float" office:value="3.873503598" calcext:value-type="float">
            <text:p>3.873503598</text:p>
          </table:table-cell>
          <table:table-cell table:style-name="ce5" table:formula="of:=([.B101]-[.B100])/([.A101]-[.A100])" office:value-type="float" office:value="-0.529244970036909" calcext:value-type="float">
            <text:p>-0.52924497</text:p>
          </table:table-cell>
          <table:table-cell table:style-name="ce5" table:formula="of:=([.$C101]-[.$C100])/([.A102]-[.A100])" office:value-type="float" office:value="0.00410432168360588" calcext:value-type="float">
            <text:p>0.0041043217</text:p>
          </table:table-cell>
          <table:table-cell table:style-name="ce5" table:formula="of:=([.$D101]-[.$D100])/([.A103]-[.A100])" office:value-type="float" office:value="0.0000321503915707119" calcext:value-type="float">
            <text:p>3.21503915707119E-05</text:p>
          </table:table-cell>
          <table:table-cell/>
          <table:table-cell table:formula="of:=([.K100]-[.A96])" office:value-type="float" office:value="8.2140115" calcext:value-type="float">
            <text:p>8.2140115</text:p>
          </table:table-cell>
          <table:table-cell table:formula="of:=[.G100]*([.K100]-[.A97])" office:value-type="float" office:value="50.1666275726231" calcext:value-type="float">
            <text:p>50.1666275726</text:p>
          </table:table-cell>
          <table:table-cell table:formula="of:=([.K100]-[.A98])*[.H100]" office:value-type="float" office:value="203.737545680617" calcext:value-type="float">
            <text:p>203.7375456806</text:p>
          </table:table-cell>
          <table:table-cell/>
          <table:table-cell office:value-type="float" office:value="205.4558917" calcext:value-type="float">
            <text:p>205.4558917</text:p>
          </table:table-cell>
          <table:table-cell table:formula="of:=[.B95]+[.G100]*[.C95]+[.H100]*[.D95]+[.I100]*[.E95]" office:value-type="float" office:value="4.14033381419795" calcext:value-type="float">
            <text:p>4.1403338142</text:p>
          </table:table-cell>
        </table:table-row>
        <table:table-row table:style-name="ro1">
          <table:table-cell table:style-name="ce2" office:value-type="float" office:value="207.6609407" calcext:value-type="float">
            <text:p>207.6609407</text:p>
          </table:table-cell>
          <table:table-cell table:style-name="ce2" office:value-type="float" office:value="2.779186896" calcext:value-type="float">
            <text:p>2.779186896</text:p>
          </table:table-cell>
          <table:table-cell table:style-name="ce5" table:formula="of:=([.B102]-[.B101])/([.A102]-[.A101])" office:value-type="float" office:value="-0.512170751319858" calcext:value-type="float">
            <text:p>-0.5121707513</text:p>
          </table:table-cell>
          <table:table-cell table:style-name="ce5" table:formula="of:=([.$C102]-[.$C101])/([.A103]-[.A101])" office:value-type="float" office:value="-0.00250558169887806" calcext:value-type="float">
            <text:p>-0.0025055817</text:p>
          </table:table-cell>
          <table:table-cell table:style-name="ce5" table:formula="of:=([.$D102]-[.$D101])/([.A104]-[.A101])" office:value-type="float" office:value="-0.0000122526293436542" calcext:value-type="float">
            <text:p>-1.22526293436542E-05</text:p>
          </table:table-cell>
          <table:table-cell/>
          <table:table-cell table:formula="of:=([.K101]-[.A97])" office:value-type="float" office:value="8.24480039999997" calcext:value-type="float">
            <text:p>8.2448004</text:p>
          </table:table-cell>
          <table:table-cell table:formula="of:=[.G101]*([.K101]-[.A98])" office:value-type="float" office:value="51.1059856071083" calcext:value-type="float">
            <text:p>51.1059856071</text:p>
          </table:table-cell>
          <table:table-cell table:formula="of:=([.K101]-[.A99])*[.H101]" office:value-type="float" office:value="211.443599970899" calcext:value-type="float">
            <text:p>211.4435999709</text:p>
          </table:table-cell>
          <table:table-cell/>
          <table:table-cell office:value-type="float" office:value="207.5932466" calcext:value-type="float">
            <text:p>207.5932466</text:p>
          </table:table-cell>
          <table:table-cell table:formula="of:=[.B96]+[.G101]*[.C96]+[.H101]*[.D96]+[.I101]*[.E96]" office:value-type="float" office:value="3.030250727067" calcext:value-type="float">
            <text:p>3.0302507271</text:p>
          </table:table-cell>
        </table:table-row>
        <table:table-row table:style-name="ro1">
          <table:table-cell table:style-name="ce2" office:value-type="float" office:value="209.7533052" calcext:value-type="float">
            <text:p>209.7533052</text:p>
          </table:table-cell>
          <table:table-cell table:style-name="ce2" office:value-type="float" office:value="1.707538998" calcext:value-type="float">
            <text:p>1.707538998</text:p>
          </table:table-cell>
          <table:table-cell table:style-name="ce5" table:formula="of:=([.B103]-[.B102])/([.A103]-[.A102])" office:value-type="float" office:value="0.0081407012698649" calcext:value-type="float">
            <text:p>0.0081407013</text:p>
          </table:table-cell>
          <table:table-cell table:style-name="ce5" table:formula="of:=([.$C103]-[.$C102])/([.A104]-[.A102])" office:value-type="float" office:value="0.0000388108366735996" calcext:value-type="float">
            <text:p>3.88108366735996E-05</text:p>
          </table:table-cell>
          <table:table-cell table:style-name="ce5" table:formula="of:=([.$D103]-[.$D102])/([.A105]-[.A102])" office:value-type="float" office:value="0.000000185030870605798" calcext:value-type="float">
            <text:p>0.000000185</text:p>
          </table:table-cell>
          <table:table-cell/>
          <table:table-cell table:formula="of:=([.K102]-[.A98])" office:value-type="float" office:value="8.26626569999999" calcext:value-type="float">
            <text:p>8.2662657</text:p>
          </table:table-cell>
          <table:table-cell table:formula="of:=[.G102]*([.K102]-[.A99])" office:value-type="float" office:value="51.2925837155193" calcext:value-type="float">
            <text:p>51.2925837155</text:p>
          </table:table-cell>
          <table:table-cell table:formula="of:=([.K102]-[.A100])*[.H102]" office:value-type="float" office:value="208.642540153374" calcext:value-type="float">
            <text:p>208.6425401534</text:p>
          </table:table-cell>
          <table:table-cell/>
          <table:table-cell office:value-type="float" office:value="209.6609407" calcext:value-type="float">
            <text:p>209.6609407</text:p>
          </table:table-cell>
          <table:table-cell table:formula="of:=[.B97]+[.G102]*[.C97]+[.H102]*[.D97]+[.I102]*[.E97]" office:value-type="float" office:value="4.20381542013427" calcext:value-type="float">
            <text:p>4.2038154201</text:p>
          </table:table-cell>
        </table:table-row>
        <table:table-row table:style-name="ro1" table:number-rows-repeated="104847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t-y" table:style-name="ta1">
        <table:shapes>
          <draw:frame draw:z-index="0" draw:style-name="gr1" draw:text-style-name="P1" svg:width="453.49pt" svg:height="255.06pt" svg:x="779.95pt" svg:y="28.15pt">
            <loext:p draw:notify-on-update-of-ranges="'t-y'.K7:'t-y'.K102 't-y'.L1:'t-y'.L6 't-y'.L7:'t-y'.L10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default-cell-style-name="Default"/>
        <table:table-column table:style-name="co6" table:number-columns-repeated="5" table:default-cell-style-name="Default"/>
        <table:table-column table:style-name="co4" table:number-columns-repeated="2" table:default-cell-style-name="ce2"/>
        <table:table-column table:style-name="co6" table:default-cell-style-name="ce2"/>
        <table:table-column table:style-name="co6" table:default-cell-style-name="Default"/>
        <table:table-column table:style-name="co4" table:default-cell-style-name="ce2"/>
        <table:table-column table:style-name="co6" table:default-cell-style-name="ce2"/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(t)</text:p>
          </table:table-cell>
          <table:table-cell table:style-name="ce3" office:value-type="string" calcext:value-type="string">
            <text:p>f(t1)</text:p>
          </table:table-cell>
          <table:table-cell table:style-name="ce3" office:value-type="string" calcext:value-type="string">
            <text:p>f(t1,t2)</text:p>
          </table:table-cell>
          <table:table-cell table:style-name="ce3" office:value-type="string" calcext:value-type="string">
            <text:p>f(t1,t2,t3)</text:p>
          </table:table-cell>
          <table:table-cell/>
          <table:table-cell table:style-name="ce1" office:value-type="string" calcext:value-type="string">
            <text:p>(t-t1)</text:p>
          </table:table-cell>
          <table:table-cell table:style-name="ce1" office:value-type="string" calcext:value-type="string">
            <text:p>(t-t1)(t-t2)</text:p>
          </table:table-cell>
          <table:table-cell table:style-name="ce1" office:value-type="string" calcext:value-type="string">
            <text:p>(t-t1)(t-t2)(t-t3)</text:p>
          </table:table-cell>
          <table:table-cell/>
          <table:table-cell table:style-name="ce1" office:value-type="string" calcext:value-type="string">
            <text:p>t_requerido</text:p>
          </table:table-cell>
          <table:table-cell table:style-name="ce1" office:value-type="string" calcext:value-type="string">
            <text:p>y(t_req)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-0.049935191" calcext:value-type="float">
            <text:p>-0.049935191</text:p>
          </table:table-cell>
          <table:table-cell table:style-name="ce2" table:formula="of:=([.B3]-[.B2])/([.A3]-[.A2])" office:value-type="float" office:value="0.919495609726745" calcext:value-type="float">
            <text:p>0.9194956097</text:p>
          </table:table-cell>
          <table:table-cell table:style-name="ce2" table:formula="of:=([.C3]-[.C2])/([.B4]-[.B2])" office:value-type="float" office:value="-0.528389928144222" calcext:value-type="float">
            <text:p>-0.5283899281</text:p>
          </table:table-cell>
          <table:table-cell table:style-name="ce2" table:formula="of:=([.D3]-[.D2])/([.C5]-[.C2])" office:value-type="float" office:value="-0.190576943985444" calcext:value-type="float">
            <text:p>-0.190576944</text:p>
          </table:table-cell>
          <table:table-cell table:number-columns-repeated="7"/>
        </table:table-row>
        <table:table-row table:style-name="ro1">
          <table:table-cell table:style-name="ce5" office:value-type="float" office:value="2.036537131" calcext:value-type="float">
            <text:p>2.036537131</text:p>
          </table:table-cell>
          <table:table-cell table:style-name="ce5" office:value-type="float" office:value="1.82265176" calcext:value-type="float">
            <text:p>1.82265176</text:p>
          </table:table-cell>
          <table:table-cell table:style-name="ce5" table:formula="of:=([.B4]-[.B3])/([.A4]-[.A3])" office:value-type="float" office:value="-0.0330719031032523" calcext:value-type="float">
            <text:p>-0.0330719031</text:p>
          </table:table-cell>
          <table:table-cell table:style-name="ce5" table:formula="of:=([.$C4]-[.$C3])/([.A5]-[.A3])" office:value-type="float" office:value="-0.207838278781761" calcext:value-type="float">
            <text:p>-0.2078382788</text:p>
          </table:table-cell>
          <table:table-cell table:style-name="ce5" table:formula="of:=([.$D4]-[.$D3])/([.A6]-[.A3])" office:value-type="float" office:value="0.0381495702268986" calcext:value-type="float">
            <text:p>0.0381495702</text:p>
          </table:table-cell>
          <table:table-cell table:number-columns-repeated="7"/>
        </table:table-row>
        <table:table-row table:style-name="ro1">
          <table:table-cell table:style-name="ce5" office:value-type="float" office:value="4.147487982" calcext:value-type="float">
            <text:p>4.147487982</text:p>
          </table:table-cell>
          <table:table-cell table:style-name="ce5" office:value-type="float" office:value="1.752838598" calcext:value-type="float">
            <text:p>1.752838598</text:p>
          </table:table-cell>
          <table:table-cell table:style-name="ce5" table:formula="of:=([.B5]-[.B4])/([.A5]-[.A4])" office:value-type="float" office:value="-0.90963509011916" calcext:value-type="float">
            <text:p>-0.9096350901</text:p>
          </table:table-cell>
          <table:table-cell table:style-name="ce5" table:formula="of:=([.$C5]-[.$C4])/([.A6]-[.A4])" office:value-type="float" office:value="0.0346547667037421" calcext:value-type="float">
            <text:p>0.0346547667</text:p>
          </table:table-cell>
          <table:table-cell table:style-name="ce5" table:formula="of:=([.$D5]-[.$D4])/([.A7]-[.A4])" office:value-type="float" office:value="0.023403611885689" calcext:value-type="float">
            <text:p>0.0234036119</text:p>
          </table:table-cell>
          <table:table-cell table:number-columns-repeated="7"/>
        </table:table-row>
        <table:table-row table:style-name="ro1">
          <table:table-cell table:style-name="ce5" office:value-type="float" office:value="6.254062373" calcext:value-type="float">
            <text:p>6.254062373</text:p>
          </table:table-cell>
          <table:table-cell table:style-name="ce5" office:value-type="float" office:value="-0.163375388" calcext:value-type="float">
            <text:p>-0.163375388</text:p>
          </table:table-cell>
          <table:table-cell table:style-name="ce5" table:formula="of:=([.B6]-[.B5])/([.A6]-[.A5])" office:value-type="float" office:value="-0.762510842149957" calcext:value-type="float">
            <text:p>-0.7625108421</text:p>
          </table:table-cell>
          <table:table-cell table:style-name="ce5" table:formula="of:=([.$C6]-[.$C5])/([.A7]-[.A5])" office:value-type="float" office:value="0.182389836861878" calcext:value-type="float">
            <text:p>0.1823898369</text:p>
          </table:table-cell>
          <table:table-cell table:style-name="ce5" table:formula="of:=([.$D6]-[.$D5])/([.A8]-[.A5])" office:value-type="float" office:value="0.00322206433331149" calcext:value-type="float">
            <text:p>0.0032220643</text:p>
          </table:table-cell>
          <table:table-cell table:number-columns-repeated="7"/>
        </table:table-row>
        <table:table-row table:style-name="ro1">
          <table:table-cell table:style-name="ce5" office:value-type="float" office:value="8.392913993" calcext:value-type="float">
            <text:p>8.392913993</text:p>
          </table:table-cell>
          <table:table-cell table:style-name="ce5" office:value-type="float" office:value="-1.794272938" calcext:value-type="float">
            <text:p>-1.794272938</text:p>
          </table:table-cell>
          <table:table-cell table:style-name="ce5" table:formula="of:=([.B7]-[.B6])/([.A7]-[.A6])" office:value-type="float" office:value="0.00460545209576955" calcext:value-type="float">
            <text:p>0.0046054521</text:p>
          </table:table-cell>
          <table:table-cell table:style-name="ce5" table:formula="of:=([.$C7]-[.$C6])/([.A8]-[.A6])" office:value-type="float" office:value="0.202562263225857" calcext:value-type="float">
            <text:p>0.2025622632</text:p>
          </table:table-cell>
          <table:table-cell table:style-name="ce5" table:formula="of:=([.$D7]-[.$D6])/([.A9]-[.A6])" office:value-type="float" office:value="-0.0334931471704472" calcext:value-type="float">
            <text:p>-0.0334931472</text:p>
          </table:table-cell>
          <table:table-cell table:number-columns-repeated="7"/>
        </table:table-row>
        <table:table-row table:style-name="ro1">
          <table:table-cell table:style-name="ce5" office:value-type="float" office:value="10.45997816" calcext:value-type="float">
            <text:p>10.45997816</text:p>
          </table:table-cell>
          <table:table-cell table:style-name="ce5" office:value-type="float" office:value="-1.784753173" calcext:value-type="float">
            <text:p>-1.784753173</text:p>
          </table:table-cell>
          <table:table-cell table:style-name="ce5" table:formula="of:=([.B8]-[.B7])/([.A8]-[.A7])" office:value-type="float" office:value="0.839539418346174" calcext:value-type="float">
            <text:p>0.8395394183</text:p>
          </table:table-cell>
          <table:table-cell table:style-name="ce5" table:formula="of:=([.$C8]-[.$C7])/([.A9]-[.A7])" office:value-type="float" office:value="-0.00493253372764667" calcext:value-type="float">
            <text:p>-0.0049325337</text:p>
          </table:table-cell>
          <table:table-cell table:style-name="ce5" table:formula="of:=([.$D8]-[.$D7])/([.A10]-[.A7])" office:value-type="float" office:value="-0.0297737454602492" calcext:value-type="float">
            <text:p>-0.0297737455</text:p>
          </table:table-cell>
          <table:table-cell/>
          <table:table-cell table:formula="of:=([.K7]-[.A3])" office:value-type="float" office:value="8.356376859" calcext:value-type="float">
            <text:p>8.356376859</text:p>
          </table:table-cell>
          <table:table-cell table:formula="of:=[.G7]*([.K7]-[.A4])" office:value-type="float" office:value="52.189133367848" calcext:value-type="float">
            <text:p>52.1891333678</text:p>
          </table:table-cell>
          <table:table-cell table:formula="of:=([.K7]-[.A5])*[.H7]" office:value-type="float" office:value="216.003079029346" calcext:value-type="float">
            <text:p>216.0030790293</text:p>
          </table:table-cell>
          <table:table-cell/>
          <table:table-cell office:value-type="float" office:value="10.39291399" calcext:value-type="float">
            <text:p>10.39291399</text:p>
          </table:table-cell>
          <table:table-cell table:formula="of:=[.B3]+[.G7]*[.C3]+[.H7]*[.D3]+[.I7]*[.E3]" office:value-type="float" office:value="-1.06018454340403" calcext:value-type="float">
            <text:p>-1.0601845434</text:p>
          </table:table-cell>
        </table:table-row>
        <table:table-row table:style-name="ro1">
          <table:table-cell table:style-name="ce2" office:value-type="float" office:value="12.51477733" calcext:value-type="float">
            <text:p>12.51477733</text:p>
          </table:table-cell>
          <table:table-cell table:style-name="ce5" office:value-type="float" office:value="-0.059668273" calcext:value-type="float">
            <text:p>-0.059668273</text:p>
          </table:table-cell>
          <table:table-cell table:style-name="ce5" table:formula="of:=([.B9]-[.B8])/([.A9]-[.A8])" office:value-type="float" office:value="0.819177536057879" calcext:value-type="float">
            <text:p>0.8191775361</text:p>
          </table:table-cell>
          <table:table-cell table:style-name="ce5" table:formula="of:=([.$C9]-[.$C8])/([.A10]-[.A8])" office:value-type="float" office:value="-0.188116944018848" calcext:value-type="float">
            <text:p>-0.188116944</text:p>
          </table:table-cell>
          <table:table-cell table:style-name="ce5" table:formula="of:=([.$D9]-[.$D8])/([.A11]-[.A8])" office:value-type="float" office:value="-0.002628989668306" calcext:value-type="float">
            <text:p>-0.0026289897</text:p>
          </table:table-cell>
          <table:table-cell/>
          <table:table-cell table:formula="of:=([.K8]-[.A4])" office:value-type="float" office:value="8.312490178" calcext:value-type="float">
            <text:p>8.312490178</text:p>
          </table:table-cell>
          <table:table-cell table:formula="of:=[.G8]*([.K8]-[.A5])" office:value-type="float" office:value="51.5866140249327" calcext:value-type="float">
            <text:p>51.5866140249</text:p>
          </table:table-cell>
          <table:table-cell table:formula="of:=([.K8]-[.A6])*[.H8]" office:value-type="float" office:value="209.806069397663" calcext:value-type="float">
            <text:p>209.8060693977</text:p>
          </table:table-cell>
          <table:table-cell/>
          <table:table-cell office:value-type="float" office:value="12.45997816" calcext:value-type="float">
            <text:p>12.45997816</text:p>
          </table:table-cell>
          <table:table-cell table:formula="of:=[.B4]+[.G8]*[.C4]+[.H8]*[.D4]+[.I8]*[.E4]" office:value-type="float" office:value="0.889447739335211" calcext:value-type="float">
            <text:p>0.8894477393</text:p>
          </table:table-cell>
        </table:table-row>
        <table:table-row table:style-name="ro1">
          <table:table-cell table:style-name="ce2" office:value-type="float" office:value="14.58805582" calcext:value-type="float">
            <text:p>14.58805582</text:p>
          </table:table-cell>
          <table:table-cell table:style-name="ce5" office:value-type="float" office:value="1.638714892" calcext:value-type="float">
            <text:p>1.638714892</text:p>
          </table:table-cell>
          <table:table-cell table:style-name="ce5" table:formula="of:=([.B10]-[.B9])/([.A10]-[.A9])" office:value-type="float" office:value="0.0483214716735225" calcext:value-type="float">
            <text:p>0.0483214717</text:p>
          </table:table-cell>
          <table:table-cell table:style-name="ce5" table:formula="of:=([.$C10]-[.$C9])/([.A11]-[.A9])" office:value-type="float" office:value="-0.204497929755611" calcext:value-type="float">
            <text:p>-0.2044979298</text:p>
          </table:table-cell>
          <table:table-cell table:style-name="ce5" table:formula="of:=([.$D10]-[.$D9])/([.A12]-[.A9])" office:value-type="float" office:value="0.0316665262851876" calcext:value-type="float">
            <text:p>0.0316665263</text:p>
          </table:table-cell>
          <table:table-cell/>
          <table:table-cell table:formula="of:=([.K9]-[.A5])" office:value-type="float" office:value="8.260714957" calcext:value-type="float">
            <text:p>8.260714957</text:p>
          </table:table-cell>
          <table:table-cell table:formula="of:=[.G9]*([.K9]-[.A6])" office:value-type="float" office:value="50.5709680326658" calcext:value-type="float">
            <text:p>50.5709680327</text:p>
          </table:table-cell>
          <table:table-cell table:formula="of:=([.K9]-[.A6])*[.H9]" office:value-type="float" office:value="309.588555115776" calcext:value-type="float">
            <text:p>309.5885551158</text:p>
          </table:table-cell>
          <table:table-cell/>
          <table:table-cell office:value-type="float" office:value="14.51477733" calcext:value-type="float">
            <text:p>14.51477733</text:p>
          </table:table-cell>
          <table:table-cell table:formula="of:=[.B5]+[.G9]*[.C5]+[.H9]*[.D5]+[.I9]*[.E5]" office:value-type="float" office:value="3.75888474424233" calcext:value-type="float">
            <text:p>3.7588847442</text:p>
          </table:table-cell>
        </table:table-row>
        <table:table-row table:style-name="ro1">
          <table:table-cell table:style-name="ce2" office:value-type="float" office:value="16.61252657" calcext:value-type="float">
            <text:p>16.61252657</text:p>
          </table:table-cell>
          <table:table-cell table:style-name="ce5" office:value-type="float" office:value="1.736540298" calcext:value-type="float">
            <text:p>1.736540298</text:p>
          </table:table-cell>
          <table:table-cell table:style-name="ce5" table:formula="of:=([.B11]-[.B10])/([.A11]-[.A10])" office:value-type="float" office:value="-0.801904609802839" calcext:value-type="float">
            <text:p>-0.8019046098</text:p>
          </table:table-cell>
          <table:table-cell table:style-name="ce5" table:formula="of:=([.$C11]-[.$C10])/([.A12]-[.A10])" office:value-type="float" office:value="-0.0086102054158683" calcext:value-type="float">
            <text:p>-0.0086102054</text:p>
          </table:table-cell>
          <table:table-cell table:style-name="ce5" table:formula="of:=([.$D11]-[.$D10])/([.A13]-[.A10])" office:value-type="float" office:value="0.0343377729290577" calcext:value-type="float">
            <text:p>0.0343377729</text:p>
          </table:table-cell>
          <table:table-cell/>
          <table:table-cell table:formula="of:=([.K10]-[.A6])" office:value-type="float" office:value="8.195141827" calcext:value-type="float">
            <text:p>8.195141827</text:p>
          </table:table-cell>
          <table:table-cell table:formula="of:=[.G10]*([.K10]-[.A6])" office:value-type="float" office:value="67.1603495646449" calcext:value-type="float">
            <text:p>67.1603495646</text:p>
          </table:table-cell>
          <table:table-cell table:formula="of:=([.K10]-[.A7])*[.H10]" office:value-type="float" office:value="411.563837804891" calcext:value-type="float">
            <text:p>411.5638378049</text:p>
          </table:table-cell>
          <table:table-cell/>
          <table:table-cell office:value-type="float" office:value="16.58805582" calcext:value-type="float">
            <text:p>16.58805582</text:p>
          </table:table-cell>
          <table:table-cell table:formula="of:=[.B6]+[.G10]*[.C6]+[.H10]*[.D6]+[.I10]*[.E6]" office:value-type="float" office:value="-1.93694638767682" calcext:value-type="float">
            <text:p>-1.9369463877</text:p>
          </table:table-cell>
        </table:table-row>
        <table:table-row table:style-name="ro1">
          <table:table-cell table:style-name="ce2" office:value-type="float" office:value="18.74568266" calcext:value-type="float">
            <text:p>18.74568266</text:p>
          </table:table-cell>
          <table:table-cell table:style-name="ce5" office:value-type="float" office:value="0.025952596" calcext:value-type="float">
            <text:p>0.025952596</text:p>
          </table:table-cell>
          <table:table-cell table:style-name="ce5" table:formula="of:=([.B12]-[.B11])/([.A12]-[.A11])" office:value-type="float" office:value="-0.837735848851955" calcext:value-type="float">
            <text:p>-0.8377358489</text:p>
          </table:table-cell>
          <table:table-cell table:style-name="ce5" table:formula="of:=([.$C12]-[.$C11])/([.A13]-[.A11])" office:value-type="float" office:value="0.203228060394905" calcext:value-type="float">
            <text:p>0.2032280604</text:p>
          </table:table-cell>
          <table:table-cell table:style-name="ce5" table:formula="of:=([.$D12]-[.$D11])/([.A14]-[.A11])" office:value-type="float" office:value="-0.00278433951388431" calcext:value-type="float">
            <text:p>-0.0027843395</text:p>
          </table:table-cell>
          <table:table-cell/>
          <table:table-cell table:formula="of:=([.K11]-[.A6])" office:value-type="float" office:value="10.219612577" calcext:value-type="float">
            <text:p>10.219612577</text:p>
          </table:table-cell>
          <table:table-cell table:formula="of:=[.G11]*([.K11]-[.A7])" office:value-type="float" office:value="83.3158862654373" calcext:value-type="float">
            <text:p>83.3158862654</text:p>
          </table:table-cell>
          <table:table-cell table:formula="of:=([.K11]-[.A8])*[.H11]" office:value-type="float" office:value="508.039382154997" calcext:value-type="float">
            <text:p>508.039382155</text:p>
          </table:table-cell>
          <table:table-cell/>
          <table:table-cell office:value-type="float" office:value="18.61252657" calcext:value-type="float">
            <text:p>18.61252657</text:p>
          </table:table-cell>
          <table:table-cell table:formula="of:=[.B6]+[.G11]*[.C6]+[.H11]*[.D6]+[.I11]*[.E6]" office:value-type="float" office:value="-1.8863903121446" calcext:value-type="float">
            <text:p>-1.8863903121</text:p>
          </table:table-cell>
        </table:table-row>
        <table:table-row table:style-name="ro1">
          <table:table-cell table:style-name="ce2" office:value-type="float" office:value="20.77401138" calcext:value-type="float">
            <text:p>20.77401138</text:p>
          </table:table-cell>
          <table:table-cell table:style-name="ce5" office:value-type="float" office:value="-1.673251086" calcext:value-type="float">
            <text:p>-1.673251086</text:p>
          </table:table-cell>
          <table:table-cell table:style-name="ce5" table:formula="of:=([.B13]-[.B12])/([.A13]-[.A12])" office:value-type="float" office:value="-0.0174885476955178" calcext:value-type="float">
            <text:p>-0.0174885477</text:p>
          </table:table-cell>
          <table:table-cell table:style-name="ce5" table:formula="of:=([.$C13]-[.$C12])/([.A14]-[.A12])" office:value-type="float" office:value="0.185943020327337" calcext:value-type="float">
            <text:p>0.1859430203</text:p>
          </table:table-cell>
          <table:table-cell table:style-name="ce5" table:formula="of:=([.$D13]-[.$D12])/([.A15]-[.A12])" office:value-type="float" office:value="-0.0236488100858252" calcext:value-type="float">
            <text:p>-0.0236488101</text:p>
          </table:table-cell>
          <table:table-cell/>
          <table:table-cell table:formula="of:=([.K12]-[.A7])" office:value-type="float" office:value="10.2857045" calcext:value-type="float">
            <text:p>10.2857045</text:p>
          </table:table-cell>
          <table:table-cell table:formula="of:=[.G12]*([.K12]-[.A8])" office:value-type="float" office:value="84.660659991855" calcext:value-type="float">
            <text:p>84.6606599919</text:p>
          </table:table-cell>
          <table:table-cell table:formula="of:=([.K12]-[.A9])*[.H12]" office:value-type="float" office:value="521.30875225796" calcext:value-type="float">
            <text:p>521.308752258</text:p>
          </table:table-cell>
          <table:table-cell/>
          <table:table-cell office:value-type="float" office:value="20.74568266" calcext:value-type="float">
            <text:p>20.74568266</text:p>
          </table:table-cell>
          <table:table-cell table:formula="of:=[.B7]+[.G12]*[.C7]+[.H12]*[.D7]+[.I12]*[.E7]" office:value-type="float" office:value="-9.08840445653265" calcext:value-type="float">
            <text:p>-9.0884044565</text:p>
          </table:table-cell>
        </table:table-row>
        <table:table-row table:style-name="ro1">
          <table:table-cell table:style-name="ce2" office:value-type="float" office:value="22.78177541" calcext:value-type="float">
            <text:p>22.78177541</text:p>
          </table:table-cell>
          <table:table-cell table:style-name="ce5" office:value-type="float" office:value="-1.708363963" calcext:value-type="float">
            <text:p>-1.708363963</text:p>
          </table:table-cell>
          <table:table-cell table:style-name="ce5" table:formula="of:=([.B14]-[.B13])/([.A14]-[.A13])" office:value-type="float" office:value="0.759682829040641" calcext:value-type="float">
            <text:p>0.759682829</text:p>
          </table:table-cell>
          <table:table-cell table:style-name="ce5" table:formula="of:=([.$C14]-[.$C13])/([.A15]-[.A13])" office:value-type="float" office:value="0.0386472166795206" calcext:value-type="float">
            <text:p>0.0386472167</text:p>
          </table:table-cell>
          <table:table-cell table:style-name="ce5" table:formula="of:=([.$D14]-[.$D13])/([.A16]-[.A13])" office:value-type="float" office:value="-0.0415421737449275" calcext:value-type="float">
            <text:p>-0.0415421737</text:p>
          </table:table-cell>
          <table:table-cell/>
          <table:table-cell table:formula="of:=([.K13]-[.A8])" office:value-type="float" office:value="10.25923405" calcext:value-type="float">
            <text:p>10.25923405</text:p>
          </table:table-cell>
          <table:table-cell table:formula="of:=[.G13]*([.K13]-[.A9])" office:value-type="float" office:value="83.9816340129389" calcext:value-type="float">
            <text:p>83.9816340129</text:p>
          </table:table-cell>
          <table:table-cell table:formula="of:=([.K13]-[.A10])*[.H13]" office:value-type="float" office:value="517.451562289702" calcext:value-type="float">
            <text:p>517.4515622897</text:p>
          </table:table-cell>
          <table:table-cell/>
          <table:table-cell office:value-type="float" office:value="22.77401138" calcext:value-type="float">
            <text:p>22.77401138</text:p>
          </table:table-cell>
          <table:table-cell table:formula="of:=[.B8]+[.G13]*[.C8]+[.H13]*[.D8]+[.I13]*[.E8]" office:value-type="float" office:value="-8.81427735741173" calcext:value-type="float">
            <text:p>-8.8142773574</text:p>
          </table:table-cell>
        </table:table-row>
        <table:table-row table:style-name="ro1">
          <table:table-cell table:style-name="ce2" office:value-type="float" office:value="24.95363251" calcext:value-type="float">
            <text:p>24.95363251</text:p>
          </table:table-cell>
          <table:table-cell table:style-name="ce5" office:value-type="float" office:value="-0.058441417" calcext:value-type="float">
            <text:p>-0.058441417</text:p>
          </table:table-cell>
          <table:table-cell table:style-name="ce5" table:formula="of:=([.B15]-[.B14])/([.A15]-[.A14])" office:value-type="float" office:value="0.922801202953106" calcext:value-type="float">
            <text:p>0.922801203</text:p>
          </table:table-cell>
          <table:table-cell table:style-name="ce5" table:formula="of:=([.$C15]-[.$C14])/([.A16]-[.A14])" office:value-type="float" office:value="-0.223570057288475" calcext:value-type="float">
            <text:p>-0.2235700573</text:p>
          </table:table-cell>
          <table:table-cell table:style-name="ce5" table:formula="of:=([.$D15]-[.$D14])/([.A17]-[.A14])" office:value-type="float" office:value="0.0028485519002231" calcext:value-type="float">
            <text:p>0.0028485519</text:p>
          </table:table-cell>
          <table:table-cell/>
          <table:table-cell table:formula="of:=([.K14]-[.A9])" office:value-type="float" office:value="10.19371959" calcext:value-type="float">
            <text:p>10.19371959</text:p>
          </table:table-cell>
          <table:table-cell table:formula="of:=[.G14]*([.K14]-[.A10])" office:value-type="float" office:value="83.2750319358928" calcext:value-type="float">
            <text:p>83.2750319359</text:p>
          </table:table-cell>
          <table:table-cell table:formula="of:=([.K14]-[.A11])*[.H14]" office:value-type="float" office:value="502.655816524261" calcext:value-type="float">
            <text:p>502.6558165243</text:p>
          </table:table-cell>
          <table:table-cell/>
          <table:table-cell office:value-type="float" office:value="24.78177541" calcext:value-type="float">
            <text:p>24.78177541</text:p>
          </table:table-cell>
          <table:table-cell table:formula="of:=[.B9]+[.G14]*[.C9]+[.H14]*[.D9]+[.I14]*[.E9]" office:value-type="float" office:value="1.0190824195615" calcext:value-type="float">
            <text:p>1.0190824196</text:p>
          </table:table-cell>
        </table:table-row>
        <table:table-row table:style-name="ro1">
          <table:table-cell table:style-name="ce2" office:value-type="float" office:value="27.00247713" calcext:value-type="float">
            <text:p>27.00247713</text:p>
          </table:table-cell>
          <table:table-cell table:style-name="ce5" office:value-type="float" office:value="1.832234863" calcext:value-type="float">
            <text:p>1.832234863</text:p>
          </table:table-cell>
          <table:table-cell table:style-name="ce5" table:formula="of:=([.B16]-[.B15])/([.A16]-[.A15])" office:value-type="float" office:value="-0.00282732209520651" calcext:value-type="float">
            <text:p>-0.0028273221</text:p>
          </table:table-cell>
          <table:table-cell table:style-name="ce5" table:formula="of:=([.$C16]-[.$C15])/([.A17]-[.A15])" office:value-type="float" office:value="-0.205669382278043" calcext:value-type="float">
            <text:p>-0.2056693823</text:p>
          </table:table-cell>
          <table:table-cell table:style-name="ce5" table:formula="of:=([.$D16]-[.$D15])/([.A18]-[.A15])" office:value-type="float" office:value="0.0365450363455994" calcext:value-type="float">
            <text:p>0.0365450363</text:p>
          </table:table-cell>
          <table:table-cell/>
          <table:table-cell table:formula="of:=([.K15]-[.A10])" office:value-type="float" office:value="10.34110594" calcext:value-type="float">
            <text:p>10.34110594</text:p>
          </table:table-cell>
          <table:table-cell table:formula="of:=[.G15]*([.K15]-[.A11])" office:value-type="float" office:value="84.8792789490571" calcext:value-type="float">
            <text:p>84.8792789491</text:p>
          </table:table-cell>
          <table:table-cell table:formula="of:=([.K15]-[.A12])*[.H15]" office:value-type="float" office:value="524.521785692757" calcext:value-type="float">
            <text:p>524.5217856928</text:p>
          </table:table-cell>
          <table:table-cell/>
          <table:table-cell office:value-type="float" office:value="26.95363251" calcext:value-type="float">
            <text:p>26.95363251</text:p>
          </table:table-cell>
          <table:table-cell table:formula="of:=[.B10]+[.G15]*[.C10]+[.H15]*[.D10]+[.I15]*[.E10]" office:value-type="float" office:value="10.7240417204141" calcext:value-type="float">
            <text:p>10.7240417204</text:p>
          </table:table-cell>
        </table:table-row>
        <table:table-row table:style-name="ro1">
          <table:table-cell table:style-name="ce2" office:value-type="float" office:value="29.09384939" calcext:value-type="float">
            <text:p>29.09384939</text:p>
          </table:table-cell>
          <table:table-cell table:style-name="ce5" office:value-type="float" office:value="1.82632188" calcext:value-type="float">
            <text:p>1.82632188</text:p>
          </table:table-cell>
          <table:table-cell table:style-name="ce5" table:formula="of:=([.B17]-[.B16])/([.A17]-[.A16])" office:value-type="float" office:value="-0.873896179042046" calcext:value-type="float">
            <text:p>-0.873896179</text:p>
          </table:table-cell>
          <table:table-cell table:style-name="ce5" table:formula="of:=([.$C17]-[.$C16])/([.A18]-[.A16])" office:value-type="float" office:value="0.025659886124344" calcext:value-type="float">
            <text:p>0.0256598861</text:p>
          </table:table-cell>
          <table:table-cell table:style-name="ce5" table:formula="of:=([.$D17]-[.$D16])/([.A19]-[.A16])" office:value-type="float" office:value="0.025076219169944" calcext:value-type="float">
            <text:p>0.0250762192</text:p>
          </table:table-cell>
          <table:table-cell/>
          <table:table-cell table:formula="of:=([.K16]-[.A11])" office:value-type="float" office:value="10.25679447" calcext:value-type="float">
            <text:p>10.25679447</text:p>
          </table:table-cell>
          <table:table-cell table:formula="of:=[.G16]*([.K16]-[.A12])" office:value-type="float" office:value="84.3976820011844" calcext:value-type="float">
            <text:p>84.3976820012</text:p>
          </table:table-cell>
          <table:table-cell table:formula="of:=([.K16]-[.A13])*[.H16]" office:value-type="float" office:value="525.012805588781" calcext:value-type="float">
            <text:p>525.0128055888</text:p>
          </table:table-cell>
          <table:table-cell/>
          <table:table-cell office:value-type="float" office:value="29.00247713" calcext:value-type="float">
            <text:p>29.00247713</text:p>
          </table:table-cell>
          <table:table-cell table:formula="of:=[.B11]+[.G16]*[.C11]+[.H16]*[.D11]+[.I16]*[.E11]" office:value-type="float" office:value="7.1236314892051" calcext:value-type="float">
            <text:p>7.1236314892</text:p>
          </table:table-cell>
        </table:table-row>
        <table:table-row table:style-name="ro1">
          <table:table-cell table:style-name="ce2" office:value-type="float" office:value="31.23776411" calcext:value-type="float">
            <text:p>31.23776411</text:p>
          </table:table-cell>
          <table:table-cell table:style-name="ce5" office:value-type="float" office:value="-0.047237002" calcext:value-type="float">
            <text:p>-0.047237002</text:p>
          </table:table-cell>
          <table:table-cell table:style-name="ce5" table:formula="of:=([.B18]-[.B17])/([.A18]-[.A17])" office:value-type="float" office:value="-0.765134043816232" calcext:value-type="float">
            <text:p>-0.7651340438</text:p>
          </table:table-cell>
          <table:table-cell table:style-name="ce5" table:formula="of:=([.$C18]-[.$C17])/([.A19]-[.A17])" office:value-type="float" office:value="0.185946945402378" calcext:value-type="float">
            <text:p>0.1859469454</text:p>
          </table:table-cell>
          <table:table-cell table:style-name="ce5" table:formula="of:=([.$D18]-[.$D17])/([.A20]-[.A17])" office:value-type="float" office:value="0.000328002897413279" calcext:value-type="float">
            <text:p>0.0003280029</text:p>
          </table:table-cell>
          <table:table-cell/>
          <table:table-cell table:formula="of:=([.K17]-[.A12])" office:value-type="float" office:value="10.31983801" calcext:value-type="float">
            <text:p>10.31983801</text:p>
          </table:table-cell>
          <table:table-cell table:formula="of:=[.G17]*([.K17]-[.A13])" office:value-type="float" office:value="85.7792570007359" calcext:value-type="float">
            <text:p>85.7792570007</text:p>
          </table:table-cell>
          <table:table-cell table:formula="of:=([.K17]-[.A14])*[.H17]" office:value-type="float" office:value="526.703241789777" calcext:value-type="float">
            <text:p>526.7032417898</text:p>
          </table:table-cell>
          <table:table-cell/>
          <table:table-cell office:value-type="float" office:value="31.09384939" calcext:value-type="float">
            <text:p>31.09384939</text:p>
          </table:table-cell>
          <table:table-cell table:formula="of:=[.B12]+[.G17]*[.C12]+[.H17]*[.D12]+[.I17]*[.E12]" office:value-type="float" office:value="1.6404191262289" calcext:value-type="float">
            <text:p>1.6404191262</text:p>
          </table:table-cell>
        </table:table-row>
        <table:table-row table:style-name="ro1">
          <table:table-cell table:style-name="ce2" office:value-type="float" office:value="33.33245492" calcext:value-type="float">
            <text:p>33.33245492</text:p>
          </table:table-cell>
          <table:table-cell table:style-name="ce5" office:value-type="float" office:value="-1.649956252" calcext:value-type="float">
            <text:p>-1.649956252</text:p>
          </table:table-cell>
          <table:table-cell table:style-name="ce5" table:formula="of:=([.B19]-[.B18])/([.A19]-[.A18])" office:value-type="float" office:value="0.0247834467113548" calcext:value-type="float">
            <text:p>0.0247834467</text:p>
          </table:table-cell>
          <table:table-cell table:style-name="ce5" table:formula="of:=([.$C19]-[.$C18])/([.A20]-[.A18])" office:value-type="float" office:value="0.188013294864034" calcext:value-type="float">
            <text:p>0.1880132949</text:p>
          </table:table-cell>
          <table:table-cell table:style-name="ce5" table:formula="of:=([.$D19]-[.$D18])/([.A21]-[.A18])" office:value-type="float" office:value="-0.0296806238444649" calcext:value-type="float">
            <text:p>-0.0296806238</text:p>
          </table:table-cell>
          <table:table-cell/>
          <table:table-cell table:formula="of:=([.K18]-[.A13])" office:value-type="float" office:value="10.4559887" calcext:value-type="float">
            <text:p>10.4559887</text:p>
          </table:table-cell>
          <table:table-cell table:formula="of:=[.G18]*([.K18]-[.A14])" office:value-type="float" office:value="86.6187863989129" calcext:value-type="float">
            <text:p>86.6187863989</text:p>
          </table:table-cell>
          <table:table-cell table:formula="of:=([.K18]-[.A15])*[.H18]" office:value-type="float" office:value="540.092991056543" calcext:value-type="float">
            <text:p>540.0929910565</text:p>
          </table:table-cell>
          <table:table-cell/>
          <table:table-cell office:value-type="float" office:value="33.23776411" calcext:value-type="float">
            <text:p>33.23776411</text:p>
          </table:table-cell>
          <table:table-cell table:formula="of:=[.B13]+[.G18]*[.C13]+[.H18]*[.D13]+[.I18]*[.E13]" office:value-type="float" office:value="-12.8541907533796" calcext:value-type="float">
            <text:p>-12.8541907534</text:p>
          </table:table-cell>
        </table:table-row>
        <table:table-row table:style-name="ro1">
          <table:table-cell table:style-name="ce2" office:value-type="float" office:value="35.48584406" calcext:value-type="float">
            <text:p>35.48584406</text:p>
          </table:table-cell>
          <table:table-cell table:style-name="ce5" office:value-type="float" office:value="-1.596587847" calcext:value-type="float">
            <text:p>-1.596587847</text:p>
          </table:table-cell>
          <table:table-cell table:style-name="ce5" table:formula="of:=([.B20]-[.B19])/([.A20]-[.A19])" office:value-type="float" office:value="0.815398051416925" calcext:value-type="float">
            <text:p>0.8153980514</text:p>
          </table:table-cell>
          <table:table-cell table:style-name="ce5" table:formula="of:=([.$C20]-[.$C19])/([.A21]-[.A19])" office:value-type="float" office:value="-0.00110710151189812" calcext:value-type="float">
            <text:p>-0.0011071015</text:p>
          </table:table-cell>
          <table:table-cell table:style-name="ce5" table:formula="of:=([.$D20]-[.$D19])/([.A22]-[.A19])" office:value-type="float" office:value="-0.0323798727526684" calcext:value-type="float">
            <text:p>-0.0323798728</text:p>
          </table:table-cell>
          <table:table-cell/>
          <table:table-cell table:formula="of:=([.K19]-[.A14])" office:value-type="float" office:value="10.37882241" calcext:value-type="float">
            <text:p>10.37882241</text:p>
          </table:table-cell>
          <table:table-cell table:formula="of:=[.G19]*([.K19]-[.A15])" office:value-type="float" office:value="86.4553601616544" calcext:value-type="float">
            <text:p>86.4553601617</text:p>
          </table:table-cell>
          <table:table-cell table:formula="of:=([.K19]-[.A16])*[.H19]" office:value-type="float" office:value="539.360888002639" calcext:value-type="float">
            <text:p>539.3608880026</text:p>
          </table:table-cell>
          <table:table-cell/>
          <table:table-cell office:value-type="float" office:value="35.33245492" calcext:value-type="float">
            <text:p>35.33245492</text:p>
          </table:table-cell>
          <table:table-cell table:formula="of:=[.B14]+[.G19]*[.C14]+[.H19]*[.D14]+[.I19]*[.E14]" office:value-type="float" office:value="-8.27328395362621" calcext:value-type="float">
            <text:p>-8.2732839536</text:p>
          </table:table-cell>
        </table:table-row>
        <table:table-row table:style-name="ro1">
          <table:table-cell table:style-name="ce2" office:value-type="float" office:value="37.53755438" calcext:value-type="float">
            <text:p>37.53755438</text:p>
          </table:table-cell>
          <table:table-cell table:style-name="ce5" office:value-type="float" office:value="0.07637275" calcext:value-type="float">
            <text:p>0.07637275</text:p>
          </table:table-cell>
          <table:table-cell table:style-name="ce5" table:formula="of:=([.B21]-[.B20])/([.A21]-[.A20])" office:value-type="float" office:value="0.810727790253672" calcext:value-type="float">
            <text:p>0.8107277903</text:p>
          </table:table-cell>
          <table:table-cell table:style-name="ce5" table:formula="of:=([.$C21]-[.$C20])/([.A22]-[.A20])" office:value-type="float" office:value="-0.205566421073933" calcext:value-type="float">
            <text:p>-0.2055664211</text:p>
          </table:table-cell>
          <table:table-cell table:style-name="ce5" table:formula="of:=([.$D21]-[.$D20])/([.A23]-[.A20])" office:value-type="float" office:value="0.00233607647424489" calcext:value-type="float">
            <text:p>0.0023360765</text:p>
          </table:table-cell>
          <table:table-cell/>
          <table:table-cell table:formula="of:=([.K20]-[.A15])" office:value-type="float" office:value="10.48336693" calcext:value-type="float">
            <text:p>10.48336693</text:p>
          </table:table-cell>
          <table:table-cell table:formula="of:=[.G20]*([.K20]-[.A16])" office:value-type="float" office:value="87.9763594002143" calcext:value-type="float">
            <text:p>87.9763594002</text:p>
          </table:table-cell>
          <table:table-cell table:formula="of:=([.K20]-[.A17])*[.H20]" office:value-type="float" office:value="549.683327242473" calcext:value-type="float">
            <text:p>549.6833272425</text:p>
          </table:table-cell>
          <table:table-cell/>
          <table:table-cell office:value-type="float" office:value="37.48584406" calcext:value-type="float">
            <text:p>37.48584406</text:p>
          </table:table-cell>
          <table:table-cell table:formula="of:=[.B15]+[.G20]*[.C15]+[.H20]*[.D15]+[.I20]*[.E15]" office:value-type="float" office:value="3.79674868777965" calcext:value-type="float">
            <text:p>3.7967486878</text:p>
          </table:table-cell>
        </table:table-row>
        <table:table-row table:style-name="ro1">
          <table:table-cell table:style-name="ce2" office:value-type="float" office:value="39.704302" calcext:value-type="float">
            <text:p>39.704302</text:p>
          </table:table-cell>
          <table:table-cell table:style-name="ce5" office:value-type="float" office:value="1.83301526" calcext:value-type="float">
            <text:p>1.83301526</text:p>
          </table:table-cell>
          <table:table-cell table:style-name="ce5" table:formula="of:=([.B22]-[.B21])/([.A22]-[.A21])" office:value-type="float" office:value="-0.0655371258071793" calcext:value-type="float">
            <text:p>-0.0655371258</text:p>
          </table:table-cell>
          <table:table-cell table:style-name="ce5" table:formula="of:=([.$C22]-[.$C21])/([.A23]-[.A21])" office:value-type="float" office:value="-0.190712860831033" calcext:value-type="float">
            <text:p>-0.1907128608</text:p>
          </table:table-cell>
          <table:table-cell table:style-name="ce5" table:formula="of:=([.$D22]-[.$D21])/([.A24]-[.A21])" office:value-type="float" office:value="0.0306649615323631" calcext:value-type="float">
            <text:p>0.0306649615</text:p>
          </table:table-cell>
          <table:table-cell/>
          <table:table-cell table:formula="of:=([.K21]-[.A16])" office:value-type="float" office:value="10.44370499" calcext:value-type="float">
            <text:p>10.44370499</text:p>
          </table:table-cell>
          <table:table-cell table:formula="of:=[.G21]*([.K21]-[.A17])" office:value-type="float" office:value="86.6805610587525" calcext:value-type="float">
            <text:p>86.6805610588</text:p>
          </table:table-cell>
          <table:table-cell table:formula="of:=([.K21]-[.A18])*[.H21]" office:value-type="float" office:value="537.861502618162" calcext:value-type="float">
            <text:p>537.8615026182</text:p>
          </table:table-cell>
          <table:table-cell/>
          <table:table-cell office:value-type="float" office:value="39.53755438" calcext:value-type="float">
            <text:p>39.53755438</text:p>
          </table:table-cell>
          <table:table-cell table:formula="of:=[.B16]+[.G21]*[.C16]+[.H21]*[.D16]+[.I21]*[.E16]" office:value-type="float" office:value="8.41135424288693" calcext:value-type="float">
            <text:p>8.4113542429</text:p>
          </table:table-cell>
        </table:table-row>
        <table:table-row table:style-name="ro1">
          <table:table-cell table:style-name="ce2" office:value-type="float" office:value="41.80023946" calcext:value-type="float">
            <text:p>41.80023946</text:p>
          </table:table-cell>
          <table:table-cell table:style-name="ce5" office:value-type="float" office:value="1.695653543" calcext:value-type="float">
            <text:p>1.695653543</text:p>
          </table:table-cell>
          <table:table-cell table:style-name="ce5" table:formula="of:=([.B23]-[.B22])/([.A23]-[.A22])" office:value-type="float" office:value="-0.864927026818139" calcext:value-type="float">
            <text:p>-0.8649270268</text:p>
          </table:table-cell>
          <table:table-cell table:style-name="ce5" table:formula="of:=([.$C23]-[.$C22])/([.A24]-[.A22])" office:value-type="float" office:value="0.00172520339318872" calcext:value-type="float">
            <text:p>0.0017252034</text:p>
          </table:table-cell>
          <table:table-cell table:style-name="ce5" table:formula="of:=([.$D23]-[.$D22])/([.A25]-[.A22])" office:value-type="float" office:value="0.0379871687485542" calcext:value-type="float">
            <text:p>0.0379871687</text:p>
          </table:table-cell>
          <table:table-cell/>
          <table:table-cell table:formula="of:=([.K22]-[.A17])" office:value-type="float" office:value="10.46653789" calcext:value-type="float">
            <text:p>10.46653789</text:p>
          </table:table-cell>
          <table:table-cell table:formula="of:=[.G22]*([.K22]-[.A18])" office:value-type="float" office:value="87.6242546721058" calcext:value-type="float">
            <text:p>87.6242546721</text:p>
          </table:table-cell>
          <table:table-cell table:formula="of:=([.K22]-[.A19])*[.H22]" office:value-type="float" office:value="544.887742202338" calcext:value-type="float">
            <text:p>544.8877422023</text:p>
          </table:table-cell>
          <table:table-cell/>
          <table:table-cell office:value-type="float" office:value="41.704302" calcext:value-type="float">
            <text:p>41.704302</text:p>
          </table:table-cell>
          <table:table-cell table:formula="of:=[.B17]+[.G22]*[.C17]+[.H22]*[.D17]+[.I22]*[.E17]" office:value-type="float" office:value="8.41664579511396" calcext:value-type="float">
            <text:p>8.4166457951</text:p>
          </table:table-cell>
        </table:table-row>
        <table:table-row table:style-name="ro1">
          <table:table-cell table:style-name="ce2" office:value-type="float" office:value="43.89589085" calcext:value-type="float">
            <text:p>43.89589085</text:p>
          </table:table-cell>
          <table:table-cell table:style-name="ce5" office:value-type="float" office:value="-0.116931983" calcext:value-type="float">
            <text:p>-0.116931983</text:p>
          </table:table-cell>
          <table:table-cell table:style-name="ce5" table:formula="of:=([.B24]-[.B23])/([.A24]-[.A23])" office:value-type="float" office:value="-0.857716425821435" calcext:value-type="float">
            <text:p>-0.8577164258</text:p>
          </table:table-cell>
          <table:table-cell table:style-name="ce5" table:formula="of:=([.$C24]-[.$C23])/([.A25]-[.A23])" office:value-type="float" office:value="0.241088709690903" calcext:value-type="float">
            <text:p>0.2410887097</text:p>
          </table:table-cell>
          <table:table-cell table:style-name="ce5" table:formula="of:=([.$D24]-[.$D23])/([.A26]-[.A23])" office:value-type="float" office:value="-0.0116117041251011" calcext:value-type="float">
            <text:p>-0.0116117041</text:p>
          </table:table-cell>
          <table:table-cell/>
          <table:table-cell table:formula="of:=([.K23]-[.A18])" office:value-type="float" office:value="10.46778454" calcext:value-type="float">
            <text:p>10.46778454</text:p>
          </table:table-cell>
          <table:table-cell table:formula="of:=[.G23]*([.K23]-[.A19])" office:value-type="float" office:value="87.0332996275671" calcext:value-type="float">
            <text:p>87.0332996276</text:p>
          </table:table-cell>
          <table:table-cell table:formula="of:=([.K23]-[.A20])*[.H23]" office:value-type="float" office:value="545.062147040734" calcext:value-type="float">
            <text:p>545.0621470407</text:p>
          </table:table-cell>
          <table:table-cell/>
          <table:table-cell office:value-type="float" office:value="43.80023946" calcext:value-type="float">
            <text:p>43.80023946</text:p>
          </table:table-cell>
          <table:table-cell table:formula="of:=[.B18]+[.G23]*[.C18]+[.H23]*[.D18]+[.I23]*[.E18]" office:value-type="float" office:value="-1.20489560397181" calcext:value-type="float">
            <text:p>-1.204895604</text:p>
          </table:table-cell>
        </table:table-row>
        <table:table-row table:style-name="ro1">
          <table:table-cell table:style-name="ce2" office:value-type="float" office:value="45.9798052" calcext:value-type="float">
            <text:p>45.9798052</text:p>
          </table:table-cell>
          <table:table-cell table:style-name="ce5" office:value-type="float" office:value="-1.904339551" calcext:value-type="float">
            <text:p>-1.904339551</text:p>
          </table:table-cell>
          <table:table-cell table:style-name="ce5" table:formula="of:=([.B25]-[.B24])/([.A25]-[.A24])" office:value-type="float" office:value="0.156185983326804" calcext:value-type="float">
            <text:p>0.1561859833</text:p>
          </table:table-cell>
          <table:table-cell table:style-name="ce5" table:formula="of:=([.$C25]-[.$C24])/([.A26]-[.A24])" office:value-type="float" office:value="0.167212397675544" calcext:value-type="float">
            <text:p>0.1672123977</text:p>
          </table:table-cell>
          <table:table-cell table:style-name="ce5" table:formula="of:=([.$D25]-[.$D24])/([.A27]-[.A24])" office:value-type="float" office:value="-0.0303622341157022" calcext:value-type="float">
            <text:p>-0.0303622341</text:p>
          </table:table-cell>
          <table:table-cell/>
          <table:table-cell table:formula="of:=([.K24]-[.A19])" office:value-type="float" office:value="10.41004679" calcext:value-type="float">
            <text:p>10.41004679</text:p>
          </table:table-cell>
          <table:table-cell table:formula="of:=[.G24]*([.K24]-[.A20])" office:value-type="float" office:value="87.0106737392634" calcext:value-type="float">
            <text:p>87.0106737393</text:p>
          </table:table-cell>
          <table:table-cell table:formula="of:=([.K24]-[.A21])*[.H24]" office:value-type="float" office:value="538.734317355011" calcext:value-type="float">
            <text:p>538.734317355</text:p>
          </table:table-cell>
          <table:table-cell/>
          <table:table-cell office:value-type="float" office:value="45.89589085" calcext:value-type="float">
            <text:p>45.89589085</text:p>
          </table:table-cell>
          <table:table-cell table:formula="of:=[.B19]+[.G24]*[.C19]+[.H24]*[.D19]+[.I24]*[.E19]" office:value-type="float" office:value="-10.6487342711739" calcext:value-type="float">
            <text:p>-10.6487342712</text:p>
          </table:table-cell>
        </table:table-row>
        <table:table-row table:style-name="ro1">
          <table:table-cell table:style-name="ce2" office:value-type="float" office:value="48.10140678" calcext:value-type="float">
            <text:p>48.10140678</text:p>
          </table:table-cell>
          <table:table-cell table:style-name="ce5" office:value-type="float" office:value="-1.572975122" calcext:value-type="float">
            <text:p>-1.572975122</text:p>
          </table:table-cell>
          <table:table-cell table:style-name="ce5" table:formula="of:=([.B26]-[.B25])/([.A26]-[.A25])" office:value-type="float" office:value="0.871573108554411" calcext:value-type="float">
            <text:p>0.8715731086</text:p>
          </table:table-cell>
          <table:table-cell table:style-name="ce5" table:formula="of:=([.$C26]-[.$C25])/([.A27]-[.A25])" office:value-type="float" office:value="-0.027315286525593" calcext:value-type="float">
            <text:p>-0.0273152865</text:p>
          </table:table-cell>
          <table:table-cell table:style-name="ce5" table:formula="of:=([.$D26]-[.$D25])/([.A28]-[.A25])" office:value-type="float" office:value="-0.0283374490510145" calcext:value-type="float">
            <text:p>-0.0283374491</text:p>
          </table:table-cell>
          <table:table-cell/>
          <table:table-cell table:formula="of:=([.K25]-[.A20])" office:value-type="float" office:value="10.44225082" calcext:value-type="float">
            <text:p>10.44225082</text:p>
          </table:table-cell>
          <table:table-cell table:formula="of:=[.G25]*([.K25]-[.A21])" office:value-type="float" office:value="86.4148800761126" calcext:value-type="float">
            <text:p>86.4148800761</text:p>
          </table:table-cell>
          <table:table-cell table:formula="of:=([.K25]-[.A22])*[.H25]" office:value-type="float" office:value="534.006432344554" calcext:value-type="float">
            <text:p>534.0064323446</text:p>
          </table:table-cell>
          <table:table-cell/>
          <table:table-cell office:value-type="float" office:value="47.9798052" calcext:value-type="float">
            <text:p>47.9798052</text:p>
          </table:table-cell>
          <table:table-cell table:formula="of:=[.B20]+[.G25]*[.C20]+[.H25]*[.D20]+[.I25]*[.E20]" office:value-type="float" office:value="-7.97432207851084" calcext:value-type="float">
            <text:p>-7.9743220785</text:p>
          </table:table-cell>
        </table:table-row>
        <table:table-row table:style-name="ro1">
          <table:table-cell table:style-name="ce2" office:value-type="float" office:value="50.2581191" calcext:value-type="float">
            <text:p>50.2581191</text:p>
          </table:table-cell>
          <table:table-cell table:style-name="ce5" office:value-type="float" office:value="0.306757339" calcext:value-type="float">
            <text:p>0.306757339</text:p>
          </table:table-cell>
          <table:table-cell table:style-name="ce5" table:formula="of:=([.B27]-[.B26])/([.A27]-[.A26])" office:value-type="float" office:value="0.754519056523612" calcext:value-type="float">
            <text:p>0.7545190565</text:p>
          </table:table-cell>
          <table:table-cell table:style-name="ce5" table:formula="of:=([.$C27]-[.$C26])/([.A28]-[.A26])" office:value-type="float" office:value="-0.207740591444774" calcext:value-type="float">
            <text:p>-0.2077405914</text:p>
          </table:table-cell>
          <table:table-cell table:style-name="ce5" table:formula="of:=([.$D27]-[.$D26])/([.A29]-[.A26])" office:value-type="float" office:value="0.00355339600284214" calcext:value-type="float">
            <text:p>0.003553396</text:p>
          </table:table-cell>
          <table:table-cell/>
          <table:table-cell table:formula="of:=([.K26]-[.A21])" office:value-type="float" office:value="10.39710478" calcext:value-type="float">
            <text:p>10.39710478</text:p>
          </table:table-cell>
          <table:table-cell table:formula="of:=[.G26]*([.K26]-[.A22])" office:value-type="float" office:value="86.3081064223518" calcext:value-type="float">
            <text:p>86.3081064224</text:p>
          </table:table-cell>
          <table:table-cell table:formula="of:=([.K26]-[.A23])*[.H26]" office:value-type="float" office:value="535.586329292039" calcext:value-type="float">
            <text:p>535.586329292</text:p>
          </table:table-cell>
          <table:table-cell/>
          <table:table-cell office:value-type="float" office:value="50.10140678" calcext:value-type="float">
            <text:p>50.10140678</text:p>
          </table:table-cell>
          <table:table-cell table:formula="of:=[.B21]+[.G26]*[.C21]+[.H26]*[.D21]+[.I26]*[.E21]" office:value-type="float" office:value="1.11528719228668" calcext:value-type="float">
            <text:p>1.1152871923</text:p>
          </table:table-cell>
        </table:table-row>
        <table:table-row table:style-name="ro1">
          <table:table-cell table:style-name="ce2" office:value-type="float" office:value="52.38670146" calcext:value-type="float">
            <text:p>52.38670146</text:p>
          </table:table-cell>
          <table:table-cell table:style-name="ce5" office:value-type="float" office:value="1.912813293" calcext:value-type="float">
            <text:p>1.912813293</text:p>
          </table:table-cell>
          <table:table-cell table:style-name="ce5" table:formula="of:=([.B28]-[.B27])/([.A28]-[.A27])" office:value-type="float" office:value="-0.120134217732636" calcext:value-type="float">
            <text:p>-0.1201342177</text:p>
          </table:table-cell>
          <table:table-cell table:style-name="ce5" table:formula="of:=([.$C28]-[.$C27])/([.A29]-[.A27])" office:value-type="float" office:value="-0.185003457466253" calcext:value-type="float">
            <text:p>-0.1850034575</text:p>
          </table:table-cell>
          <table:table-cell table:style-name="ce5" table:formula="of:=([.$D28]-[.$D27])/([.A30]-[.A27])" office:value-type="float" office:value="0.0379069366908465" calcext:value-type="float">
            <text:p>0.0379069367</text:p>
          </table:table-cell>
          <table:table-cell/>
          <table:table-cell table:formula="of:=([.K27]-[.A22])" office:value-type="float" office:value="10.45787964" calcext:value-type="float">
            <text:p>10.45787964</text:p>
          </table:table-cell>
          <table:table-cell table:formula="of:=[.G27]*([.K27]-[.A23])" office:value-type="float" office:value="87.4511765607079" calcext:value-type="float">
            <text:p>87.4511765607</text:p>
          </table:table-cell>
          <table:table-cell table:formula="of:=([.K27]-[.A24])*[.H27]" office:value-type="float" office:value="549.045937372446" calcext:value-type="float">
            <text:p>549.0459373724</text:p>
          </table:table-cell>
          <table:table-cell/>
          <table:table-cell office:value-type="float" office:value="52.2581191" calcext:value-type="float">
            <text:p>52.2581191</text:p>
          </table:table-cell>
          <table:table-cell table:formula="of:=[.B22]+[.G27]*[.C22]+[.H27]*[.D22]+[.I27]*[.E22]" office:value-type="float" office:value="13.657922539369" calcext:value-type="float">
            <text:p>13.6579225394</text:p>
          </table:table-cell>
        </table:table-row>
        <table:table-row table:style-name="ro1">
          <table:table-cell table:style-name="ce2" office:value-type="float" office:value="54.46843384" calcext:value-type="float">
            <text:p>54.46843384</text:p>
          </table:table-cell>
          <table:table-cell table:style-name="ce5" office:value-type="float" office:value="1.662726002" calcext:value-type="float">
            <text:p>1.662726002</text:p>
          </table:table-cell>
          <table:table-cell table:style-name="ce5" table:formula="of:=([.B29]-[.B28])/([.A29]-[.A28])" office:value-type="float" office:value="-0.910121732838736" calcext:value-type="float">
            <text:p>-0.9101217328</text:p>
          </table:table-cell>
          <table:table-cell table:style-name="ce5" table:formula="of:=([.$C29]-[.$C28])/([.A30]-[.A28])" office:value-type="float" office:value="0.0547988133810695" calcext:value-type="float">
            <text:p>0.0547988134</text:p>
          </table:table-cell>
          <table:table-cell table:style-name="ce5" table:formula="of:=([.$D29]-[.$D28])/([.A31]-[.A28])" office:value-type="float" office:value="0.0215699159003549" calcext:value-type="float">
            <text:p>0.0215699159</text:p>
          </table:table-cell>
          <table:table-cell/>
          <table:table-cell table:formula="of:=([.K28]-[.A23])" office:value-type="float" office:value="10.49081061" calcext:value-type="float">
            <text:p>10.49081061</text:p>
          </table:table-cell>
          <table:table-cell table:formula="of:=[.G28]*([.K28]-[.A24])" office:value-type="float" office:value="88.1951564815773" calcext:value-type="float">
            <text:p>88.1951564816</text:p>
          </table:table-cell>
          <table:table-cell table:formula="of:=([.K28]-[.A25])*[.H28]" office:value-type="float" office:value="554.332547835425" calcext:value-type="float">
            <text:p>554.3325478354</text:p>
          </table:table-cell>
          <table:table-cell/>
          <table:table-cell office:value-type="float" office:value="54.38670146" calcext:value-type="float">
            <text:p>54.38670146</text:p>
          </table:table-cell>
          <table:table-cell table:formula="of:=[.B23]+[.G28]*[.C23]+[.H28]*[.D23]+[.I28]*[.E23]" office:value-type="float" office:value="5.71103838137355" calcext:value-type="float">
            <text:p>5.7110383814</text:p>
          </table:table-cell>
        </table:table-row>
        <table:table-row table:style-name="ro1">
          <table:table-cell table:style-name="ce2" office:value-type="float" office:value="56.65682444" calcext:value-type="float">
            <text:p>56.65682444</text:p>
          </table:table-cell>
          <table:table-cell table:style-name="ce5" office:value-type="float" office:value="-0.328975843" calcext:value-type="float">
            <text:p>-0.328975843</text:p>
          </table:table-cell>
          <table:table-cell table:style-name="ce5" table:formula="of:=([.B30]-[.B29])/([.A30]-[.A29])" office:value-type="float" office:value="-0.677536582156617" calcext:value-type="float">
            <text:p>-0.6775365822</text:p>
          </table:table-cell>
          <table:table-cell table:style-name="ce5" table:formula="of:=([.$C30]-[.$C29])/([.A31]-[.A29])" office:value-type="float" office:value="0.191828205526425" calcext:value-type="float">
            <text:p>0.1918282055</text:p>
          </table:table-cell>
          <table:table-cell table:style-name="ce5" table:formula="of:=([.$D30]-[.$D29])/([.A32]-[.A29])" office:value-type="float" office:value="-0.000531855141618692" calcext:value-type="float">
            <text:p>-0.0005318551</text:p>
          </table:table-cell>
          <table:table-cell/>
          <table:table-cell table:formula="of:=([.K29]-[.A24])" office:value-type="float" office:value="10.48862864" calcext:value-type="float">
            <text:p>10.48862864</text:p>
          </table:table-cell>
          <table:table-cell table:formula="of:=[.G29]*([.K29]-[.A25])" office:value-type="float" office:value="87.7586396531711" calcext:value-type="float">
            <text:p>87.7586396532</text:p>
          </table:table-cell>
          <table:table-cell table:formula="of:=([.K29]-[.A26])*[.H29]" office:value-type="float" office:value="545.008773400437" calcext:value-type="float">
            <text:p>545.0087734004</text:p>
          </table:table-cell>
          <table:table-cell/>
          <table:table-cell office:value-type="float" office:value="56.46843384" calcext:value-type="float">
            <text:p>56.46843384</text:p>
          </table:table-cell>
          <table:table-cell table:formula="of:=[.B24]+[.G29]*[.C24]+[.H29]*[.D24]+[.I29]*[.E24]" office:value-type="float" office:value="-2.13951419305687" calcext:value-type="float">
            <text:p>-2.1395141931</text:p>
          </table:table-cell>
        </table:table-row>
        <table:table-row table:style-name="ro1">
          <table:table-cell table:style-name="ce2" office:value-type="float" office:value="58.71278032" calcext:value-type="float">
            <text:p>58.71278032</text:p>
          </table:table-cell>
          <table:table-cell table:style-name="ce5" office:value-type="float" office:value="-1.721961163" calcext:value-type="float">
            <text:p>-1.721961163</text:p>
          </table:table-cell>
          <table:table-cell table:style-name="ce5" table:formula="of:=([.B31]-[.B30])/([.A31]-[.A30])" office:value-type="float" office:value="0.12131487060053" calcext:value-type="float">
            <text:p>0.1213148706</text:p>
          </table:table-cell>
          <table:table-cell table:style-name="ce5" table:formula="of:=([.$C31]-[.$C30])/([.A32]-[.A30])" office:value-type="float" office:value="0.18850079216841" calcext:value-type="float">
            <text:p>0.1885007922</text:p>
          </table:table-cell>
          <table:table-cell table:style-name="ce5" table:formula="of:=([.$D31]-[.$D30])/([.A33]-[.A30])" office:value-type="float" office:value="-0.0397858677699807" calcext:value-type="float">
            <text:p>-0.0397858678</text:p>
          </table:table-cell>
          <table:table-cell/>
          <table:table-cell table:formula="of:=([.K30]-[.A25])" office:value-type="float" office:value="10.55541766" calcext:value-type="float">
            <text:p>10.55541766</text:p>
          </table:table-cell>
          <table:table-cell table:formula="of:=[.G30]*([.K30]-[.A26])" office:value-type="float" office:value="88.6518426669723" calcext:value-type="float">
            <text:p>88.651842667</text:p>
          </table:table-cell>
          <table:table-cell table:formula="of:=([.K30]-[.A27])*[.H30]" office:value-type="float" office:value="555.857955925528" calcext:value-type="float">
            <text:p>555.8579559255</text:p>
          </table:table-cell>
          <table:table-cell/>
          <table:table-cell office:value-type="float" office:value="58.65682444" calcext:value-type="float">
            <text:p>58.65682444</text:p>
          </table:table-cell>
          <table:table-cell table:formula="of:=[.B25]+[.G30]*[.C25]+[.H30]*[.D25]+[.I30]*[.E25]" office:value-type="float" office:value="-10.5463039290945" calcext:value-type="float">
            <text:p>-10.5463039291</text:p>
          </table:table-cell>
        </table:table-row>
        <table:table-row table:style-name="ro1">
          <table:table-cell table:style-name="ce2" office:value-type="float" office:value="60.82123525" calcext:value-type="float">
            <text:p>60.82123525</text:p>
          </table:table-cell>
          <table:table-cell table:style-name="ce5" office:value-type="float" office:value="-1.466174226" calcext:value-type="float">
            <text:p>-1.466174226</text:p>
          </table:table-cell>
          <table:table-cell table:style-name="ce5" table:formula="of:=([.B32]-[.B31])/([.A32]-[.A31])" office:value-type="float" office:value="0.913071735702845" calcext:value-type="float">
            <text:p>0.9130717357</text:p>
          </table:table-cell>
          <table:table-cell table:style-name="ce5" table:formula="of:=([.$C32]-[.$C31])/([.A33]-[.A31])" office:value-type="float" office:value="-0.0657866440760883" calcext:value-type="float">
            <text:p>-0.0657866441</text:p>
          </table:table-cell>
          <table:table-cell table:style-name="ce5" table:formula="of:=([.$D32]-[.$D31])/([.A34]-[.A31])" office:value-type="float" office:value="-0.0204544351545466" calcext:value-type="float">
            <text:p>-0.0204544352</text:p>
          </table:table-cell>
          <table:table-cell/>
          <table:table-cell table:formula="of:=([.K31]-[.A26])" office:value-type="float" office:value="10.45466122" calcext:value-type="float">
            <text:p>10.45466122</text:p>
          </table:table-cell>
          <table:table-cell table:formula="of:=[.G31]*([.K31]-[.A27])" office:value-type="float" office:value="87.0463337723038" calcext:value-type="float">
            <text:p>87.0463337723</text:p>
          </table:table-cell>
          <table:table-cell table:formula="of:=([.K31]-[.A28])*[.H31]" office:value-type="float" office:value="543.54746788799" calcext:value-type="float">
            <text:p>543.547467888</text:p>
          </table:table-cell>
          <table:table-cell/>
          <table:table-cell office:value-type="float" office:value="60.71278032" calcext:value-type="float">
            <text:p>60.71278032</text:p>
          </table:table-cell>
          <table:table-cell table:formula="of:=[.B26]+[.G31]*[.C26]+[.H31]*[.D26]+[.I31]*[.E26]" office:value-type="float" office:value="-7.95661900222106" calcext:value-type="float">
            <text:p>-7.9566190022</text:p>
          </table:table-cell>
        </table:table-row>
        <table:table-row table:style-name="ro1">
          <table:table-cell table:style-name="ce2" office:value-type="float" office:value="62.91306434" calcext:value-type="float">
            <text:p>62.91306434</text:p>
          </table:table-cell>
          <table:table-cell table:style-name="ce5" office:value-type="float" office:value="0.443815792" calcext:value-type="float">
            <text:p>0.443815792</text:p>
          </table:table-cell>
          <table:table-cell table:style-name="ce5" table:formula="of:=([.B33]-[.B32])/([.A33]-[.A32])" office:value-type="float" office:value="0.631311085025074" calcext:value-type="float">
            <text:p>0.631311085</text:p>
          </table:table-cell>
          <table:table-cell table:style-name="ce5" table:formula="of:=([.$C33]-[.$C32])/([.A34]-[.A32])" office:value-type="float" office:value="-0.196934341251975" calcext:value-type="float">
            <text:p>-0.1969343413</text:p>
          </table:table-cell>
          <table:table-cell table:style-name="ce5" table:formula="of:=([.$D33]-[.$D32])/([.A35]-[.A32])" office:value-type="float" office:value="0.00135912145990879" calcext:value-type="float">
            <text:p>0.0013591215</text:p>
          </table:table-cell>
          <table:table-cell/>
          <table:table-cell table:formula="of:=([.K32]-[.A27])" office:value-type="float" office:value="10.43453379" calcext:value-type="float">
            <text:p>10.43453379</text:p>
          </table:table-cell>
          <table:table-cell table:formula="of:=[.G32]*([.K32]-[.A28])" office:value-type="float" office:value="87.1575885538046" calcext:value-type="float">
            <text:p>87.1575885538</text:p>
          </table:table-cell>
          <table:table-cell table:formula="of:=([.K32]-[.A29])*[.H32]" office:value-type="float" office:value="537.275181054606" calcext:value-type="float">
            <text:p>537.2751810546</text:p>
          </table:table-cell>
          <table:table-cell/>
          <table:table-cell office:value-type="float" office:value="62.82123525" calcext:value-type="float">
            <text:p>62.82123525</text:p>
          </table:table-cell>
          <table:table-cell table:formula="of:=[.B27]+[.G32]*[.C27]+[.H32]*[.D27]+[.I32]*[.E27]" office:value-type="float" office:value="4.90126978565864" calcext:value-type="float">
            <text:p>4.9012697857</text:p>
          </table:table-cell>
        </table:table-row>
        <table:table-row table:style-name="ro1">
          <table:table-cell table:style-name="ce2" office:value-type="float" office:value="65.10418135" calcext:value-type="float">
            <text:p>65.10418135</text:p>
          </table:table-cell>
          <table:table-cell table:style-name="ce5" office:value-type="float" office:value="1.827092249" calcext:value-type="float">
            <text:p>1.827092249</text:p>
          </table:table-cell>
          <table:table-cell table:style-name="ce5" table:formula="of:=([.B34]-[.B33])/([.A34]-[.A33])" office:value-type="float" office:value="-0.219419801634447" calcext:value-type="float">
            <text:p>-0.2194198016</text:p>
          </table:table-cell>
          <table:table-cell table:style-name="ce5" table:formula="of:=([.$C34]-[.$C33])/([.A35]-[.A33])" office:value-type="float" office:value="-0.18822044143673" calcext:value-type="float">
            <text:p>-0.1882204414</text:p>
          </table:table-cell>
          <table:table-cell table:style-name="ce5" table:formula="of:=([.$D34]-[.$D33])/([.A36]-[.A33])" office:value-type="float" office:value="0.0447269348900389" calcext:value-type="float">
            <text:p>0.0447269349</text:p>
          </table:table-cell>
          <table:table-cell/>
          <table:table-cell table:formula="of:=([.K33]-[.A28])" office:value-type="float" office:value="10.4446305" calcext:value-type="float">
            <text:p>10.4446305</text:p>
          </table:table-cell>
          <table:table-cell table:formula="of:=[.G33]*([.K33]-[.A29])" office:value-type="float" office:value="86.233375074857" calcext:value-type="float">
            <text:p>86.2333750749</text:p>
          </table:table-cell>
          <table:table-cell table:formula="of:=([.K33]-[.A30])*[.H33]" office:value-type="float" office:value="534.671417467303" calcext:value-type="float">
            <text:p>534.6714174673</text:p>
          </table:table-cell>
          <table:table-cell/>
          <table:table-cell office:value-type="float" office:value="64.91306434" calcext:value-type="float">
            <text:p>64.91306434</text:p>
          </table:table-cell>
          <table:table-cell table:formula="of:=[.B28]+[.G33]*[.C28]+[.H33]*[.D28]+[.I33]*[.E28]" office:value-type="float" office:value="8.41514492951981" calcext:value-type="float">
            <text:p>8.4151449295</text:p>
          </table:table-cell>
        </table:table-row>
        <table:table-row table:style-name="ro1">
          <table:table-cell table:style-name="ce2" office:value-type="float" office:value="67.23293502" calcext:value-type="float">
            <text:p>67.23293502</text:p>
          </table:table-cell>
          <table:table-cell table:style-name="ce5" office:value-type="float" office:value="1.360001541" calcext:value-type="float">
            <text:p>1.360001541</text:p>
          </table:table-cell>
          <table:table-cell table:style-name="ce5" table:formula="of:=([.B35]-[.B34])/([.A35]-[.A34])" office:value-type="float" office:value="-1.01376727410062" calcext:value-type="float">
            <text:p>-1.0137672741</text:p>
          </table:table-cell>
          <table:table-cell table:style-name="ce5" table:formula="of:=([.$C35]-[.$C34])/([.A36]-[.A34])" office:value-type="float" office:value="0.0903371450281203" calcext:value-type="float">
            <text:p>0.090337145</text:p>
          </table:table-cell>
          <table:table-cell table:style-name="ce5" table:formula="of:=([.$D35]-[.$D34])/([.A37]-[.A34])" office:value-type="float" office:value="0.02421077702197" calcext:value-type="float">
            <text:p>0.024210777</text:p>
          </table:table-cell>
          <table:table-cell/>
          <table:table-cell table:formula="of:=([.K34]-[.A29])" office:value-type="float" office:value="10.44735691" calcext:value-type="float">
            <text:p>10.44735691</text:p>
          </table:table-cell>
          <table:table-cell table:formula="of:=[.G34]*([.K34]-[.A30])" office:value-type="float" office:value="87.6679615353517" calcext:value-type="float">
            <text:p>87.6679615354</text:p>
          </table:table-cell>
          <table:table-cell table:formula="of:=([.K34]-[.A31])*[.H34]" office:value-type="float" office:value="550.813077023488" calcext:value-type="float">
            <text:p>550.8130770235</text:p>
          </table:table-cell>
          <table:table-cell/>
          <table:table-cell office:value-type="float" office:value="67.10418135" calcext:value-type="float">
            <text:p>67.10418135</text:p>
          </table:table-cell>
          <table:table-cell table:formula="of:=[.B29]+[.G34]*[.C29]+[.H34]*[.D29]+[.I34]*[.E29]" office:value-type="float" office:value="9.1167926400287" calcext:value-type="float">
            <text:p>9.11679264</text:p>
          </table:table-cell>
        </table:table-row>
        <table:table-row table:style-name="ro1">
          <table:table-cell table:style-name="ce2" office:value-type="float" office:value="69.3244853" calcext:value-type="float">
            <text:p>69.3244853</text:p>
          </table:table-cell>
          <table:table-cell table:style-name="ce5" office:value-type="float" office:value="-0.760343685" calcext:value-type="float">
            <text:p>-0.760343685</text:p>
          </table:table-cell>
          <table:table-cell table:style-name="ce5" table:formula="of:=([.B36]-[.B35])/([.A36]-[.A35])" office:value-type="float" office:value="-0.643456626778422" calcext:value-type="float">
            <text:p>-0.6434566268</text:p>
          </table:table-cell>
          <table:table-cell table:style-name="ce5" table:formula="of:=([.$C36]-[.$C35])/([.A37]-[.A35])" office:value-type="float" office:value="0.239125732482287" calcext:value-type="float">
            <text:p>0.2391257325</text:p>
          </table:table-cell>
          <table:table-cell table:style-name="ce5" table:formula="of:=([.$D36]-[.$D35])/([.A38]-[.A35])" office:value-type="float" office:value="-0.0174218376072069" calcext:value-type="float">
            <text:p>-0.0174218376</text:p>
          </table:table-cell>
          <table:table-cell/>
          <table:table-cell table:formula="of:=([.K35]-[.A30])" office:value-type="float" office:value="10.5201547" calcext:value-type="float">
            <text:p>10.5201547</text:p>
          </table:table-cell>
          <table:table-cell table:formula="of:=[.G35]*([.K35]-[.A31])" office:value-type="float" office:value="88.4923828703544" calcext:value-type="float">
            <text:p>88.4923828704</text:p>
          </table:table-cell>
          <table:table-cell table:formula="of:=([.K35]-[.A32])*[.H35]" office:value-type="float" office:value="559.260415905687" calcext:value-type="float">
            <text:p>559.2604159057</text:p>
          </table:table-cell>
          <table:table-cell/>
          <table:table-cell office:value-type="float" office:value="69.23293502" calcext:value-type="float">
            <text:p>69.23293502</text:p>
          </table:table-cell>
          <table:table-cell table:formula="of:=[.B30]+[.G35]*[.C30]+[.H35]*[.D30]+[.I35]*[.E30]" office:value-type="float" office:value="-6.01548664114798" calcext:value-type="float">
            <text:p>-6.0154866411</text:p>
          </table:table-cell>
        </table:table-row>
        <table:table-row table:style-name="ro1">
          <table:table-cell table:style-name="ce2" office:value-type="float" office:value="71.33214191" calcext:value-type="float">
            <text:p>71.33214191</text:p>
          </table:table-cell>
          <table:table-cell table:style-name="ce5" office:value-type="float" office:value="-2.052183635" calcext:value-type="float">
            <text:p>-2.052183635</text:p>
          </table:table-cell>
          <table:table-cell table:style-name="ce5" table:formula="of:=([.B37]-[.B36])/([.A37]-[.A36])" office:value-type="float" office:value="0.325959487262228" calcext:value-type="float">
            <text:p>0.3259594873</text:p>
          </table:table-cell>
          <table:table-cell table:style-name="ce5" table:formula="of:=([.$C37]-[.$C36])/([.A38]-[.A36])" office:value-type="float" office:value="0.132550669880886" calcext:value-type="float">
            <text:p>0.1325506699</text:p>
          </table:table-cell>
          <table:table-cell table:style-name="ce5" table:formula="of:=([.$D37]-[.$D36])/([.A39]-[.A36])" office:value-type="float" office:value="-0.0248473624001697" calcext:value-type="float">
            <text:p>-0.0248473624</text:p>
          </table:table-cell>
          <table:table-cell/>
          <table:table-cell table:formula="of:=([.K36]-[.A31])" office:value-type="float" office:value="10.50325005" calcext:value-type="float">
            <text:p>10.50325005</text:p>
          </table:table-cell>
          <table:table-cell table:formula="of:=[.G36]*([.K36]-[.A32])" office:value-type="float" office:value="88.3472576186912" calcext:value-type="float">
            <text:p>88.3472576187</text:p>
          </table:table-cell>
          <table:table-cell table:formula="of:=([.K36]-[.A33])*[.H36]" office:value-type="float" office:value="549.546795537212" calcext:value-type="float">
            <text:p>549.5467955372</text:p>
          </table:table-cell>
          <table:table-cell/>
          <table:table-cell office:value-type="float" office:value="71.3244853" calcext:value-type="float">
            <text:p>71.3244853</text:p>
          </table:table-cell>
          <table:table-cell table:formula="of:=[.B31]+[.G36]*[.C31]+[.H36]*[.D31]+[.I36]*[.E31]" office:value-type="float" office:value="-8.92869235808961" calcext:value-type="float">
            <text:p>-8.9286923581</text:p>
          </table:table-cell>
        </table:table-row>
        <table:table-row table:style-name="ro1">
          <table:table-cell table:style-name="ce2" office:value-type="float" office:value="73.37848695" calcext:value-type="float">
            <text:p>73.37848695</text:p>
          </table:table-cell>
          <table:table-cell table:style-name="ce5" office:value-type="float" office:value="-1.385158055" calcext:value-type="float">
            <text:p>-1.385158055</text:p>
          </table:table-cell>
          <table:table-cell table:style-name="ce5" table:formula="of:=([.B38]-[.B37])/([.A38]-[.A37])" office:value-type="float" office:value="0.870698936452792" calcext:value-type="float">
            <text:p>0.8706989365</text:p>
          </table:table-cell>
          <table:table-cell table:style-name="ce5" table:formula="of:=([.$C38]-[.$C37])/([.A39]-[.A37])" office:value-type="float" office:value="-0.0219443623156856" calcext:value-type="float">
            <text:p>-0.0219443623</text:p>
          </table:table-cell>
          <table:table-cell table:style-name="ce5" table:formula="of:=([.$D38]-[.$D37])/([.A40]-[.A37])" office:value-type="float" office:value="-0.0371902681838869" calcext:value-type="float">
            <text:p>-0.0371902682</text:p>
          </table:table-cell>
          <table:table-cell/>
          <table:table-cell table:formula="of:=([.K37]-[.A32])" office:value-type="float" office:value="10.41907757" calcext:value-type="float">
            <text:p>10.41907757</text:p>
          </table:table-cell>
          <table:table-cell table:formula="of:=[.G37]*([.K37]-[.A33])" office:value-type="float" office:value="85.7277593175407" calcext:value-type="float">
            <text:p>85.7277593175</text:p>
          </table:table-cell>
          <table:table-cell table:formula="of:=([.K37]-[.A34])*[.H37]" office:value-type="float" office:value="522.871340293806" calcext:value-type="float">
            <text:p>522.8713402938</text:p>
          </table:table-cell>
          <table:table-cell/>
          <table:table-cell office:value-type="float" office:value="73.33214191" calcext:value-type="float">
            <text:p>73.33214191</text:p>
          </table:table-cell>
          <table:table-cell table:formula="of:=[.B32]+[.G37]*[.C32]+[.H37]*[.D32]+[.I37]*[.E32]" office:value-type="float" office:value="-9.15059919116604" calcext:value-type="float">
            <text:p>-9.1505991912</text:p>
          </table:table-cell>
        </table:table-row>
        <table:table-row table:style-name="ro1">
          <table:table-cell table:style-name="ce2" office:value-type="float" office:value="75.44181144" calcext:value-type="float">
            <text:p>75.44181144</text:p>
          </table:table-cell>
          <table:table-cell table:style-name="ce5" office:value-type="float" office:value="0.411376384" calcext:value-type="float">
            <text:p>0.411376384</text:p>
          </table:table-cell>
          <table:table-cell table:style-name="ce5" table:formula="of:=([.B39]-[.B38])/([.A39]-[.A38])" office:value-type="float" office:value="0.779159810276799" calcext:value-type="float">
            <text:p>0.7791598103</text:p>
          </table:table-cell>
          <table:table-cell table:style-name="ce5" table:formula="of:=([.$C39]-[.$C38])/([.A40]-[.A38])" office:value-type="float" office:value="-0.254683146612593" calcext:value-type="float">
            <text:p>-0.2546831466</text:p>
          </table:table-cell>
          <table:table-cell table:style-name="ce5" table:formula="of:=([.$D39]-[.$D38])/([.A41]-[.A38])" office:value-type="float" office:value="0.0155694493655772" calcext:value-type="float">
            <text:p>0.0155694494</text:p>
          </table:table-cell>
          <table:table-cell/>
          <table:table-cell table:formula="of:=([.K38]-[.A33])" office:value-type="float" office:value="10.2743056" calcext:value-type="float">
            <text:p>10.2743056</text:p>
          </table:table-cell>
          <table:table-cell table:formula="of:=[.G38]*([.K38]-[.A34])" office:value-type="float" office:value="83.6898898094897" calcext:value-type="float">
            <text:p>83.6898898095</text:p>
          </table:table-cell>
          <table:table-cell table:formula="of:=([.K38]-[.A35])*[.H38]" office:value-type="float" office:value="506.658730994968" calcext:value-type="float">
            <text:p>506.658730995</text:p>
          </table:table-cell>
          <table:table-cell/>
          <table:table-cell office:value-type="float" office:value="75.37848695" calcext:value-type="float">
            <text:p>75.37848695</text:p>
          </table:table-cell>
          <table:table-cell table:formula="of:=[.B33]+[.G38]*[.C33]+[.H38]*[.D33]+[.I38]*[.E33]" office:value-type="float" office:value="6.48185022126454" calcext:value-type="float">
            <text:p>6.4818502213</text:p>
          </table:table-cell>
        </table:table-row>
        <table:table-row table:style-name="ro1">
          <table:table-cell table:style-name="ce2" office:value-type="float" office:value="77.54990578" calcext:value-type="float">
            <text:p>77.54990578</text:p>
          </table:table-cell>
          <table:table-cell table:style-name="ce5" office:value-type="float" office:value="2.05391877" calcext:value-type="float">
            <text:p>2.05391877</text:p>
          </table:table-cell>
          <table:table-cell table:style-name="ce5" table:formula="of:=([.B40]-[.B39])/([.A40]-[.A39])" office:value-type="float" office:value="-0.28916763280648" calcext:value-type="float">
            <text:p>-0.2891676328</text:p>
          </table:table-cell>
          <table:table-cell table:style-name="ce5" table:formula="of:=([.$C40]-[.$C39])/([.A41]-[.A39])" office:value-type="float" office:value="-0.156417853912437" calcext:value-type="float">
            <text:p>-0.1564178539</text:p>
          </table:table-cell>
          <table:table-cell table:style-name="ce5" table:formula="of:=([.$D40]-[.$D39])/([.A42]-[.A39])" office:value-type="float" office:value="0.0342889619669855" calcext:value-type="float">
            <text:p>0.034288962</text:p>
          </table:table-cell>
          <table:table-cell/>
          <table:table-cell table:formula="of:=([.K39]-[.A34])" office:value-type="float" office:value="10.20887642" calcext:value-type="float">
            <text:p>10.20887642</text:p>
          </table:table-cell>
          <table:table-cell table:formula="of:=[.G39]*([.K39]-[.A35])" office:value-type="float" office:value="82.8687794240955" calcext:value-type="float">
            <text:p>82.8687794241</text:p>
          </table:table-cell>
          <table:table-cell table:formula="of:=([.K39]-[.A36])*[.H39]" office:value-type="float" office:value="506.300856635686" calcext:value-type="float">
            <text:p>506.3008566357</text:p>
          </table:table-cell>
          <table:table-cell/>
          <table:table-cell office:value-type="float" office:value="77.44181144" calcext:value-type="float">
            <text:p>77.44181144</text:p>
          </table:table-cell>
          <table:table-cell table:formula="of:=[.B34]+[.G39]*[.C34]+[.H39]*[.D34]+[.I39]*[.E34]" office:value-type="float" office:value="10.7546428122433" calcext:value-type="float">
            <text:p>10.7546428122</text:p>
          </table:table-cell>
        </table:table-row>
        <table:table-row table:style-name="ro1">
          <table:table-cell table:style-name="ce2" office:value-type="float" office:value="79.63654304" calcext:value-type="float">
            <text:p>79.63654304</text:p>
          </table:table-cell>
          <table:table-cell table:style-name="ce5" office:value-type="float" office:value="1.450530813" calcext:value-type="float">
            <text:p>1.450530813</text:p>
          </table:table-cell>
          <table:table-cell table:style-name="ce5" table:formula="of:=([.B41]-[.B40])/([.A41]-[.A40])" office:value-type="float" office:value="-0.946642395767265" calcext:value-type="float">
            <text:p>-0.9466423958</text:p>
          </table:table-cell>
          <table:table-cell table:style-name="ce5" table:formula="of:=([.$C41]-[.$C40])/([.A42]-[.A40])" office:value-type="float" office:value="0.0597119731811029" calcext:value-type="float">
            <text:p>0.0597119732</text:p>
          </table:table-cell>
          <table:table-cell table:style-name="ce5" table:formula="of:=([.$D41]-[.$D40])/([.A43]-[.A40])" office:value-type="float" office:value="0.0275659514650168" calcext:value-type="float">
            <text:p>0.0275659515</text:p>
          </table:table-cell>
          <table:table-cell/>
          <table:table-cell table:formula="of:=([.K40]-[.A35])" office:value-type="float" office:value="10.22542048" calcext:value-type="float">
            <text:p>10.22542048</text:p>
          </table:table-cell>
          <table:table-cell table:formula="of:=[.G40]*([.K40]-[.A36])" office:value-type="float" office:value="84.030090976102" calcext:value-type="float">
            <text:p>84.0300909761</text:p>
          </table:table-cell>
          <table:table-cell table:formula="of:=([.K40]-[.A37])*[.H40]" office:value-type="float" office:value="518.58488573653" calcext:value-type="float">
            <text:p>518.5848857365</text:p>
          </table:table-cell>
          <table:table-cell/>
          <table:table-cell office:value-type="float" office:value="79.54990578" calcext:value-type="float">
            <text:p>79.54990578</text:p>
          </table:table-cell>
          <table:table-cell table:formula="of:=[.B35]+[.G40]*[.C35]+[.H40]*[.D35]+[.I40]*[.E35]" office:value-type="float" office:value="3.71909713590805" calcext:value-type="float">
            <text:p>3.7190971359</text:p>
          </table:table-cell>
        </table:table-row>
        <table:table-row table:style-name="ro1">
          <table:table-cell table:style-name="ce2" office:value-type="float" office:value="81.75322878" calcext:value-type="float">
            <text:p>81.75322878</text:p>
          </table:table-cell>
          <table:table-cell table:style-name="ce5" office:value-type="float" office:value="-0.553213647" calcext:value-type="float">
            <text:p>-0.553213647</text:p>
          </table:table-cell>
          <table:table-cell table:style-name="ce5" table:formula="of:=([.B42]-[.B41])/([.A42]-[.A41])" office:value-type="float" office:value="-0.694863737912948" calcext:value-type="float">
            <text:p>-0.6948637379</text:p>
          </table:table-cell>
          <table:table-cell table:style-name="ce5" table:formula="of:=([.$C42]-[.$C41])/([.A43]-[.A41])" office:value-type="float" office:value="0.235231557716798" calcext:value-type="float">
            <text:p>0.2352315577</text:p>
          </table:table-cell>
          <table:table-cell table:style-name="ce5" table:formula="of:=([.$D42]-[.$D41])/([.A44]-[.A41])" office:value-type="float" office:value="-0.0093714203238835" calcext:value-type="float">
            <text:p>-0.0093714203</text:p>
          </table:table-cell>
          <table:table-cell/>
          <table:table-cell table:formula="of:=([.K41]-[.A36])" office:value-type="float" office:value="10.30440113" calcext:value-type="float">
            <text:p>10.30440113</text:p>
          </table:table-cell>
          <table:table-cell table:formula="of:=[.G41]*([.K41]-[.A37])" office:value-type="float" office:value="85.0943225053995" calcext:value-type="float">
            <text:p>85.0943225054</text:p>
          </table:table-cell>
          <table:table-cell table:formula="of:=([.K41]-[.A38])*[.H41]" office:value-type="float" office:value="527.136488604791" calcext:value-type="float">
            <text:p>527.1364886048</text:p>
          </table:table-cell>
          <table:table-cell/>
          <table:table-cell office:value-type="float" office:value="81.63654304" calcext:value-type="float">
            <text:p>81.63654304</text:p>
          </table:table-cell>
          <table:table-cell table:formula="of:=[.B36]+[.G41]*[.C36]+[.H41]*[.D36]+[.I41]*[.E36]" office:value-type="float" office:value="-0.512008241686171" calcext:value-type="float">
            <text:p>-0.5120082417</text:p>
          </table:table-cell>
        </table:table-row>
        <table:table-row table:style-name="ro1">
          <table:table-cell table:style-name="ce2" office:value-type="float" office:value="83.85309534" calcext:value-type="float">
            <text:p>83.85309534</text:p>
          </table:table-cell>
          <table:table-cell table:style-name="ce5" office:value-type="float" office:value="-2.012334774" calcext:value-type="float">
            <text:p>-2.012334774</text:p>
          </table:table-cell>
          <table:table-cell table:style-name="ce5" table:formula="of:=([.B43]-[.B42])/([.A43]-[.A42])" office:value-type="float" office:value="0.305005504094824" calcext:value-type="float">
            <text:p>0.3050055041</text:p>
          </table:table-cell>
          <table:table-cell table:style-name="ce5" table:formula="of:=([.$C43]-[.$C42])/([.A44]-[.A42])" office:value-type="float" office:value="0.176306062551605" calcext:value-type="float">
            <text:p>0.1763060626</text:p>
          </table:table-cell>
          <table:table-cell table:style-name="ce5" table:formula="of:=([.$D43]-[.$D42])/([.A45]-[.A42])" office:value-type="float" office:value="-0.046412548368955" calcext:value-type="float">
            <text:p>-0.0464125484</text:p>
          </table:table-cell>
          <table:table-cell/>
          <table:table-cell table:formula="of:=([.K42]-[.A37])" office:value-type="float" office:value="10.37474183" calcext:value-type="float">
            <text:p>10.37474183</text:p>
          </table:table-cell>
          <table:table-cell table:formula="of:=[.G42]*([.K42]-[.A38])" office:value-type="float" office:value="86.2288091438854" calcext:value-type="float">
            <text:p>86.2288091439</text:p>
          </table:table-cell>
          <table:table-cell table:formula="of:=([.K42]-[.A39])*[.H42]" office:value-type="float" office:value="534.905155024875" calcext:value-type="float">
            <text:p>534.9051550249</text:p>
          </table:table-cell>
          <table:table-cell/>
          <table:table-cell office:value-type="float" office:value="83.75322878" calcext:value-type="float">
            <text:p>83.75322878</text:p>
          </table:table-cell>
          <table:table-cell table:formula="of:=[.B37]+[.G42]*[.C37]+[.H42]*[.D37]+[.I42]*[.E37]" office:value-type="float" office:value="-14.1373837758689" calcext:value-type="float">
            <text:p>-14.1373837759</text:p>
          </table:table-cell>
        </table:table-row>
        <table:table-row table:style-name="ro1">
          <table:table-cell table:style-name="ce2" office:value-type="float" office:value="86.0038032" calcext:value-type="float">
            <text:p>86.0038032</text:p>
          </table:table-cell>
          <table:table-cell table:style-name="ce5" office:value-type="float" office:value="-1.356357039" calcext:value-type="float">
            <text:p>-1.356357039</text:p>
          </table:table-cell>
          <table:table-cell table:style-name="ce5" table:formula="of:=([.B44]-[.B43])/([.A44]-[.A43])" office:value-type="float" office:value="1.04336127243979" calcext:value-type="float">
            <text:p>1.0433612724</text:p>
          </table:table-cell>
          <table:table-cell table:style-name="ce5" table:formula="of:=([.$C44]-[.$C43])/([.A45]-[.A43])" office:value-type="float" office:value="-0.113791361874537" calcext:value-type="float">
            <text:p>-0.1137913619</text:p>
          </table:table-cell>
          <table:table-cell table:style-name="ce5" table:formula="of:=([.$D44]-[.$D43])/([.A46]-[.A43])" office:value-type="float" office:value="-0.0143428841560943" calcext:value-type="float">
            <text:p>-0.0143428842</text:p>
          </table:table-cell>
          <table:table-cell/>
          <table:table-cell table:formula="of:=([.K43]-[.A38])" office:value-type="float" office:value="10.4112839" calcext:value-type="float">
            <text:p>10.4112839</text:p>
          </table:table-cell>
          <table:table-cell table:formula="of:=[.G43]*([.K43]-[.A39])" office:value-type="float" office:value="86.446863784676" calcext:value-type="float">
            <text:p>86.4468637847</text:p>
          </table:table-cell>
          <table:table-cell table:formula="of:=([.K43]-[.A40])*[.H43]" office:value-type="float" office:value="537.401449888414" calcext:value-type="float">
            <text:p>537.4014498884</text:p>
          </table:table-cell>
          <table:table-cell/>
          <table:table-cell office:value-type="float" office:value="85.85309534" calcext:value-type="float">
            <text:p>85.85309534</text:p>
          </table:table-cell>
          <table:table-cell table:formula="of:=[.B38]+[.G43]*[.C38]+[.H43]*[.D38]+[.I43]*[.E38]" office:value-type="float" office:value="-5.12608424818418" calcext:value-type="float">
            <text:p>-5.1260842482</text:p>
          </table:table-cell>
        </table:table-row>
        <table:table-row table:style-name="ro1">
          <table:table-cell table:style-name="ce2" office:value-type="float" office:value="88.04101581" calcext:value-type="float">
            <text:p>88.04101581</text:p>
          </table:table-cell>
          <table:table-cell table:style-name="ce5" office:value-type="float" office:value="0.769191702" calcext:value-type="float">
            <text:p>0.769191702</text:p>
          </table:table-cell>
          <table:table-cell table:style-name="ce5" table:formula="of:=([.B45]-[.B44])/([.A45]-[.A44])" office:value-type="float" office:value="0.576850661165274" calcext:value-type="float">
            <text:p>0.5768506612</text:p>
          </table:table-cell>
          <table:table-cell table:style-name="ce5" table:formula="of:=([.$C45]-[.$C44])/([.A46]-[.A44])" office:value-type="float" office:value="-0.202783956699398" calcext:value-type="float">
            <text:p>-0.2027839567</text:p>
          </table:table-cell>
          <table:table-cell table:style-name="ce5" table:formula="of:=([.$D45]-[.$D44])/([.A47]-[.A44])" office:value-type="float" office:value="0.00711508630777553" calcext:value-type="float">
            <text:p>0.0071150863</text:p>
          </table:table-cell>
          <table:table-cell/>
          <table:table-cell table:formula="of:=([.K44]-[.A39])" office:value-type="float" office:value="10.45389742" calcext:value-type="float">
            <text:p>10.45389742</text:p>
          </table:table-cell>
          <table:table-cell table:formula="of:=[.G44]*([.K44]-[.A40])" office:value-type="float" office:value="87.4704793990926" calcext:value-type="float">
            <text:p>87.4704793991</text:p>
          </table:table-cell>
          <table:table-cell table:formula="of:=([.K44]-[.A41])*[.H44]" office:value-type="float" office:value="546.740741037104" calcext:value-type="float">
            <text:p>546.7407410371</text:p>
          </table:table-cell>
          <table:table-cell/>
          <table:table-cell office:value-type="float" office:value="88.0038032" calcext:value-type="float">
            <text:p>88.0038032</text:p>
          </table:table-cell>
          <table:table-cell table:formula="of:=[.B39]+[.G44]*[.C39]+[.H44]*[.D39]+[.I44]*[.E39]" office:value-type="float" office:value="4.09621780638148" calcext:value-type="float">
            <text:p>4.0962178064</text:p>
          </table:table-cell>
        </table:table-row>
        <table:table-row table:style-name="ro1">
          <table:table-cell table:style-name="ce2" office:value-type="float" office:value="90.10350465" calcext:value-type="float">
            <text:p>90.10350465</text:p>
          </table:table-cell>
          <table:table-cell table:style-name="ce5" office:value-type="float" office:value="1.958939753" calcext:value-type="float">
            <text:p>1.958939753</text:p>
          </table:table-cell>
          <table:table-cell table:style-name="ce5" table:formula="of:=([.B46]-[.B45])/([.A46]-[.A45])" office:value-type="float" office:value="-0.26823904569508" calcext:value-type="float">
            <text:p>-0.2682390457</text:p>
          </table:table-cell>
          <table:table-cell table:style-name="ce5" table:formula="of:=([.$C46]-[.$C45])/([.A47]-[.A45])" office:value-type="float" office:value="-0.158242294823555" calcext:value-type="float">
            <text:p>-0.1582422948</text:p>
          </table:table-cell>
          <table:table-cell table:style-name="ce5" table:formula="of:=([.$D46]-[.$D45])/([.A48]-[.A45])" office:value-type="float" office:value="0.0367532344189836" calcext:value-type="float">
            <text:p>0.0367532344</text:p>
          </table:table-cell>
          <table:table-cell/>
          <table:table-cell table:formula="of:=([.K45]-[.A40])" office:value-type="float" office:value="10.40447277" calcext:value-type="float">
            <text:p>10.40447277</text:p>
          </table:table-cell>
          <table:table-cell table:formula="of:=[.G45]*([.K45]-[.A41])" office:value-type="float" office:value="86.2300544771942" calcext:value-type="float">
            <text:p>86.2300544772</text:p>
          </table:table-cell>
          <table:table-cell table:formula="of:=([.K45]-[.A42])*[.H45]" office:value-type="float" office:value="533.584719228646" calcext:value-type="float">
            <text:p>533.5847192286</text:p>
          </table:table-cell>
          <table:table-cell/>
          <table:table-cell office:value-type="float" office:value="90.04101581" calcext:value-type="float">
            <text:p>90.04101581</text:p>
          </table:table-cell>
          <table:table-cell table:formula="of:=[.B40]+[.G45]*[.C40]+[.H45]*[.D40]+[.I45]*[.E40]" office:value-type="float" office:value="11.4589529563907" calcext:value-type="float">
            <text:p>11.4589529564</text:p>
          </table:table-cell>
        </table:table-row>
        <table:table-row table:style-name="ro1">
          <table:table-cell table:style-name="ce2" office:value-type="float" office:value="92.2084545" calcext:value-type="float">
            <text:p>92.2084545</text:p>
          </table:table-cell>
          <table:table-cell table:style-name="ce5" office:value-type="float" office:value="1.394310014" calcext:value-type="float">
            <text:p>1.394310014</text:p>
          </table:table-cell>
          <table:table-cell table:style-name="ce5" table:formula="of:=([.B47]-[.B46])/([.A47]-[.A46])" office:value-type="float" office:value="-0.932490012820558" calcext:value-type="float">
            <text:p>-0.9324900128</text:p>
          </table:table-cell>
          <table:table-cell table:style-name="ce5" table:formula="of:=([.$C47]-[.$C46])/([.A48]-[.A46])" office:value-type="float" office:value="0.0698096499637503" calcext:value-type="float">
            <text:p>0.06980965</text:p>
          </table:table-cell>
          <table:table-cell table:style-name="ce5" table:formula="of:=([.$D47]-[.$D46])/([.A49]-[.A46])" office:value-type="float" office:value="0.0205518239274696" calcext:value-type="float">
            <text:p>0.0205518239</text:p>
          </table:table-cell>
          <table:table-cell/>
          <table:table-cell table:formula="of:=([.K46]-[.A41])" office:value-type="float" office:value="10.35027587" calcext:value-type="float">
            <text:p>10.35027587</text:p>
          </table:table-cell>
          <table:table-cell table:formula="of:=[.G46]*([.K46]-[.A42])" office:value-type="float" office:value="85.3940123989165" calcext:value-type="float">
            <text:p>85.3940123989</text:p>
          </table:table-cell>
          <table:table-cell table:formula="of:=([.K46]-[.A43])*[.H46]" office:value-type="float" office:value="520.87798125099" calcext:value-type="float">
            <text:p>520.877981251</text:p>
          </table:table-cell>
          <table:table-cell/>
          <table:table-cell office:value-type="float" office:value="92.10350465" calcext:value-type="float">
            <text:p>92.10350465</text:p>
          </table:table-cell>
          <table:table-cell table:formula="of:=[.B41]+[.G46]*[.C41]+[.H46]*[.D41]+[.I46]*[.E41]" office:value-type="float" office:value="7.46075503006736" calcext:value-type="float">
            <text:p>7.4607550301</text:p>
          </table:table-cell>
        </table:table-row>
        <table:table-row table:style-name="ro1">
          <table:table-cell table:style-name="ce2" office:value-type="float" office:value="94.3011875" calcext:value-type="float">
            <text:p>94.3011875</text:p>
          </table:table-cell>
          <table:table-cell table:style-name="ce5" office:value-type="float" office:value="-0.557142608" calcext:value-type="float">
            <text:p>-0.557142608</text:p>
          </table:table-cell>
          <table:table-cell table:style-name="ce5" table:formula="of:=([.B48]-[.B47])/([.A48]-[.A47])" office:value-type="float" office:value="-0.646270508005481" calcext:value-type="float">
            <text:p>-0.646270508</text:p>
          </table:table-cell>
          <table:table-cell table:style-name="ce5" table:formula="of:=([.$C48]-[.$C47])/([.A49]-[.A47])" office:value-type="float" office:value="0.198294204458731" calcext:value-type="float">
            <text:p>0.1982942045</text:p>
          </table:table-cell>
          <table:table-cell table:style-name="ce5" table:formula="of:=([.$D48]-[.$D47])/([.A50]-[.A47])" office:value-type="float" office:value="0.000194378173931813" calcext:value-type="float">
            <text:p>0.0001943782</text:p>
          </table:table-cell>
          <table:table-cell/>
          <table:table-cell table:formula="of:=([.K47]-[.A42])" office:value-type="float" office:value="10.35535916" calcext:value-type="float">
            <text:p>10.35535916</text:p>
          </table:table-cell>
          <table:table-cell table:formula="of:=[.G47]*([.K47]-[.A43])" office:value-type="float" office:value="84.9621109940611" calcext:value-type="float">
            <text:p>84.9621109941</text:p>
          </table:table-cell>
          <table:table-cell table:formula="of:=([.K47]-[.A44])*[.H47]" office:value-type="float" office:value="523.998610528846" calcext:value-type="float">
            <text:p>523.9986105288</text:p>
          </table:table-cell>
          <table:table-cell/>
          <table:table-cell office:value-type="float" office:value="94.2084545" calcext:value-type="float">
            <text:p>94.2084545</text:p>
          </table:table-cell>
          <table:table-cell table:formula="of:=[.B42]+[.G47]*[.C42]+[.H47]*[.D42]+[.I47]*[.E42]" office:value-type="float" office:value="-8.1946688343212" calcext:value-type="float">
            <text:p>-8.1946688343</text:p>
          </table:table-cell>
        </table:table-row>
        <table:table-row table:style-name="ro1">
          <table:table-cell table:style-name="ce2" office:value-type="float" office:value="96.30845364" calcext:value-type="float">
            <text:p>96.30845364</text:p>
          </table:table-cell>
          <table:table-cell table:style-name="ce5" office:value-type="float" office:value="-1.854379516" calcext:value-type="float">
            <text:p>-1.854379516</text:p>
          </table:table-cell>
          <table:table-cell table:style-name="ce5" table:formula="of:=([.B49]-[.B48])/([.A49]-[.A48])" office:value-type="float" office:value="0.178435461131486" calcext:value-type="float">
            <text:p>0.1784354611</text:p>
          </table:table-cell>
          <table:table-cell table:style-name="ce5" table:formula="of:=([.$C49]-[.$C48])/([.A50]-[.A48])" office:value-type="float" office:value="0.199517152817193" calcext:value-type="float">
            <text:p>0.1995171528</text:p>
          </table:table-cell>
          <table:table-cell table:style-name="ce5" table:formula="of:=([.$D49]-[.$D48])/([.A51]-[.A48])" office:value-type="float" office:value="-0.0455742927810856" calcext:value-type="float">
            <text:p>-0.0455742928</text:p>
          </table:table-cell>
          <table:table-cell/>
          <table:table-cell table:formula="of:=([.K48]-[.A43])" office:value-type="float" office:value="10.2973843" calcext:value-type="float">
            <text:p>10.2973843</text:p>
          </table:table-cell>
          <table:table-cell table:formula="of:=[.G48]*([.K48]-[.A44])" office:value-type="float" office:value="85.0581622759104" calcext:value-type="float">
            <text:p>85.0581622759</text:p>
          </table:table-cell>
          <table:table-cell table:formula="of:=([.K48]-[.A45])*[.H48]" office:value-type="float" office:value="527.163513589926" calcext:value-type="float">
            <text:p>527.1635135899</text:p>
          </table:table-cell>
          <table:table-cell/>
          <table:table-cell office:value-type="float" office:value="96.3011875" calcext:value-type="float">
            <text:p>96.3011875</text:p>
          </table:table-cell>
          <table:table-cell table:formula="of:=[.B43]+[.G48]*[.C43]+[.H48]*[.D43]+[.I48]*[.E43]" office:value-type="float" office:value="-7.85239438361165" calcext:value-type="float">
            <text:p>-7.8523943836</text:p>
          </table:table-cell>
        </table:table-row>
        <table:table-row table:style-name="ro1">
          <table:table-cell table:style-name="ce2" office:value-type="float" office:value="98.46018938" calcext:value-type="float">
            <text:p>98.46018938</text:p>
          </table:table-cell>
          <table:table-cell table:style-name="ce5" office:value-type="float" office:value="-1.470433557" calcext:value-type="float">
            <text:p>-1.470433557</text:p>
          </table:table-cell>
          <table:table-cell table:style-name="ce5" table:formula="of:=([.B50]-[.B49])/([.A50]-[.A49])" office:value-type="float" office:value="1.03323215797691" calcext:value-type="float">
            <text:p>1.033232158</text:p>
          </table:table-cell>
          <table:table-cell table:style-name="ce5" table:formula="of:=([.$C50]-[.$C49])/([.A51]-[.A49])" office:value-type="float" office:value="-0.0928755764934303" calcext:value-type="float">
            <text:p>-0.0928755765</text:p>
          </table:table-cell>
          <table:table-cell table:style-name="ce5" table:formula="of:=([.$D50]-[.$D49])/([.A52]-[.A49])" office:value-type="float" office:value="-0.0237598301204782" calcext:value-type="float">
            <text:p>-0.0237598301</text:p>
          </table:table-cell>
          <table:table-cell/>
          <table:table-cell table:formula="of:=([.K49]-[.A44])" office:value-type="float" office:value="10.26743783" calcext:value-type="float">
            <text:p>10.26743783</text:p>
          </table:table-cell>
          <table:table-cell table:formula="of:=[.G49]*([.K49]-[.A45])" office:value-type="float" office:value="84.2438036531461" calcext:value-type="float">
            <text:p>84.2438036531</text:p>
          </table:table-cell>
          <table:table-cell table:formula="of:=([.K49]-[.A46])*[.H49]" office:value-type="float" office:value="513.88712983452" calcext:value-type="float">
            <text:p>513.8871298345</text:p>
          </table:table-cell>
          <table:table-cell/>
          <table:table-cell office:value-type="float" office:value="98.30845364" calcext:value-type="float">
            <text:p>98.30845364</text:p>
          </table:table-cell>
          <table:table-cell table:formula="of:=[.B44]+[.G49]*[.C44]+[.H49]*[.D44]+[.I49]*[.E44]" office:value-type="float" office:value="-6.73497054825567" calcext:value-type="float">
            <text:p>-6.7349705483</text:p>
          </table:table-cell>
        </table:table-row>
        <table:table-row table:style-name="ro1">
          <table:table-cell table:style-name="ce2" office:value-type="float" office:value="100.5927805" calcext:value-type="float">
            <text:p>100.5927805</text:p>
          </table:table-cell>
          <table:table-cell table:style-name="ce5" office:value-type="float" office:value="0.733028168" calcext:value-type="float">
            <text:p>0.733028168</text:p>
          </table:table-cell>
          <table:table-cell table:style-name="ce5" table:formula="of:=([.B51]-[.B50])/([.A51]-[.A50])" office:value-type="float" office:value="0.63721047505003" calcext:value-type="float">
            <text:p>0.6372104751</text:p>
          </table:table-cell>
          <table:table-cell table:style-name="ce5" table:formula="of:=([.$C51]-[.$C50])/([.A52]-[.A50])" office:value-type="float" office:value="-0.245009341553106" calcext:value-type="float">
            <text:p>-0.2450093416</text:p>
          </table:table-cell>
          <table:table-cell table:style-name="ce5" table:formula="of:=([.$D51]-[.$D50])/([.A53]-[.A50])" office:value-type="float" office:value="0.0198150314592777" calcext:value-type="float">
            <text:p>0.0198150315</text:p>
          </table:table-cell>
          <table:table-cell/>
          <table:table-cell table:formula="of:=([.K50]-[.A45])" office:value-type="float" office:value="10.35668475" calcext:value-type="float">
            <text:p>10.35668475</text:p>
          </table:table-cell>
          <table:table-cell table:formula="of:=[.G50]*([.K50]-[.A46])" office:value-type="float" office:value="85.4606169998728" calcext:value-type="float">
            <text:p>85.4606169999</text:p>
          </table:table-cell>
          <table:table-cell table:formula="of:=([.K50]-[.A47])*[.H50]" office:value-type="float" office:value="526.35210247739" calcext:value-type="float">
            <text:p>526.3521024774</text:p>
          </table:table-cell>
          <table:table-cell/>
          <table:table-cell office:value-type="float" office:value="100.4601894" calcext:value-type="float">
            <text:p>100.4601894</text:p>
          </table:table-cell>
          <table:table-cell table:formula="of:=[.B45]+[.G50]*[.C45]+[.H50]*[.D45]+[.I50]*[.E45]" office:value-type="float" office:value="5.0025305772748" calcext:value-type="float">
            <text:p>5.0025305773</text:p>
          </table:table-cell>
        </table:table-row>
        <table:table-row table:style-name="ro1">
          <table:table-cell table:style-name="ce2" office:value-type="float" office:value="102.7241918" calcext:value-type="float">
            <text:p>102.7241918</text:p>
          </table:table-cell>
          <table:table-cell table:style-name="ce5" office:value-type="float" office:value="2.091185775" calcext:value-type="float">
            <text:p>2.091185775</text:p>
          </table:table-cell>
          <table:table-cell table:style-name="ce5" table:formula="of:=([.B52]-[.B51])/([.A52]-[.A51])" office:value-type="float" office:value="-0.409075187533346" calcext:value-type="float">
            <text:p>-0.4090751875</text:p>
          </table:table-cell>
          <table:table-cell table:style-name="ce5" table:formula="of:=([.$C52]-[.$C51])/([.A53]-[.A51])" office:value-type="float" office:value="-0.117637112597453" calcext:value-type="float">
            <text:p>-0.1176371126</text:p>
          </table:table-cell>
          <table:table-cell table:style-name="ce5" table:formula="of:=([.$D52]-[.$D51])/([.A54]-[.A51])" office:value-type="float" office:value="0.0304740310790097" calcext:value-type="float">
            <text:p>0.0304740311</text:p>
          </table:table-cell>
          <table:table-cell/>
          <table:table-cell table:formula="of:=([.K51]-[.A46])" office:value-type="float" office:value="10.384326" calcext:value-type="float">
            <text:p>10.384326</text:p>
          </table:table-cell>
          <table:table-cell table:formula="of:=[.G51]*([.K51]-[.A47])" office:value-type="float" office:value="86.1026047713181" calcext:value-type="float">
            <text:p>86.1026047713</text:p>
          </table:table-cell>
          <table:table-cell table:formula="of:=([.K51]-[.A48])*[.H51]" office:value-type="float" office:value="541.096911880359" calcext:value-type="float">
            <text:p>541.0969118804</text:p>
          </table:table-cell>
          <table:table-cell/>
          <table:table-cell office:value-type="float" office:value="102.5927805" calcext:value-type="float">
            <text:p>102.5927805</text:p>
          </table:table-cell>
          <table:table-cell table:formula="of:=[.B46]+[.G51]*[.C46]+[.H51]*[.D46]+[.I51]*[.E46]" office:value-type="float" office:value="8.84235088984267" calcext:value-type="float">
            <text:p>8.8423508898</text:p>
          </table:table-cell>
        </table:table-row>
        <table:table-row table:style-name="ro1">
          <table:table-cell table:style-name="ce2" office:value-type="float" office:value="104.8631714" calcext:value-type="float">
            <text:p>104.8631714</text:p>
          </table:table-cell>
          <table:table-cell table:style-name="ce5" office:value-type="float" office:value="1.216182294" calcext:value-type="float">
            <text:p>1.216182294</text:p>
          </table:table-cell>
          <table:table-cell table:style-name="ce5" table:formula="of:=([.B53]-[.B52])/([.A53]-[.A52])" office:value-type="float" office:value="-0.914520640320347" calcext:value-type="float">
            <text:p>-0.9145206403</text:p>
          </table:table-cell>
          <table:table-cell table:style-name="ce5" table:formula="of:=([.$C53]-[.$C52])/([.A54]-[.A52])" office:value-type="float" office:value="0.0768749861331514" calcext:value-type="float">
            <text:p>0.0768749861</text:p>
          </table:table-cell>
          <table:table-cell table:style-name="ce5" table:formula="of:=([.$D53]-[.$D52])/([.A55]-[.A52])" office:value-type="float" office:value="0.0238811142503891" calcext:value-type="float">
            <text:p>0.0238811143</text:p>
          </table:table-cell>
          <table:table-cell/>
          <table:table-cell table:formula="of:=([.K52]-[.A47])" office:value-type="float" office:value="10.4230043" calcext:value-type="float">
            <text:p>10.4230043</text:p>
          </table:table-cell>
          <table:table-cell table:formula="of:=[.G52]*([.K52]-[.A48])" office:value-type="float" office:value="87.7172750293541" calcext:value-type="float">
            <text:p>87.7172750294</text:p>
          </table:table-cell>
          <table:table-cell table:formula="of:=([.K52]-[.A49])*[.H52]" office:value-type="float" office:value="549.46122305968" calcext:value-type="float">
            <text:p>549.4612230597</text:p>
          </table:table-cell>
          <table:table-cell/>
          <table:table-cell office:value-type="float" office:value="104.7241918" calcext:value-type="float">
            <text:p>104.7241918</text:p>
          </table:table-cell>
          <table:table-cell table:formula="of:=[.B47]+[.G52]*[.C47]+[.H52]*[.D47]+[.I52]*[.E47]" office:value-type="float" office:value="10.2074076465139" calcext:value-type="float">
            <text:p>10.2074076465</text:p>
          </table:table-cell>
        </table:table-row>
        <table:table-row table:style-name="ro1">
          <table:table-cell table:style-name="ce2" office:value-type="float" office:value="107.0208414" calcext:value-type="float">
            <text:p>107.0208414</text:p>
          </table:table-cell>
          <table:table-cell table:style-name="ce5" office:value-type="float" office:value="-0.757051456" calcext:value-type="float">
            <text:p>-0.757051456</text:p>
          </table:table-cell>
          <table:table-cell table:style-name="ce5" table:formula="of:=([.B54]-[.B53])/([.A54]-[.A53])" office:value-type="float" office:value="-0.588270817482378" calcext:value-type="float">
            <text:p>-0.5882708175</text:p>
          </table:table-cell>
          <table:table-cell table:style-name="ce5" table:formula="of:=([.$C54]-[.$C53])/([.A55]-[.A53])" office:value-type="float" office:value="0.228424327012316" calcext:value-type="float">
            <text:p>0.228424327</text:p>
          </table:table-cell>
          <table:table-cell table:style-name="ce5" table:formula="of:=([.$D54]-[.$D53])/([.A56]-[.A53])" office:value-type="float" office:value="-0.0157080162485088" calcext:value-type="float">
            <text:p>-0.0157080162</text:p>
          </table:table-cell>
          <table:table-cell/>
          <table:table-cell table:formula="of:=([.K53]-[.A48])" office:value-type="float" office:value="10.55471776" calcext:value-type="float">
            <text:p>10.55471776</text:p>
          </table:table-cell>
          <table:table-cell table:formula="of:=[.G53]*([.K53]-[.A49])" office:value-type="float" office:value="88.6911035634547" calcext:value-type="float">
            <text:p>88.6911035635</text:p>
          </table:table-cell>
          <table:table-cell table:formula="of:=([.K53]-[.A50])*[.H53]" office:value-type="float" office:value="556.127888695243" calcext:value-type="float">
            <text:p>556.1278886952</text:p>
          </table:table-cell>
          <table:table-cell/>
          <table:table-cell office:value-type="float" office:value="106.8631714" calcext:value-type="float">
            <text:p>106.8631714</text:p>
          </table:table-cell>
          <table:table-cell table:formula="of:=[.B48]+[.G53]*[.C48]+[.H53]*[.D48]+[.I53]*[.E48]" office:value-type="float" office:value="-7.62078234531044" calcext:value-type="float">
            <text:p>-7.6207823453</text:p>
          </table:table-cell>
        </table:table-row>
        <table:table-row table:style-name="ro1">
          <table:table-cell table:style-name="ce2" office:value-type="float" office:value="109.1070723" calcext:value-type="float">
            <text:p>109.1070723</text:p>
          </table:table-cell>
          <table:table-cell table:style-name="ce5" office:value-type="float" office:value="-1.984320213" calcext:value-type="float">
            <text:p>-1.984320213</text:p>
          </table:table-cell>
          <table:table-cell table:style-name="ce5" table:formula="of:=([.B55]-[.B54])/([.A55]-[.A54])" office:value-type="float" office:value="0.368443633939037" calcext:value-type="float">
            <text:p>0.3684436339</text:p>
          </table:table-cell>
          <table:table-cell table:style-name="ce5" table:formula="of:=([.$C55]-[.$C54])/([.A56]-[.A54])" office:value-type="float" office:value="0.130014616811655" calcext:value-type="float">
            <text:p>0.1300146168</text:p>
          </table:table-cell>
          <table:table-cell table:style-name="ce5" table:formula="of:=([.$D55]-[.$D54])/([.A57]-[.A54])" office:value-type="float" office:value="-0.0347033545097173" calcext:value-type="float">
            <text:p>-0.0347033545</text:p>
          </table:table-cell>
          <table:table-cell/>
          <table:table-cell table:formula="of:=([.K54]-[.A49])" office:value-type="float" office:value="10.56065202" calcext:value-type="float">
            <text:p>10.56065202</text:p>
          </table:table-cell>
          <table:table-cell table:formula="of:=[.G54]*([.K54]-[.A50])" office:value-type="float" office:value="89.0058183682678" calcext:value-type="float">
            <text:p>89.0058183683</text:p>
          </table:table-cell>
          <table:table-cell table:formula="of:=([.K54]-[.A51])*[.H54]" office:value-type="float" office:value="560.438450626226" calcext:value-type="float">
            <text:p>560.4384506262</text:p>
          </table:table-cell>
          <table:table-cell/>
          <table:table-cell office:value-type="float" office:value="109.0208414" calcext:value-type="float">
            <text:p>109.0208414</text:p>
          </table:table-cell>
          <table:table-cell table:formula="of:=[.B49]+[.G54]*[.C49]+[.H54]*[.D49]+[.I54]*[.E49]" office:value-type="float" office:value="-12.1412173528178" calcext:value-type="float">
            <text:p>-12.1412173528</text:p>
          </table:table-cell>
        </table:table-row>
        <table:table-row table:style-name="ro1">
          <table:table-cell table:style-name="ce2" office:value-type="float" office:value="111.2091626" calcext:value-type="float">
            <text:p>111.2091626</text:p>
          </table:table-cell>
          <table:table-cell table:style-name="ce5" office:value-type="float" office:value="-1.209818424" calcext:value-type="float">
            <text:p>-1.209818424</text:p>
          </table:table-cell>
          <table:table-cell table:style-name="ce5" table:formula="of:=([.B56]-[.B55])/([.A56]-[.A55])" office:value-type="float" office:value="0.911736324278596" calcext:value-type="float">
            <text:p>0.9117363243</text:p>
          </table:table-cell>
          <table:table-cell table:style-name="ce5" table:formula="of:=([.$C56]-[.$C55])/([.A57]-[.A55])" office:value-type="float" office:value="-0.0879645203860423" calcext:value-type="float">
            <text:p>-0.0879645204</text:p>
          </table:table-cell>
          <table:table-cell table:style-name="ce5" table:formula="of:=([.$D56]-[.$D55])/([.A58]-[.A55])" office:value-type="float" office:value="-0.0155873802346354" calcext:value-type="float">
            <text:p>-0.0155873802</text:p>
          </table:table-cell>
          <table:table-cell/>
          <table:table-cell table:formula="of:=([.K55]-[.A50])" office:value-type="float" office:value="10.5142918" calcext:value-type="float">
            <text:p>10.5142918</text:p>
          </table:table-cell>
          <table:table-cell table:formula="of:=[.G55]*([.K55]-[.A51])" office:value-type="float" office:value="88.1400517015299" calcext:value-type="float">
            <text:p>88.1400517015</text:p>
          </table:table-cell>
          <table:table-cell table:formula="of:=([.K55]-[.A52])*[.H55]" office:value-type="float" office:value="550.337748145229" calcext:value-type="float">
            <text:p>550.3377481452</text:p>
          </table:table-cell>
          <table:table-cell/>
          <table:table-cell office:value-type="float" office:value="111.1070723" calcext:value-type="float">
            <text:p>111.1070723</text:p>
          </table:table-cell>
          <table:table-cell table:formula="of:=[.B50]+[.G55]*[.C50]+[.H55]*[.D50]+[.I55]*[.E50]" office:value-type="float" office:value="-3.25733119843016" calcext:value-type="float">
            <text:p>-3.2573311984</text:p>
          </table:table-cell>
        </table:table-row>
        <table:table-row table:style-name="ro1">
          <table:table-cell table:style-name="ce2" office:value-type="float" office:value="113.285777" calcext:value-type="float">
            <text:p>113.285777</text:p>
          </table:table-cell>
          <table:table-cell table:style-name="ce5" office:value-type="float" office:value="0.683506356" calcext:value-type="float">
            <text:p>0.683506356</text:p>
          </table:table-cell>
          <table:table-cell table:style-name="ce5" table:formula="of:=([.B57]-[.B56])/([.A57]-[.A56])" office:value-type="float" office:value="0.544121861913838" calcext:value-type="float">
            <text:p>0.5441218619</text:p>
          </table:table-cell>
          <table:table-cell table:style-name="ce5" table:formula="of:=([.$C57]-[.$C56])/([.A58]-[.A56])" office:value-type="float" office:value="-0.184550621540916" calcext:value-type="float">
            <text:p>-0.1845506215</text:p>
          </table:table-cell>
          <table:table-cell table:style-name="ce5" table:formula="of:=([.$D57]-[.$D56])/([.A59]-[.A56])" office:value-type="float" office:value="-0.00695100016506955" calcext:value-type="float">
            <text:p>-0.0069510002</text:p>
          </table:table-cell>
          <table:table-cell/>
          <table:table-cell table:formula="of:=([.K56]-[.A51])" office:value-type="float" office:value="10.4849708" calcext:value-type="float">
            <text:p>10.4849708</text:p>
          </table:table-cell>
          <table:table-cell table:formula="of:=[.G56]*([.K56]-[.A52])" office:value-type="float" office:value="87.507474029057" calcext:value-type="float">
            <text:p>87.5074740291</text:p>
          </table:table-cell>
          <table:table-cell table:formula="of:=([.K56]-[.A53])*[.H56]" office:value-type="float" office:value="541.524356692463" calcext:value-type="float">
            <text:p>541.5243566925</text:p>
          </table:table-cell>
          <table:table-cell/>
          <table:table-cell office:value-type="float" office:value="113.2091626" calcext:value-type="float">
            <text:p>113.2091626</text:p>
          </table:table-cell>
          <table:table-cell table:formula="of:=[.B51]+[.G56]*[.C51]+[.H56]*[.D51]+[.I56]*[.E51]" office:value-type="float" office:value="4.01034787912033" calcext:value-type="float">
            <text:p>4.0103478791</text:p>
          </table:table-cell>
        </table:table-row>
        <table:table-row table:style-name="ro1">
          <table:table-cell table:style-name="ce2" office:value-type="float" office:value="115.3882846" calcext:value-type="float">
            <text:p>115.3882846</text:p>
          </table:table-cell>
          <table:table-cell table:style-name="ce5" office:value-type="float" office:value="1.827526706" calcext:value-type="float">
            <text:p>1.827526706</text:p>
          </table:table-cell>
          <table:table-cell table:style-name="ce5" table:formula="of:=([.B58]-[.B57])/([.A58]-[.A57])" office:value-type="float" office:value="-0.216192556969752" calcext:value-type="float">
            <text:p>-0.216192557</text:p>
          </table:table-cell>
          <table:table-cell table:style-name="ce5" table:formula="of:=([.$C58]-[.$C57])/([.A59]-[.A57])" office:value-type="float" office:value="-0.22763979440808" calcext:value-type="float">
            <text:p>-0.2276397944</text:p>
          </table:table-cell>
          <table:table-cell table:style-name="ce5" table:formula="of:=([.$D58]-[.$D57])/([.A60]-[.A57])" office:value-type="float" office:value="0.063062965786483" calcext:value-type="float">
            <text:p>0.0630629658</text:p>
          </table:table-cell>
          <table:table-cell/>
          <table:table-cell table:formula="of:=([.K57]-[.A52])" office:value-type="float" office:value="10.4226056" calcext:value-type="float">
            <text:p>10.4226056</text:p>
          </table:table-cell>
          <table:table-cell table:formula="of:=[.G57]*([.K57]-[.A53])" office:value-type="float" office:value="86.1421640681994" calcext:value-type="float">
            <text:p>86.1421640682</text:p>
          </table:table-cell>
          <table:table-cell table:formula="of:=([.K57]-[.A54])*[.H57]" office:value-type="float" office:value="532.246993996354" calcext:value-type="float">
            <text:p>532.2469939964</text:p>
          </table:table-cell>
          <table:table-cell/>
          <table:table-cell office:value-type="float" office:value="115.285777" calcext:value-type="float">
            <text:p>115.285777</text:p>
          </table:table-cell>
          <table:table-cell table:formula="of:=[.B52]+[.G57]*[.C52]+[.H57]*[.D52]+[.I57]*[.E52]" office:value-type="float" office:value="11.0173232881571" calcext:value-type="float">
            <text:p>11.0173232882</text:p>
          </table:table-cell>
        </table:table-row>
        <table:table-row table:style-name="ro1">
          <table:table-cell table:style-name="ce2" office:value-type="float" office:value="117.405592" calcext:value-type="float">
            <text:p>117.405592</text:p>
          </table:table-cell>
          <table:table-cell table:style-name="ce5" office:value-type="float" office:value="1.391399861" calcext:value-type="float">
            <text:p>1.391399861</text:p>
          </table:table-cell>
          <table:table-cell table:style-name="ce5" table:formula="of:=([.B59]-[.B58])/([.A59]-[.A58])" office:value-type="float" office:value="-1.1487147178983" calcext:value-type="float">
            <text:p>-1.1487147179</text:p>
          </table:table-cell>
          <table:table-cell table:style-name="ce5" table:formula="of:=([.$C59]-[.$C58])/([.A60]-[.A58])" office:value-type="float" office:value="0.164076631086917" calcext:value-type="float">
            <text:p>0.1640766311</text:p>
          </table:table-cell>
          <table:table-cell table:style-name="ce5" table:formula="of:=([.$D59]-[.$D58])/([.A61]-[.A58])" office:value-type="float" office:value="0.00456678306502559" calcext:value-type="float">
            <text:p>0.0045667831</text:p>
          </table:table-cell>
          <table:table-cell/>
          <table:table-cell table:formula="of:=([.K58]-[.A53])" office:value-type="float" office:value="10.3674432" calcext:value-type="float">
            <text:p>10.3674432</text:p>
          </table:table-cell>
          <table:table-cell table:formula="of:=[.G58]*([.K58]-[.A54])" office:value-type="float" office:value="85.8549981473915" calcext:value-type="float">
            <text:p>85.8549981474</text:p>
          </table:table-cell>
          <table:table-cell table:formula="of:=([.K58]-[.A55])*[.H58]" office:value-type="float" office:value="530.508507862507" calcext:value-type="float">
            <text:p>530.5085078625</text:p>
          </table:table-cell>
          <table:table-cell/>
          <table:table-cell office:value-type="float" office:value="117.3882846" calcext:value-type="float">
            <text:p>117.3882846</text:p>
          </table:table-cell>
          <table:table-cell table:formula="of:=[.B53]+[.G58]*[.C53]+[.H58]*[.D53]+[.I58]*[.E53]" office:value-type="float" office:value="4.42221816851901" calcext:value-type="float">
            <text:p>4.4222181685</text:p>
          </table:table-cell>
        </table:table-row>
        <table:table-row table:style-name="ro1">
          <table:table-cell table:style-name="ce2" office:value-type="float" office:value="119.4847659" calcext:value-type="float">
            <text:p>119.4847659</text:p>
          </table:table-cell>
          <table:table-cell table:style-name="ce5" office:value-type="float" office:value="-0.996977799" calcext:value-type="float">
            <text:p>-0.996977799</text:p>
          </table:table-cell>
          <table:table-cell table:style-name="ce5" table:formula="of:=([.B60]-[.B59])/([.A60]-[.A59])" office:value-type="float" office:value="-0.460543609372079" calcext:value-type="float">
            <text:p>-0.4605436094</text:p>
          </table:table-cell>
          <table:table-cell table:style-name="ce5" table:formula="of:=([.$C60]-[.$C59])/([.A61]-[.A59])" office:value-type="float" office:value="0.192692020703838" calcext:value-type="float">
            <text:p>0.1926920207</text:p>
          </table:table-cell>
          <table:table-cell table:style-name="ce5" table:formula="of:=([.$D60]-[.$D59])/([.A62]-[.A59])" office:value-type="float" office:value="-0.00645764620920423" calcext:value-type="float">
            <text:p>-0.0064576462</text:p>
          </table:table-cell>
          <table:table-cell/>
          <table:table-cell table:formula="of:=([.K59]-[.A54])" office:value-type="float" office:value="10.2985197" calcext:value-type="float">
            <text:p>10.2985197</text:p>
          </table:table-cell>
          <table:table-cell table:formula="of:=[.G59]*([.K59]-[.A55])" office:value-type="float" office:value="84.4110896455592" calcext:value-type="float">
            <text:p>84.4110896456</text:p>
          </table:table-cell>
          <table:table-cell table:formula="of:=([.K59]-[.A56])*[.H59]" office:value-type="float" office:value="516.580252579238" calcext:value-type="float">
            <text:p>516.5802525792</text:p>
          </table:table-cell>
          <table:table-cell/>
          <table:table-cell office:value-type="float" office:value="119.405592" calcext:value-type="float">
            <text:p>119.405592</text:p>
          </table:table-cell>
          <table:table-cell table:formula="of:=[.B54]+[.G59]*[.C54]+[.H59]*[.D54]+[.I59]*[.E54]" office:value-type="float" office:value="-5.1422883535942" calcext:value-type="float">
            <text:p>-5.1422883536</text:p>
          </table:table-cell>
        </table:table-row>
        <table:table-row table:style-name="ro1">
          <table:table-cell table:style-name="ce2" office:value-type="float" office:value="121.5997975" calcext:value-type="float">
            <text:p>121.5997975</text:p>
          </table:table-cell>
          <table:table-cell table:style-name="ce5" office:value-type="float" office:value="-1.971042086" calcext:value-type="float">
            <text:p>-1.971042086</text:p>
          </table:table-cell>
          <table:table-cell table:style-name="ce5" table:formula="of:=([.B61]-[.B60])/([.A61]-[.A60])" office:value-type="float" office:value="0.346221289100161" calcext:value-type="float">
            <text:p>0.3462212891</text:p>
          </table:table-cell>
          <table:table-cell table:style-name="ce5" table:formula="of:=([.$C61]-[.$C60])/([.A62]-[.A60])" office:value-type="float" office:value="0.151810019950599" calcext:value-type="float">
            <text:p>0.15181002</text:p>
          </table:table-cell>
          <table:table-cell table:style-name="ce5" table:formula="of:=([.$D61]-[.$D60])/([.A63]-[.A60])" office:value-type="float" office:value="-0.0406324467269177" calcext:value-type="float">
            <text:p>-0.0406324467</text:p>
          </table:table-cell>
          <table:table-cell/>
          <table:table-cell table:formula="of:=([.K60]-[.A55])" office:value-type="float" office:value="10.2756033" calcext:value-type="float">
            <text:p>10.2756033</text:p>
          </table:table-cell>
          <table:table-cell table:formula="of:=[.G60]*([.K60]-[.A56])" office:value-type="float" office:value="84.2495573975034" calcext:value-type="float">
            <text:p>84.2495573975</text:p>
          </table:table-cell>
          <table:table-cell table:formula="of:=([.K60]-[.A57])*[.H60]" office:value-type="float" office:value="513.625851207156" calcext:value-type="float">
            <text:p>513.6258512072</text:p>
          </table:table-cell>
          <table:table-cell/>
          <table:table-cell office:value-type="float" office:value="121.4847659" calcext:value-type="float">
            <text:p>121.4847659</text:p>
          </table:table-cell>
          <table:table-cell table:formula="of:=[.B55]+[.G60]*[.C55]+[.H60]*[.D55]+[.I60]*[.E55]" office:value-type="float" office:value="-7.25823099182492" calcext:value-type="float">
            <text:p>-7.2582309918</text:p>
          </table:table-cell>
        </table:table-row>
        <table:table-row table:style-name="ro1">
          <table:table-cell table:style-name="ce2" office:value-type="float" office:value="123.671576" calcext:value-type="float">
            <text:p>123.671576</text:p>
          </table:table-cell>
          <table:table-cell table:style-name="ce5" office:value-type="float" office:value="-1.253748263" calcext:value-type="float">
            <text:p>-1.253748263</text:p>
          </table:table-cell>
          <table:table-cell table:style-name="ce5" table:formula="of:=([.B62]-[.B61])/([.A62]-[.A61])" office:value-type="float" office:value="0.986215625549065" calcext:value-type="float">
            <text:p>0.9862156255</text:p>
          </table:table-cell>
          <table:table-cell table:style-name="ce5" table:formula="of:=([.$C62]-[.$C61])/([.A63]-[.A61])" office:value-type="float" office:value="-0.104182675321625" calcext:value-type="float">
            <text:p>-0.1041826753</text:p>
          </table:table-cell>
          <table:table-cell table:style-name="ce5" table:formula="of:=([.$D62]-[.$D61])/([.A64]-[.A61])" office:value-type="float" office:value="-0.0177367916271566" calcext:value-type="float">
            <text:p>-0.0177367916</text:p>
          </table:table-cell>
          <table:table-cell/>
          <table:table-cell table:formula="of:=([.K61]-[.A56])" office:value-type="float" office:value="10.3140205" calcext:value-type="float">
            <text:p>10.3140205</text:p>
          </table:table-cell>
          <table:table-cell table:formula="of:=[.G61]*([.K61]-[.A57])" office:value-type="float" office:value="84.6937123866143" calcext:value-type="float">
            <text:p>84.6937123866</text:p>
          </table:table-cell>
          <table:table-cell table:formula="of:=([.K61]-[.A58])*[.H61]" office:value-type="float" office:value="524.610259080584" calcext:value-type="float">
            <text:p>524.6102590806</text:p>
          </table:table-cell>
          <table:table-cell/>
          <table:table-cell office:value-type="float" office:value="123.5997975" calcext:value-type="float">
            <text:p>123.5997975</text:p>
          </table:table-cell>
          <table:table-cell table:formula="of:=[.B56]+[.G61]*[.C56]+[.H61]*[.D56]+[.I61]*[.E56]" office:value-type="float" office:value="-12.9812528647461" calcext:value-type="float">
            <text:p>-12.9812528647</text:p>
          </table:table-cell>
        </table:table-row>
        <table:table-row table:style-name="ro1">
          <table:table-cell table:style-name="ce2" office:value-type="float" office:value="125.8155557" calcext:value-type="float">
            <text:p>125.8155557</text:p>
          </table:table-cell>
          <table:table-cell table:style-name="ce5" office:value-type="float" office:value="0.860678018" calcext:value-type="float">
            <text:p>0.860678018</text:p>
          </table:table-cell>
          <table:table-cell table:style-name="ce5" table:formula="of:=([.B63]-[.B62])/([.A63]-[.A62])" office:value-type="float" office:value="0.545686965397419" calcext:value-type="float">
            <text:p>0.5456869654</text:p>
          </table:table-cell>
          <table:table-cell table:style-name="ce5" table:formula="of:=([.$C63]-[.$C62])/([.A64]-[.A62])" office:value-type="float" office:value="-0.215480063711135" calcext:value-type="float">
            <text:p>-0.2154800637</text:p>
          </table:table-cell>
          <table:table-cell table:style-name="ce5" table:formula="of:=([.$D63]-[.$D62])/([.A65]-[.A62])" office:value-type="float" office:value="0.0112660669644373" calcext:value-type="float">
            <text:p>0.011266067</text:p>
          </table:table-cell>
          <table:table-cell/>
          <table:table-cell table:formula="of:=([.K62]-[.A57])" office:value-type="float" office:value="10.2832914" calcext:value-type="float">
            <text:p>10.2832914</text:p>
          </table:table-cell>
          <table:table-cell table:formula="of:=[.G62]*([.K62]-[.A58])" office:value-type="float" office:value="85.0015221797376" calcext:value-type="float">
            <text:p>85.0015221797</text:p>
          </table:table-cell>
          <table:table-cell table:formula="of:=([.K62]-[.A59])*[.H62]" office:value-type="float" office:value="525.888275936975" calcext:value-type="float">
            <text:p>525.888275937</text:p>
          </table:table-cell>
          <table:table-cell/>
          <table:table-cell office:value-type="float" office:value="125.671576" calcext:value-type="float">
            <text:p>125.671576</text:p>
          </table:table-cell>
          <table:table-cell table:formula="of:=[.B57]+[.G62]*[.C57]+[.H62]*[.D57]+[.I62]*[.E57]" office:value-type="float" office:value="13.4187009637256" calcext:value-type="float">
            <text:p>13.4187009637</text:p>
          </table:table-cell>
        </table:table-row>
        <table:table-row table:style-name="ro1">
          <table:table-cell table:style-name="ce2" office:value-type="float" office:value="127.9000013" calcext:value-type="float">
            <text:p>127.9000013</text:p>
          </table:table-cell>
          <table:table-cell table:style-name="ce5" office:value-type="float" office:value="1.998132812" calcext:value-type="float">
            <text:p>1.998132812</text:p>
          </table:table-cell>
          <table:table-cell table:style-name="ce5" table:formula="of:=([.B64]-[.B63])/([.A64]-[.A63])" office:value-type="float" office:value="-0.344453657539056" calcext:value-type="float">
            <text:p>-0.3444536575</text:p>
          </table:table-cell>
          <table:table-cell table:style-name="ce5" table:formula="of:=([.$C64]-[.$C63])/([.A65]-[.A63])" office:value-type="float" office:value="-0.145561383034705" calcext:value-type="float">
            <text:p>-0.145561383</text:p>
          </table:table-cell>
          <table:table-cell table:style-name="ce5" table:formula="of:=([.$D64]-[.$D63])/([.A66]-[.A63])" office:value-type="float" office:value="0.0366150880904721" calcext:value-type="float">
            <text:p>0.0366150881</text:p>
          </table:table-cell>
          <table:table-cell/>
          <table:table-cell table:formula="of:=([.K63]-[.A58])" office:value-type="float" office:value="10.4099637" calcext:value-type="float">
            <text:p>10.4099637</text:p>
          </table:table-cell>
          <table:table-cell table:formula="of:=[.G63]*([.K63]-[.A59])" office:value-type="float" office:value="86.7232194103304" calcext:value-type="float">
            <text:p>86.7232194103</text:p>
          </table:table-cell>
          <table:table-cell table:formula="of:=([.K63]-[.A60])*[.H63]" office:value-type="float" office:value="539.050562180161" calcext:value-type="float">
            <text:p>539.0505621802</text:p>
          </table:table-cell>
          <table:table-cell/>
          <table:table-cell office:value-type="float" office:value="127.8155557" calcext:value-type="float">
            <text:p>127.8155557</text:p>
          </table:table-cell>
          <table:table-cell table:formula="of:=[.B58]+[.G63]*[.C58]+[.H63]*[.D58]+[.I63]*[.E58]" office:value-type="float" office:value="6.12430200243837" calcext:value-type="float">
            <text:p>6.1243020024</text:p>
          </table:table-cell>
        </table:table-row>
        <table:table-row table:style-name="ro1">
          <table:table-cell table:style-name="ce2" office:value-type="float" office:value="129.9465208" calcext:value-type="float">
            <text:p>129.9465208</text:p>
          </table:table-cell>
          <table:table-cell table:style-name="ce5" office:value-type="float" office:value="1.293201685" calcext:value-type="float">
            <text:p>1.293201685</text:p>
          </table:table-cell>
          <table:table-cell table:style-name="ce5" table:formula="of:=([.B65]-[.B64])/([.A65]-[.A64])" office:value-type="float" office:value="-0.944411797460179" calcext:value-type="float">
            <text:p>-0.9444117975</text:p>
          </table:table-cell>
          <table:table-cell table:style-name="ce5" table:formula="of:=([.$C65]-[.$C64])/([.A66]-[.A64])" office:value-type="float" office:value="0.0820286310731182" calcext:value-type="float">
            <text:p>0.0820286311</text:p>
          </table:table-cell>
          <table:table-cell table:style-name="ce5" table:formula="of:=([.$D65]-[.$D64])/([.A67]-[.A64])" office:value-type="float" office:value="0.0234724367970206" calcext:value-type="float">
            <text:p>0.0234724368</text:p>
          </table:table-cell>
          <table:table-cell/>
          <table:table-cell table:formula="of:=([.K64]-[.A59])" office:value-type="float" office:value="10.4152354" calcext:value-type="float">
            <text:p>10.4152354</text:p>
          </table:table-cell>
          <table:table-cell table:formula="of:=[.G64]*([.K64]-[.A60])" office:value-type="float" office:value="86.4485764449749" calcext:value-type="float">
            <text:p>86.448576445</text:p>
          </table:table-cell>
          <table:table-cell table:formula="of:=([.K64]-[.A61])*[.H64]" office:value-type="float" office:value="538.438500678867" calcext:value-type="float">
            <text:p>538.4385006789</text:p>
          </table:table-cell>
          <table:table-cell/>
          <table:table-cell office:value-type="float" office:value="129.9000013" calcext:value-type="float">
            <text:p>129.9000013</text:p>
          </table:table-cell>
          <table:table-cell table:formula="of:=[.B59]+[.G64]*[.C59]+[.H64]*[.D59]+[.I64]*[.E59]" office:value-type="float" office:value="7.38725763677807" calcext:value-type="float">
            <text:p>7.3872576368</text:p>
          </table:table-cell>
        </table:table-row>
        <table:table-row table:style-name="ro1">
          <table:table-cell table:style-name="ce2" office:value-type="float" office:value="132.0216861" calcext:value-type="float">
            <text:p>132.0216861</text:p>
          </table:table-cell>
          <table:table-cell table:style-name="ce5" office:value-type="float" office:value="-0.666608906" calcext:value-type="float">
            <text:p>-0.666608906</text:p>
          </table:table-cell>
          <table:table-cell table:style-name="ce5" table:formula="of:=([.B66]-[.B65])/([.A66]-[.A65])" office:value-type="float" office:value="-0.602416019088675" calcext:value-type="float">
            <text:p>-0.6024160191</text:p>
          </table:table-cell>
          <table:table-cell table:style-name="ce5" table:formula="of:=([.$C66]-[.$C65])/([.A67]-[.A65])" office:value-type="float" office:value="0.23115823967052" calcext:value-type="float">
            <text:p>0.2311582397</text:p>
          </table:table-cell>
          <table:table-cell table:style-name="ce5" table:formula="of:=([.$D66]-[.$D65])/([.A68]-[.A65])" office:value-type="float" office:value="-0.0141629359480081" calcext:value-type="float">
            <text:p>-0.0141629359</text:p>
          </table:table-cell>
          <table:table-cell/>
          <table:table-cell table:formula="of:=([.K65]-[.A60])" office:value-type="float" office:value="10.3467233" calcext:value-type="float">
            <text:p>10.3467233</text:p>
          </table:table-cell>
          <table:table-cell table:formula="of:=[.G65]*([.K65]-[.A61])" office:value-type="float" office:value="85.6185641683739" calcext:value-type="float">
            <text:p>85.6185641684</text:p>
          </table:table-cell>
          <table:table-cell table:formula="of:=([.K65]-[.A62])*[.H65]" office:value-type="float" office:value="524.924428828411" calcext:value-type="float">
            <text:p>524.9244288284</text:p>
          </table:table-cell>
          <table:table-cell/>
          <table:table-cell office:value-type="float" office:value="131.9465208" calcext:value-type="float">
            <text:p>131.9465208</text:p>
          </table:table-cell>
          <table:table-cell table:formula="of:=[.B60]+[.G65]*[.C60]+[.H65]*[.D60]+[.I65]*[.E60]" office:value-type="float" office:value="-6.71999416259694" calcext:value-type="float">
            <text:p>-6.7199941626</text:p>
          </table:table-cell>
        </table:table-row>
        <table:table-row table:style-name="ro1">
          <table:table-cell table:style-name="ce2" office:value-type="float" office:value="134.1157453" calcext:value-type="float">
            <text:p>134.1157453</text:p>
          </table:table-cell>
          <table:table-cell table:style-name="ce5" office:value-type="float" office:value="-1.928103713" calcext:value-type="float">
            <text:p>-1.928103713</text:p>
          </table:table-cell>
          <table:table-cell table:style-name="ce5" table:formula="of:=([.B67]-[.B66])/([.A67]-[.A66])" office:value-type="float" office:value="0.38653149560551" calcext:value-type="float">
            <text:p>0.3865314956</text:p>
          </table:table-cell>
          <table:table-cell table:style-name="ce5" table:formula="of:=([.$C67]-[.$C66])/([.A68]-[.A66])" office:value-type="float" office:value="0.140151811973922" calcext:value-type="float">
            <text:p>0.140151812</text:p>
          </table:table-cell>
          <table:table-cell table:style-name="ce5" table:formula="of:=([.$D67]-[.$D66])/([.A69]-[.A66])" office:value-type="float" office:value="-0.0438498104748738" calcext:value-type="float">
            <text:p>-0.0438498105</text:p>
          </table:table-cell>
          <table:table-cell/>
          <table:table-cell table:formula="of:=([.K66]-[.A61])" office:value-type="float" office:value="10.3501101" calcext:value-type="float">
            <text:p>10.3501101</text:p>
          </table:table-cell>
          <table:table-cell table:formula="of:=[.G66]*([.K66]-[.A62])" office:value-type="float" office:value="84.9343531349572" calcext:value-type="float">
            <text:p>84.934353135</text:p>
          </table:table-cell>
          <table:table-cell table:formula="of:=([.K66]-[.A63])*[.H66]" office:value-type="float" office:value="519.941338584101" calcext:value-type="float">
            <text:p>519.9413385841</text:p>
          </table:table-cell>
          <table:table-cell/>
          <table:table-cell office:value-type="float" office:value="134.0216861" calcext:value-type="float">
            <text:p>134.0216861</text:p>
          </table:table-cell>
          <table:table-cell table:formula="of:=[.B61]+[.G66]*[.C61]+[.H66]*[.D61]+[.I66]*[.E61]" office:value-type="float" office:value="-9.11708727334935" calcext:value-type="float">
            <text:p>-9.1170872733</text:p>
          </table:table-cell>
        </table:table-row>
        <table:table-row table:style-name="ro1">
          <table:table-cell table:style-name="ce2" office:value-type="float" office:value="136.2999135" calcext:value-type="float">
            <text:p>136.2999135</text:p>
          </table:table-cell>
          <table:table-cell table:style-name="ce5" office:value-type="float" office:value="-1.083853912" calcext:value-type="float">
            <text:p>-1.083853912</text:p>
          </table:table-cell>
          <table:table-cell table:style-name="ce5" table:formula="of:=([.B68]-[.B67])/([.A68]-[.A67])" office:value-type="float" office:value="0.993615340795927" calcext:value-type="float">
            <text:p>0.9936153408</text:p>
          </table:table-cell>
          <table:table-cell table:style-name="ce5" table:formula="of:=([.$C68]-[.$C67])/([.A69]-[.A67])" office:value-type="float" office:value="-0.143692992568406" calcext:value-type="float">
            <text:p>-0.1436929926</text:p>
          </table:table-cell>
          <table:table-cell table:style-name="ce5" table:formula="of:=([.$D68]-[.$D67])/([.A70]-[.A67])" office:value-type="float" office:value="-0.00584500586246291" calcext:value-type="float">
            <text:p>-0.0058450059</text:p>
          </table:table-cell>
          <table:table-cell/>
          <table:table-cell table:formula="of:=([.K67]-[.A62])" office:value-type="float" office:value="10.3001896" calcext:value-type="float">
            <text:p>10.3001896</text:p>
          </table:table-cell>
          <table:table-cell table:formula="of:=[.G67]*([.K67]-[.A63])" office:value-type="float" office:value="84.6237209050621" calcext:value-type="float">
            <text:p>84.6237209051</text:p>
          </table:table-cell>
          <table:table-cell table:formula="of:=([.K67]-[.A64])*[.H67]" office:value-type="float" office:value="522.06273228867" calcext:value-type="float">
            <text:p>522.0627322887</text:p>
          </table:table-cell>
          <table:table-cell/>
          <table:table-cell office:value-type="float" office:value="136.1157453" calcext:value-type="float">
            <text:p>136.1157453</text:p>
          </table:table-cell>
          <table:table-cell table:formula="of:=[.B62]+[.G67]*[.C62]+[.H67]*[.D62]+[.I67]*[.E62]" office:value-type="float" office:value="-5.87177384665279" calcext:value-type="float">
            <text:p>-5.8717738467</text:p>
          </table:table-cell>
        </table:table-row>
        <table:table-row table:style-name="ro1">
          <table:table-cell table:style-name="ce2" office:value-type="float" office:value="138.4473614" calcext:value-type="float">
            <text:p>138.4473614</text:p>
          </table:table-cell>
          <table:table-cell table:style-name="ce5" office:value-type="float" office:value="1.049883265" calcext:value-type="float">
            <text:p>1.049883265</text:p>
          </table:table-cell>
          <table:table-cell table:style-name="ce5" table:formula="of:=([.B69]-[.B68])/([.A69]-[.A68])" office:value-type="float" office:value="0.377323941307429" calcext:value-type="float">
            <text:p>0.3773239413</text:p>
          </table:table-cell>
          <table:table-cell table:style-name="ce5" table:formula="of:=([.$C69]-[.$C68])/([.A70]-[.A68])" office:value-type="float" office:value="-0.18110985546252" calcext:value-type="float">
            <text:p>-0.1811098555</text:p>
          </table:table-cell>
          <table:table-cell table:style-name="ce5" table:formula="of:=([.$D69]-[.$D68])/([.A71]-[.A68])" office:value-type="float" office:value="0.00711703698545061" calcext:value-type="float">
            <text:p>0.007117037</text:p>
          </table:table-cell>
          <table:table-cell/>
          <table:table-cell table:formula="of:=([.K68]-[.A63])" office:value-type="float" office:value="10.3999122" calcext:value-type="float">
            <text:p>10.3999122</text:p>
          </table:table-cell>
          <table:table-cell table:formula="of:=[.G68]*([.K68]-[.A64])" office:value-type="float" office:value="86.874550652121" calcext:value-type="float">
            <text:p>86.8745506521</text:p>
          </table:table-cell>
          <table:table-cell table:formula="of:=([.K68]-[.A65])*[.H68]" office:value-type="float" office:value="545.418184266833" calcext:value-type="float">
            <text:p>545.4181842668</text:p>
          </table:table-cell>
          <table:table-cell/>
          <table:table-cell office:value-type="float" office:value="138.2999135" calcext:value-type="float">
            <text:p>138.2999135</text:p>
          </table:table-cell>
          <table:table-cell table:formula="of:=[.B63]+[.G68]*[.C63]+[.H68]*[.D63]+[.I68]*[.E63]" office:value-type="float" office:value="5.74080013625912" calcext:value-type="float">
            <text:p>5.7408001363</text:p>
          </table:table-cell>
        </table:table-row>
        <table:table-row table:style-name="ro1">
          <table:table-cell table:style-name="ce2" office:value-type="float" office:value="140.5888589" calcext:value-type="float">
            <text:p>140.5888589</text:p>
          </table:table-cell>
          <table:table-cell table:style-name="ce5" office:value-type="float" office:value="1.857921542" calcext:value-type="float">
            <text:p>1.857921542</text:p>
          </table:table-cell>
          <table:table-cell table:style-name="ce5" table:formula="of:=([.B70]-[.B69])/([.A70]-[.A69])" office:value-type="float" office:value="-0.393128612641173" calcext:value-type="float">
            <text:p>-0.3931286126</text:p>
          </table:table-cell>
          <table:table-cell table:style-name="ce5" table:formula="of:=([.$C70]-[.$C69])/([.A71]-[.A69])" office:value-type="float" office:value="-0.135688272077379" calcext:value-type="float">
            <text:p>-0.1356882721</text:p>
          </table:table-cell>
          <table:table-cell table:style-name="ce5" table:formula="of:=([.$D70]-[.$D69])/([.A72]-[.A69])" office:value-type="float" office:value="0.0398965983606264" calcext:value-type="float">
            <text:p>0.0398965984</text:p>
          </table:table-cell>
          <table:table-cell/>
          <table:table-cell table:formula="of:=([.K69]-[.A64])" office:value-type="float" office:value="10.5008406" calcext:value-type="float">
            <text:p>10.5008406</text:p>
          </table:table-cell>
          <table:table-cell table:formula="of:=[.G69]*([.K69]-[.A65])" office:value-type="float" office:value="88.4766732726571" calcext:value-type="float">
            <text:p>88.4766732727</text:p>
          </table:table-cell>
          <table:table-cell table:formula="of:=([.K69]-[.A66])*[.H69]" office:value-type="float" office:value="560.200328967597" calcext:value-type="float">
            <text:p>560.2003289676</text:p>
          </table:table-cell>
          <table:table-cell/>
          <table:table-cell office:value-type="float" office:value="140.4473614" calcext:value-type="float">
            <text:p>140.4473614</text:p>
          </table:table-cell>
          <table:table-cell table:formula="of:=[.B64]+[.G69]*[.C64]+[.H69]*[.D64]+[.I69]*[.E64]" office:value-type="float" office:value="11.7829711449329" calcext:value-type="float">
            <text:p>11.7829711449</text:p>
          </table:table-cell>
        </table:table-row>
        <table:table-row table:style-name="ro1">
          <table:table-cell table:style-name="ce2" office:value-type="float" office:value="142.7014234" calcext:value-type="float">
            <text:p>142.7014234</text:p>
          </table:table-cell>
          <table:table-cell table:style-name="ce5" office:value-type="float" office:value="1.027411991" calcext:value-type="float">
            <text:p>1.027411991</text:p>
          </table:table-cell>
          <table:table-cell table:style-name="ce5" table:formula="of:=([.B71]-[.B70])/([.A71]-[.A70])" office:value-type="float" office:value="-0.968527525789357" calcext:value-type="float">
            <text:p>-0.9685275258</text:p>
          </table:table-cell>
          <table:table-cell table:style-name="ce5" table:formula="of:=([.$C71]-[.$C70])/([.A72]-[.A70])" office:value-type="float" office:value="0.113446535093032" calcext:value-type="float">
            <text:p>0.1134465351</text:p>
          </table:table-cell>
          <table:table-cell table:style-name="ce5" table:formula="of:=([.$D71]-[.$D70])/([.A73]-[.A70])" office:value-type="float" office:value="0.0222753248451287" calcext:value-type="float">
            <text:p>0.0222753248</text:p>
          </table:table-cell>
          <table:table-cell/>
          <table:table-cell table:formula="of:=([.K70]-[.A65])" office:value-type="float" office:value="10.5671728" calcext:value-type="float">
            <text:p>10.5671728</text:p>
          </table:table-cell>
          <table:table-cell table:formula="of:=[.G70]*([.K70]-[.A66])" office:value-type="float" office:value="89.53685556523" calcext:value-type="float">
            <text:p>89.5368555652</text:p>
          </table:table-cell>
          <table:table-cell table:formula="of:=([.K70]-[.A67])*[.H70]" office:value-type="float" office:value="563.092395937416" calcext:value-type="float">
            <text:p>563.0923959374</text:p>
          </table:table-cell>
          <table:table-cell/>
          <table:table-cell office:value-type="float" office:value="142.5888589" calcext:value-type="float">
            <text:p>142.5888589</text:p>
          </table:table-cell>
          <table:table-cell table:formula="of:=[.B65]+[.G70]*[.C65]+[.H70]*[.D65]+[.I70]*[.E65]" office:value-type="float" office:value="5.689697304422" calcext:value-type="float">
            <text:p>5.6896973044</text:p>
          </table:table-cell>
        </table:table-row>
        <table:table-row table:style-name="ro1">
          <table:table-cell table:style-name="ce2" office:value-type="float" office:value="144.8294532" calcext:value-type="float">
            <text:p>144.8294532</text:p>
          </table:table-cell>
          <table:table-cell table:style-name="ce5" office:value-type="float" office:value="-1.033643446" calcext:value-type="float">
            <text:p>-1.033643446</text:p>
          </table:table-cell>
          <table:table-cell table:style-name="ce5" table:formula="of:=([.B72]-[.B71])/([.A72]-[.A71])" office:value-type="float" office:value="-0.499772342004775" calcext:value-type="float">
            <text:p>-0.499772342</text:p>
          </table:table-cell>
          <table:table-cell table:style-name="ce5" table:formula="of:=([.$C72]-[.$C71])/([.A73]-[.A71])" office:value-type="float" office:value="0.25078866125583" calcext:value-type="float">
            <text:p>0.2507886613</text:p>
          </table:table-cell>
          <table:table-cell table:style-name="ce5" table:formula="of:=([.$D72]-[.$D71])/([.A74]-[.A71])" office:value-type="float" office:value="-0.024864446734142" calcext:value-type="float">
            <text:p>-0.0248644467</text:p>
          </table:table-cell>
          <table:table-cell/>
          <table:table-cell table:formula="of:=([.K71]-[.A66])" office:value-type="float" office:value="10.5856781" calcext:value-type="float">
            <text:p>10.5856781</text:p>
          </table:table-cell>
          <table:table-cell table:formula="of:=[.G71]*([.K71]-[.A67])" office:value-type="float" office:value="88.9356793553635" calcext:value-type="float">
            <text:p>88.9356793554</text:p>
          </table:table-cell>
          <table:table-cell table:formula="of:=([.K71]-[.A68])*[.H71]" office:value-type="float" office:value="556.209252700564" calcext:value-type="float">
            <text:p>556.2092527006</text:p>
          </table:table-cell>
          <table:table-cell/>
          <table:table-cell office:value-type="float" office:value="144.7014234" calcext:value-type="float">
            <text:p>144.7014234</text:p>
          </table:table-cell>
          <table:table-cell table:formula="of:=[.B66]+[.G71]*[.C66]+[.H71]*[.D66]+[.I71]*[.E66]" office:value-type="float" office:value="-9.76157942951348" calcext:value-type="float">
            <text:p>-9.7615794295</text:p>
          </table:table-cell>
        </table:table-row>
        <table:table-row table:style-name="ro1">
          <table:table-cell table:style-name="ce2" office:value-type="float" office:value="146.8333714" calcext:value-type="float">
            <text:p>146.8333714</text:p>
          </table:table-cell>
          <table:table-cell table:style-name="ce5" office:value-type="float" office:value="-2.035146338" calcext:value-type="float">
            <text:p>-2.035146338</text:p>
          </table:table-cell>
          <table:table-cell table:style-name="ce5" table:formula="of:=([.B73]-[.B72])/([.A73]-[.A72])" office:value-type="float" office:value="0.512820057155527" calcext:value-type="float">
            <text:p>0.5128200572</text:p>
          </table:table-cell>
          <table:table-cell table:style-name="ce5" table:formula="of:=([.$C73]-[.$C72])/([.A74]-[.A72])" office:value-type="float" office:value="0.0985026499435693" calcext:value-type="float">
            <text:p>0.0985026499</text:p>
          </table:table-cell>
          <table:table-cell table:style-name="ce5" table:formula="of:=([.$D73]-[.$D72])/([.A75]-[.A72])" office:value-type="float" office:value="-0.0313497312370237" calcext:value-type="float">
            <text:p>-0.0313497312</text:p>
          </table:table-cell>
          <table:table-cell/>
          <table:table-cell table:formula="of:=([.K72]-[.A67])" office:value-type="float" office:value="10.5295397" calcext:value-type="float">
            <text:p>10.5295397</text:p>
          </table:table-cell>
          <table:table-cell table:formula="of:=[.G72]*([.K72]-[.A68])" office:value-type="float" office:value="88.2595683771442" calcext:value-type="float">
            <text:p>88.2595683771</text:p>
          </table:table-cell>
          <table:table-cell table:formula="of:=([.K72]-[.A69])*[.H72]" office:value-type="float" office:value="550.792159334866" calcext:value-type="float">
            <text:p>550.7921593349</text:p>
          </table:table-cell>
          <table:table-cell/>
          <table:table-cell office:value-type="float" office:value="146.8294532" calcext:value-type="float">
            <text:p>146.8294532</text:p>
          </table:table-cell>
          <table:table-cell table:formula="of:=[.B67]+[.G72]*[.C67]+[.H72]*[.D67]+[.I72]*[.E67]" office:value-type="float" office:value="-6.52320663777887" calcext:value-type="float">
            <text:p>-6.5232066378</text:p>
          </table:table-cell>
        </table:table-row>
        <table:table-row table:style-name="ro1">
          <table:table-cell table:style-name="ce2" office:value-type="float" office:value="148.8670855" calcext:value-type="float">
            <text:p>148.8670855</text:p>
          </table:table-cell>
          <table:table-cell table:style-name="ce5" office:value-type="float" office:value="-0.992216957" calcext:value-type="float">
            <text:p>-0.992216957</text:p>
          </table:table-cell>
          <table:table-cell table:style-name="ce5" table:formula="of:=([.B74]-[.B73])/([.A74]-[.A73])" office:value-type="float" office:value="0.918722970509874" calcext:value-type="float">
            <text:p>0.9187229705</text:p>
          </table:table-cell>
          <table:table-cell table:style-name="ce5" table:formula="of:=([.$C74]-[.$C73])/([.A75]-[.A73])" office:value-type="float" office:value="-0.0981629136566989" calcext:value-type="float">
            <text:p>-0.0981629137</text:p>
          </table:table-cell>
          <table:table-cell table:style-name="ce5" table:formula="of:=([.$D74]-[.$D73])/([.A76]-[.A73])" office:value-type="float" office:value="-0.0218580207447272" calcext:value-type="float">
            <text:p>-0.0218580207</text:p>
          </table:table-cell>
          <table:table-cell/>
          <table:table-cell table:formula="of:=([.K73]-[.A68])" office:value-type="float" office:value="10.38601" calcext:value-type="float">
            <text:p>10.38601</text:p>
          </table:table-cell>
          <table:table-cell table:formula="of:=[.G73]*([.K73]-[.A69])" office:value-type="float" office:value="85.6275892701251" calcext:value-type="float">
            <text:p>85.6275892701</text:p>
          </table:table-cell>
          <table:table-cell table:formula="of:=([.K73]-[.A70])*[.H73]" office:value-type="float" office:value="525.063924769765" calcext:value-type="float">
            <text:p>525.0639247698</text:p>
          </table:table-cell>
          <table:table-cell/>
          <table:table-cell office:value-type="float" office:value="148.8333714" calcext:value-type="float">
            <text:p>148.8333714</text:p>
          </table:table-cell>
          <table:table-cell table:formula="of:=[.B68]+[.G73]*[.C68]+[.H73]*[.D68]+[.I73]*[.E68]" office:value-type="float" office:value="-6.80232745134575" calcext:value-type="float">
            <text:p>-6.8023274513</text:p>
          </table:table-cell>
        </table:table-row>
        <table:table-row table:style-name="ro1">
          <table:table-cell table:style-name="ce2" office:value-type="float" office:value="150.9541023" calcext:value-type="float">
            <text:p>150.9541023</text:p>
          </table:table-cell>
          <table:table-cell table:style-name="ce5" office:value-type="float" office:value="0.925173317" calcext:value-type="float">
            <text:p>0.925173317</text:p>
          </table:table-cell>
          <table:table-cell table:style-name="ce5" table:formula="of:=([.B75]-[.B74])/([.A75]-[.A74])" office:value-type="float" office:value="0.502555074533573" calcext:value-type="float">
            <text:p>0.5025550745</text:p>
          </table:table-cell>
          <table:table-cell table:style-name="ce5" table:formula="of:=([.$C75]-[.$C74])/([.A76]-[.A74])" office:value-type="float" office:value="-0.235295508466126" calcext:value-type="float">
            <text:p>-0.2352955085</text:p>
          </table:table-cell>
          <table:table-cell table:style-name="ce5" table:formula="of:=([.$D75]-[.$D74])/([.A77]-[.A74])" office:value-type="float" office:value="0.0158989121402303" calcext:value-type="float">
            <text:p>0.0158989121</text:p>
          </table:table-cell>
          <table:table-cell/>
          <table:table-cell table:formula="of:=([.K74]-[.A69])" office:value-type="float" office:value="10.2782266" calcext:value-type="float">
            <text:p>10.2782266</text:p>
          </table:table-cell>
          <table:table-cell table:formula="of:=[.G74]*([.K74]-[.A70])" office:value-type="float" office:value="83.9285254028319" calcext:value-type="float">
            <text:p>83.9285254028</text:p>
          </table:table-cell>
          <table:table-cell table:formula="of:=([.K74]-[.A71])*[.H74]" office:value-type="float" office:value="506.729575863509" calcext:value-type="float">
            <text:p>506.7295758635</text:p>
          </table:table-cell>
          <table:table-cell/>
          <table:table-cell office:value-type="float" office:value="150.8670855" calcext:value-type="float">
            <text:p>150.8670855</text:p>
          </table:table-cell>
          <table:table-cell table:formula="of:=[.B69]+[.G74]*[.C69]+[.H74]*[.D69]+[.I74]*[.E69]" office:value-type="float" office:value="6.64592635409472" calcext:value-type="float">
            <text:p>6.6459263541</text:p>
          </table:table-cell>
        </table:table-row>
        <table:table-row table:style-name="ro1">
          <table:table-cell table:style-name="ce2" office:value-type="float" office:value="153.1066489" calcext:value-type="float">
            <text:p>153.1066489</text:p>
          </table:table-cell>
          <table:table-cell table:style-name="ce5" office:value-type="float" office:value="2.006946534" calcext:value-type="float">
            <text:p>2.006946534</text:p>
          </table:table-cell>
          <table:table-cell table:style-name="ce5" table:formula="of:=([.B76]-[.B75])/([.A76]-[.A75])" office:value-type="float" office:value="-0.482573454390417" calcext:value-type="float">
            <text:p>-0.4825734544</text:p>
          </table:table-cell>
          <table:table-cell table:style-name="ce5" table:formula="of:=([.$C76]-[.$C75])/([.A77]-[.A75])" office:value-type="float" office:value="-0.134924208655261" calcext:value-type="float">
            <text:p>-0.1349242087</text:p>
          </table:table-cell>
          <table:table-cell table:style-name="ce5" table:formula="of:=([.$D76]-[.$D75])/([.A78]-[.A75])" office:value-type="float" office:value="0.0433431763345068" calcext:value-type="float">
            <text:p>0.0433431763</text:p>
          </table:table-cell>
          <table:table-cell/>
          <table:table-cell table:formula="of:=([.K75]-[.A70])" office:value-type="float" office:value="10.2526789" calcext:value-type="float">
            <text:p>10.2526789</text:p>
          </table:table-cell>
          <table:table-cell table:formula="of:=[.G75]*([.K75]-[.A71])" office:value-type="float" office:value="83.2994183974738" calcext:value-type="float">
            <text:p>83.2994183975</text:p>
          </table:table-cell>
          <table:table-cell table:formula="of:=([.K75]-[.A72])*[.H75]" office:value-type="float" office:value="509.853324137445" calcext:value-type="float">
            <text:p>509.8533241374</text:p>
          </table:table-cell>
          <table:table-cell/>
          <table:table-cell office:value-type="float" office:value="152.9541023" calcext:value-type="float">
            <text:p>152.9541023</text:p>
          </table:table-cell>
          <table:table-cell table:formula="of:=[.B70]+[.G75]*[.C70]+[.H75]*[.D70]+[.I75]*[.E70]" office:value-type="float" office:value="11.9045890742587" calcext:value-type="float">
            <text:p>11.9045890743</text:p>
          </table:table-cell>
        </table:table-row>
        <table:table-row table:style-name="ro1">
          <table:table-cell table:style-name="ce2" office:value-type="float" office:value="155.1408738" calcext:value-type="float">
            <text:p>155.1408738</text:p>
          </table:table-cell>
          <table:table-cell table:style-name="ce5" office:value-type="float" office:value="1.025283597" calcext:value-type="float">
            <text:p>1.025283597</text:p>
          </table:table-cell>
          <table:table-cell table:style-name="ce5" table:formula="of:=([.B77]-[.B76])/([.A77]-[.A76])" office:value-type="float" office:value="-1.04393179053697" calcext:value-type="float">
            <text:p>-1.0439317905</text:p>
          </table:table-cell>
          <table:table-cell table:style-name="ce5" table:formula="of:=([.$C77]-[.$C76])/([.A78]-[.A76])" office:value-type="float" office:value="0.135727379858228" calcext:value-type="float">
            <text:p>0.1357273799</text:p>
          </table:table-cell>
          <table:table-cell table:style-name="ce5" table:formula="of:=([.$D77]-[.$D76])/([.A79]-[.A76])" office:value-type="float" office:value="0.0168541242952118" calcext:value-type="float">
            <text:p>0.0168541243</text:p>
          </table:table-cell>
          <table:table-cell/>
          <table:table-cell table:formula="of:=([.K76]-[.A71])" office:value-type="float" office:value="10.2771957" calcext:value-type="float">
            <text:p>10.2771957</text:p>
          </table:table-cell>
          <table:table-cell table:formula="of:=[.G76]*([.K76]-[.A72])" office:value-type="float" office:value="85.026091947907" calcext:value-type="float">
            <text:p>85.0260919479</text:p>
          </table:table-cell>
          <table:table-cell table:formula="of:=([.K76]-[.A73])*[.H76]" office:value-type="float" office:value="530.525691363196" calcext:value-type="float">
            <text:p>530.5256913632</text:p>
          </table:table-cell>
          <table:table-cell/>
          <table:table-cell office:value-type="float" office:value="155.1066489" calcext:value-type="float">
            <text:p>155.1066489</text:p>
          </table:table-cell>
          <table:table-cell table:formula="of:=[.B71]+[.G76]*[.C71]+[.H76]*[.D71]+[.I76]*[.E71]" office:value-type="float" office:value="1.96245036720624" calcext:value-type="float">
            <text:p>1.9624503672</text:p>
          </table:table-cell>
        </table:table-row>
        <table:table-row table:style-name="ro1">
          <table:table-cell table:style-name="ce2" office:value-type="float" office:value="157.2671946" calcext:value-type="float">
            <text:p>157.2671946</text:p>
          </table:table-cell>
          <table:table-cell table:style-name="ce5" office:value-type="float" office:value="-1.194450283" calcext:value-type="float">
            <text:p>-1.194450283</text:p>
          </table:table-cell>
          <table:table-cell table:style-name="ce5" table:formula="of:=([.B78]-[.B77])/([.A78]-[.A77])" office:value-type="float" office:value="-0.472497452061863" calcext:value-type="float">
            <text:p>-0.4724974521</text:p>
          </table:table-cell>
          <table:table-cell table:style-name="ce5" table:formula="of:=([.$C78]-[.$C77])/([.A79]-[.A77])" office:value-type="float" office:value="0.24261179507671" calcext:value-type="float">
            <text:p>0.2426117951</text:p>
          </table:table-cell>
          <table:table-cell table:style-name="ce5" table:formula="of:=([.$D78]-[.$D77])/([.A80]-[.A77])" office:value-type="float" office:value="-0.0221570445881532" calcext:value-type="float">
            <text:p>-0.0221570446</text:p>
          </table:table-cell>
          <table:table-cell/>
          <table:table-cell table:formula="of:=([.K77]-[.A72])" office:value-type="float" office:value="10.3075024" calcext:value-type="float">
            <text:p>10.3075024</text:p>
          </table:table-cell>
          <table:table-cell table:formula="of:=[.G77]*([.K77]-[.A73])" office:value-type="float" office:value="85.282092759342" calcext:value-type="float">
            <text:p>85.2820927593</text:p>
          </table:table-cell>
          <table:table-cell table:formula="of:=([.K77]-[.A74])*[.H77]" office:value-type="float" office:value="527.620820943855" calcext:value-type="float">
            <text:p>527.6208209439</text:p>
          </table:table-cell>
          <table:table-cell/>
          <table:table-cell office:value-type="float" office:value="157.1408738" calcext:value-type="float">
            <text:p>157.1408738</text:p>
          </table:table-cell>
          <table:table-cell table:formula="of:=[.B72]+[.G77]*[.C72]+[.H77]*[.D72]+[.I77]*[.E72]" office:value-type="float" office:value="-4.88951117022046" calcext:value-type="float">
            <text:p>-4.8895111702</text:p>
          </table:table-cell>
        </table:table-row>
        <table:table-row table:style-name="ro1">
          <table:table-cell table:style-name="ce2" office:value-type="float" office:value="159.3510364" calcext:value-type="float">
            <text:p>159.3510364</text:p>
          </table:table-cell>
          <table:table-cell table:style-name="ce5" office:value-type="float" office:value="-2.179060224" calcext:value-type="float">
            <text:p>-2.179060224</text:p>
          </table:table-cell>
          <table:table-cell table:style-name="ce5" table:formula="of:=([.B79]-[.B78])/([.A79]-[.A78])" office:value-type="float" office:value="0.55021211790968" calcext:value-type="float">
            <text:p>0.5502121179</text:p>
          </table:table-cell>
          <table:table-cell table:style-name="ce5" table:formula="of:=([.$C79]-[.$C78])/([.A80]-[.A78])" office:value-type="float" office:value="0.102438314593321" calcext:value-type="float">
            <text:p>0.1024383146</text:p>
          </table:table-cell>
          <table:table-cell table:style-name="ce5" table:formula="of:=([.$D79]-[.$D78])/([.A81]-[.A78])" office:value-type="float" office:value="-0.0362404266916392" calcext:value-type="float">
            <text:p>-0.0362404267</text:p>
          </table:table-cell>
          <table:table-cell/>
          <table:table-cell table:formula="of:=([.K78]-[.A73])" office:value-type="float" office:value="10.4001091" calcext:value-type="float">
            <text:p>10.4001091</text:p>
          </table:table-cell>
          <table:table-cell table:formula="of:=[.G78]*([.K78]-[.A74])" office:value-type="float" office:value="86.4570668783702" calcext:value-type="float">
            <text:p>86.4570668784</text:p>
          </table:table-cell>
          <table:table-cell table:formula="of:=([.K78]-[.A75])*[.H78]" office:value-type="float" office:value="532.622711592156" calcext:value-type="float">
            <text:p>532.6227115922</text:p>
          </table:table-cell>
          <table:table-cell/>
          <table:table-cell office:value-type="float" office:value="159.2671946" calcext:value-type="float">
            <text:p>159.2671946</text:p>
          </table:table-cell>
          <table:table-cell table:formula="of:=[.B73]+[.G78]*[.C73]+[.H78]*[.D73]+[.I78]*[.E73]" office:value-type="float" office:value="-11.5663537011083" calcext:value-type="float">
            <text:p>-11.5663537011</text:p>
          </table:table-cell>
        </table:table-row>
        <table:table-row table:style-name="ro1">
          <table:table-cell table:style-name="ce2" office:value-type="float" office:value="161.4826103" calcext:value-type="float">
            <text:p>161.4826103</text:p>
          </table:table-cell>
          <table:table-cell table:style-name="ce5" office:value-type="float" office:value="-1.006242434" calcext:value-type="float">
            <text:p>-1.006242434</text:p>
          </table:table-cell>
          <table:table-cell table:style-name="ce5" table:formula="of:=([.B80]-[.B79])/([.A80]-[.A79])" office:value-type="float" office:value="0.984808716338135" calcext:value-type="float">
            <text:p>0.9848087163</text:p>
          </table:table-cell>
          <table:table-cell table:style-name="ce5" table:formula="of:=([.$C80]-[.$C79])/([.A81]-[.A79])" office:value-type="float" office:value="-0.129191742022866" calcext:value-type="float">
            <text:p>-0.129191742</text:p>
          </table:table-cell>
          <table:table-cell table:style-name="ce5" table:formula="of:=([.$D80]-[.$D79])/([.A82]-[.A79])" office:value-type="float" office:value="-0.0135029152661722" calcext:value-type="float">
            <text:p>-0.0135029153</text:p>
          </table:table-cell>
          <table:table-cell/>
          <table:table-cell table:formula="of:=([.K79]-[.A74])" office:value-type="float" office:value="10.3969341" calcext:value-type="float">
            <text:p>10.3969341</text:p>
          </table:table-cell>
          <table:table-cell table:formula="of:=[.G79]*([.K79]-[.A75])" office:value-type="float" office:value="85.7163535323637" calcext:value-type="float">
            <text:p>85.7163535324</text:p>
          </table:table-cell>
          <table:table-cell table:formula="of:=([.K79]-[.A76])*[.H79]" office:value-type="float" office:value="532.312492915062" calcext:value-type="float">
            <text:p>532.3124929151</text:p>
          </table:table-cell>
          <table:table-cell/>
          <table:table-cell office:value-type="float" office:value="161.3510364" calcext:value-type="float">
            <text:p>161.3510364</text:p>
          </table:table-cell>
          <table:table-cell table:formula="of:=[.B74]+[.G79]*[.C74]+[.H79]*[.D74]+[.I79]*[.E74]" office:value-type="float" office:value="-5.55527812371004" calcext:value-type="float">
            <text:p>-5.5552781237</text:p>
          </table:table-cell>
        </table:table-row>
        <table:table-row table:style-name="ro1">
          <table:table-cell table:style-name="ce2" office:value-type="float" office:value="163.5935564" calcext:value-type="float">
            <text:p>163.5935564</text:p>
          </table:table-cell>
          <table:table-cell table:style-name="ce5" office:value-type="float" office:value="1.072635685" calcext:value-type="float">
            <text:p>1.072635685</text:p>
          </table:table-cell>
          <table:table-cell table:style-name="ce5" table:formula="of:=([.B81]-[.B80])/([.A81]-[.A80])" office:value-type="float" office:value="0.434463690526773" calcext:value-type="float">
            <text:p>0.4344636905</text:p>
          </table:table-cell>
          <table:table-cell table:style-name="ce5" table:formula="of:=([.$C81]-[.$C80])/([.A82]-[.A80])" office:value-type="float" office:value="-0.214370683572866" calcext:value-type="float">
            <text:p>-0.2143706836</text:p>
          </table:table-cell>
          <table:table-cell table:style-name="ce5" table:formula="of:=([.$D81]-[.$D80])/([.A83]-[.A80])" office:value-type="float" office:value="0.00868518172736095" calcext:value-type="float">
            <text:p>0.0086851817</text:p>
          </table:table-cell>
          <table:table-cell/>
          <table:table-cell table:formula="of:=([.K80]-[.A75])" office:value-type="float" office:value="10.3759614" calcext:value-type="float">
            <text:p>10.3759614</text:p>
          </table:table-cell>
          <table:table-cell table:formula="of:=[.G80]*([.K80]-[.A76])" office:value-type="float" office:value="86.553535932971" calcext:value-type="float">
            <text:p>86.553535933</text:p>
          </table:table-cell>
          <table:table-cell table:formula="of:=([.K80]-[.A77])*[.H80]" office:value-type="float" office:value="537.966206128302" calcext:value-type="float">
            <text:p>537.9662061283</text:p>
          </table:table-cell>
          <table:table-cell/>
          <table:table-cell office:value-type="float" office:value="163.4826103" calcext:value-type="float">
            <text:p>163.4826103</text:p>
          </table:table-cell>
          <table:table-cell table:formula="of:=[.B75]+[.G80]*[.C75]+[.H80]*[.D75]+[.I80]*[.E75]" office:value-type="float" office:value="8.63877979073417" calcext:value-type="float">
            <text:p>8.6387797907</text:p>
          </table:table-cell>
        </table:table-row>
        <table:table-row table:style-name="ro1">
          <table:table-cell table:style-name="ce2" office:value-type="float" office:value="165.742519" calcext:value-type="float">
            <text:p>165.742519</text:p>
          </table:table-cell>
          <table:table-cell table:style-name="ce5" office:value-type="float" office:value="2.006281907" calcext:value-type="float">
            <text:p>2.006281907</text:p>
          </table:table-cell>
          <table:table-cell table:style-name="ce5" table:formula="of:=([.B82]-[.B81])/([.A82]-[.A81])" office:value-type="float" office:value="-0.465302139067584" calcext:value-type="float">
            <text:p>-0.4653021391</text:p>
          </table:table-cell>
          <table:table-cell table:style-name="ce5" table:formula="of:=([.$C82]-[.$C81])/([.A83]-[.A81])" office:value-type="float" office:value="-0.159453990294211" calcext:value-type="float">
            <text:p>-0.1594539903</text:p>
          </table:table-cell>
          <table:table-cell table:style-name="ce5" table:formula="of:=([.$D82]-[.$D81])/([.A84]-[.A81])" office:value-type="float" office:value="0.0565536078335267" calcext:value-type="float">
            <text:p>0.0565536078</text:p>
          </table:table-cell>
          <table:table-cell/>
          <table:table-cell table:formula="of:=([.K81]-[.A76])" office:value-type="float" office:value="10.4526826" calcext:value-type="float">
            <text:p>10.4526826</text:p>
          </table:table-cell>
          <table:table-cell table:formula="of:=[.G81]*([.K81]-[.A77])" office:value-type="float" office:value="87.0328171081647" calcext:value-type="float">
            <text:p>87.0328171082</text:p>
          </table:table-cell>
          <table:table-cell table:formula="of:=([.K81]-[.A78])*[.H81]" office:value-type="float" office:value="543.304101454062" calcext:value-type="float">
            <text:p>543.3041014541</text:p>
          </table:table-cell>
          <table:table-cell/>
          <table:table-cell office:value-type="float" office:value="165.5935564" calcext:value-type="float">
            <text:p>165.5935564</text:p>
          </table:table-cell>
          <table:table-cell table:formula="of:=[.B76]+[.G81]*[.C76]+[.H81]*[.D76]+[.I81]*[.E76]" office:value-type="float" office:value="11.083047018244" calcext:value-type="float">
            <text:p>11.0830470182</text:p>
          </table:table-cell>
        </table:table-row>
        <table:table-row table:style-name="ro1">
          <table:table-cell table:style-name="ce2" office:value-type="float" office:value="167.7907993" calcext:value-type="float">
            <text:p>167.7907993</text:p>
          </table:table-cell>
          <table:table-cell table:style-name="ce5" office:value-type="float" office:value="1.053212702" calcext:value-type="float">
            <text:p>1.053212702</text:p>
          </table:table-cell>
          <table:table-cell table:style-name="ce5" table:formula="of:=([.B83]-[.B82])/([.A83]-[.A82])" office:value-type="float" office:value="-1.13087436795274" calcext:value-type="float">
            <text:p>-1.130874368</text:p>
          </table:table-cell>
          <table:table-cell table:style-name="ce5" table:formula="of:=([.$C83]-[.$C82])/([.A84]-[.A82])" office:value-type="float" office:value="0.1977457847459" calcext:value-type="float">
            <text:p>0.1977457847</text:p>
          </table:table-cell>
          <table:table-cell table:style-name="ce5" table:formula="of:=([.$D83]-[.$D82])/([.A85]-[.A82])" office:value-type="float" office:value="-0.00187699312537177" calcext:value-type="float">
            <text:p>-0.0018769931</text:p>
          </table:table-cell>
          <table:table-cell/>
          <table:table-cell table:formula="of:=([.K82]-[.A77])" office:value-type="float" office:value="10.4753244" calcext:value-type="float">
            <text:p>10.4753244</text:p>
          </table:table-cell>
          <table:table-cell table:formula="of:=[.G82]*([.K82]-[.A78])" office:value-type="float" office:value="87.9035024319551" calcext:value-type="float">
            <text:p>87.903502432</text:p>
          </table:table-cell>
          <table:table-cell table:formula="of:=([.K82]-[.A79])*[.H82]" office:value-type="float" office:value="550.267899634266" calcext:value-type="float">
            <text:p>550.2678996343</text:p>
          </table:table-cell>
          <table:table-cell/>
          <table:table-cell office:value-type="float" office:value="167.742519" calcext:value-type="float">
            <text:p>167.742519</text:p>
          </table:table-cell>
          <table:table-cell table:formula="of:=[.B77]+[.G82]*[.C77]+[.H82]*[.D77]+[.I82]*[.E77]" office:value-type="float" office:value="2.99010175939929" calcext:value-type="float">
            <text:p>2.9901017594</text:p>
          </table:table-cell>
        </table:table-row>
        <table:table-row table:style-name="ro1">
          <table:table-cell table:style-name="ce2" office:value-type="float" office:value="169.9165897" calcext:value-type="float">
            <text:p>169.9165897</text:p>
          </table:table-cell>
          <table:table-cell table:style-name="ce5" office:value-type="float" office:value="-1.350789173" calcext:value-type="float">
            <text:p>-1.350789173</text:p>
          </table:table-cell>
          <table:table-cell table:style-name="ce5" table:formula="of:=([.B84]-[.B83])/([.A84]-[.A83])" office:value-type="float" office:value="-0.286925653311463" calcext:value-type="float">
            <text:p>-0.2869256533</text:p>
          </table:table-cell>
          <table:table-cell table:style-name="ce5" table:formula="of:=([.$C84]-[.$C83])/([.A85]-[.A83])" office:value-type="float" office:value="0.185873636926332" calcext:value-type="float">
            <text:p>0.1858736369</text:p>
          </table:table-cell>
          <table:table-cell table:style-name="ce5" table:formula="of:=([.$D84]-[.$D83])/([.A86]-[.A83])" office:value-type="float" office:value="-0.0101433988813802" calcext:value-type="float">
            <text:p>-0.0101433989</text:p>
          </table:table-cell>
          <table:table-cell/>
          <table:table-cell table:formula="of:=([.K83]-[.A78])" office:value-type="float" office:value="10.4397629" calcext:value-type="float">
            <text:p>10.4397629</text:p>
          </table:table-cell>
          <table:table-cell table:formula="of:=[.G83]*([.K83]-[.A79])" office:value-type="float" office:value="86.7355232883881" calcext:value-type="float">
            <text:p>86.7355232884</text:p>
          </table:table-cell>
          <table:table-cell table:formula="of:=([.K83]-[.A80])*[.H83]" office:value-type="float" office:value="537.521105876747" calcext:value-type="float">
            <text:p>537.5211058767</text:p>
          </table:table-cell>
          <table:table-cell/>
          <table:table-cell office:value-type="float" office:value="169.7907993" calcext:value-type="float">
            <text:p>169.7907993</text:p>
          </table:table-cell>
          <table:table-cell table:formula="of:=[.B78]+[.G83]*[.C78]+[.H83]*[.D78]+[.I83]*[.E78]" office:value-type="float" office:value="-7.02992958001896" calcext:value-type="float">
            <text:p>-7.02992958</text:p>
          </table:table-cell>
        </table:table-row>
        <table:table-row table:style-name="ro1">
          <table:table-cell table:style-name="ce2" office:value-type="float" office:value="172.0586461" calcext:value-type="float">
            <text:p>172.0586461</text:p>
          </table:table-cell>
          <table:table-cell table:style-name="ce5" office:value-type="float" office:value="-1.965400105" calcext:value-type="float">
            <text:p>-1.965400105</text:p>
          </table:table-cell>
          <table:table-cell table:style-name="ce5" table:formula="of:=([.B85]-[.B84])/([.A85]-[.A84])" office:value-type="float" office:value="0.493613175660735" calcext:value-type="float">
            <text:p>0.4936131757</text:p>
          </table:table-cell>
          <table:table-cell table:style-name="ce5" table:formula="of:=([.$C85]-[.$C84])/([.A86]-[.A84])" office:value-type="float" office:value="0.122016368323828" calcext:value-type="float">
            <text:p>0.1220163683</text:p>
          </table:table-cell>
          <table:table-cell table:style-name="ce5" table:formula="of:=([.$D85]-[.$D84])/([.A87]-[.A84])" office:value-type="float" office:value="-0.0432521474705059" calcext:value-type="float">
            <text:p>-0.0432521475</text:p>
          </table:table-cell>
          <table:table-cell/>
          <table:table-cell table:formula="of:=([.K84]-[.A79])" office:value-type="float" office:value="10.4339794" calcext:value-type="float">
            <text:p>10.4339794</text:p>
          </table:table-cell>
          <table:table-cell table:formula="of:=[.G84]*([.K84]-[.A80])" office:value-type="float" office:value="86.8423579977139" calcext:value-type="float">
            <text:p>86.8423579977</text:p>
          </table:table-cell>
          <table:table-cell table:formula="of:=([.K84]-[.A81])*[.H84]" office:value-type="float" office:value="536.170858032598" calcext:value-type="float">
            <text:p>536.1708580326</text:p>
          </table:table-cell>
          <table:table-cell/>
          <table:table-cell office:value-type="float" office:value="171.9165897" calcext:value-type="float">
            <text:p>171.9165897</text:p>
          </table:table-cell>
          <table:table-cell table:formula="of:=[.B79]+[.G84]*[.C79]+[.H84]*[.D79]+[.I84]*[.E79]" office:value-type="float" office:value="-9.1899537500905" calcext:value-type="float">
            <text:p>-9.1899537501</text:p>
          </table:table-cell>
        </table:table-row>
        <table:table-row table:style-name="ro1">
          <table:table-cell table:style-name="ce2" office:value-type="float" office:value="174.1158879" calcext:value-type="float">
            <text:p>174.1158879</text:p>
          </table:table-cell>
          <table:table-cell table:style-name="ce5" office:value-type="float" office:value="-0.949918447" calcext:value-type="float">
            <text:p>-0.949918447</text:p>
          </table:table-cell>
          <table:table-cell table:style-name="ce5" table:formula="of:=([.B86]-[.B85])/([.A86]-[.A85])" office:value-type="float" office:value="1.00039527656526" calcext:value-type="float">
            <text:p>1.0003952766</text:p>
          </table:table-cell>
          <table:table-cell table:style-name="ce5" table:formula="of:=([.$C86]-[.$C85])/([.A87]-[.A85])" office:value-type="float" office:value="-0.151690508856382" calcext:value-type="float">
            <text:p>-0.1516905089</text:p>
          </table:table-cell>
          <table:table-cell table:style-name="ce5" table:formula="of:=([.$D86]-[.$D85])/([.A88]-[.A85])" office:value-type="float" office:value="-0.00963013622447977" calcext:value-type="float">
            <text:p>-0.0096301362</text:p>
          </table:table-cell>
          <table:table-cell/>
          <table:table-cell table:formula="of:=([.K85]-[.A80])" office:value-type="float" office:value="10.4650897" calcext:value-type="float">
            <text:p>10.4650897</text:p>
          </table:table-cell>
          <table:table-cell table:formula="of:=[.G85]*([.K85]-[.A81])" office:value-type="float" office:value="87.029016058101" calcext:value-type="float">
            <text:p>87.0290160581</text:p>
          </table:table-cell>
          <table:table-cell table:formula="of:=([.K85]-[.A82])*[.H85]" office:value-type="float" office:value="545.484539806917" calcext:value-type="float">
            <text:p>545.4845398069</text:p>
          </table:table-cell>
          <table:table-cell/>
          <table:table-cell office:value-type="float" office:value="174.0586461" calcext:value-type="float">
            <text:p>174.0586461</text:p>
          </table:table-cell>
          <table:table-cell table:formula="of:=[.B80]+[.G85]*[.C80]+[.H85]*[.D80]+[.I85]*[.E80]" office:value-type="float" office:value="-8.29950012760439" calcext:value-type="float">
            <text:p>-8.2995001276</text:p>
          </table:table-cell>
        </table:table-row>
        <table:table-row table:style-name="ro1">
          <table:table-cell table:style-name="ce2" office:value-type="float" office:value="176.2120405" calcext:value-type="float">
            <text:p>176.2120405</text:p>
          </table:table-cell>
          <table:table-cell table:style-name="ce5" office:value-type="float" office:value="1.147062713" calcext:value-type="float">
            <text:p>1.147062713</text:p>
          </table:table-cell>
          <table:table-cell table:style-name="ce5" table:formula="of:=([.B87]-[.B86])/([.A87]-[.A86])" office:value-type="float" office:value="0.35253623215395" calcext:value-type="float">
            <text:p>0.3525362322</text:p>
          </table:table-cell>
          <table:table-cell table:style-name="ce5" table:formula="of:=([.$C87]-[.$C86])/([.A88]-[.A86])" office:value-type="float" office:value="-0.213689079338095" calcext:value-type="float">
            <text:p>-0.2136890793</text:p>
          </table:table-cell>
          <table:table-cell table:style-name="ce5" table:formula="of:=([.$D87]-[.$D86])/([.A89]-[.A86])" office:value-type="float" office:value="0.0190883149177794" calcext:value-type="float">
            <text:p>0.0190883149</text:p>
          </table:table-cell>
          <table:table-cell/>
          <table:table-cell table:formula="of:=([.K86]-[.A81])" office:value-type="float" office:value="10.3733689" calcext:value-type="float">
            <text:p>10.3733689</text:p>
          </table:table-cell>
          <table:table-cell table:formula="of:=[.G86]*([.K86]-[.A82])" office:value-type="float" office:value="86.3592151729844" calcext:value-type="float">
            <text:p>86.359215173</text:p>
          </table:table-cell>
          <table:table-cell table:formula="of:=([.K86]-[.A83])*[.H86]" office:value-type="float" office:value="535.366527175294" calcext:value-type="float">
            <text:p>535.3665271753</text:p>
          </table:table-cell>
          <table:table-cell/>
          <table:table-cell office:value-type="float" office:value="176.1158879" calcext:value-type="float">
            <text:p>176.1158879</text:p>
          </table:table-cell>
          <table:table-cell table:formula="of:=[.B81]+[.G86]*[.C81]+[.H86]*[.D81]+[.I86]*[.E81]" office:value-type="float" office:value="13.6861183355528" calcext:value-type="float">
            <text:p>13.6861183356</text:p>
          </table:table-cell>
        </table:table-row>
        <table:table-row table:style-name="ro1">
          <table:table-cell table:style-name="ce2" office:value-type="float" office:value="178.3868146" calcext:value-type="float">
            <text:p>178.3868146</text:p>
          </table:table-cell>
          <table:table-cell table:style-name="ce5" office:value-type="float" office:value="1.91374938" calcext:value-type="float">
            <text:p>1.91374938</text:p>
          </table:table-cell>
          <table:table-cell table:style-name="ce5" table:formula="of:=([.B88]-[.B87])/([.A88]-[.A87])" office:value-type="float" office:value="-0.57526367093812" calcext:value-type="float">
            <text:p>-0.5752636709</text:p>
          </table:table-cell>
          <table:table-cell table:style-name="ce5" table:formula="of:=([.$C88]-[.$C87])/([.A89]-[.A87])" office:value-type="float" office:value="-0.0901308062769334" calcext:value-type="float">
            <text:p>-0.0901308063</text:p>
          </table:table-cell>
          <table:table-cell table:style-name="ce5" table:formula="of:=([.$D88]-[.$D87])/([.A90]-[.A87])" office:value-type="float" office:value="0.0384520600542979" calcext:value-type="float">
            <text:p>0.0384520601</text:p>
          </table:table-cell>
          <table:table-cell/>
          <table:table-cell table:formula="of:=([.K87]-[.A82])" office:value-type="float" office:value="10.4212412" calcext:value-type="float">
            <text:p>10.4212412</text:p>
          </table:table-cell>
          <table:table-cell table:formula="of:=[.G87]*([.K87]-[.A83])" office:value-type="float" office:value="86.4488936495329" calcext:value-type="float">
            <text:p>86.4488936495</text:p>
          </table:table-cell>
          <table:table-cell table:formula="of:=([.K87]-[.A84])*[.H87]" office:value-type="float" office:value="531.954138069231" calcext:value-type="float">
            <text:p>531.9541380692</text:p>
          </table:table-cell>
          <table:table-cell/>
          <table:table-cell office:value-type="float" office:value="178.2120405" calcext:value-type="float">
            <text:p>178.2120405</text:p>
          </table:table-cell>
          <table:table-cell table:formula="of:=[.B82]+[.G87]*[.C82]+[.H87]*[.D82]+[.I87]*[.E82]" office:value-type="float" office:value="5.36452820163967" calcext:value-type="float">
            <text:p>5.3645282016</text:p>
          </table:table-cell>
        </table:table-row>
        <table:table-row table:style-name="ro1">
          <table:table-cell table:style-name="ce2" office:value-type="float" office:value="180.5538623" calcext:value-type="float">
            <text:p>180.5538623</text:p>
          </table:table-cell>
          <table:table-cell table:style-name="ce5" office:value-type="float" office:value="0.667125565" calcext:value-type="float">
            <text:p>0.667125565</text:p>
          </table:table-cell>
          <table:table-cell table:style-name="ce5" table:formula="of:=([.B89]-[.B88])/([.A89]-[.A88])" office:value-type="float" office:value="-0.962664398197069" calcext:value-type="float">
            <text:p>-0.9626643982</text:p>
          </table:table-cell>
          <table:table-cell table:style-name="ce5" table:formula="of:=([.$C89]-[.$C88])/([.A90]-[.A88])" office:value-type="float" office:value="0.155412313661084" calcext:value-type="float">
            <text:p>0.1554123137</text:p>
          </table:table-cell>
          <table:table-cell table:style-name="ce5" table:formula="of:=([.$D89]-[.$D88])/([.A91]-[.A88])" office:value-type="float" office:value="0.0118083613992644" calcext:value-type="float">
            <text:p>0.0118083614</text:p>
          </table:table-cell>
          <table:table-cell/>
          <table:table-cell table:formula="of:=([.K88]-[.A83])" office:value-type="float" office:value="10.4702249" calcext:value-type="float">
            <text:p>10.4702249</text:p>
          </table:table-cell>
          <table:table-cell table:formula="of:=[.G88]*([.K88]-[.A84])" office:value-type="float" office:value="87.1977972000957" calcext:value-type="float">
            <text:p>87.1977972001</text:p>
          </table:table-cell>
          <table:table-cell table:formula="of:=([.K88]-[.A85])*[.H88]" office:value-type="float" office:value="546.810994643267" calcext:value-type="float">
            <text:p>546.8109946433</text:p>
          </table:table-cell>
          <table:table-cell/>
          <table:table-cell office:value-type="float" office:value="180.3868146" calcext:value-type="float">
            <text:p>180.3868146</text:p>
          </table:table-cell>
          <table:table-cell table:formula="of:=[.B83]+[.G88]*[.C83]+[.H88]*[.D83]+[.I88]*[.E83]" office:value-type="float" office:value="6.30628437340517" calcext:value-type="float">
            <text:p>6.3062843734</text:p>
          </table:table-cell>
        </table:table-row>
        <table:table-row table:style-name="ro1">
          <table:table-cell table:style-name="ce2" office:value-type="float" office:value="182.6850201" calcext:value-type="float">
            <text:p>182.6850201</text:p>
          </table:table-cell>
          <table:table-cell table:style-name="ce5" office:value-type="float" office:value="-1.384464176" calcext:value-type="float">
            <text:p>-1.384464176</text:p>
          </table:table-cell>
          <table:table-cell table:style-name="ce5" table:formula="of:=([.B90]-[.B89])/([.A90]-[.A89])" office:value-type="float" office:value="-0.307034691866446" calcext:value-type="float">
            <text:p>-0.3070346919</text:p>
          </table:table-cell>
          <table:table-cell table:style-name="ce5" table:formula="of:=([.$C90]-[.$C89])/([.A91]-[.A89])" office:value-type="float" office:value="0.230313316817965" calcext:value-type="float">
            <text:p>0.2303133168</text:p>
          </table:table-cell>
          <table:table-cell table:style-name="ce5" table:formula="of:=([.$D90]-[.$D89])/([.A92]-[.A89])" office:value-type="float" office:value="-0.0222845032214152" calcext:value-type="float">
            <text:p>-0.0222845032</text:p>
          </table:table-cell>
          <table:table-cell/>
          <table:table-cell table:formula="of:=([.K89]-[.A84])" office:value-type="float" office:value="10.4952162" calcext:value-type="float">
            <text:p>10.4952162</text:p>
          </table:table-cell>
          <table:table-cell table:formula="of:=[.G89]*([.K89]-[.A85])" office:value-type="float" office:value="88.5583656180652" calcext:value-type="float">
            <text:p>88.5583656181</text:p>
          </table:table-cell>
          <table:table-cell table:formula="of:=([.K89]-[.A86])*[.H89]" office:value-type="float" office:value="561.621373649016" calcext:value-type="float">
            <text:p>561.621373649</text:p>
          </table:table-cell>
          <table:table-cell/>
          <table:table-cell office:value-type="float" office:value="182.5538623" calcext:value-type="float">
            <text:p>182.5538623</text:p>
          </table:table-cell>
          <table:table-cell table:formula="of:=[.B84]+[.G89]*[.C84]+[.H89]*[.D84]+[.I89]*[.E84]" office:value-type="float" office:value="-10.2705834255173" calcext:value-type="float">
            <text:p>-10.2705834255</text:p>
          </table:table-cell>
        </table:table-row>
        <table:table-row table:style-name="ro1">
          <table:table-cell table:style-name="ce2" office:value-type="float" office:value="184.7725094" calcext:value-type="float">
            <text:p>184.7725094</text:p>
          </table:table-cell>
          <table:table-cell table:style-name="ce5" office:value-type="float" office:value="-2.02539581" calcext:value-type="float">
            <text:p>-2.02539581</text:p>
          </table:table-cell>
          <table:table-cell table:style-name="ce5" table:formula="of:=([.B91]-[.B90])/([.A91]-[.A90])" office:value-type="float" office:value="0.663019710168637" calcext:value-type="float">
            <text:p>0.6630197102</text:p>
          </table:table-cell>
          <table:table-cell table:style-name="ce5" table:formula="of:=([.$C91]-[.$C90])/([.A92]-[.A90])" office:value-type="float" office:value="0.0925197340904266" calcext:value-type="float">
            <text:p>0.0925197341</text:p>
          </table:table-cell>
          <table:table-cell table:style-name="ce5" table:formula="of:=([.$D91]-[.$D90])/([.A93]-[.A90])" office:value-type="float" office:value="-0.0439258584566881" calcext:value-type="float">
            <text:p>-0.0439258585</text:p>
          </table:table-cell>
          <table:table-cell/>
          <table:table-cell table:formula="of:=([.K90]-[.A85])" office:value-type="float" office:value="10.5691322" calcext:value-type="float">
            <text:p>10.5691322</text:p>
          </table:table-cell>
          <table:table-cell table:formula="of:=[.G90]*([.K90]-[.A86])" office:value-type="float" office:value="89.5520415203032" calcext:value-type="float">
            <text:p>89.5520415203</text:p>
          </table:table-cell>
          <table:table-cell table:formula="of:=([.K90]-[.A87])*[.H90]" office:value-type="float" office:value="564.017160439402" calcext:value-type="float">
            <text:p>564.0171604394</text:p>
          </table:table-cell>
          <table:table-cell/>
          <table:table-cell office:value-type="float" office:value="184.6850201" calcext:value-type="float">
            <text:p>184.6850201</text:p>
          </table:table-cell>
          <table:table-cell table:formula="of:=[.B85]+[.G90]*[.C85]+[.H90]*[.D85]+[.I90]*[.E85]" office:value-type="float" office:value="-9.39236535204455" calcext:value-type="float">
            <text:p>-9.392365352</text:p>
          </table:table-cell>
        </table:table-row>
        <table:table-row table:style-name="ro1">
          <table:table-cell table:style-name="ce2" office:value-type="float" office:value="186.8969103" calcext:value-type="float">
            <text:p>186.8969103</text:p>
          </table:table-cell>
          <table:table-cell table:style-name="ce5" office:value-type="float" office:value="-0.616876141" calcext:value-type="float">
            <text:p>-0.616876141</text:p>
          </table:table-cell>
          <table:table-cell table:style-name="ce5" table:formula="of:=([.B92]-[.B91])/([.A92]-[.A91])" office:value-type="float" office:value="1.04197055812372" calcext:value-type="float">
            <text:p>1.0419705581</text:p>
          </table:table-cell>
          <table:table-cell table:style-name="ce5" table:formula="of:=([.$C92]-[.$C91])/([.A93]-[.A91])" office:value-type="float" office:value="-0.178004825130016" calcext:value-type="float">
            <text:p>-0.1780048251</text:p>
          </table:table-cell>
          <table:table-cell table:style-name="ce5" table:formula="of:=([.$D92]-[.$D91])/([.A94]-[.A91])" office:value-type="float" office:value="-0.00966807037392319" calcext:value-type="float">
            <text:p>-0.0096680704</text:p>
          </table:table-cell>
          <table:table-cell/>
          <table:table-cell table:formula="of:=([.K91]-[.A86])" office:value-type="float" office:value="10.5604689" calcext:value-type="float">
            <text:p>10.5604689</text:p>
          </table:table-cell>
          <table:table-cell table:formula="of:=[.G91]*([.K91]-[.A87])" office:value-type="float" office:value="88.5568691402914" calcext:value-type="float">
            <text:p>88.5568691403</text:p>
          </table:table-cell>
          <table:table-cell table:formula="of:=([.K91]-[.A88])*[.H91]" office:value-type="float" office:value="550.703917464353" calcext:value-type="float">
            <text:p>550.7039174644</text:p>
          </table:table-cell>
          <table:table-cell/>
          <table:table-cell office:value-type="float" office:value="186.7725094" calcext:value-type="float">
            <text:p>186.7725094</text:p>
          </table:table-cell>
          <table:table-cell table:formula="of:=[.B86]+[.G91]*[.C86]+[.H91]*[.D86]+[.I91]*[.E86]" office:value-type="float" office:value="-3.54161540385371" calcext:value-type="float">
            <text:p>-3.5416154039</text:p>
          </table:table-cell>
        </table:table-row>
        <table:table-row table:style-name="ro1">
          <table:table-cell table:style-name="ce2" office:value-type="float" office:value="188.8684015" calcext:value-type="float">
            <text:p>188.8684015</text:p>
          </table:table-cell>
          <table:table-cell table:style-name="ce5" office:value-type="float" office:value="1.437359645" calcext:value-type="float">
            <text:p>1.437359645</text:p>
          </table:table-cell>
          <table:table-cell table:style-name="ce5" table:formula="of:=([.B93]-[.B92])/([.A93]-[.A92])" office:value-type="float" office:value="0.323852438484564" calcext:value-type="float">
            <text:p>0.3238524385</text:p>
          </table:table-cell>
          <table:table-cell table:style-name="ce5" table:formula="of:=([.$C93]-[.$C92])/([.A94]-[.A92])" office:value-type="float" office:value="-0.237357149761426" calcext:value-type="float">
            <text:p>-0.2373571498</text:p>
          </table:table-cell>
          <table:table-cell table:style-name="ce5" table:formula="of:=([.$D93]-[.$D92])/([.A95]-[.A92])" office:value-type="float" office:value="0.0264449643240464" calcext:value-type="float">
            <text:p>0.0264449643</text:p>
          </table:table-cell>
          <table:table-cell/>
          <table:table-cell table:formula="of:=([.K92]-[.A87])" office:value-type="float" office:value="10.5100957" calcext:value-type="float">
            <text:p>10.5100957</text:p>
          </table:table-cell>
          <table:table-cell table:formula="of:=[.G92]*([.K92]-[.A88])" office:value-type="float" office:value="87.6862329096937" calcext:value-type="float">
            <text:p>87.6862329097</text:p>
          </table:table-cell>
          <table:table-cell table:formula="of:=([.K92]-[.A89])*[.H92]" office:value-type="float" office:value="544.697250886644" calcext:value-type="float">
            <text:p>544.6972508866</text:p>
          </table:table-cell>
          <table:table-cell/>
          <table:table-cell office:value-type="float" office:value="188.8969103" calcext:value-type="float">
            <text:p>188.8969103</text:p>
          </table:table-cell>
          <table:table-cell table:formula="of:=[.B87]+[.G92]*[.C87]+[.H92]*[.D87]+[.I92]*[.E87]" office:value-type="float" office:value="8.90917367667358" calcext:value-type="float">
            <text:p>8.9091736767</text:p>
          </table:table-cell>
        </table:table-row>
        <table:table-row table:style-name="ro1">
          <table:table-cell table:style-name="ce2" office:value-type="float" office:value="190.9311724" calcext:value-type="float">
            <text:p>190.9311724</text:p>
          </table:table-cell>
          <table:table-cell table:style-name="ce5" office:value-type="float" office:value="2.105393031" calcext:value-type="float">
            <text:p>2.105393031</text:p>
          </table:table-cell>
          <table:table-cell table:style-name="ce5" table:formula="of:=([.B94]-[.B93])/([.A94]-[.A93])" office:value-type="float" office:value="-0.665336568789123" calcext:value-type="float">
            <text:p>-0.6653365688</text:p>
          </table:table-cell>
          <table:table-cell table:style-name="ce5" table:formula="of:=([.$C94]-[.$C93])/([.A95]-[.A93])" office:value-type="float" office:value="-0.0704421703699432" calcext:value-type="float">
            <text:p>-0.0704421704</text:p>
          </table:table-cell>
          <table:table-cell table:style-name="ce5" table:formula="of:=([.$D94]-[.$D93])/([.A96]-[.A93])" office:value-type="float" office:value="0.0326979809751399" calcext:value-type="float">
            <text:p>0.032697981</text:p>
          </table:table-cell>
          <table:table-cell/>
          <table:table-cell table:formula="of:=([.K93]-[.A88])" office:value-type="float" office:value="10.3145392" calcext:value-type="float">
            <text:p>10.3145392</text:p>
          </table:table-cell>
          <table:table-cell table:formula="of:=[.G93]*([.K93]-[.A89])" office:value-type="float" office:value="84.407808238851" calcext:value-type="float">
            <text:p>84.4078082389</text:p>
          </table:table-cell>
          <table:table-cell table:formula="of:=([.K93]-[.A90])*[.H93]" office:value-type="float" office:value="514.540891421528" calcext:value-type="float">
            <text:p>514.5408914215</text:p>
          </table:table-cell>
          <table:table-cell/>
          <table:table-cell office:value-type="float" office:value="190.8684015" calcext:value-type="float">
            <text:p>190.8684015</text:p>
          </table:table-cell>
          <table:table-cell table:formula="of:=[.B88]+[.G93]*[.C88]+[.H93]*[.D88]+[.I93]*[.E88]" office:value-type="float" office:value="9.93158346341792" calcext:value-type="float">
            <text:p>9.9315834634</text:p>
          </table:table-cell>
        </table:table-row>
        <table:table-row table:style-name="ro1">
          <table:table-cell table:style-name="ce2" office:value-type="float" office:value="193.0359145" calcext:value-type="float">
            <text:p>193.0359145</text:p>
          </table:table-cell>
          <table:table-cell table:style-name="ce5" office:value-type="float" office:value="0.705031144" calcext:value-type="float">
            <text:p>0.705031144</text:p>
          </table:table-cell>
          <table:table-cell table:style-name="ce5" table:formula="of:=([.B95]-[.B94])/([.A95]-[.A94])" office:value-type="float" office:value="-0.964646477765736" calcext:value-type="float">
            <text:p>-0.9646464778</text:p>
          </table:table-cell>
          <table:table-cell table:style-name="ce5" table:formula="of:=([.$C95]-[.$C94])/([.A96]-[.A94])" office:value-type="float" office:value="0.135905233214123" calcext:value-type="float">
            <text:p>0.1359052332</text:p>
          </table:table-cell>
          <table:table-cell table:style-name="ce5" table:formula="of:=([.$D95]-[.$D94])/([.A97]-[.A94])" office:value-type="float" office:value="0.0214742380657984" calcext:value-type="float">
            <text:p>0.0214742381</text:p>
          </table:table-cell>
          <table:table-cell/>
          <table:table-cell table:formula="of:=([.K94]-[.A89])" office:value-type="float" office:value="10.2461523" calcext:value-type="float">
            <text:p>10.2461523</text:p>
          </table:table-cell>
          <table:table-cell table:formula="of:=[.G94]*([.K94]-[.A90])" office:value-type="float" office:value="83.5949036623751" calcext:value-type="float">
            <text:p>83.5949036624</text:p>
          </table:table-cell>
          <table:table-cell table:formula="of:=([.K94]-[.A91])*[.H94]" office:value-type="float" office:value="504.433558923022" calcext:value-type="float">
            <text:p>504.433558923</text:p>
          </table:table-cell>
          <table:table-cell/>
          <table:table-cell office:value-type="float" office:value="192.9311724" calcext:value-type="float">
            <text:p>192.9311724</text:p>
          </table:table-cell>
          <table:table-cell table:formula="of:=[.B89]+[.G94]*[.C89]+[.H94]*[.D89]+[.I94]*[.E89]" office:value-type="float" office:value="3.48157987250267" calcext:value-type="float">
            <text:p>3.4815798725</text:p>
          </table:table-cell>
        </table:table-row>
        <table:table-row table:style-name="ro1">
          <table:table-cell table:style-name="ce2" office:value-type="float" office:value="195.1801884" calcext:value-type="float">
            <text:p>195.1801884</text:p>
          </table:table-cell>
          <table:table-cell table:style-name="ce5" office:value-type="float" office:value="-1.363435121" calcext:value-type="float">
            <text:p>-1.363435121</text:p>
          </table:table-cell>
          <table:table-cell table:style-name="ce5" table:formula="of:=([.B96]-[.B95])/([.A96]-[.A95])" office:value-type="float" office:value="-0.393033728416632" calcext:value-type="float">
            <text:p>-0.3930337284</text:p>
          </table:table-cell>
          <table:table-cell table:style-name="ce5" table:formula="of:=([.$C96]-[.$C95])/([.A97]-[.A95])" office:value-type="float" office:value="0.271462041737823" calcext:value-type="float">
            <text:p>0.2714620417</text:p>
          </table:table-cell>
          <table:table-cell table:style-name="ce5" table:formula="of:=([.$D96]-[.$D95])/([.A98]-[.A95])" office:value-type="float" office:value="-0.037006396178227" calcext:value-type="float">
            <text:p>-0.0370063962</text:p>
          </table:table-cell>
          <table:table-cell/>
          <table:table-cell table:formula="of:=([.K95]-[.A90])" office:value-type="float" office:value="10.2634051" calcext:value-type="float">
            <text:p>10.2634051</text:p>
          </table:table-cell>
          <table:table-cell table:formula="of:=[.G95]*([.K95]-[.A91])" office:value-type="float" office:value="83.5338972152013" calcext:value-type="float">
            <text:p>83.5338972152</text:p>
          </table:table-cell>
          <table:table-cell table:formula="of:=([.K95]-[.A92])*[.H95]" office:value-type="float" office:value="515.196397015417" calcext:value-type="float">
            <text:p>515.1963970154</text:p>
          </table:table-cell>
          <table:table-cell/>
          <table:table-cell office:value-type="float" office:value="195.0359145" calcext:value-type="float">
            <text:p>195.0359145</text:p>
          </table:table-cell>
          <table:table-cell table:formula="of:=[.B90]+[.G95]*[.C90]+[.H95]*[.D90]+[.I95]*[.E90]" office:value-type="float" office:value="-10.1224659900621" calcext:value-type="float">
            <text:p>-10.1224659901</text:p>
          </table:table-cell>
        </table:table-row>
        <table:table-row table:style-name="ro1">
          <table:table-cell table:style-name="ce2" office:value-type="float" office:value="197.2418802" calcext:value-type="float">
            <text:p>197.2418802</text:p>
          </table:table-cell>
          <table:table-cell table:style-name="ce5" office:value-type="float" office:value="-2.173749536" calcext:value-type="float">
            <text:p>-2.173749536</text:p>
          </table:table-cell>
          <table:table-cell table:style-name="ce5" table:formula="of:=([.B97]-[.B96])/([.A97]-[.A96])" office:value-type="float" office:value="0.73849004446098" calcext:value-type="float">
            <text:p>0.7384900445</text:p>
          </table:table-cell>
          <table:table-cell table:style-name="ce5" table:formula="of:=([.$C97]-[.$C96])/([.A98]-[.A96])" office:value-type="float" office:value="0.0414862885739394" calcext:value-type="float">
            <text:p>0.0414862886</text:p>
          </table:table-cell>
          <table:table-cell table:style-name="ce5" table:formula="of:=([.$D97]-[.$D96])/([.A99]-[.A96])" office:value-type="float" office:value="-0.0304084886286974" calcext:value-type="float">
            <text:p>-0.0304084886</text:p>
          </table:table-cell>
          <table:table-cell/>
          <table:table-cell table:formula="of:=([.K96]-[.A91])" office:value-type="float" office:value="10.2832781" calcext:value-type="float">
            <text:p>10.2832781</text:p>
          </table:table-cell>
          <table:table-cell table:formula="of:=[.G96]*([.K96]-[.A92])" office:value-type="float" office:value="85.4724162006367" calcext:value-type="float">
            <text:p>85.4724162006</text:p>
          </table:table-cell>
          <table:table-cell table:formula="of:=([.K96]-[.A93])*[.H96]" office:value-type="float" office:value="534.118496396436" calcext:value-type="float">
            <text:p>534.1184963964</text:p>
          </table:table-cell>
          <table:table-cell/>
          <table:table-cell office:value-type="float" office:value="197.1801884" calcext:value-type="float">
            <text:p>197.1801884</text:p>
          </table:table-cell>
          <table:table-cell table:formula="of:=[.B91]+[.G96]*[.C91]+[.H96]*[.D91]+[.I96]*[.E91]" office:value-type="float" office:value="-10.2804008302107" calcext:value-type="float">
            <text:p>-10.2804008302</text:p>
          </table:table-cell>
        </table:table-row>
        <table:table-row table:style-name="ro1">
          <table:table-cell table:style-name="ce2" office:value-type="float" office:value="199.3484462" calcext:value-type="float">
            <text:p>199.3484462</text:p>
          </table:table-cell>
          <table:table-cell table:style-name="ce5" office:value-type="float" office:value="-0.618071517" calcext:value-type="float">
            <text:p>-0.618071517</text:p>
          </table:table-cell>
          <table:table-cell table:style-name="ce5" table:formula="of:=([.B98]-[.B97])/([.A98]-[.A97])" office:value-type="float" office:value="0.910774087922135" calcext:value-type="float">
            <text:p>0.9107740879</text:p>
          </table:table-cell>
          <table:table-cell table:style-name="ce5" table:formula="of:=([.$C98]-[.$C97])/([.A99]-[.A97])" office:value-type="float" office:value="-0.147472409462405" calcext:value-type="float">
            <text:p>-0.1474724095</text:p>
          </table:table-cell>
          <table:table-cell table:style-name="ce5" table:formula="of:=([.$D98]-[.$D97])/([.A100]-[.A97])" office:value-type="float" office:value="-0.00853479650512148" calcext:value-type="float">
            <text:p>-0.0085347965</text:p>
          </table:table-cell>
          <table:table-cell/>
          <table:table-cell table:formula="of:=([.K97]-[.A92])" office:value-type="float" office:value="10.3734787" calcext:value-type="float">
            <text:p>10.3734787</text:p>
          </table:table-cell>
          <table:table-cell table:formula="of:=[.G97]*([.K97]-[.A93])" office:value-type="float" office:value="86.2109503452237" calcext:value-type="float">
            <text:p>86.2109503452</text:p>
          </table:table-cell>
          <table:table-cell table:formula="of:=([.K97]-[.A94])*[.H97]" office:value-type="float" office:value="535.022200806862" calcext:value-type="float">
            <text:p>535.0222008069</text:p>
          </table:table-cell>
          <table:table-cell/>
          <table:table-cell office:value-type="float" office:value="199.2418802" calcext:value-type="float">
            <text:p>199.2418802</text:p>
          </table:table-cell>
          <table:table-cell table:formula="of:=[.B92]+[.G97]*[.C92]+[.H97]*[.D92]+[.I97]*[.E92]" office:value-type="float" office:value="-1.51730642169318" calcext:value-type="float">
            <text:p>-1.5173064217</text:p>
          </table:table-cell>
        </table:table-row>
        <table:table-row table:style-name="ro1">
          <table:table-cell table:style-name="ce2" office:value-type="float" office:value="201.394675" calcext:value-type="float">
            <text:p>201.394675</text:p>
          </table:table-cell>
          <table:table-cell table:style-name="ce5" office:value-type="float" office:value="1.245580652" calcext:value-type="float">
            <text:p>1.245580652</text:p>
          </table:table-cell>
          <table:table-cell table:style-name="ce5" table:formula="of:=([.B99]-[.B98])/([.A99]-[.A98])" office:value-type="float" office:value="0.305039203301624" calcext:value-type="float">
            <text:p>0.3050392033</text:p>
          </table:table-cell>
          <table:table-cell table:style-name="ce5" table:formula="of:=([.$C99]-[.$C98])/([.A100]-[.A98])" office:value-type="float" office:value="-0.200770510091506" calcext:value-type="float">
            <text:p>-0.2007705101</text:p>
          </table:table-cell>
          <table:table-cell table:style-name="ce5" table:formula="of:=([.$D99]-[.$D98])/([.A101]-[.A98])" office:value-type="float" office:value="0.0128968463850551" calcext:value-type="float">
            <text:p>0.0128968464</text:p>
          </table:table-cell>
          <table:table-cell/>
          <table:table-cell table:formula="of:=([.K98]-[.A93])" office:value-type="float" office:value="10.4172738" calcext:value-type="float">
            <text:p>10.4172738</text:p>
          </table:table-cell>
          <table:table-cell table:formula="of:=[.G98]*([.K98]-[.A94])" office:value-type="float" office:value="86.5939186900797" calcext:value-type="float">
            <text:p>86.5939186901</text:p>
          </table:table-cell>
          <table:table-cell table:formula="of:=([.K98]-[.A95])*[.H98]" office:value-type="float" office:value="534.133614392652" calcext:value-type="float">
            <text:p>534.1336143927</text:p>
          </table:table-cell>
          <table:table-cell/>
          <table:table-cell office:value-type="float" office:value="201.3484462" calcext:value-type="float">
            <text:p>201.3484462</text:p>
          </table:table-cell>
          <table:table-cell table:formula="of:=[.B93]+[.G98]*[.C93]+[.H98]*[.D93]+[.I98]*[.E93]" office:value-type="float" office:value="6.5396270129972" calcext:value-type="float">
            <text:p>6.539627013</text:p>
          </table:table-cell>
        </table:table-row>
        <table:table-row table:style-name="ro1">
          <table:table-cell table:style-name="ce2" office:value-type="float" office:value="203.4558917" calcext:value-type="float">
            <text:p>203.4558917</text:p>
          </table:table-cell>
          <table:table-cell table:style-name="ce5" office:value-type="float" office:value="1.874332552" calcext:value-type="float">
            <text:p>1.874332552</text:p>
          </table:table-cell>
          <table:table-cell table:style-name="ce5" table:formula="of:=([.B100]-[.B99])/([.A100]-[.A99])" office:value-type="float" office:value="-0.537910158486082" calcext:value-type="float">
            <text:p>-0.5379101585</text:p>
          </table:table-cell>
          <table:table-cell table:style-name="ce5" table:formula="of:=([.$C100]-[.$C99])/([.A101]-[.A99])" office:value-type="float" office:value="-0.119955443950666" calcext:value-type="float">
            <text:p>-0.119955444</text:p>
          </table:table-cell>
          <table:table-cell table:style-name="ce5" table:formula="of:=([.$D100]-[.$D99])/([.A102]-[.A99])" office:value-type="float" office:value="0.0496731638195632" calcext:value-type="float">
            <text:p>0.0496731638</text:p>
          </table:table-cell>
          <table:table-cell/>
          <table:table-cell table:formula="of:=([.K99]-[.A94])" office:value-type="float" office:value="10.3587605" calcext:value-type="float">
            <text:p>10.3587605</text:p>
          </table:table-cell>
          <table:table-cell table:formula="of:=[.G99]*([.K99]-[.A95])" office:value-type="float" office:value="85.0918993198596" calcext:value-type="float">
            <text:p>85.0918993199</text:p>
          </table:table-cell>
          <table:table-cell table:formula="of:=([.K99]-[.A96])*[.H99]" office:value-type="float" office:value="523.552995657356" calcext:value-type="float">
            <text:p>523.5529956574</text:p>
          </table:table-cell>
          <table:table-cell/>
          <table:table-cell office:value-type="float" office:value="203.394675" calcext:value-type="float">
            <text:p>203.394675</text:p>
          </table:table-cell>
          <table:table-cell table:formula="of:=[.B94]+[.G99]*[.C94]+[.H99]*[.D94]+[.I99]*[.E94]" office:value-type="float" office:value="13.5198254041623" calcext:value-type="float">
            <text:p>13.5198254042</text:p>
          </table:table-cell>
        </table:table-row>
        <table:table-row table:style-name="ro1">
          <table:table-cell table:style-name="ce2" office:value-type="float" office:value="205.5932466" calcext:value-type="float">
            <text:p>205.5932466</text:p>
          </table:table-cell>
          <table:table-cell table:style-name="ce5" office:value-type="float" office:value="0.724627639" calcext:value-type="float">
            <text:p>0.724627639</text:p>
          </table:table-cell>
          <table:table-cell table:style-name="ce5" table:formula="of:=([.B101]-[.B100])/([.A101]-[.A100])" office:value-type="float" office:value="-1.04232867811539" calcext:value-type="float">
            <text:p>-1.0423286781</text:p>
          </table:table-cell>
          <table:table-cell table:style-name="ce5" table:formula="of:=([.$C101]-[.$C100])/([.A102]-[.A100])" office:value-type="float" office:value="0.192857008474363" calcext:value-type="float">
            <text:p>0.1928570085</text:p>
          </table:table-cell>
          <table:table-cell table:style-name="ce5" table:formula="of:=([.$D101]-[.$D100])/([.A103]-[.A100])" office:value-type="float" office:value="0.000943457642378762" calcext:value-type="float">
            <text:p>0.0009434576</text:p>
          </table:table-cell>
          <table:table-cell/>
          <table:table-cell table:formula="of:=([.K100]-[.A95])" office:value-type="float" office:value="10.2757033" calcext:value-type="float">
            <text:p>10.2757033</text:p>
          </table:table-cell>
          <table:table-cell table:formula="of:=[.G100]*([.K100]-[.A96])" office:value-type="float" office:value="84.404745076788" calcext:value-type="float">
            <text:p>84.4047450768</text:p>
          </table:table-cell>
          <table:table-cell table:formula="of:=([.K100]-[.A97])*[.H100]" office:value-type="float" office:value="515.497380497874" calcext:value-type="float">
            <text:p>515.4973804979</text:p>
          </table:table-cell>
          <table:table-cell/>
          <table:table-cell office:value-type="float" office:value="205.4558917" calcext:value-type="float">
            <text:p>205.4558917</text:p>
          </table:table-cell>
          <table:table-cell table:formula="of:=[.B95]+[.G100]*[.C95]+[.H100]*[.D95]+[.I100]*[.E95]" office:value-type="float" office:value="-1.56614896173933" calcext:value-type="float">
            <text:p>-1.5661489617</text:p>
          </table:table-cell>
        </table:table-row>
        <table:table-row table:style-name="ro1">
          <table:table-cell table:style-name="ce2" office:value-type="float" office:value="207.6609407" calcext:value-type="float">
            <text:p>207.6609407</text:p>
          </table:table-cell>
          <table:table-cell table:style-name="ce5" office:value-type="float" office:value="-1.430589219" calcext:value-type="float">
            <text:p>-1.430589219</text:p>
          </table:table-cell>
          <table:table-cell table:style-name="ce5" table:formula="of:=([.B102]-[.B101])/([.A102]-[.A101])" office:value-type="float" office:value="-0.24003222144134" calcext:value-type="float">
            <text:p>-0.2400322214</text:p>
          </table:table-cell>
          <table:table-cell table:style-name="ce5" table:formula="of:=([.$C102]-[.$C101])/([.A103]-[.A101])" office:value-type="float" office:value="-0.00111151125186861" calcext:value-type="float">
            <text:p>-0.0011115113</text:p>
          </table:table-cell>
          <table:table-cell table:style-name="ce5" table:formula="of:=([.$D102]-[.$D101])/([.A104]-[.A101])" office:value-type="float" office:value="-0.00000514097587147398" calcext:value-type="float">
            <text:p>-0.000005141</text:p>
          </table:table-cell>
          <table:table-cell/>
          <table:table-cell table:formula="of:=([.K101]-[.A96])" office:value-type="float" office:value="10.3513664" calcext:value-type="float">
            <text:p>10.3513664</text:p>
          </table:table-cell>
          <table:table-cell table:formula="of:=[.G101]*([.K101]-[.A97])" office:value-type="float" office:value="85.3449498352662" calcext:value-type="float">
            <text:p>85.3449498353</text:p>
          </table:table-cell>
          <table:table-cell table:formula="of:=([.K101]-[.A98])*[.H101]" office:value-type="float" office:value="529.016782252304" calcext:value-type="float">
            <text:p>529.0167822523</text:p>
          </table:table-cell>
          <table:table-cell/>
          <table:table-cell office:value-type="float" office:value="207.5932466" calcext:value-type="float">
            <text:p>207.5932466</text:p>
          </table:table-cell>
          <table:table-cell table:formula="of:=[.B96]+[.G101]*[.C96]+[.H101]*[.D96]+[.I101]*[.E96]" office:value-type="float" office:value="-7.07532409334716" calcext:value-type="float">
            <text:p>-7.0753240933</text:p>
          </table:table-cell>
        </table:table-row>
        <table:table-row table:style-name="ro1">
          <table:table-cell table:style-name="ce2" office:value-type="float" office:value="209.7533052" calcext:value-type="float">
            <text:p>209.7533052</text:p>
          </table:table-cell>
          <table:table-cell table:style-name="ce5" office:value-type="float" office:value="-1.932824118" calcext:value-type="float">
            <text:p>-1.932824118</text:p>
          </table:table-cell>
          <table:table-cell table:style-name="ce5" table:formula="of:=([.B103]-[.B102])/([.A103]-[.A102])" office:value-type="float" office:value="-0.00921474927966952" calcext:value-type="float">
            <text:p>-0.0092147493</text:p>
          </table:table-cell>
          <table:table-cell table:style-name="ce5" table:formula="of:=([.$C103]-[.$C102])/([.A104]-[.A102])" office:value-type="float" office:value="-0.000043931366282325" calcext:value-type="float">
            <text:p>-4.3931366282325E-05</text:p>
          </table:table-cell>
          <table:table-cell table:style-name="ce5" table:formula="of:=([.$D103]-[.$D102])/([.A105]-[.A102])" office:value-type="float" office:value="-0.000000209443022794975" calcext:value-type="float">
            <text:p>-2.09443022794975E-07</text:p>
          </table:table-cell>
          <table:table-cell/>
          <table:table-cell table:formula="of:=([.K102]-[.A97])" office:value-type="float" office:value="10.3124945" calcext:value-type="float">
            <text:p>10.3124945</text:p>
          </table:table-cell>
          <table:table-cell table:formula="of:=[.G102]*([.K102]-[.A98])" office:value-type="float" office:value="85.2458195667884" calcext:value-type="float">
            <text:p>85.2458195668</text:p>
          </table:table-cell>
          <table:table-cell table:formula="of:=([.K102]-[.A99])*[.H102]" office:value-type="float" office:value="528.954487457081" calcext:value-type="float">
            <text:p>528.9544874571</text:p>
          </table:table-cell>
          <table:table-cell/>
          <table:table-cell office:value-type="float" office:value="209.6609407" calcext:value-type="float">
            <text:p>209.6609407</text:p>
          </table:table-cell>
          <table:table-cell table:formula="of:=[.B97]+[.G102]*[.C97]+[.H102]*[.D97]+[.I102]*[.E97]" office:value-type="float" office:value="-8.31164406358922" calcext:value-type="float">
            <text:p>-8.3116440636</text:p>
          </table:table-cell>
        </table:table-row>
        <table:table-row table:style-name="ro1" table:number-rows-repeated="104847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1">00/00/0000</text:date>, <text:time style:data-style-name="N2" text:time-value="15:50:50.4287173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0T20:14:39.215708873</meta:creation-date>
    <dc:date>2017-05-11T16:05:01.338432106</dc:date>
    <meta:editing-duration>PT57M13S</meta:editing-duration>
    <meta:editing-cycles>7</meta:editing-cycles>
    <meta:generator>LibreOffice/5.1.6.2$Linux_X86_64 LibreOffice_project/10m0$Build-2</meta:generator>
    <meta:document-statistic meta:table-count="3" meta:cell-count="249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legend chart:legend-position="end" svg:x="14.127cm" svg:y="4.2cm" style:legend-expansion="high" chart:style-name="ch2"/>
        <chart:plot-area chart:style-name="ch3" table:cell-range-address="Datos.B2:Datos.C102 Datos.C1:Datos.C1" chart:data-source-has-labels="row" svg:x="0.32cm" svg:y="0.179cm" svg:width="13.487cm" svg:height="8.64cm">
          <chartooo:coordinate-region svg:x="0.889cm" svg:y="0.378cm" svg:width="12.619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C2:Datos.C102" chart:label-cell-address="Datos.C1:Datos.C1" chart:class="chart:scatter">
            <chart:domain table:cell-range-address="Datos.B2:Datos.B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x(t)</text:p>
                <draw:g>
                  <svg:desc>Datos.C1:Datos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B2:Datos.B102</svg:desc>
                </draw:g>
              </table:table-cell>
              <table:table-cell office:value-type="float" office:value="5.00141312">
                <text:p>5.00141312</text:p>
                <draw:g>
                  <svg:desc>Datos.C2:Datos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537131">
                <text:p>2.036537131</text:p>
              </table:table-cell>
              <table:table-cell office:value-type="float" office:value="4.850088222">
                <text:p>4.8500882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47487982">
                <text:p>4.147487982</text:p>
              </table:table-cell>
              <table:table-cell office:value-type="float" office:value="4.289758799">
                <text:p>4.2897587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4062373">
                <text:p>6.254062373</text:p>
              </table:table-cell>
              <table:table-cell office:value-type="float" office:value="3.535900323">
                <text:p>3.5359003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392913993">
                <text:p>8.392913993</text:p>
              </table:table-cell>
              <table:table-cell office:value-type="float" office:value="2.499122743">
                <text:p>2.499122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5997816">
                <text:p>10.45997816</text:p>
              </table:table-cell>
              <table:table-cell office:value-type="float" office:value="1.236222936">
                <text:p>1.2362229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1477733">
                <text:p>12.51477733</text:p>
              </table:table-cell>
              <table:table-cell office:value-type="float" office:value="0.104772536">
                <text:p>0.1047725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8805582">
                <text:p>14.58805582</text:p>
              </table:table-cell>
              <table:table-cell office:value-type="float" office:value="-1.315514016">
                <text:p>-1.3155140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61252657">
                <text:p>16.61252657</text:p>
              </table:table-cell>
              <table:table-cell office:value-type="float" office:value="-2.471332037">
                <text:p>-2.471332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74568266">
                <text:p>18.74568266</text:p>
              </table:table-cell>
              <table:table-cell office:value-type="float" office:value="-3.555815259">
                <text:p>-3.5558152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77401138">
                <text:p>20.77401138</text:p>
              </table:table-cell>
              <table:table-cell office:value-type="float" office:value="-4.426665805">
                <text:p>-4.4266658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78177541">
                <text:p>22.78177541</text:p>
              </table:table-cell>
              <table:table-cell office:value-type="float" office:value="-4.785480548">
                <text:p>-4.7854805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95363251">
                <text:p>24.95363251</text:p>
              </table:table-cell>
              <table:table-cell office:value-type="float" office:value="-4.992881806">
                <text:p>-4.992881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00247713">
                <text:p>27.00247713</text:p>
              </table:table-cell>
              <table:table-cell office:value-type="float" office:value="-4.971707125">
                <text:p>-4.971707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09384939">
                <text:p>29.09384939</text:p>
              </table:table-cell>
              <table:table-cell office:value-type="float" office:value="-4.3381802">
                <text:p>-4.33818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3776411">
                <text:p>31.23776411</text:p>
              </table:table-cell>
              <table:table-cell office:value-type="float" office:value="-3.610719212">
                <text:p>-3.6107192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3245492">
                <text:p>33.33245492</text:p>
              </table:table-cell>
              <table:table-cell office:value-type="float" office:value="-2.562860794">
                <text:p>-2.5628607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8584406">
                <text:p>35.48584406</text:p>
              </table:table-cell>
              <table:table-cell office:value-type="float" office:value="-1.36106129">
                <text:p>-1.36106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3755438">
                <text:p>37.53755438</text:p>
              </table:table-cell>
              <table:table-cell office:value-type="float" office:value="0.001617837">
                <text:p>0.0016178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704302">
                <text:p>39.704302</text:p>
              </table:table-cell>
              <table:table-cell office:value-type="float" office:value="1.228374594">
                <text:p>1.2283745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80023946">
                <text:p>41.80023946</text:p>
              </table:table-cell>
              <table:table-cell office:value-type="float" office:value="2.542785771">
                <text:p>2.542785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9589085">
                <text:p>43.89589085</text:p>
              </table:table-cell>
              <table:table-cell office:value-type="float" office:value="3.602473793">
                <text:p>3.6024737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9798052">
                <text:p>45.9798052</text:p>
              </table:table-cell>
              <table:table-cell office:value-type="float" office:value="4.451201825">
                <text:p>4.451201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10140678">
                <text:p>48.10140678</text:p>
              </table:table-cell>
              <table:table-cell office:value-type="float" office:value="4.802335411">
                <text:p>4.802335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2581191">
                <text:p>50.2581191</text:p>
              </table:table-cell>
              <table:table-cell office:value-type="float" office:value="4.973724902">
                <text:p>4.9737249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38670146">
                <text:p>52.38670146</text:p>
              </table:table-cell>
              <table:table-cell office:value-type="float" office:value="4.727550046">
                <text:p>4.7275500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46843384">
                <text:p>54.46843384</text:p>
              </table:table-cell>
              <table:table-cell office:value-type="float" office:value="4.245380626">
                <text:p>4.2453806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65682444">
                <text:p>56.65682444</text:p>
              </table:table-cell>
              <table:table-cell office:value-type="float" office:value="3.445439743">
                <text:p>3.4454397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71278032">
                <text:p>58.71278032</text:p>
              </table:table-cell>
              <table:table-cell office:value-type="float" office:value="2.21566778">
                <text:p>2.215667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82123525">
                <text:p>60.82123525</text:p>
              </table:table-cell>
              <table:table-cell office:value-type="float" office:value="1.088080434">
                <text:p>1.08808043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91306434">
                <text:p>62.91306434</text:p>
              </table:table-cell>
              <table:table-cell office:value-type="float" office:value="-0.204782594">
                <text:p>-0.2047825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10418135">
                <text:p>65.10418135</text:p>
              </table:table-cell>
              <table:table-cell office:value-type="float" office:value="-1.528291562">
                <text:p>-1.5282915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23293502">
                <text:p>67.23293502</text:p>
              </table:table-cell>
              <table:table-cell office:value-type="float" office:value="-2.686161323">
                <text:p>-2.6861613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3244853">
                <text:p>69.3244853</text:p>
              </table:table-cell>
              <table:table-cell office:value-type="float" office:value="-3.698199143">
                <text:p>-3.6981991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.33214191">
                <text:p>71.33214191</text:p>
              </table:table-cell>
              <table:table-cell office:value-type="float" office:value="-4.496595926">
                <text:p>-4.4965959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37848695">
                <text:p>73.37848695</text:p>
              </table:table-cell>
              <table:table-cell office:value-type="float" office:value="-4.925176576">
                <text:p>-4.9251765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44181144">
                <text:p>75.44181144</text:p>
              </table:table-cell>
              <table:table-cell office:value-type="float" office:value="-4.819599485">
                <text:p>-4.819599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.54990578">
                <text:p>77.54990578</text:p>
              </table:table-cell>
              <table:table-cell office:value-type="float" office:value="-4.714087919">
                <text:p>-4.714087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63654304">
                <text:p>79.63654304</text:p>
              </table:table-cell>
              <table:table-cell office:value-type="float" office:value="-4.271225273">
                <text:p>-4.271225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75322878">
                <text:p>81.75322878</text:p>
              </table:table-cell>
              <table:table-cell office:value-type="float" office:value="-3.372812406">
                <text:p>-3.3728124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85309534">
                <text:p>83.85309534</text:p>
              </table:table-cell>
              <table:table-cell office:value-type="float" office:value="-2.241959332">
                <text:p>-2.2419593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0038032">
                <text:p>86.0038032</text:p>
              </table:table-cell>
              <table:table-cell office:value-type="float" office:value="-1.050490305">
                <text:p>-1.0504903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04101581">
                <text:p>88.04101581</text:p>
              </table:table-cell>
              <table:table-cell office:value-type="float" office:value="0.324756505">
                <text:p>0.3247565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10350465">
                <text:p>90.10350465</text:p>
              </table:table-cell>
              <table:table-cell office:value-type="float" office:value="1.634773221">
                <text:p>1.6347732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2084545">
                <text:p>92.2084545</text:p>
              </table:table-cell>
              <table:table-cell office:value-type="float" office:value="2.763247414">
                <text:p>2.7632474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3011875">
                <text:p>94.3011875</text:p>
              </table:table-cell>
              <table:table-cell office:value-type="float" office:value="3.735164129">
                <text:p>3.7351641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.30845364">
                <text:p>96.30845364</text:p>
              </table:table-cell>
              <table:table-cell office:value-type="float" office:value="4.439000187">
                <text:p>4.4390001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46018938">
                <text:p>98.46018938</text:p>
              </table:table-cell>
              <table:table-cell office:value-type="float" office:value="4.993907378">
                <text:p>4.9939073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5927805">
                <text:p>100.5927805</text:p>
              </table:table-cell>
              <table:table-cell office:value-type="float" office:value="4.98056139">
                <text:p>4.980561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.7241918">
                <text:p>102.7241918</text:p>
              </table:table-cell>
              <table:table-cell office:value-type="float" office:value="4.681320537">
                <text:p>4.68132053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8631714">
                <text:p>104.8631714</text:p>
              </table:table-cell>
              <table:table-cell office:value-type="float" office:value="4.210426368">
                <text:p>4.210426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0208414">
                <text:p>107.0208414</text:p>
              </table:table-cell>
              <table:table-cell office:value-type="float" office:value="3.12869961">
                <text:p>3.128699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1070723">
                <text:p>109.1070723</text:p>
              </table:table-cell>
              <table:table-cell office:value-type="float" office:value="2.067546879">
                <text:p>2.0675468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.2091626">
                <text:p>111.2091626</text:p>
              </table:table-cell>
              <table:table-cell office:value-type="float" office:value="0.845056021">
                <text:p>0.8450560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3.285777">
                <text:p>113.285777</text:p>
              </table:table-cell>
              <table:table-cell office:value-type="float" office:value="-0.433094086">
                <text:p>-0.433094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.3882846">
                <text:p>115.3882846</text:p>
              </table:table-cell>
              <table:table-cell office:value-type="float" office:value="-1.873930882">
                <text:p>-1.87393088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.405592">
                <text:p>117.405592</text:p>
              </table:table-cell>
              <table:table-cell office:value-type="float" office:value="-2.81836162">
                <text:p>-2.818361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.4847659">
                <text:p>119.4847659</text:p>
              </table:table-cell>
              <table:table-cell office:value-type="float" office:value="-3.802190047">
                <text:p>-3.8021900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.5997975">
                <text:p>121.5997975</text:p>
              </table:table-cell>
              <table:table-cell office:value-type="float" office:value="-4.551638379">
                <text:p>-4.5516383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671576">
                <text:p>123.671576</text:p>
              </table:table-cell>
              <table:table-cell office:value-type="float" office:value="-5.060258706">
                <text:p>-5.06025870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.8155557">
                <text:p>125.8155557</text:p>
              </table:table-cell>
              <table:table-cell office:value-type="float" office:value="-4.929293484">
                <text:p>-4.9292934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.9000013">
                <text:p>127.9000013</text:p>
              </table:table-cell>
              <table:table-cell office:value-type="float" office:value="-4.701029372">
                <text:p>-4.70102937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9465208">
                <text:p>129.9465208</text:p>
              </table:table-cell>
              <table:table-cell office:value-type="float" office:value="-4.174728311">
                <text:p>-4.17472831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0216861">
                <text:p>132.0216861</text:p>
              </table:table-cell>
              <table:table-cell office:value-type="float" office:value="-3.136148976">
                <text:p>-3.1361489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1157453">
                <text:p>134.1157453</text:p>
              </table:table-cell>
              <table:table-cell office:value-type="float" office:value="-2.089799501">
                <text:p>-2.08979950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.2999135">
                <text:p>136.2999135</text:p>
              </table:table-cell>
              <table:table-cell office:value-type="float" office:value="-0.745384262">
                <text:p>-0.7453842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4473614">
                <text:p>138.4473614</text:p>
              </table:table-cell>
              <table:table-cell office:value-type="float" office:value="0.616600766">
                <text:p>0.616600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.5888589">
                <text:p>140.5888589</text:p>
              </table:table-cell>
              <table:table-cell office:value-type="float" office:value="1.842194701">
                <text:p>1.8421947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.7014234">
                <text:p>142.7014234</text:p>
              </table:table-cell>
              <table:table-cell office:value-type="float" office:value="2.996002312">
                <text:p>2.9960023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.8294532">
                <text:p>144.8294532</text:p>
              </table:table-cell>
              <table:table-cell office:value-type="float" office:value="3.938993769">
                <text:p>3.9389937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.8333714">
                <text:p>146.8333714</text:p>
              </table:table-cell>
              <table:table-cell office:value-type="float" office:value="4.48482863">
                <text:p>4.484828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.8670855">
                <text:p>148.8670855</text:p>
              </table:table-cell>
              <table:table-cell office:value-type="float" office:value="4.979499854">
                <text:p>4.9794998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.9541023">
                <text:p>150.9541023</text:p>
              </table:table-cell>
              <table:table-cell office:value-type="float" office:value="4.931082522">
                <text:p>4.9310825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.1066489">
                <text:p>153.1066489</text:p>
              </table:table-cell>
              <table:table-cell office:value-type="float" office:value="4.591465866">
                <text:p>4.591465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.1408738">
                <text:p>155.1408738</text:p>
              </table:table-cell>
              <table:table-cell office:value-type="float" office:value="3.963540356">
                <text:p>3.963540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.2671946">
                <text:p>157.2671946</text:p>
              </table:table-cell>
              <table:table-cell office:value-type="float" office:value="2.924275546">
                <text:p>2.9242755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3510364">
                <text:p>159.3510364</text:p>
              </table:table-cell>
              <table:table-cell office:value-type="float" office:value="1.986028381">
                <text:p>1.9860283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.4826103">
                <text:p>161.4826103</text:p>
              </table:table-cell>
              <table:table-cell office:value-type="float" office:value="0.549918783">
                <text:p>0.549918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.5935564">
                <text:p>163.5935564</text:p>
              </table:table-cell>
              <table:table-cell office:value-type="float" office:value="-0.629455643">
                <text:p>-0.62945564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742519">
                <text:p>165.742519</text:p>
              </table:table-cell>
              <table:table-cell office:value-type="float" office:value="-1.96771576">
                <text:p>-1.967715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.7907993">
                <text:p>167.7907993</text:p>
              </table:table-cell>
              <table:table-cell office:value-type="float" office:value="-3.055205751">
                <text:p>-3.0552057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.9165897">
                <text:p>169.9165897</text:p>
              </table:table-cell>
              <table:table-cell office:value-type="float" office:value="-4.109150509">
                <text:p>-4.1091505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.0586461">
                <text:p>172.0586461</text:p>
              </table:table-cell>
              <table:table-cell office:value-type="float" office:value="-4.683365536">
                <text:p>-4.6833655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.1158879">
                <text:p>174.1158879</text:p>
              </table:table-cell>
              <table:table-cell office:value-type="float" office:value="-4.957730364">
                <text:p>-4.957730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.2120405">
                <text:p>176.2120405</text:p>
              </table:table-cell>
              <table:table-cell office:value-type="float" office:value="-4.834354593">
                <text:p>-4.8343545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.3868146">
                <text:p>178.3868146</text:p>
              </table:table-cell>
              <table:table-cell office:value-type="float" office:value="-4.646954876">
                <text:p>-4.6469548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.5538623">
                <text:p>180.5538623</text:p>
              </table:table-cell>
              <table:table-cell office:value-type="float" office:value="-3.908969148">
                <text:p>-3.9089691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.6850201">
                <text:p>182.6850201</text:p>
              </table:table-cell>
              <table:table-cell office:value-type="float" office:value="-2.950541244">
                <text:p>-2.95054124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4.7725094">
                <text:p>184.7725094</text:p>
              </table:table-cell>
              <table:table-cell office:value-type="float" office:value="-1.801380189">
                <text:p>-1.801380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.8969103">
                <text:p>186.8969103</text:p>
              </table:table-cell>
              <table:table-cell office:value-type="float" office:value="-0.377342753">
                <text:p>-0.3773427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.8684015">
                <text:p>188.8684015</text:p>
              </table:table-cell>
              <table:table-cell office:value-type="float" office:value="0.845057194">
                <text:p>0.8450571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.9311724">
                <text:p>190.9311724</text:p>
              </table:table-cell>
              <table:table-cell office:value-type="float" office:value="2.001592846">
                <text:p>2.001592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3.0359145">
                <text:p>193.0359145</text:p>
              </table:table-cell>
              <table:table-cell office:value-type="float" office:value="3.210940183">
                <text:p>3.2109401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1801884">
                <text:p>195.1801884</text:p>
              </table:table-cell>
              <table:table-cell office:value-type="float" office:value="4.289274853">
                <text:p>4.2892748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7.2418802">
                <text:p>197.2418802</text:p>
              </table:table-cell>
              <table:table-cell office:value-type="float" office:value="4.688669834">
                <text:p>4.6886698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.3484462">
                <text:p>199.3484462</text:p>
              </table:table-cell>
              <table:table-cell office:value-type="float" office:value="5.0674413">
                <text:p>5.06744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.394675">
                <text:p>201.394675</text:p>
              </table:table-cell>
              <table:table-cell office:value-type="float" office:value="4.999359277">
                <text:p>4.9993592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3.4558917">
                <text:p>203.4558917</text:p>
              </table:table-cell>
              <table:table-cell office:value-type="float" office:value="4.367326526">
                <text:p>4.36732652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.5932466">
                <text:p>205.5932466</text:p>
              </table:table-cell>
              <table:table-cell office:value-type="float" office:value="3.873503598">
                <text:p>3.8735035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.6609407">
                <text:p>207.6609407</text:p>
              </table:table-cell>
              <table:table-cell office:value-type="float" office:value="2.779186896">
                <text:p>2.779186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9.7533052">
                <text:p>209.7533052</text:p>
              </table:table-cell>
              <table:table-cell office:value-type="float" office:value="1.707538998">
                <text:p>1.7075389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8cm" xlink:href=".." xlink:type="simple" chart:class="chart:scatter" chart:style-name="ch1">
        <chart:legend chart:legend-position="end" svg:x="14.127cm" svg:y="4.2cm" style:legend-expansion="high" chart:style-name="ch2"/>
        <chart:plot-area chart:style-name="ch3" table:cell-range-address="Datos.B2:Datos.B102 Datos.D1:Datos.D102" chart:data-source-has-labels="row" svg:x="0.32cm" svg:y="0.179cm" svg:width="13.487cm" svg:height="8.64cm">
          <chartooo:coordinate-region svg:x="1.193cm" svg:y="0.378cm" svg:width="12.31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os.D2:Datos.D102" chart:label-cell-address="Datos.D1:Datos.D1" chart:class="chart:scatter">
            <chart:domain table:cell-range-address="Datos.B2:Datos.B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(t)</text:p>
                <draw:g>
                  <svg:desc>Datos.D1:Dato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os.B2:Datos.B102</svg:desc>
                </draw:g>
              </table:table-cell>
              <table:table-cell office:value-type="float" office:value="-0.049935191">
                <text:p>-0.049935191</text:p>
                <draw:g>
                  <svg:desc>Datos.D2:Datos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6537131">
                <text:p>2.036537131</text:p>
              </table:table-cell>
              <table:table-cell office:value-type="float" office:value="1.82265176">
                <text:p>1.82265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47487982">
                <text:p>4.147487982</text:p>
              </table:table-cell>
              <table:table-cell office:value-type="float" office:value="1.752838598">
                <text:p>1.7528385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4062373">
                <text:p>6.254062373</text:p>
              </table:table-cell>
              <table:table-cell office:value-type="float" office:value="-0.163375388">
                <text:p>-0.1633753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392913993">
                <text:p>8.392913993</text:p>
              </table:table-cell>
              <table:table-cell office:value-type="float" office:value="-1.794272938">
                <text:p>-1.794272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45997816">
                <text:p>10.45997816</text:p>
              </table:table-cell>
              <table:table-cell office:value-type="float" office:value="-1.784753173">
                <text:p>-1.784753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51477733">
                <text:p>12.51477733</text:p>
              </table:table-cell>
              <table:table-cell office:value-type="float" office:value="-0.059668273">
                <text:p>-0.0596682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.58805582">
                <text:p>14.58805582</text:p>
              </table:table-cell>
              <table:table-cell office:value-type="float" office:value="1.638714892">
                <text:p>1.6387148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.61252657">
                <text:p>16.61252657</text:p>
              </table:table-cell>
              <table:table-cell office:value-type="float" office:value="1.736540298">
                <text:p>1.7365402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74568266">
                <text:p>18.74568266</text:p>
              </table:table-cell>
              <table:table-cell office:value-type="float" office:value="0.025952596">
                <text:p>0.0259525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77401138">
                <text:p>20.77401138</text:p>
              </table:table-cell>
              <table:table-cell office:value-type="float" office:value="-1.673251086">
                <text:p>-1.6732510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78177541">
                <text:p>22.78177541</text:p>
              </table:table-cell>
              <table:table-cell office:value-type="float" office:value="-1.708363963">
                <text:p>-1.708363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.95363251">
                <text:p>24.95363251</text:p>
              </table:table-cell>
              <table:table-cell office:value-type="float" office:value="-0.058441417">
                <text:p>-0.058441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.00247713">
                <text:p>27.00247713</text:p>
              </table:table-cell>
              <table:table-cell office:value-type="float" office:value="1.832234863">
                <text:p>1.8322348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09384939">
                <text:p>29.09384939</text:p>
              </table:table-cell>
              <table:table-cell office:value-type="float" office:value="1.82632188">
                <text:p>1.826321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3776411">
                <text:p>31.23776411</text:p>
              </table:table-cell>
              <table:table-cell office:value-type="float" office:value="-0.047237002">
                <text:p>-0.047237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.33245492">
                <text:p>33.33245492</text:p>
              </table:table-cell>
              <table:table-cell office:value-type="float" office:value="-1.649956252">
                <text:p>-1.6499562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.48584406">
                <text:p>35.48584406</text:p>
              </table:table-cell>
              <table:table-cell office:value-type="float" office:value="-1.596587847">
                <text:p>-1.5965878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.53755438">
                <text:p>37.53755438</text:p>
              </table:table-cell>
              <table:table-cell office:value-type="float" office:value="0.07637275">
                <text:p>0.07637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704302">
                <text:p>39.704302</text:p>
              </table:table-cell>
              <table:table-cell office:value-type="float" office:value="1.83301526">
                <text:p>1.833015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.80023946">
                <text:p>41.80023946</text:p>
              </table:table-cell>
              <table:table-cell office:value-type="float" office:value="1.695653543">
                <text:p>1.6956535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89589085">
                <text:p>43.89589085</text:p>
              </table:table-cell>
              <table:table-cell office:value-type="float" office:value="-0.116931983">
                <text:p>-0.1169319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.9798052">
                <text:p>45.9798052</text:p>
              </table:table-cell>
              <table:table-cell office:value-type="float" office:value="-1.904339551">
                <text:p>-1.904339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.10140678">
                <text:p>48.10140678</text:p>
              </table:table-cell>
              <table:table-cell office:value-type="float" office:value="-1.572975122">
                <text:p>-1.5729751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.2581191">
                <text:p>50.2581191</text:p>
              </table:table-cell>
              <table:table-cell office:value-type="float" office:value="0.306757339">
                <text:p>0.3067573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.38670146">
                <text:p>52.38670146</text:p>
              </table:table-cell>
              <table:table-cell office:value-type="float" office:value="1.912813293">
                <text:p>1.9128132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.46843384">
                <text:p>54.46843384</text:p>
              </table:table-cell>
              <table:table-cell office:value-type="float" office:value="1.662726002">
                <text:p>1.6627260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65682444">
                <text:p>56.65682444</text:p>
              </table:table-cell>
              <table:table-cell office:value-type="float" office:value="-0.328975843">
                <text:p>-0.3289758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.71278032">
                <text:p>58.71278032</text:p>
              </table:table-cell>
              <table:table-cell office:value-type="float" office:value="-1.721961163">
                <text:p>-1.721961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.82123525">
                <text:p>60.82123525</text:p>
              </table:table-cell>
              <table:table-cell office:value-type="float" office:value="-1.466174226">
                <text:p>-1.4661742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91306434">
                <text:p>62.91306434</text:p>
              </table:table-cell>
              <table:table-cell office:value-type="float" office:value="0.443815792">
                <text:p>0.443815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5.10418135">
                <text:p>65.10418135</text:p>
              </table:table-cell>
              <table:table-cell office:value-type="float" office:value="1.827092249">
                <text:p>1.827092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23293502">
                <text:p>67.23293502</text:p>
              </table:table-cell>
              <table:table-cell office:value-type="float" office:value="1.360001541">
                <text:p>1.3600015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.3244853">
                <text:p>69.3244853</text:p>
              </table:table-cell>
              <table:table-cell office:value-type="float" office:value="-0.760343685">
                <text:p>-0.7603436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1.33214191">
                <text:p>71.33214191</text:p>
              </table:table-cell>
              <table:table-cell office:value-type="float" office:value="-2.052183635">
                <text:p>-2.0521836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3.37848695">
                <text:p>73.37848695</text:p>
              </table:table-cell>
              <table:table-cell office:value-type="float" office:value="-1.385158055">
                <text:p>-1.3851580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5.44181144">
                <text:p>75.44181144</text:p>
              </table:table-cell>
              <table:table-cell office:value-type="float" office:value="0.411376384">
                <text:p>0.4113763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.54990578">
                <text:p>77.54990578</text:p>
              </table:table-cell>
              <table:table-cell office:value-type="float" office:value="2.05391877">
                <text:p>2.053918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.63654304">
                <text:p>79.63654304</text:p>
              </table:table-cell>
              <table:table-cell office:value-type="float" office:value="1.450530813">
                <text:p>1.4505308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1.75322878">
                <text:p>81.75322878</text:p>
              </table:table-cell>
              <table:table-cell office:value-type="float" office:value="-0.553213647">
                <text:p>-0.5532136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3.85309534">
                <text:p>83.85309534</text:p>
              </table:table-cell>
              <table:table-cell office:value-type="float" office:value="-2.012334774">
                <text:p>-2.012334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.0038032">
                <text:p>86.0038032</text:p>
              </table:table-cell>
              <table:table-cell office:value-type="float" office:value="-1.356357039">
                <text:p>-1.35635703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.04101581">
                <text:p>88.04101581</text:p>
              </table:table-cell>
              <table:table-cell office:value-type="float" office:value="0.769191702">
                <text:p>0.7691917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.10350465">
                <text:p>90.10350465</text:p>
              </table:table-cell>
              <table:table-cell office:value-type="float" office:value="1.958939753">
                <text:p>1.9589397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2.2084545">
                <text:p>92.2084545</text:p>
              </table:table-cell>
              <table:table-cell office:value-type="float" office:value="1.394310014">
                <text:p>1.3943100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.3011875">
                <text:p>94.3011875</text:p>
              </table:table-cell>
              <table:table-cell office:value-type="float" office:value="-0.557142608">
                <text:p>-0.5571426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.30845364">
                <text:p>96.30845364</text:p>
              </table:table-cell>
              <table:table-cell office:value-type="float" office:value="-1.854379516">
                <text:p>-1.854379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.46018938">
                <text:p>98.46018938</text:p>
              </table:table-cell>
              <table:table-cell office:value-type="float" office:value="-1.470433557">
                <text:p>-1.4704335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.5927805">
                <text:p>100.5927805</text:p>
              </table:table-cell>
              <table:table-cell office:value-type="float" office:value="0.733028168">
                <text:p>0.7330281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.7241918">
                <text:p>102.7241918</text:p>
              </table:table-cell>
              <table:table-cell office:value-type="float" office:value="2.091185775">
                <text:p>2.09118577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4.8631714">
                <text:p>104.8631714</text:p>
              </table:table-cell>
              <table:table-cell office:value-type="float" office:value="1.216182294">
                <text:p>1.2161822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7.0208414">
                <text:p>107.0208414</text:p>
              </table:table-cell>
              <table:table-cell office:value-type="float" office:value="-0.757051456">
                <text:p>-0.7570514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9.1070723">
                <text:p>109.1070723</text:p>
              </table:table-cell>
              <table:table-cell office:value-type="float" office:value="-1.984320213">
                <text:p>-1.9843202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1.2091626">
                <text:p>111.2091626</text:p>
              </table:table-cell>
              <table:table-cell office:value-type="float" office:value="-1.209818424">
                <text:p>-1.2098184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3.285777">
                <text:p>113.285777</text:p>
              </table:table-cell>
              <table:table-cell office:value-type="float" office:value="0.683506356">
                <text:p>0.6835063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5.3882846">
                <text:p>115.3882846</text:p>
              </table:table-cell>
              <table:table-cell office:value-type="float" office:value="1.827526706">
                <text:p>1.82752670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.405592">
                <text:p>117.405592</text:p>
              </table:table-cell>
              <table:table-cell office:value-type="float" office:value="1.391399861">
                <text:p>1.3913998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9.4847659">
                <text:p>119.4847659</text:p>
              </table:table-cell>
              <table:table-cell office:value-type="float" office:value="-0.996977799">
                <text:p>-0.9969777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1.5997975">
                <text:p>121.5997975</text:p>
              </table:table-cell>
              <table:table-cell office:value-type="float" office:value="-1.971042086">
                <text:p>-1.97104208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3.671576">
                <text:p>123.671576</text:p>
              </table:table-cell>
              <table:table-cell office:value-type="float" office:value="-1.253748263">
                <text:p>-1.2537482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.8155557">
                <text:p>125.8155557</text:p>
              </table:table-cell>
              <table:table-cell office:value-type="float" office:value="0.860678018">
                <text:p>0.860678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7.9000013">
                <text:p>127.9000013</text:p>
              </table:table-cell>
              <table:table-cell office:value-type="float" office:value="1.998132812">
                <text:p>1.9981328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9.9465208">
                <text:p>129.9465208</text:p>
              </table:table-cell>
              <table:table-cell office:value-type="float" office:value="1.293201685">
                <text:p>1.2932016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0216861">
                <text:p>132.0216861</text:p>
              </table:table-cell>
              <table:table-cell office:value-type="float" office:value="-0.666608906">
                <text:p>-0.6666089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4.1157453">
                <text:p>134.1157453</text:p>
              </table:table-cell>
              <table:table-cell office:value-type="float" office:value="-1.928103713">
                <text:p>-1.9281037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6.2999135">
                <text:p>136.2999135</text:p>
              </table:table-cell>
              <table:table-cell office:value-type="float" office:value="-1.083853912">
                <text:p>-1.0838539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4473614">
                <text:p>138.4473614</text:p>
              </table:table-cell>
              <table:table-cell office:value-type="float" office:value="1.049883265">
                <text:p>1.0498832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.5888589">
                <text:p>140.5888589</text:p>
              </table:table-cell>
              <table:table-cell office:value-type="float" office:value="1.857921542">
                <text:p>1.8579215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2.7014234">
                <text:p>142.7014234</text:p>
              </table:table-cell>
              <table:table-cell office:value-type="float" office:value="1.027411991">
                <text:p>1.0274119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4.8294532">
                <text:p>144.8294532</text:p>
              </table:table-cell>
              <table:table-cell office:value-type="float" office:value="-1.033643446">
                <text:p>-1.0336434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6.8333714">
                <text:p>146.8333714</text:p>
              </table:table-cell>
              <table:table-cell office:value-type="float" office:value="-2.035146338">
                <text:p>-2.035146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8.8670855">
                <text:p>148.8670855</text:p>
              </table:table-cell>
              <table:table-cell office:value-type="float" office:value="-0.992216957">
                <text:p>-0.99221695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.9541023">
                <text:p>150.9541023</text:p>
              </table:table-cell>
              <table:table-cell office:value-type="float" office:value="0.925173317">
                <text:p>0.9251733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3.1066489">
                <text:p>153.1066489</text:p>
              </table:table-cell>
              <table:table-cell office:value-type="float" office:value="2.006946534">
                <text:p>2.0069465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5.1408738">
                <text:p>155.1408738</text:p>
              </table:table-cell>
              <table:table-cell office:value-type="float" office:value="1.025283597">
                <text:p>1.0252835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7.2671946">
                <text:p>157.2671946</text:p>
              </table:table-cell>
              <table:table-cell office:value-type="float" office:value="-1.194450283">
                <text:p>-1.1944502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9.3510364">
                <text:p>159.3510364</text:p>
              </table:table-cell>
              <table:table-cell office:value-type="float" office:value="-2.179060224">
                <text:p>-2.1790602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.4826103">
                <text:p>161.4826103</text:p>
              </table:table-cell>
              <table:table-cell office:value-type="float" office:value="-1.006242434">
                <text:p>-1.0062424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3.5935564">
                <text:p>163.5935564</text:p>
              </table:table-cell>
              <table:table-cell office:value-type="float" office:value="1.072635685">
                <text:p>1.0726356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5.742519">
                <text:p>165.742519</text:p>
              </table:table-cell>
              <table:table-cell office:value-type="float" office:value="2.006281907">
                <text:p>2.0062819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7.7907993">
                <text:p>167.7907993</text:p>
              </table:table-cell>
              <table:table-cell office:value-type="float" office:value="1.053212702">
                <text:p>1.053212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9.9165897">
                <text:p>169.9165897</text:p>
              </table:table-cell>
              <table:table-cell office:value-type="float" office:value="-1.350789173">
                <text:p>-1.3507891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2.0586461">
                <text:p>172.0586461</text:p>
              </table:table-cell>
              <table:table-cell office:value-type="float" office:value="-1.965400105">
                <text:p>-1.9654001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4.1158879">
                <text:p>174.1158879</text:p>
              </table:table-cell>
              <table:table-cell office:value-type="float" office:value="-0.949918447">
                <text:p>-0.949918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6.2120405">
                <text:p>176.2120405</text:p>
              </table:table-cell>
              <table:table-cell office:value-type="float" office:value="1.147062713">
                <text:p>1.147062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8.3868146">
                <text:p>178.3868146</text:p>
              </table:table-cell>
              <table:table-cell office:value-type="float" office:value="1.91374938">
                <text:p>1.913749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.5538623">
                <text:p>180.5538623</text:p>
              </table:table-cell>
              <table:table-cell office:value-type="float" office:value="0.667125565">
                <text:p>0.667125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.6850201">
                <text:p>182.6850201</text:p>
              </table:table-cell>
              <table:table-cell office:value-type="float" office:value="-1.384464176">
                <text:p>-1.3844641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4.7725094">
                <text:p>184.7725094</text:p>
              </table:table-cell>
              <table:table-cell office:value-type="float" office:value="-2.02539581">
                <text:p>-2.025395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6.8969103">
                <text:p>186.8969103</text:p>
              </table:table-cell>
              <table:table-cell office:value-type="float" office:value="-0.616876141">
                <text:p>-0.616876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8.8684015">
                <text:p>188.8684015</text:p>
              </table:table-cell>
              <table:table-cell office:value-type="float" office:value="1.437359645">
                <text:p>1.4373596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0.9311724">
                <text:p>190.9311724</text:p>
              </table:table-cell>
              <table:table-cell office:value-type="float" office:value="2.105393031">
                <text:p>2.1053930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3.0359145">
                <text:p>193.0359145</text:p>
              </table:table-cell>
              <table:table-cell office:value-type="float" office:value="0.705031144">
                <text:p>0.7050311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5.1801884">
                <text:p>195.1801884</text:p>
              </table:table-cell>
              <table:table-cell office:value-type="float" office:value="-1.363435121">
                <text:p>-1.3634351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7.2418802">
                <text:p>197.2418802</text:p>
              </table:table-cell>
              <table:table-cell office:value-type="float" office:value="-2.173749536">
                <text:p>-2.1737495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9.3484462">
                <text:p>199.3484462</text:p>
              </table:table-cell>
              <table:table-cell office:value-type="float" office:value="-0.618071517">
                <text:p>-0.6180715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1.394675">
                <text:p>201.394675</text:p>
              </table:table-cell>
              <table:table-cell office:value-type="float" office:value="1.245580652">
                <text:p>1.24558065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3.4558917">
                <text:p>203.4558917</text:p>
              </table:table-cell>
              <table:table-cell office:value-type="float" office:value="1.874332552">
                <text:p>1.8743325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5.5932466">
                <text:p>205.5932466</text:p>
              </table:table-cell>
              <table:table-cell office:value-type="float" office:value="0.724627639">
                <text:p>0.7246276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7.6609407">
                <text:p>207.6609407</text:p>
              </table:table-cell>
              <table:table-cell office:value-type="float" office:value="-1.430589219">
                <text:p>-1.4305892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9.7533052">
                <text:p>209.7533052</text:p>
              </table:table-cell>
              <table:table-cell office:value-type="float" office:value="-1.932824118">
                <text:p>-1.9328241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8cm" xlink:href=".." xlink:type="simple" chart:class="chart:scatter" chart:style-name="ch1">
        <chart:legend chart:legend-position="end" svg:x="12.881cm" svg:y="4.2cm" style:legend-expansion="high" chart:style-name="ch2"/>
        <chart:plot-area chart:style-name="ch3" table:cell-range-address="'t-x'.K7:'t-x'.L102 't-x'.L1:'t-x'.L6" chart:data-source-has-labels="row" svg:x="0.319cm" svg:y="0.179cm" svg:width="12.243cm" svg:height="8.64cm">
          <chartooo:coordinate-region svg:x="0.888cm" svg:y="0.378cm" svg:width="11.37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-x'.L7:'t-x'.L102" chart:label-cell-address="'t-x'.L1:'t-x'.L6" chart:class="chart:scatter">
            <chart:domain table:cell-range-address="'t-x'.K7:'t-x'.K102"/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x(t_req)</text:p>
                <text:list>
                  <text:list-item>
                    <text:p>x(t_req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-x'.L1:'t-x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9291399">
                <text:p>10.39291399</text:p>
                <draw:g>
                  <svg:desc>'t-x'.K7:'t-x'.K102</svg:desc>
                </draw:g>
              </table:table-cell>
              <table:table-cell office:value-type="float" office:value="1.21743344496676">
                <text:p>1.21743344496676</text:p>
                <draw:g>
                  <svg:desc>'t-x'.L7:'t-x'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5997816">
                <text:p>12.45997816</text:p>
              </table:table-cell>
              <table:table-cell office:value-type="float" office:value="-0.230835932753768">
                <text:p>-0.230835932753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1477733">
                <text:p>14.51477733</text:p>
              </table:table-cell>
              <table:table-cell office:value-type="float" office:value="-0.523774903164296">
                <text:p>-0.523774903164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58805582">
                <text:p>16.58805582</text:p>
              </table:table-cell>
              <table:table-cell office:value-type="float" office:value="-3.33115419616825">
                <text:p>-3.331154196168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1252657">
                <text:p>18.61252657</text:p>
              </table:table-cell>
              <table:table-cell office:value-type="float" office:value="-3.27831451920782">
                <text:p>-3.278314519207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4568266">
                <text:p>20.74568266</text:p>
              </table:table-cell>
              <table:table-cell office:value-type="float" office:value="-2.88943753796149">
                <text:p>-2.889437537961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77401138">
                <text:p>22.77401138</text:p>
              </table:table-cell>
              <table:table-cell office:value-type="float" office:value="-4.51600600676992">
                <text:p>-4.51600600676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8177541">
                <text:p>24.78177541</text:p>
              </table:table-cell>
              <table:table-cell office:value-type="float" office:value="-5.1115365899813">
                <text:p>-5.1115365899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95363251">
                <text:p>26.95363251</text:p>
              </table:table-cell>
              <table:table-cell office:value-type="float" office:value="-4.20232205790099">
                <text:p>-4.20232205790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0247713">
                <text:p>29.00247713</text:p>
              </table:table-cell>
              <table:table-cell office:value-type="float" office:value="-5.31846376804113">
                <text:p>-5.31846376804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09384939">
                <text:p>31.09384939</text:p>
              </table:table-cell>
              <table:table-cell office:value-type="float" office:value="-4.72284326862177">
                <text:p>-4.722843268621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3776411">
                <text:p>33.23776411</text:p>
              </table:table-cell>
              <table:table-cell office:value-type="float" office:value="-2.73519084652906">
                <text:p>-2.735190846529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33245492">
                <text:p>35.33245492</text:p>
              </table:table-cell>
              <table:table-cell office:value-type="float" office:value="-3.33630621810762">
                <text:p>-3.336306218107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8584406">
                <text:p>37.48584406</text:p>
              </table:table-cell>
              <table:table-cell office:value-type="float" office:value="-0.968402463893895">
                <text:p>-0.9684024638938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53755438">
                <text:p>39.53755438</text:p>
              </table:table-cell>
              <table:table-cell office:value-type="float" office:value="-0.361451467763486">
                <text:p>-0.3614514677634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04302">
                <text:p>41.704302</text:p>
              </table:table-cell>
              <table:table-cell office:value-type="float" office:value="1.68585328446525">
                <text:p>1.685853284465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80023946">
                <text:p>43.80023946</text:p>
              </table:table-cell>
              <table:table-cell office:value-type="float" office:value="1.7689763770146">
                <text:p>1.76897637701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89589085">
                <text:p>45.89589085</text:p>
              </table:table-cell>
              <table:table-cell office:value-type="float" office:value="4.24780903015395">
                <text:p>4.247809030153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9798052">
                <text:p>47.9798052</text:p>
              </table:table-cell>
              <table:table-cell office:value-type="float" office:value="3.99674012788708">
                <text:p>3.996740127887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10140678">
                <text:p>50.10140678</text:p>
              </table:table-cell>
              <table:table-cell office:value-type="float" office:value="5.12549049505288">
                <text:p>5.125490495052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2581191">
                <text:p>52.2581191</text:p>
              </table:table-cell>
              <table:table-cell office:value-type="float" office:value="4.35960374032481">
                <text:p>4.359603740324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8670146">
                <text:p>54.38670146</text:p>
              </table:table-cell>
              <table:table-cell office:value-type="float" office:value="5.2703770043363">
                <text:p>5.27037700433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46843384">
                <text:p>56.46843384</text:p>
              </table:table-cell>
              <table:table-cell office:value-type="float" office:value="3.94944178425619">
                <text:p>3.9494417842561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65682444">
                <text:p>58.65682444</text:p>
              </table:table-cell>
              <table:table-cell office:value-type="float" office:value="3.69514612818326">
                <text:p>3.69514612818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71278032">
                <text:p>60.71278032</text:p>
              </table:table-cell>
              <table:table-cell office:value-type="float" office:value="2.45294574918471">
                <text:p>2.452945749184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82123525">
                <text:p>62.82123525</text:p>
              </table:table-cell>
              <table:table-cell office:value-type="float" office:value="0.39410431694674">
                <text:p>0.394104316946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91306434">
                <text:p>64.91306434</text:p>
              </table:table-cell>
              <table:table-cell office:value-type="float" office:value="0.730552307369837">
                <text:p>0.73055230736983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10418135">
                <text:p>67.10418135</text:p>
              </table:table-cell>
              <table:table-cell office:value-type="float" office:value="-2.00923470195852">
                <text:p>-2.0092347019585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23293502">
                <text:p>69.23293502</text:p>
              </table:table-cell>
              <table:table-cell office:value-type="float" office:value="-2.54349440367116">
                <text:p>-2.543494403671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3244853">
                <text:p>71.3244853</text:p>
              </table:table-cell>
              <table:table-cell office:value-type="float" office:value="-3.58402497025964">
                <text:p>-3.584024970259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33214191">
                <text:p>73.33214191</text:p>
              </table:table-cell>
              <table:table-cell office:value-type="float" office:value="-4.4665822328999">
                <text:p>-4.4665822328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37848695">
                <text:p>75.37848695</text:p>
              </table:table-cell>
              <table:table-cell office:value-type="float" office:value="-5.03934137279056">
                <text:p>-5.03934137279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44181144">
                <text:p>77.44181144</text:p>
              </table:table-cell>
              <table:table-cell office:value-type="float" office:value="-4.73799722328125">
                <text:p>-4.73799722328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54990578">
                <text:p>79.54990578</text:p>
              </table:table-cell>
              <table:table-cell office:value-type="float" office:value="-4.03305197729862">
                <text:p>-4.033051977298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.63654304">
                <text:p>81.63654304</text:p>
              </table:table-cell>
              <table:table-cell office:value-type="float" office:value="-5.12328368710371">
                <text:p>-5.123283687103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75322878">
                <text:p>83.75322878</text:p>
              </table:table-cell>
              <table:table-cell office:value-type="float" office:value="-3.19327025917124">
                <text:p>-3.193270259171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.85309534">
                <text:p>85.85309534</text:p>
              </table:table-cell>
              <table:table-cell office:value-type="float" office:value="-2.01191474385706">
                <text:p>-2.011914743857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.0038032">
                <text:p>88.0038032</text:p>
              </table:table-cell>
              <table:table-cell office:value-type="float" office:value="-1.10468397418902">
                <text:p>-1.104683974189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04101581">
                <text:p>90.04101581</text:p>
              </table:table-cell>
              <table:table-cell office:value-type="float" office:value="-0.127507044826791">
                <text:p>-0.127507044826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10350465">
                <text:p>92.10350465</text:p>
              </table:table-cell>
              <table:table-cell office:value-type="float" office:value="2.07508424816674">
                <text:p>2.0750842481667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.2084545">
                <text:p>94.2084545</text:p>
              </table:table-cell>
              <table:table-cell office:value-type="float" office:value="2.48204043279035">
                <text:p>2.4820404327903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3011875">
                <text:p>96.3011875</text:p>
              </table:table-cell>
              <table:table-cell office:value-type="float" office:value="3.55339056538191">
                <text:p>3.553390565381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30845364">
                <text:p>98.30845364</text:p>
              </table:table-cell>
              <table:table-cell office:value-type="float" office:value="4.56101026148604">
                <text:p>4.561010261486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.4601894">
                <text:p>100.4601894</text:p>
              </table:table-cell>
              <table:table-cell office:value-type="float" office:value="4.82770368974306">
                <text:p>4.827703689743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5927805">
                <text:p>102.5927805</text:p>
              </table:table-cell>
              <table:table-cell office:value-type="float" office:value="5.35570949011555">
                <text:p>5.355709490115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.7241918">
                <text:p>104.7241918</text:p>
              </table:table-cell>
              <table:table-cell office:value-type="float" office:value="4.14818033040842">
                <text:p>4.14818033040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8631714">
                <text:p>106.8631714</text:p>
              </table:table-cell>
              <table:table-cell office:value-type="float" office:value="4.38389333398368">
                <text:p>4.3838933339836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.0208414">
                <text:p>109.0208414</text:p>
              </table:table-cell>
              <table:table-cell office:value-type="float" office:value="3.71219208640653">
                <text:p>3.712192086406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.1070723">
                <text:p>111.1070723</text:p>
              </table:table-cell>
              <table:table-cell office:value-type="float" office:value="1.26998416135583">
                <text:p>1.269984161355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.2091626">
                <text:p>113.2091626</text:p>
              </table:table-cell>
              <table:table-cell office:value-type="float" office:value="1.57903059418099">
                <text:p>1.579030594180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.285777">
                <text:p>115.285777</text:p>
              </table:table-cell>
              <table:table-cell office:value-type="float" office:value="-0.535647714583221">
                <text:p>-0.5356477145832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.3882846">
                <text:p>117.3882846</text:p>
              </table:table-cell>
              <table:table-cell office:value-type="float" office:value="-1.6631228351533">
                <text:p>-1.66312283515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.405592">
                <text:p>119.405592</text:p>
              </table:table-cell>
              <table:table-cell office:value-type="float" office:value="-3.3818029937016">
                <text:p>-3.38180299370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.4847659">
                <text:p>121.4847659</text:p>
              </table:table-cell>
              <table:table-cell office:value-type="float" office:value="-2.75239134830423">
                <text:p>-2.752391348304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5997975">
                <text:p>123.5997975</text:p>
              </table:table-cell>
              <table:table-cell office:value-type="float" office:value="-5.20056423317523">
                <text:p>-5.200564233175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.671576">
                <text:p>125.671576</text:p>
              </table:table-cell>
              <table:table-cell office:value-type="float" office:value="-4.81549657164105">
                <text:p>-4.81549657164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8155557">
                <text:p>127.8155557</text:p>
              </table:table-cell>
              <table:table-cell office:value-type="float" office:value="-5.373181836758">
                <text:p>-5.37318183675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9.9000013">
                <text:p>129.9000013</text:p>
              </table:table-cell>
              <table:table-cell office:value-type="float" office:value="-3.84085045310121">
                <text:p>-3.840850453101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9465208">
                <text:p>131.9465208</text:p>
              </table:table-cell>
              <table:table-cell office:value-type="float" office:value="-4.89017520886518">
                <text:p>-4.890175208865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4.0216861">
                <text:p>134.0216861</text:p>
              </table:table-cell>
              <table:table-cell office:value-type="float" office:value="-3.19115211587728">
                <text:p>-3.191152115877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.1157453">
                <text:p>136.1157453</text:p>
              </table:table-cell>
              <table:table-cell office:value-type="float" office:value="-1.4392587236003">
                <text:p>-1.43925872360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.2999135">
                <text:p>138.2999135</text:p>
              </table:table-cell>
              <table:table-cell office:value-type="float" office:value="-1.54773735937241">
                <text:p>-1.5477373593724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.4473614">
                <text:p>140.4473614</text:p>
              </table:table-cell>
              <table:table-cell office:value-type="float" office:value="0.981629254217329">
                <text:p>0.981629254217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.5888589">
                <text:p>142.5888589</text:p>
              </table:table-cell>
              <table:table-cell office:value-type="float" office:value="1.75892656268467">
                <text:p>1.758926562684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.7014234">
                <text:p>144.7014234</text:p>
              </table:table-cell>
              <table:table-cell office:value-type="float" office:value="2.68230626864229">
                <text:p>2.682306268642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.8294532">
                <text:p>146.8294532</text:p>
              </table:table-cell>
              <table:table-cell office:value-type="float" office:value="4.09529656236482">
                <text:p>4.095296562364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.8333714">
                <text:p>148.8333714</text:p>
              </table:table-cell>
              <table:table-cell office:value-type="float" office:value="4.44859473633913">
                <text:p>4.448594736339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.8670855">
                <text:p>150.8670855</text:p>
              </table:table-cell>
              <table:table-cell office:value-type="float" office:value="4.56188185903089">
                <text:p>4.561881859030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.9541023">
                <text:p>152.9541023</text:p>
              </table:table-cell>
              <table:table-cell office:value-type="float" office:value="5.66550811008993">
                <text:p>5.66550811008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.1066489">
                <text:p>155.1066489</text:p>
              </table:table-cell>
              <table:table-cell office:value-type="float" office:value="3.80951951663184">
                <text:p>3.809519516631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1408738">
                <text:p>157.1408738</text:p>
              </table:table-cell>
              <table:table-cell office:value-type="float" office:value="4.2711147133079">
                <text:p>4.27111471330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2671946">
                <text:p>159.2671946</text:p>
              </table:table-cell>
              <table:table-cell office:value-type="float" office:value="3.01613070168061">
                <text:p>3.016130701680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.3510364">
                <text:p>161.3510364</text:p>
              </table:table-cell>
              <table:table-cell office:value-type="float" office:value="1.54516193335705">
                <text:p>1.545161933357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.4826103">
                <text:p>163.4826103</text:p>
              </table:table-cell>
              <table:table-cell office:value-type="float" office:value="1.57103637863105">
                <text:p>1.571036378631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.5935564">
                <text:p>165.5935564</text:p>
              </table:table-cell>
              <table:table-cell office:value-type="float" office:value="-1.72511067659727">
                <text:p>-1.7251106765972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.742519">
                <text:p>167.742519</text:p>
              </table:table-cell>
              <table:table-cell office:value-type="float" office:value="-0.878356790447388">
                <text:p>-0.8783567904473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.7907993">
                <text:p>169.7907993</text:p>
              </table:table-cell>
              <table:table-cell office:value-type="float" office:value="-3.58998473461358">
                <text:p>-3.589984734613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.9165897">
                <text:p>171.9165897</text:p>
              </table:table-cell>
              <table:table-cell office:value-type="float" office:value="-3.63219768925631">
                <text:p>-3.63219768925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.0586461">
                <text:p>174.0586461</text:p>
              </table:table-cell>
              <table:table-cell office:value-type="float" office:value="-5.12754578858393">
                <text:p>-5.12754578858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6.1158879">
                <text:p>176.1158879</text:p>
              </table:table-cell>
              <table:table-cell office:value-type="float" office:value="-4.46343820540172">
                <text:p>-4.463438205401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.2120405">
                <text:p>178.2120405</text:p>
              </table:table-cell>
              <table:table-cell office:value-type="float" office:value="-5.14782103542641">
                <text:p>-5.14782103542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.3868146">
                <text:p>180.3868146</text:p>
              </table:table-cell>
              <table:table-cell office:value-type="float" office:value="-4.17449649690061">
                <text:p>-4.1744964969006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.5538623">
                <text:p>182.5538623</text:p>
              </table:table-cell>
              <table:table-cell office:value-type="float" office:value="-4.73758650249427">
                <text:p>-4.7375865024942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.6850201">
                <text:p>184.6850201</text:p>
              </table:table-cell>
              <table:table-cell office:value-type="float" office:value="-2.3305000124447">
                <text:p>-2.330500012444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.7725094">
                <text:p>186.7725094</text:p>
              </table:table-cell>
              <table:table-cell office:value-type="float" office:value="-2.14941342314692">
                <text:p>-2.149413423146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.8969103">
                <text:p>188.8969103</text:p>
              </table:table-cell>
              <table:table-cell office:value-type="float" office:value="-0.539955991553914">
                <text:p>-0.53995599155391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.8684015">
                <text:p>190.8684015</text:p>
              </table:table-cell>
              <table:table-cell office:value-type="float" office:value="1.10540415347792">
                <text:p>1.10540415347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.9311724">
                <text:p>192.9311724</text:p>
              </table:table-cell>
              <table:table-cell office:value-type="float" office:value="1.62400087756864">
                <text:p>1.624000877568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.0359145">
                <text:p>195.0359145</text:p>
              </table:table-cell>
              <table:table-cell office:value-type="float" office:value="2.95652179790353">
                <text:p>2.95652179790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.1801884">
                <text:p>197.1801884</text:p>
              </table:table-cell>
              <table:table-cell office:value-type="float" office:value="4.6449697518398">
                <text:p>4.64496975183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.2418802">
                <text:p>199.2418802</text:p>
              </table:table-cell>
              <table:table-cell office:value-type="float" office:value="5.00600959112634">
                <text:p>5.006009591126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.3484462">
                <text:p>201.3484462</text:p>
              </table:table-cell>
              <table:table-cell office:value-type="float" office:value="4.02306887307806">
                <text:p>4.023068873078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.394675">
                <text:p>203.394675</text:p>
              </table:table-cell>
              <table:table-cell office:value-type="float" office:value="5.89994383928284">
                <text:p>5.899943839282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.4558917">
                <text:p>205.4558917</text:p>
              </table:table-cell>
              <table:table-cell office:value-type="float" office:value="4.14033381419795">
                <text:p>4.140333814197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.5932466">
                <text:p>207.5932466</text:p>
              </table:table-cell>
              <table:table-cell office:value-type="float" office:value="3.030250727067">
                <text:p>3.0302507270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.6609407">
                <text:p>209.6609407</text:p>
              </table:table-cell>
              <table:table-cell office:value-type="float" office:value="4.20381542013427">
                <text:p>4.203815420134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99cm" xlink:href=".." xlink:type="simple" chart:class="chart:scatter" chart:style-name="ch1">
        <chart:legend chart:legend-position="end" svg:x="12.882cm" svg:y="4.2cm" style:legend-expansion="high" chart:style-name="ch2"/>
        <chart:plot-area chart:style-name="ch3" table:cell-range-address="'t-y'.K7:'t-y'.L102 't-y'.L1:'t-y'.L6" chart:data-source-has-labels="row" svg:x="0.319cm" svg:y="0.179cm" svg:width="12.244cm" svg:height="8.641cm">
          <chartooo:coordinate-region svg:x="1.086cm" svg:y="0.378cm" svg:width="11.178cm" svg:height="8.2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-y'.L7:'t-y'.L102" chart:label-cell-address="'t-y'.L1:'t-y'.L6" chart:class="chart:scatter">
            <chart:domain table:cell-range-address="'t-y'.K7:'t-y'.K102"/>
            <chart:data-point chart:repeated="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y(t_req)</text:p>
                <text:list>
                  <text:list-item>
                    <text:p>y(t_req)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t-y'.L1:'t-y'.L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39291399">
                <text:p>10.39291399</text:p>
                <draw:g>
                  <svg:desc>'t-y'.K7:'t-y'.K102</svg:desc>
                </draw:g>
              </table:table-cell>
              <table:table-cell office:value-type="float" office:value="-1.06018454340403">
                <text:p>-1.06018454340403</text:p>
                <draw:g>
                  <svg:desc>'t-y'.L7:'t-y'.L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45997816">
                <text:p>12.45997816</text:p>
              </table:table-cell>
              <table:table-cell office:value-type="float" office:value="0.889447739335211">
                <text:p>0.889447739335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51477733">
                <text:p>14.51477733</text:p>
              </table:table-cell>
              <table:table-cell office:value-type="float" office:value="3.75888474424233">
                <text:p>3.758884744242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.58805582">
                <text:p>16.58805582</text:p>
              </table:table-cell>
              <table:table-cell office:value-type="float" office:value="-1.93694638767682">
                <text:p>-1.93694638767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61252657">
                <text:p>18.61252657</text:p>
              </table:table-cell>
              <table:table-cell office:value-type="float" office:value="-1.8863903121446">
                <text:p>-1.88639031214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.74568266">
                <text:p>20.74568266</text:p>
              </table:table-cell>
              <table:table-cell office:value-type="float" office:value="-9.08840445653265">
                <text:p>-9.08840445653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.77401138">
                <text:p>22.77401138</text:p>
              </table:table-cell>
              <table:table-cell office:value-type="float" office:value="-8.81427735741173">
                <text:p>-8.81427735741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.78177541">
                <text:p>24.78177541</text:p>
              </table:table-cell>
              <table:table-cell office:value-type="float" office:value="1.0190824195615">
                <text:p>1.0190824195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.95363251">
                <text:p>26.95363251</text:p>
              </table:table-cell>
              <table:table-cell office:value-type="float" office:value="10.7240417204141">
                <text:p>10.72404172041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.00247713">
                <text:p>29.00247713</text:p>
              </table:table-cell>
              <table:table-cell office:value-type="float" office:value="7.1236314892051">
                <text:p>7.12363148920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.09384939">
                <text:p>31.09384939</text:p>
              </table:table-cell>
              <table:table-cell office:value-type="float" office:value="1.6404191262289">
                <text:p>1.64041912622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.23776411">
                <text:p>33.23776411</text:p>
              </table:table-cell>
              <table:table-cell office:value-type="float" office:value="-12.8541907533796">
                <text:p>-12.85419075337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.33245492">
                <text:p>35.33245492</text:p>
              </table:table-cell>
              <table:table-cell office:value-type="float" office:value="-8.27328395362621">
                <text:p>-8.27328395362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.48584406">
                <text:p>37.48584406</text:p>
              </table:table-cell>
              <table:table-cell office:value-type="float" office:value="3.79674868777965">
                <text:p>3.79674868777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53755438">
                <text:p>39.53755438</text:p>
              </table:table-cell>
              <table:table-cell office:value-type="float" office:value="8.41135424288693">
                <text:p>8.41135424288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1.704302">
                <text:p>41.704302</text:p>
              </table:table-cell>
              <table:table-cell office:value-type="float" office:value="8.41664579511396">
                <text:p>8.416645795113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80023946">
                <text:p>43.80023946</text:p>
              </table:table-cell>
              <table:table-cell office:value-type="float" office:value="-1.20489560397181">
                <text:p>-1.2048956039718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89589085">
                <text:p>45.89589085</text:p>
              </table:table-cell>
              <table:table-cell office:value-type="float" office:value="-10.6487342711739">
                <text:p>-10.64873427117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.9798052">
                <text:p>47.9798052</text:p>
              </table:table-cell>
              <table:table-cell office:value-type="float" office:value="-7.97432207851084">
                <text:p>-7.974322078510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.10140678">
                <text:p>50.10140678</text:p>
              </table:table-cell>
              <table:table-cell office:value-type="float" office:value="1.11528719228668">
                <text:p>1.115287192286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.2581191">
                <text:p>52.2581191</text:p>
              </table:table-cell>
              <table:table-cell office:value-type="float" office:value="13.657922539369">
                <text:p>13.6579225393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.38670146">
                <text:p>54.38670146</text:p>
              </table:table-cell>
              <table:table-cell office:value-type="float" office:value="5.71103838137355">
                <text:p>5.71103838137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.46843384">
                <text:p>56.46843384</text:p>
              </table:table-cell>
              <table:table-cell office:value-type="float" office:value="-2.13951419305687">
                <text:p>-2.13951419305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8.65682444">
                <text:p>58.65682444</text:p>
              </table:table-cell>
              <table:table-cell office:value-type="float" office:value="-10.5463039290945">
                <text:p>-10.5463039290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0.71278032">
                <text:p>60.71278032</text:p>
              </table:table-cell>
              <table:table-cell office:value-type="float" office:value="-7.95661900222106">
                <text:p>-7.956619002221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82123525">
                <text:p>62.82123525</text:p>
              </table:table-cell>
              <table:table-cell office:value-type="float" office:value="4.90126978565864">
                <text:p>4.90126978565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4.91306434">
                <text:p>64.91306434</text:p>
              </table:table-cell>
              <table:table-cell office:value-type="float" office:value="8.41514492951981">
                <text:p>8.41514492951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10418135">
                <text:p>67.10418135</text:p>
              </table:table-cell>
              <table:table-cell office:value-type="float" office:value="9.1167926400287">
                <text:p>9.116792640028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9.23293502">
                <text:p>69.23293502</text:p>
              </table:table-cell>
              <table:table-cell office:value-type="float" office:value="-6.01548664114798">
                <text:p>-6.015486641147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.3244853">
                <text:p>71.3244853</text:p>
              </table:table-cell>
              <table:table-cell office:value-type="float" office:value="-8.92869235808961">
                <text:p>-8.928692358089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3.33214191">
                <text:p>73.33214191</text:p>
              </table:table-cell>
              <table:table-cell office:value-type="float" office:value="-9.15059919116604">
                <text:p>-9.150599191166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.37848695">
                <text:p>75.37848695</text:p>
              </table:table-cell>
              <table:table-cell office:value-type="float" office:value="6.48185022126454">
                <text:p>6.481850221264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.44181144">
                <text:p>77.44181144</text:p>
              </table:table-cell>
              <table:table-cell office:value-type="float" office:value="10.7546428122433">
                <text:p>10.75464281224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.54990578">
                <text:p>79.54990578</text:p>
              </table:table-cell>
              <table:table-cell office:value-type="float" office:value="3.71909713590805">
                <text:p>3.719097135908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.63654304">
                <text:p>81.63654304</text:p>
              </table:table-cell>
              <table:table-cell office:value-type="float" office:value="-0.512008241686171">
                <text:p>-0.5120082416861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3.75322878">
                <text:p>83.75322878</text:p>
              </table:table-cell>
              <table:table-cell office:value-type="float" office:value="-14.1373837758689">
                <text:p>-14.13738377586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5.85309534">
                <text:p>85.85309534</text:p>
              </table:table-cell>
              <table:table-cell office:value-type="float" office:value="-5.12608424818418">
                <text:p>-5.126084248184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8.0038032">
                <text:p>88.0038032</text:p>
              </table:table-cell>
              <table:table-cell office:value-type="float" office:value="4.09621780638148">
                <text:p>4.09621780638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.04101581">
                <text:p>90.04101581</text:p>
              </table:table-cell>
              <table:table-cell office:value-type="float" office:value="11.4589529563907">
                <text:p>11.45895295639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2.10350465">
                <text:p>92.10350465</text:p>
              </table:table-cell>
              <table:table-cell office:value-type="float" office:value="7.46075503006736">
                <text:p>7.46075503006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4.2084545">
                <text:p>94.2084545</text:p>
              </table:table-cell>
              <table:table-cell office:value-type="float" office:value="-8.1946688343212">
                <text:p>-8.19466883432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.3011875">
                <text:p>96.3011875</text:p>
              </table:table-cell>
              <table:table-cell office:value-type="float" office:value="-7.85239438361165">
                <text:p>-7.852394383611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8.30845364">
                <text:p>98.30845364</text:p>
              </table:table-cell>
              <table:table-cell office:value-type="float" office:value="-6.73497054825567">
                <text:p>-6.734970548255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0.4601894">
                <text:p>100.4601894</text:p>
              </table:table-cell>
              <table:table-cell office:value-type="float" office:value="5.0025305772748">
                <text:p>5.00253057727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.5927805">
                <text:p>102.5927805</text:p>
              </table:table-cell>
              <table:table-cell office:value-type="float" office:value="8.84235088984267">
                <text:p>8.84235088984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4.7241918">
                <text:p>104.7241918</text:p>
              </table:table-cell>
              <table:table-cell office:value-type="float" office:value="10.2074076465139">
                <text:p>10.20740764651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6.8631714">
                <text:p>106.8631714</text:p>
              </table:table-cell>
              <table:table-cell office:value-type="float" office:value="-7.62078234531044">
                <text:p>-7.620782345310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9.0208414">
                <text:p>109.0208414</text:p>
              </table:table-cell>
              <table:table-cell office:value-type="float" office:value="-12.1412173528178">
                <text:p>-12.14121735281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.1070723">
                <text:p>111.1070723</text:p>
              </table:table-cell>
              <table:table-cell office:value-type="float" office:value="-3.25733119843016">
                <text:p>-3.2573311984301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3.2091626">
                <text:p>113.2091626</text:p>
              </table:table-cell>
              <table:table-cell office:value-type="float" office:value="4.01034787912033">
                <text:p>4.010347879120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5.285777">
                <text:p>115.285777</text:p>
              </table:table-cell>
              <table:table-cell office:value-type="float" office:value="11.0173232881571">
                <text:p>11.01732328815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7.3882846">
                <text:p>117.3882846</text:p>
              </table:table-cell>
              <table:table-cell office:value-type="float" office:value="4.42221816851901">
                <text:p>4.422218168519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9.405592">
                <text:p>119.405592</text:p>
              </table:table-cell>
              <table:table-cell office:value-type="float" office:value="-5.1422883535942">
                <text:p>-5.1422883535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1.4847659">
                <text:p>121.4847659</text:p>
              </table:table-cell>
              <table:table-cell office:value-type="float" office:value="-7.25823099182492">
                <text:p>-7.258230991824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3.5997975">
                <text:p>123.5997975</text:p>
              </table:table-cell>
              <table:table-cell office:value-type="float" office:value="-12.9812528647461">
                <text:p>-12.98125286474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.671576">
                <text:p>125.671576</text:p>
              </table:table-cell>
              <table:table-cell office:value-type="float" office:value="13.4187009637256">
                <text:p>13.41870096372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7.8155557">
                <text:p>127.8155557</text:p>
              </table:table-cell>
              <table:table-cell office:value-type="float" office:value="6.12430200243837">
                <text:p>6.124302002438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9.9000013">
                <text:p>129.9000013</text:p>
              </table:table-cell>
              <table:table-cell office:value-type="float" office:value="7.38725763677807">
                <text:p>7.38725763677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9465208">
                <text:p>131.9465208</text:p>
              </table:table-cell>
              <table:table-cell office:value-type="float" office:value="-6.71999416259694">
                <text:p>-6.719994162596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4.0216861">
                <text:p>134.0216861</text:p>
              </table:table-cell>
              <table:table-cell office:value-type="float" office:value="-9.11708727334935">
                <text:p>-9.117087273349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6.1157453">
                <text:p>136.1157453</text:p>
              </table:table-cell>
              <table:table-cell office:value-type="float" office:value="-5.87177384665279">
                <text:p>-5.871773846652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8.2999135">
                <text:p>138.2999135</text:p>
              </table:table-cell>
              <table:table-cell office:value-type="float" office:value="5.74080013625912">
                <text:p>5.740800136259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0.4473614">
                <text:p>140.4473614</text:p>
              </table:table-cell>
              <table:table-cell office:value-type="float" office:value="11.7829711449329">
                <text:p>11.78297114493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2.5888589">
                <text:p>142.5888589</text:p>
              </table:table-cell>
              <table:table-cell office:value-type="float" office:value="5.689697304422">
                <text:p>5.6896973044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4.7014234">
                <text:p>144.7014234</text:p>
              </table:table-cell>
              <table:table-cell office:value-type="float" office:value="-9.76157942951348">
                <text:p>-9.761579429513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6.8294532">
                <text:p>146.8294532</text:p>
              </table:table-cell>
              <table:table-cell office:value-type="float" office:value="-6.52320663777887">
                <text:p>-6.523206637778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8.8333714">
                <text:p>148.8333714</text:p>
              </table:table-cell>
              <table:table-cell office:value-type="float" office:value="-6.80232745134575">
                <text:p>-6.802327451345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50.8670855">
                <text:p>150.8670855</text:p>
              </table:table-cell>
              <table:table-cell office:value-type="float" office:value="6.64592635409472">
                <text:p>6.64592635409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52.9541023">
                <text:p>152.9541023</text:p>
              </table:table-cell>
              <table:table-cell office:value-type="float" office:value="11.9045890742587">
                <text:p>11.90458907425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5.1066489">
                <text:p>155.1066489</text:p>
              </table:table-cell>
              <table:table-cell office:value-type="float" office:value="1.96245036720624">
                <text:p>1.962450367206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7.1408738">
                <text:p>157.1408738</text:p>
              </table:table-cell>
              <table:table-cell office:value-type="float" office:value="-4.88951117022046">
                <text:p>-4.889511170220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.2671946">
                <text:p>159.2671946</text:p>
              </table:table-cell>
              <table:table-cell office:value-type="float" office:value="-11.5663537011083">
                <text:p>-11.56635370110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1.3510364">
                <text:p>161.3510364</text:p>
              </table:table-cell>
              <table:table-cell office:value-type="float" office:value="-5.55527812371004">
                <text:p>-5.5552781237100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3.4826103">
                <text:p>163.4826103</text:p>
              </table:table-cell>
              <table:table-cell office:value-type="float" office:value="8.63877979073417">
                <text:p>8.638779790734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5.5935564">
                <text:p>165.5935564</text:p>
              </table:table-cell>
              <table:table-cell office:value-type="float" office:value="11.083047018244">
                <text:p>11.0830470182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7.742519">
                <text:p>167.742519</text:p>
              </table:table-cell>
              <table:table-cell office:value-type="float" office:value="2.99010175939929">
                <text:p>2.990101759399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9.7907993">
                <text:p>169.7907993</text:p>
              </table:table-cell>
              <table:table-cell office:value-type="float" office:value="-7.02992958001896">
                <text:p>-7.02992958001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.9165897">
                <text:p>171.9165897</text:p>
              </table:table-cell>
              <table:table-cell office:value-type="float" office:value="-9.1899537500905">
                <text:p>-9.18995375009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4.0586461">
                <text:p>174.0586461</text:p>
              </table:table-cell>
              <table:table-cell office:value-type="float" office:value="-8.29950012760439">
                <text:p>-8.299500127604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6.1158879">
                <text:p>176.1158879</text:p>
              </table:table-cell>
              <table:table-cell office:value-type="float" office:value="13.6861183355528">
                <text:p>13.68611833555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8.2120405">
                <text:p>178.2120405</text:p>
              </table:table-cell>
              <table:table-cell office:value-type="float" office:value="5.36452820163967">
                <text:p>5.364528201639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0.3868146">
                <text:p>180.3868146</text:p>
              </table:table-cell>
              <table:table-cell office:value-type="float" office:value="6.30628437340517">
                <text:p>6.306284373405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.5538623">
                <text:p>182.5538623</text:p>
              </table:table-cell>
              <table:table-cell office:value-type="float" office:value="-10.2705834255173">
                <text:p>-10.270583425517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4.6850201">
                <text:p>184.6850201</text:p>
              </table:table-cell>
              <table:table-cell office:value-type="float" office:value="-9.39236535204455">
                <text:p>-9.392365352044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6.7725094">
                <text:p>186.7725094</text:p>
              </table:table-cell>
              <table:table-cell office:value-type="float" office:value="-3.54161540385371">
                <text:p>-3.541615403853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8.8969103">
                <text:p>188.8969103</text:p>
              </table:table-cell>
              <table:table-cell office:value-type="float" office:value="8.90917367667358">
                <text:p>8.909173676673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0.8684015">
                <text:p>190.8684015</text:p>
              </table:table-cell>
              <table:table-cell office:value-type="float" office:value="9.93158346341792">
                <text:p>9.9315834634179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2.9311724">
                <text:p>192.9311724</text:p>
              </table:table-cell>
              <table:table-cell office:value-type="float" office:value="3.48157987250267">
                <text:p>3.481579872502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.0359145">
                <text:p>195.0359145</text:p>
              </table:table-cell>
              <table:table-cell office:value-type="float" office:value="-10.1224659900621">
                <text:p>-10.12246599006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7.1801884">
                <text:p>197.1801884</text:p>
              </table:table-cell>
              <table:table-cell office:value-type="float" office:value="-10.2804008302107">
                <text:p>-10.28040083021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9.2418802">
                <text:p>199.2418802</text:p>
              </table:table-cell>
              <table:table-cell office:value-type="float" office:value="-1.51730642169318">
                <text:p>-1.517306421693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.3484462">
                <text:p>201.3484462</text:p>
              </table:table-cell>
              <table:table-cell office:value-type="float" office:value="6.5396270129972">
                <text:p>6.5396270129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3.394675">
                <text:p>203.394675</text:p>
              </table:table-cell>
              <table:table-cell office:value-type="float" office:value="13.5198254041623">
                <text:p>13.51982540416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5.4558917">
                <text:p>205.4558917</text:p>
              </table:table-cell>
              <table:table-cell office:value-type="float" office:value="-1.56614896173933">
                <text:p>-1.566148961739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7.5932466">
                <text:p>207.5932466</text:p>
              </table:table-cell>
              <table:table-cell office:value-type="float" office:value="-7.07532409334716">
                <text:p>-7.075324093347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9.6609407">
                <text:p>209.6609407</text:p>
              </table:table-cell>
              <table:table-cell office:value-type="float" office:value="-8.31164406358922">
                <text:p>-8.3116440635892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